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epSeek-CJK-patch" svg:font-family="DeepSeek-CJK-patch, 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Roboto Mono', 'Courier New', Courier, monospace, Inter,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154cm"/>
    </style:style>
    <style:style style:name="Table1.B" style:family="table-column">
      <style:table-column-properties style:column-width="7.93cm"/>
    </style:style>
    <style:style style:name="Table1.C" style:family="table-column">
      <style:table-column-properties style:column-width="6.916cm"/>
    </style:style>
    <style:style style:name="Table1.A1" style:family="table-cell">
      <style:table-cell-properties style:vertical-align="middle" fo:padding-left="0cm" fo:padding-right="0cm" fo:padding-top="0cm" fo:padding-bottom="0.265cm" fo:border-left="none" fo:border-right="none" fo:border-top="none" fo:border-bottom="0.75pt solid #8b8b8b"/>
    </style:style>
    <style:style style:name="Table1.A2" style:family="table-cell">
      <style:table-cell-properties style:vertical-align="middle" fo:padding-left="0cm" fo:padding-right="0cm" fo:padding-top="0cm" fo:padding-bottom="0.265cm" fo:border-left="none" fo:border-right="none" fo:border-top="none" fo:border-bottom="0.75pt solid #525252"/>
    </style:style>
    <style:style style:name="Table2" style:family="table">
      <style:table-properties style:width="17cm" table:align="left"/>
    </style:style>
    <style:style style:name="Table2.A" style:family="table-column">
      <style:table-column-properties style:column-width="2.157cm"/>
    </style:style>
    <style:style style:name="Table2.B" style:family="table-column">
      <style:table-column-properties style:column-width="7.959cm"/>
    </style:style>
    <style:style style:name="Table2.C" style:family="table-column">
      <style:table-column-properties style:column-width="6.884cm"/>
    </style:style>
    <style:style style:name="Table2.A1" style:family="table-cell">
      <style:table-cell-properties style:vertical-align="middle" fo:padding-left="0cm" fo:padding-right="0cm" fo:padding-top="0cm" fo:padding-bottom="0.265cm" fo:border-left="none" fo:border-right="none" fo:border-top="none" fo:border-bottom="0.75pt solid #8b8b8b"/>
    </style:style>
    <style:style style:name="Table2.A2" style:family="table-cell">
      <style:table-cell-properties style:vertical-align="middle" fo:padding-left="0cm" fo:padding-right="0cm" fo:padding-top="0cm" fo:padding-bottom="0.265cm" fo:border-left="none" fo:border-right="none" fo:border-top="none" fo:border-bottom="0.75pt solid #525252"/>
    </style:style>
    <style:style style:name="Table3" style:family="table">
      <style:table-properties style:width="17cm" table:align="left"/>
    </style:style>
    <style:style style:name="Table3.A" style:family="table-column">
      <style:table-column-properties style:column-width="1.794cm"/>
    </style:style>
    <style:style style:name="Table3.B" style:family="table-column">
      <style:table-column-properties style:column-width="1.637cm"/>
    </style:style>
    <style:style style:name="Table3.C" style:family="table-column">
      <style:table-column-properties style:column-width="6.05cm"/>
    </style:style>
    <style:style style:name="Table3.D" style:family="table-column">
      <style:table-column-properties style:column-width="7.519cm"/>
    </style:style>
    <style:style style:name="Table3.A1" style:family="table-cell">
      <style:table-cell-properties style:vertical-align="middle" fo:padding-left="0cm" fo:padding-right="0cm" fo:padding-top="0cm" fo:padding-bottom="0.265cm" fo:border-left="none" fo:border-right="none" fo:border-top="none" fo:border-bottom="0.75pt solid #8b8b8b"/>
    </style:style>
    <style:style style:name="Table3.A2" style:family="table-cell">
      <style:table-cell-properties style:vertical-align="middle" fo:padding-left="0cm" fo:padding-right="0cm" fo:padding-top="0cm" fo:padding-bottom="0.265cm" fo:border-left="none" fo:border-right="none" fo:border-top="none" fo:border-bottom="0.75pt solid #525252"/>
    </style:style>
    <style:style style:name="Table4" style:family="table">
      <style:table-properties style:width="16.526cm" table:align="left"/>
    </style:style>
    <style:style style:name="Table4.A" style:family="table-column">
      <style:table-column-properties style:column-width="2.159cm"/>
    </style:style>
    <style:style style:name="Table4.B" style:family="table-column">
      <style:table-column-properties style:column-width="8.34cm"/>
    </style:style>
    <style:style style:name="Table4.C" style:family="table-column">
      <style:table-column-properties style:column-width="6.027cm"/>
    </style:style>
    <style:style style:name="Table4.A1" style:family="table-cell">
      <style:table-cell-properties style:vertical-align="middle" fo:padding-left="0cm" fo:padding-right="0cm" fo:padding-top="0cm" fo:padding-bottom="0.265cm" fo:border-left="none" fo:border-right="none" fo:border-top="none" fo:border-bottom="0.75pt solid #8b8b8b"/>
    </style:style>
    <style:style style:name="Table4.A2" style:family="table-cell">
      <style:table-cell-properties style:vertical-align="middle" fo:padding-left="0cm" fo:padding-right="0cm" fo:padding-top="0cm" fo:padding-bottom="0.265cm" fo:border-left="none" fo:border-right="none" fo:border-top="none" fo:border-bottom="0.75pt solid #525252"/>
    </style:style>
    <style:style style:name="Table5" style:family="table">
      <style:table-properties style:width="13.524cm" table:align="left"/>
    </style:style>
    <style:style style:name="Table5.A" style:family="table-column">
      <style:table-column-properties style:column-width="1.794cm"/>
    </style:style>
    <style:style style:name="Table5.B" style:family="table-column">
      <style:table-column-properties style:column-width="1.744cm"/>
    </style:style>
    <style:style style:name="Table5.C" style:family="table-column">
      <style:table-column-properties style:column-width="6.071cm"/>
    </style:style>
    <style:style style:name="Table5.D" style:family="table-column">
      <style:table-column-properties style:column-width="3.914cm"/>
    </style:style>
    <style:style style:name="Table5.A1" style:family="table-cell">
      <style:table-cell-properties style:vertical-align="middle" fo:padding-left="0cm" fo:padding-right="0cm" fo:padding-top="0cm" fo:padding-bottom="0.265cm" fo:border-left="none" fo:border-right="none" fo:border-top="none" fo:border-bottom="0.75pt solid #8b8b8b"/>
    </style:style>
    <style:style style:name="Table5.A2" style:family="table-cell">
      <style:table-cell-properties style:vertical-align="middle" fo:padding-left="0cm" fo:padding-right="0cm" fo:padding-top="0cm" fo:padding-bottom="0.265cm" fo:border-left="none" fo:border-right="none" fo:border-top="none" fo:border-bottom="0.75pt solid #525252"/>
    </style:style>
    <style:style style:name="Table6" style:family="table">
      <style:table-properties style:width="13.601cm" table:align="left"/>
    </style:style>
    <style:style style:name="Table6.A" style:family="table-column">
      <style:table-column-properties style:column-width="5.359cm"/>
    </style:style>
    <style:style style:name="Table6.B" style:family="table-column">
      <style:table-column-properties style:column-width="8.243cm"/>
    </style:style>
    <style:style style:name="Table6.A1" style:family="table-cell">
      <style:table-cell-properties style:vertical-align="middle" fo:padding-left="0cm" fo:padding-right="0cm" fo:padding-top="0cm" fo:padding-bottom="0.265cm" fo:border-left="none" fo:border-right="none" fo:border-top="none" fo:border-bottom="0.75pt solid #8b8b8b"/>
    </style:style>
    <style:style style:name="Table6.A2" style:family="table-cell">
      <style:table-cell-properties style:vertical-align="middle" fo:padding-left="0cm" fo:padding-right="0cm" fo:padding-top="0cm" fo:padding-bottom="0.265cm" fo:border-left="none" fo:border-right="none" fo:border-top="none" fo:border-bottom="0.75pt solid #525252"/>
    </style:style>
    <style:style style:name="Table7" style:family="table">
      <style:table-properties style:width="17cm" table:align="left"/>
    </style:style>
    <style:style style:name="Table7.A" style:family="table-column">
      <style:table-column-properties style:column-width="1.559cm"/>
    </style:style>
    <style:style style:name="Table7.B" style:family="table-column">
      <style:table-column-properties style:column-width="7.387cm"/>
    </style:style>
    <style:style style:name="Table7.C" style:family="table-column">
      <style:table-column-properties style:column-width="8.054cm"/>
    </style:style>
    <style:style style:name="Table7.A1" style:family="table-cell">
      <style:table-cell-properties style:vertical-align="middle" fo:padding-left="0cm" fo:padding-right="0cm" fo:padding-top="0cm" fo:padding-bottom="0.265cm" fo:border-left="none" fo:border-right="none" fo:border-top="none" fo:border-bottom="0.75pt solid #8b8b8b"/>
    </style:style>
    <style:style style:name="Table7.A2" style:family="table-cell">
      <style:table-cell-properties style:vertical-align="middle" fo:padding-left="0cm" fo:padding-right="0cm" fo:padding-top="0cm" fo:padding-bottom="0.265cm" fo:border-left="none" fo:border-right="none" fo:border-top="none" fo:border-bottom="0.75pt solid #525252"/>
    </style:style>
    <style:style style:name="Table8" style:family="table">
      <style:table-properties style:width="15.787cm" table:align="left"/>
    </style:style>
    <style:style style:name="Table8.A" style:family="table-column">
      <style:table-column-properties style:column-width="2.671cm"/>
    </style:style>
    <style:style style:name="Table8.B" style:family="table-column">
      <style:table-column-properties style:column-width="5.124cm"/>
    </style:style>
    <style:style style:name="Table8.C" style:family="table-column">
      <style:table-column-properties style:column-width="7.992cm"/>
    </style:style>
    <style:style style:name="Table8.A1" style:family="table-cell">
      <style:table-cell-properties style:vertical-align="middle" fo:padding-left="0cm" fo:padding-right="0cm" fo:padding-top="0cm" fo:padding-bottom="0.265cm" fo:border-left="none" fo:border-right="none" fo:border-top="none" fo:border-bottom="0.75pt solid #8b8b8b"/>
    </style:style>
    <style:style style:name="Table8.A2" style:family="table-cell">
      <style:table-cell-properties style:vertical-align="middle" fo:padding-left="0cm" fo:padding-right="0cm" fo:padding-top="0cm" fo:padding-bottom="0.265cm" fo:border-left="none" fo:border-right="none" fo:border-top="none" fo:border-bottom="0.75pt solid #525252"/>
    </style:style>
    <style:style style:name="Table9" style:family="table">
      <style:table-properties style:width="10.98cm" table:align="left"/>
    </style:style>
    <style:style style:name="Table9.A" style:family="table-column">
      <style:table-column-properties style:column-width="3.879cm"/>
    </style:style>
    <style:style style:name="Table9.B" style:family="table-column">
      <style:table-column-properties style:column-width="1.663cm"/>
    </style:style>
    <style:style style:name="Table9.C" style:family="table-column">
      <style:table-column-properties style:column-width="5.438cm"/>
    </style:style>
    <style:style style:name="Table9.A1" style:family="table-cell">
      <style:table-cell-properties style:vertical-align="middle" fo:padding-left="0cm" fo:padding-right="0cm" fo:padding-top="0cm" fo:padding-bottom="0.265cm" fo:border-left="none" fo:border-right="none" fo:border-top="none" fo:border-bottom="0.75pt solid #8b8b8b"/>
    </style:style>
    <style:style style:name="Table9.A2" style:family="table-cell">
      <style:table-cell-properties style:vertical-align="middle" fo:padding-left="0cm" fo:padding-right="0cm" fo:padding-top="0cm" fo:padding-bottom="0.265cm" fo:border-left="none" fo:border-right="none" fo:border-top="none" fo:border-bottom="0.75pt solid #525252"/>
    </style:style>
    <style:style style:name="Table10" style:family="table">
      <style:table-properties style:width="17cm" table:align="left"/>
    </style:style>
    <style:style style:name="Table10.A" style:family="table-column">
      <style:table-column-properties style:column-width="4.644cm"/>
    </style:style>
    <style:style style:name="Table10.B" style:family="table-column">
      <style:table-column-properties style:column-width="1.201cm"/>
    </style:style>
    <style:style style:name="Table10.C" style:family="table-column">
      <style:table-column-properties style:column-width="1.598cm"/>
    </style:style>
    <style:style style:name="Table10.D" style:family="table-column">
      <style:table-column-properties style:column-width="9.557cm"/>
    </style:style>
    <style:style style:name="Table10.A1" style:family="table-cell">
      <style:table-cell-properties style:vertical-align="middle" fo:padding-left="0cm" fo:padding-right="0cm" fo:padding-top="0cm" fo:padding-bottom="0.265cm" fo:border-left="none" fo:border-right="none" fo:border-top="none" fo:border-bottom="0.75pt solid #8b8b8b"/>
    </style:style>
    <style:style style:name="Table10.A2" style:family="table-cell">
      <style:table-cell-properties style:vertical-align="middle" fo:padding-left="0cm" fo:padding-right="0cm" fo:padding-top="0cm" fo:padding-bottom="0.265cm" fo:border-left="none" fo:border-right="none" fo:border-top="none" fo:border-bottom="0.75pt solid #525252"/>
    </style:style>
    <style:style style:name="Table11" style:family="table">
      <style:table-properties style:width="12.695cm" table:align="left"/>
    </style:style>
    <style:style style:name="Table11.A" style:family="table-column">
      <style:table-column-properties style:column-width="3.874cm"/>
    </style:style>
    <style:style style:name="Table11.B" style:family="table-column">
      <style:table-column-properties style:column-width="1.49cm"/>
    </style:style>
    <style:style style:name="Table11.C" style:family="table-column">
      <style:table-column-properties style:column-width="7.331cm"/>
    </style:style>
    <style:style style:name="Table11.A1" style:family="table-cell">
      <style:table-cell-properties style:vertical-align="middle" fo:padding-left="0cm" fo:padding-right="0cm" fo:padding-top="0cm" fo:padding-bottom="0.265cm" fo:border-left="none" fo:border-right="none" fo:border-top="none" fo:border-bottom="0.75pt solid #8b8b8b"/>
    </style:style>
    <style:style style:name="Table11.A2" style:family="table-cell">
      <style:table-cell-properties style:vertical-align="middle" fo:padding-left="0cm" fo:padding-right="0cm" fo:padding-top="0cm" fo:padding-bottom="0.265cm" fo:border-left="none" fo:border-right="none" fo:border-top="none" fo:border-bottom="0.75pt solid #525252"/>
    </style:style>
    <style:style style:name="Table12" style:family="table">
      <style:table-properties style:width="17cm" table:align="left"/>
    </style:style>
    <style:style style:name="Table12.A" style:family="table-column">
      <style:table-column-properties style:column-width="2.155cm"/>
    </style:style>
    <style:style style:name="Table12.B" style:family="table-column">
      <style:table-column-properties style:column-width="8.946cm"/>
    </style:style>
    <style:style style:name="Table12.C" style:family="table-column">
      <style:table-column-properties style:column-width="5.898cm"/>
    </style:style>
    <style:style style:name="Table12.A1" style:family="table-cell">
      <style:table-cell-properties style:vertical-align="middle" fo:padding-left="0cm" fo:padding-right="0cm" fo:padding-top="0cm" fo:padding-bottom="0.265cm" fo:border-left="none" fo:border-right="none" fo:border-top="none" fo:border-bottom="0.75pt solid #8b8b8b"/>
    </style:style>
    <style:style style:name="Table12.A2" style:family="table-cell">
      <style:table-cell-properties style:vertical-align="middle" fo:padding-left="0cm" fo:padding-right="0cm" fo:padding-top="0cm" fo:padding-bottom="0.265cm" fo:border-left="none" fo:border-right="none" fo:border-top="none" fo:border-bottom="0.75pt solid #525252"/>
    </style:style>
    <style:style style:name="Table13" style:family="table">
      <style:table-properties style:width="9.788cm" table:align="left"/>
    </style:style>
    <style:style style:name="Table13.A" style:family="table-column">
      <style:table-column-properties style:column-width="1.794cm"/>
    </style:style>
    <style:style style:name="Table13.B" style:family="table-column">
      <style:table-column-properties style:column-width="1.744cm"/>
    </style:style>
    <style:style style:name="Table13.C" style:family="table-column">
      <style:table-column-properties style:column-width="6.249cm"/>
    </style:style>
    <style:style style:name="Table13.A1" style:family="table-cell">
      <style:table-cell-properties style:vertical-align="middle" fo:padding-left="0cm" fo:padding-right="0cm" fo:padding-top="0cm" fo:padding-bottom="0.265cm" fo:border-left="none" fo:border-right="none" fo:border-top="none" fo:border-bottom="0.75pt solid #8b8b8b"/>
    </style:style>
    <style:style style:name="Table13.A2" style:family="table-cell">
      <style:table-cell-properties style:vertical-align="middle" fo:padding-left="0cm" fo:padding-right="0cm" fo:padding-top="0cm" fo:padding-bottom="0.265cm" fo:border-left="none" fo:border-right="none" fo:border-top="none" fo:border-bottom="0.75pt solid #525252"/>
    </style:style>
    <style:style style:name="Table14" style:family="table">
      <style:table-properties style:width="11.271cm" table:align="left"/>
    </style:style>
    <style:style style:name="Table14.A" style:family="table-column">
      <style:table-column-properties style:column-width="2.582cm"/>
    </style:style>
    <style:style style:name="Table14.B" style:family="table-column">
      <style:table-column-properties style:column-width="8.689cm"/>
    </style:style>
    <style:style style:name="Table14.A1" style:family="table-cell">
      <style:table-cell-properties style:vertical-align="middle" fo:padding-left="0cm" fo:padding-right="0cm" fo:padding-top="0cm" fo:padding-bottom="0.265cm" fo:border-left="none" fo:border-right="none" fo:border-top="none" fo:border-bottom="0.75pt solid #8b8b8b"/>
    </style:style>
    <style:style style:name="Table14.A2" style:family="table-cell">
      <style:table-cell-properties style:vertical-align="middle" fo:padding-left="0cm" fo:padding-right="0cm" fo:padding-top="0cm" fo:padding-bottom="0.265cm" fo:border-left="none" fo:border-right="none" fo:border-top="none" fo:border-bottom="0.75pt solid #525252"/>
    </style:style>
    <style:style style:name="P1" style:family="paragraph" style:parent-style-name="Heading_20_3">
      <style:paragraph-properties fo:margin-left="0cm" fo:margin-right="0cm" fo:margin-top="0.476cm" fo:margin-bottom="0.344cm" style:contextual-spacing="false" fo:line-height="150%" fo:orphans="2" fo:widows="2" fo:text-indent="0cm" style:auto-text-indent="false"/>
    </style:style>
    <style:style style:name="P2" style:family="paragraph" style:parent-style-name="Heading_20_4">
      <style:paragraph-properties fo:margin-left="0cm" fo:margin-right="0cm" fo:margin-top="0.476cm" fo:margin-bottom="0.344cm" style:contextual-spacing="false" style:line-height-at-least="0.741cm" fo:orphans="2" fo:widows="2" fo:text-indent="0cm" style:auto-text-indent="false"/>
    </style:style>
    <style:style style:name="P3" style:family="paragraph" style:parent-style-name="Text_20_body">
      <style:paragraph-properties fo:margin-left="0cm" fo:margin-right="0cm" fo:margin-top="0cm" fo:margin-bottom="0.344cm" style:contextual-spacing="false" style:line-height-at-least="0.741cm" fo:orphans="2" fo:widows="2" fo:text-indent="0cm" style:auto-text-indent="false"/>
    </style:style>
    <style:style style:name="P4" style:family="paragraph" style:parent-style-name="Text_20_body">
      <style:paragraph-properties fo:margin-left="0cm" fo:margin-right="0cm" fo:margin-top="0.344cm" fo:margin-bottom="0.344cm" style:contextual-spacing="false" style:line-height-at-least="0.741cm" fo:orphans="2" fo:widows="2" fo:text-indent="0cm" style:auto-text-indent="false"/>
    </style:style>
    <style:style style:name="P5" style:family="paragraph" style:parent-style-name="Text_20_body">
      <style:paragraph-properties fo:margin-left="0cm" fo:margin-right="0cm" fo:margin-top="0.344cm" fo:margin-bottom="0cm" style:contextual-spacing="false" style:line-height-at-least="0.741cm" fo:orphans="2" fo:widows="2" fo:text-indent="0cm" style:auto-text-indent="false"/>
    </style:style>
    <style:style style:name="P6" style:family="paragraph" style:parent-style-name="Text_20_body">
      <style:paragraph-properties fo:margin-left="0.106cm" fo:margin-right="0cm" fo:margin-top="0.344cm" fo:margin-bottom="0.344cm" style:contextual-spacing="false" style:line-height-at-least="0.741cm" fo:orphans="2" fo:widows="2" fo:text-indent="0cm" style:auto-text-indent="false"/>
    </style:style>
    <style:style style:name="P7" style:family="paragraph" style:parent-style-name="Horizontal_20_Line">
      <style:paragraph-properties fo:margin-top="0cm" fo:margin-bottom="0cm" style:contextual-spacing="false" fo:orphans="2" fo:widows="2" fo:text-indent="0cm" style:auto-text-indent="false"/>
      <style:text-properties style:use-window-font-color="true" loext:opacity="0%"/>
    </style:style>
    <style:style style:name="P8" style:family="paragraph" style:parent-style-name="Horizontal_20_Line">
      <style:paragraph-properties fo:margin-top="0cm" fo:margin-bottom="0.318cm" style:contextual-spacing="false" fo:orphans="2" fo:widows="2" fo:text-indent="0cm" style:auto-text-indent="false"/>
      <style:text-properties style:use-window-font-color="true" loext:opacity="0%"/>
    </style:style>
    <style:style style:name="P9" style:family="paragraph" style:parent-style-name="Table_20_Contents">
      <style:paragraph-properties fo:margin-left="0cm" fo:margin-right="0cm" fo:line-height="172%" fo:text-indent="0cm" style:auto-text-indent="false"/>
      <style:text-properties style:use-window-font-color="true" loext:opacity="0%" fo:font-size="11.25pt"/>
    </style:style>
    <style:style style:name="P10" style:family="paragraph" style:parent-style-name="Table_20_Contents">
      <style:paragraph-properties fo:line-height="172%"/>
      <style:text-properties style:use-window-font-color="true" loext:opacity="0%" fo:font-size="11.25pt"/>
    </style:style>
    <style:style style:name="P11" style:family="paragraph" style:parent-style-name="Table_20_Contents">
      <style:paragraph-properties fo:margin-left="0cm" fo:margin-right="0cm" fo:line-height="172%" fo:text-indent="0cm" style:auto-text-indent="false"/>
      <style:text-properties style:use-window-font-color="true" loext:opacity="0%"/>
    </style:style>
    <style:style style:name="P12" style:family="paragraph" style:parent-style-name="Table_20_Contents">
      <style:text-properties style:use-window-font-color="true" loext:opacity="0%" fo:font-size="2pt" style:font-size-asian="2pt" style:font-size-complex="2pt"/>
    </style:style>
    <style:style style:name="P13"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style:use-window-font-color="true" loext:opacity="0%" style:font-name="Menlo" fo:font-size="10.5pt" fo:letter-spacing="normal" fo:font-style="normal" fo:font-weight="normal" loext:padding="0cm" loext:border="none"/>
    </style:style>
    <style:style style:name="P14"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style:use-window-font-color="true" loext:opacity="0%" fo:letter-spacing="normal" loext:padding="0cm" loext:border="none"/>
    </style:style>
    <style:style style:name="P15" style:family="paragraph" style:parent-style-name="Text_20_body">
      <style:paragraph-properties fo:margin-left="0cm" fo:margin-right="0cm" fo:margin-top="0cm" fo:margin-bottom="0cm" style:contextual-spacing="false" style:line-height-at-least="0.688cm" fo:orphans="2" fo:widows="2" fo:text-indent="0cm" style:auto-text-indent="false"/>
      <style:text-properties fo:font-variant="normal" fo:text-transform="none" style:use-window-font-color="true" loext:opacity="0%" style:font-name="DeepSeek-CJK-patch" fo:font-size="10.5pt" fo:letter-spacing="normal" fo:font-style="normal" fo:font-weight="normal" loext:padding="0cm" loext:border="none"/>
    </style:style>
    <style:style style:name="P16" style:family="paragraph" style:parent-style-name="Standard">
      <style:paragraph-properties fo:margin-left="0cm" fo:margin-right="0cm" fo:margin-top="0.265cm" fo:margin-bottom="0.247cm" style:contextual-spacing="false" style:line-height-at-least="0.635cm" fo:orphans="2" fo:widows="2" fo:text-indent="0cm" style:auto-text-indent="false"/>
      <style:text-properties fo:font-variant="normal" fo:text-transform="none" style:use-window-font-color="true" loext:opacity="0%" style:font-name="DeepSeek-CJK-patch" fo:font-size="12pt" fo:letter-spacing="normal" fo:font-style="normal" fo:font-weight="bold" fo:background-color="#292a2d" loext:padding="0cm" loext:border="none"/>
    </style:style>
    <style:style style:name="P17" style:family="paragraph" style:parent-style-name="Standard">
      <style:paragraph-properties fo:margin-left="0cm" fo:margin-right="0cm" fo:margin-top="0cm" fo:margin-bottom="0.423cm" style:contextual-spacing="false" style:line-height-at-least="0.741cm" fo:orphans="2" fo:widows="2" fo:text-indent="0cm" style:auto-text-indent="false"/>
      <style:text-properties fo:font-variant="normal" fo:text-transform="none" style:use-window-font-color="true" loext:opacity="0%" style:font-name="DeepSeek-CJK-patch" fo:font-size="12pt" fo:letter-spacing="normal" fo:font-style="normal" fo:font-weight="normal" fo:background-color="#414158" loext:padding="0cm" loext:border="none"/>
    </style:style>
    <style:style style:name="P18" style:family="paragraph" style:parent-style-name="Text_20_body">
      <style:paragraph-properties fo:margin-left="0cm" fo:margin-right="0cm" fo:margin-top="0cm" fo:margin-bottom="0.423cm" style:contextual-spacing="false" style:line-height-at-least="0.741cm" fo:orphans="2" fo:widows="2" fo:text-indent="0cm" style:auto-text-indent="false"/>
      <style:text-properties fo:font-variant="normal" fo:text-transform="none" style:use-window-font-color="true" loext:opacity="0%" style:font-name="DeepSeek-CJK-patch" fo:font-size="12pt" fo:letter-spacing="normal" fo:font-style="normal" fo:font-weight="normal" fo:background-color="#414158" loext:padding="0cm" loext:border="none"/>
    </style:style>
    <style:style style:name="P19" style:family="paragraph" style:parent-style-name="Text_20_body">
      <style:paragraph-properties fo:margin-left="0cm" fo:margin-right="0cm" fo:margin-top="0cm" fo:margin-bottom="0.635cm" style:contextual-spacing="false" style:line-height-at-least="0.741cm" fo:orphans="2" fo:widows="2" fo:text-indent="0cm" style:auto-text-indent="false"/>
      <style:text-properties fo:font-variant="normal" fo:text-transform="none" style:use-window-font-color="true" loext:opacity="0%" style:font-name="DeepSeek-CJK-patch" fo:font-size="12pt" fo:letter-spacing="normal" fo:font-style="normal" fo:font-weight="normal" fo:background-color="#414158" loext:padding="0cm" loext:border="none"/>
    </style:style>
    <style:style style:name="P20" style:family="paragraph" style:parent-style-name="Text_20_body">
      <style:paragraph-properties fo:margin-left="0cm" fo:margin-right="0cm" fo:margin-top="0.344cm" fo:margin-bottom="0cm" style:contextual-spacing="false" style:line-height-at-least="0.741cm" fo:orphans="2" fo:widows="2" fo:text-indent="0cm" style:auto-text-indent="false"/>
      <style:text-properties fo:font-variant="normal" fo:text-transform="none" style:use-window-font-color="true" loext:opacity="0%" style:font-name="DeepSeek-CJK-patch" fo:font-size="12pt" fo:letter-spacing="normal" fo:font-style="normal" fo:font-weight="normal" loext:padding="0cm" loext:border="none"/>
    </style:style>
    <style:style style:name="P21" style:family="paragraph" style:parent-style-name="Text_20_body">
      <style:paragraph-properties fo:margin-left="0cm" fo:margin-right="0cm" fo:margin-top="0.344cm" fo:margin-bottom="0.344cm" style:contextual-spacing="false" style:line-height-at-least="0.741cm" fo:orphans="2" fo:widows="2" fo:text-indent="0cm" style:auto-text-indent="false"/>
      <style:text-properties fo:font-variant="normal" fo:text-transform="none" style:use-window-font-color="true" loext:opacity="0%" style:font-name="DeepSeek-CJK-patch" fo:font-size="12pt" fo:letter-spacing="normal" fo:font-style="normal" fo:font-weight="normal" loext:padding="0cm" loext:border="none"/>
    </style:style>
    <style:style style:name="P22" style:family="paragraph" style:parent-style-name="Standard">
      <style:paragraph-properties fo:margin-left="0cm" fo:margin-right="0.159cm" fo:margin-top="0cm" fo:margin-bottom="0.318cm" style:contextual-spacing="false" style:line-height-at-least="0.476cm" fo:orphans="2" fo:widows="2" fo:text-indent="0cm" style:auto-text-indent="false"/>
      <style:text-properties fo:font-variant="normal" fo:text-transform="none" style:use-window-font-color="true" loext:opacity="0%" style:font-name="DeepSeek-CJK-patch" fo:font-size="9pt" fo:letter-spacing="normal" fo:font-style="normal" fo:font-weight="normal" loext:padding="0cm" loext:border="none"/>
    </style:style>
    <style:style style:name="P23" style:family="paragraph" style:parent-style-name="Text_20_body">
      <style:paragraph-properties fo:margin-left="0cm" fo:margin-right="0.159cm" fo:margin-top="0cm" fo:margin-bottom="0.318cm" style:contextual-spacing="false" style:line-height-at-least="0.476cm" fo:orphans="2" fo:widows="2" fo:text-indent="0cm" style:auto-text-indent="false"/>
      <style:text-properties fo:font-variant="normal" fo:text-transform="none" style:use-window-font-color="true" loext:opacity="0%" style:font-name="DeepSeek-CJK-patch" fo:font-size="9pt" fo:letter-spacing="normal" fo:font-style="normal" fo:font-weight="normal" loext:padding="0cm" loext:border="none"/>
    </style:style>
    <style:style style:name="P24" style:family="paragraph" style:parent-style-name="Text_20_body">
      <style:paragraph-properties fo:margin-left="0cm" fo:margin-right="0.106cm" fo:margin-top="0cm" fo:margin-bottom="0.318cm" style:contextual-spacing="false" style:line-height-at-least="0.318cm" fo:orphans="2" fo:widows="2" fo:text-indent="0cm" style:auto-text-indent="false"/>
      <style:text-properties fo:font-variant="normal" fo:text-transform="none" style:use-window-font-color="true" loext:opacity="0%" style:font-name="DeepSeek-CJK-patch" fo:font-size="9pt" fo:letter-spacing="normal" fo:font-style="normal" fo:font-weight="normal" fo:background-color="#292a2d" loext:padding="0cm" loext:border="none"/>
    </style:style>
    <style:style style:name="P25" style:family="paragraph" style:parent-style-name="Text_20_body">
      <style:paragraph-properties fo:margin-left="0cm" fo:margin-right="0.106cm" fo:margin-top="0cm" fo:margin-bottom="0cm" style:contextual-spacing="false" style:line-height-at-least="0.318cm" fo:orphans="2" fo:widows="2" fo:text-indent="0cm" style:auto-text-indent="false"/>
      <style:text-properties fo:font-variant="normal" fo:text-transform="none" style:use-window-font-color="true" loext:opacity="0%" style:font-name="DeepSeek-CJK-patch" fo:font-size="9pt" fo:letter-spacing="normal" fo:font-style="normal" fo:font-weight="normal" fo:background-color="#292a2d" loext:padding="0cm" loext:border="none"/>
    </style:style>
    <style:style style:name="P26" style:family="paragraph" style:parent-style-name="Text_20_body">
      <style:paragraph-properties fo:margin-left="0.212cm" fo:margin-right="0cm" fo:margin-top="0cm" fo:margin-bottom="0.318cm" style:contextual-spacing="false" style:line-height-at-least="0.476cm" fo:orphans="2" fo:widows="2" fo:text-indent="0cm" style:auto-text-indent="false"/>
      <style:text-properties fo:font-variant="normal" fo:text-transform="none" style:use-window-font-color="true" loext:opacity="0%" style:font-name="DeepSeek-CJK-patch" fo:font-size="9pt" fo:letter-spacing="normal" fo:font-style="normal" fo:font-weight="normal" fo:background-color="#292a2d" loext:padding="0cm" loext:border="none"/>
    </style:style>
    <style:style style:name="P27" style:family="paragraph" style:parent-style-name="Text_20_body">
      <style:paragraph-properties fo:margin-left="0.212cm" fo:margin-right="0cm" fo:margin-top="0cm" fo:margin-bottom="0cm" style:contextual-spacing="false" style:line-height-at-least="0.476cm" fo:orphans="2" fo:widows="2" fo:text-indent="0cm" style:auto-text-indent="false"/>
      <style:text-properties fo:font-variant="normal" fo:text-transform="none" style:use-window-font-color="true" loext:opacity="0%" style:font-name="DeepSeek-CJK-patch" fo:font-size="9pt" fo:letter-spacing="normal" fo:font-style="normal" fo:font-weight="normal" fo:background-color="#292a2d" loext:padding="0cm" loext:border="none"/>
    </style:style>
    <style:style style:name="P28" style:family="paragraph" style:parent-style-name="Text_20_body">
      <style:paragraph-properties fo:margin-left="0cm" fo:margin-right="0cm" fo:margin-top="0cm" fo:margin-bottom="0.635cm" style:contextual-spacing="false" style:line-height-at-least="0.476cm" fo:orphans="2" fo:widows="2" fo:text-indent="0cm" style:auto-text-indent="false"/>
      <style:text-properties fo:font-variant="normal" fo:text-transform="none" style:use-window-font-color="true" loext:opacity="0%" style:font-name="DeepSeek-CJK-patch" fo:font-size="11.25pt" fo:letter-spacing="normal" fo:font-style="normal" fo:font-weight="bold" fo:background-color="#414158" loext:padding="0cm" loext:border="none"/>
    </style:style>
    <style:style style:name="P29" style:family="paragraph" style:parent-style-name="Table_20_Contents">
      <style:paragraph-properties fo:margin-left="0cm" fo:margin-right="0cm" fo:line-height="172%" fo:text-indent="0cm" style:auto-text-indent="false"/>
    </style:style>
    <style:style style:name="P30" style:family="paragraph" style:parent-style-name="Table_20_Heading">
      <style:paragraph-properties fo:margin-left="0cm" fo:margin-right="0cm" fo:line-height="172%" fo:text-align="start" style:justify-single-word="false" fo:text-indent="0cm" style:auto-text-indent="false"/>
    </style:style>
    <style:style style:name="P31" style:family="paragraph" style:parent-style-name="Text_20_body">
      <style:paragraph-properties fo:margin-left="0cm" fo:margin-right="0cm" fo:text-indent="0cm" style:auto-text-indent="false"/>
    </style:style>
    <style:style style:name="P32" style:family="paragraph" style:parent-style-name="Heading_20_3">
      <style:paragraph-properties fo:margin-left="0cm" fo:margin-right="0cm" fo:margin-top="0.476cm" fo:margin-bottom="0.344cm" style:contextual-spacing="false" fo:line-height="150%" fo:orphans="2" fo:widows="2" fo:text-indent="0cm" style:auto-text-indent="false"/>
      <style:text-properties officeooo:paragraph-rsid="001d5c73"/>
    </style:style>
    <style:style style:name="P33" style:family="paragraph" style:parent-style-name="Heading_20_4">
      <style:paragraph-properties fo:margin-left="0cm" fo:margin-right="0cm" fo:margin-top="0.476cm" fo:margin-bottom="0.344cm" style:contextual-spacing="false" style:line-height-at-least="0.741cm" fo:orphans="2" fo:widows="2" fo:text-indent="0cm" style:auto-text-indent="false"/>
      <style:text-properties officeooo:paragraph-rsid="001d5c73"/>
    </style:style>
    <style:style style:name="P34" style:family="paragraph" style:parent-style-name="Horizontal_20_Line">
      <style:paragraph-properties fo:margin-top="0cm" fo:margin-bottom="0.318cm" style:contextual-spacing="false" fo:orphans="2" fo:widows="2" fo:text-indent="0cm" style:auto-text-indent="false"/>
      <style:text-properties style:use-window-font-color="true" loext:opacity="0%" officeooo:paragraph-rsid="001d5c73"/>
    </style:style>
    <style:style style:name="P35" style:family="paragraph" style:parent-style-name="Preformatted_20_Text" style:list-style-name="L50">
      <style:paragraph-properties fo:margin-left="0cm" fo:margin-right="0cm" fo:margin-top="0cm" fo:margin-bottom="0cm" style:contextual-spacing="false" fo:orphans="2" fo:widows="2" fo:text-indent="0cm" style:auto-text-indent="false" fo:padding="0cm" fo:border="none"/>
      <style:text-properties fo:font-variant="normal" fo:text-transform="none" style:use-window-font-color="true" loext:opacity="0%" style:font-name="Menlo" fo:font-size="10.5pt" fo:letter-spacing="normal" fo:font-style="normal" fo:font-weight="normal" loext:padding="0cm" loext:border="none"/>
    </style:style>
    <style:style style:name="P36" style:family="paragraph" style:parent-style-name="Standard">
      <style:text-properties style:use-window-font-color="true" loext:opacity="0%" officeooo:paragraph-rsid="001d5c73"/>
    </style:style>
    <style:style style:name="P37" style:family="paragraph" style:parent-style-name="Standard">
      <style:paragraph-properties fo:margin-left="0cm" fo:margin-right="0cm" fo:margin-top="0cm" fo:margin-bottom="0.423cm" style:contextual-spacing="false" style:line-height-at-least="0.741cm" fo:orphans="2" fo:widows="2" fo:text-indent="0cm" style:auto-text-indent="false"/>
      <style:text-properties fo:font-variant="normal" fo:text-transform="none" style:use-window-font-color="true" loext:opacity="0%" style:font-name="DeepSeek-CJK-patch" fo:font-size="12pt" fo:letter-spacing="normal" fo:font-style="normal" fo:font-weight="normal" officeooo:paragraph-rsid="001d5c73" fo:background-color="#414158" loext:padding="0cm" loext:border="none"/>
    </style:style>
    <style:style style:name="P38" style:family="paragraph" style:parent-style-name="Table_20_Contents">
      <style:paragraph-properties fo:margin-left="0cm" fo:margin-right="0cm" fo:line-height="172%" fo:text-indent="0cm" style:auto-text-indent="false"/>
      <style:text-properties officeooo:paragraph-rsid="001d5c73"/>
    </style:style>
    <style:style style:name="P39" style:family="paragraph" style:parent-style-name="Table_20_Contents">
      <style:paragraph-properties fo:margin-left="0cm" fo:margin-right="0cm" fo:line-height="172%" fo:text-indent="0cm" style:auto-text-indent="false"/>
      <style:text-properties style:use-window-font-color="true" loext:opacity="0%" fo:font-size="11.25pt" officeooo:paragraph-rsid="001d5c73"/>
    </style:style>
    <style:style style:name="P40" style:family="paragraph" style:parent-style-name="Table_20_Contents">
      <style:paragraph-properties fo:line-height="172%"/>
      <style:text-properties style:use-window-font-color="true" loext:opacity="0%" fo:font-size="11.25pt" officeooo:paragraph-rsid="001d5c73"/>
    </style:style>
    <style:style style:name="P41" style:family="paragraph" style:parent-style-name="Table_20_Contents">
      <style:paragraph-properties fo:margin-left="0cm" fo:margin-right="0cm" fo:line-height="172%" fo:text-indent="0cm" style:auto-text-indent="false"/>
      <style:text-properties style:use-window-font-color="true" loext:opacity="0%" officeooo:paragraph-rsid="001d5c73"/>
    </style:style>
    <style:style style:name="P42" style:family="paragraph" style:parent-style-name="Table_20_Heading">
      <style:paragraph-properties fo:margin-left="0cm" fo:margin-right="0cm" fo:line-height="172%" fo:text-align="start" style:justify-single-word="false" fo:text-indent="0cm" style:auto-text-indent="false"/>
      <style:text-properties style:use-window-font-color="true" loext:opacity="0%" fo:font-size="11.25pt" fo:font-weight="bold" officeooo:paragraph-rsid="001d5c73"/>
    </style:style>
    <style:style style:name="P43" style:family="paragraph" style:parent-style-name="Text_20_body" style:list-style-name="L1">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44" style:family="paragraph" style:parent-style-name="Text_20_body" style:list-style-name="L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45" style:family="paragraph" style:parent-style-name="Text_20_body" style:list-style-name="L2">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46" style:family="paragraph" style:parent-style-name="Text_20_body" style:list-style-name="L2">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47" style:family="paragraph" style:parent-style-name="Text_20_body" style:list-style-name="L3">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48" style:family="paragraph" style:parent-style-name="Text_20_body" style:list-style-name="L3">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49" style:family="paragraph" style:parent-style-name="Text_20_body" style:list-style-name="L3">
      <style:paragraph-properties fo:margin-left="0.106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50" style:family="paragraph" style:parent-style-name="Text_20_body" style:list-style-name="L4">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51" style:family="paragraph" style:parent-style-name="Text_20_body" style:list-style-name="L4">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52" style:family="paragraph" style:parent-style-name="Text_20_body" style:list-style-name="L5">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53" style:family="paragraph" style:parent-style-name="Text_20_body" style:list-style-name="L5">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54" style:family="paragraph" style:parent-style-name="Text_20_body" style:list-style-name="L7">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55" style:family="paragraph" style:parent-style-name="Text_20_body" style:list-style-name="L7">
      <style:paragraph-properties fo:margin-left="0.106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56" style:family="paragraph" style:parent-style-name="Text_20_body" style:list-style-name="L8">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57" style:family="paragraph" style:parent-style-name="Text_20_body" style:list-style-name="L8">
      <style:paragraph-properties fo:margin-left="0.106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58" style:family="paragraph" style:parent-style-name="Text_20_body" style:list-style-name="L9">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59" style:family="paragraph" style:parent-style-name="Text_20_body" style:list-style-name="L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60" style:family="paragraph" style:parent-style-name="Text_20_body" style:list-style-name="L9">
      <style:paragraph-properties fo:margin-left="0.106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61" style:family="paragraph" style:parent-style-name="Text_20_body" style:list-style-name="L10">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62" style:family="paragraph" style:parent-style-name="Text_20_body" style:list-style-name="L1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63" style:family="paragraph" style:parent-style-name="Text_20_body" style:list-style-name="L10">
      <style:paragraph-properties fo:margin-left="0.106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64" style:family="paragraph" style:parent-style-name="Text_20_body" style:list-style-name="L11">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65" style:family="paragraph" style:parent-style-name="Text_20_body" style:list-style-name="L1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66" style:family="paragraph" style:parent-style-name="Text_20_body" style:list-style-name="L11">
      <style:paragraph-properties fo:margin-left="0.106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67" style:family="paragraph" style:parent-style-name="Text_20_body" style:list-style-name="L12">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68" style:family="paragraph" style:parent-style-name="Text_20_body" style:list-style-name="L12">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69" style:family="paragraph" style:parent-style-name="Text_20_body" style:list-style-name="L12">
      <style:paragraph-properties fo:margin-left="0.106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70" style:family="paragraph" style:parent-style-name="Text_20_body" style:list-style-name="L14">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71" style:family="paragraph" style:parent-style-name="Text_20_body" style:list-style-name="L14">
      <style:paragraph-properties fo:margin-left="0.106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72" style:family="paragraph" style:parent-style-name="Text_20_body" style:list-style-name="L15">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73" style:family="paragraph" style:parent-style-name="Text_20_body" style:list-style-name="L15">
      <style:paragraph-properties fo:margin-left="0.106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74" style:family="paragraph" style:parent-style-name="Text_20_body" style:list-style-name="L1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75" style:family="paragraph" style:parent-style-name="Text_20_body" style:list-style-name="L16">
      <style:paragraph-properties fo:margin-left="0.106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76" style:family="paragraph" style:parent-style-name="Text_20_body" style:list-style-name="L17">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77" style:family="paragraph" style:parent-style-name="Text_20_body" style:list-style-name="L17">
      <style:paragraph-properties fo:margin-left="0.106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78" style:family="paragraph" style:parent-style-name="Text_20_body" style:list-style-name="L18">
      <style:paragraph-properties fo:margin-left="0.106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79" style:family="paragraph" style:parent-style-name="Text_20_body" style:list-style-name="L1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80" style:family="paragraph" style:parent-style-name="Text_20_body" style:list-style-name="L19">
      <style:paragraph-properties fo:margin-left="0.106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81" style:family="paragraph" style:parent-style-name="Text_20_body" style:list-style-name="L2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82" style:family="paragraph" style:parent-style-name="Text_20_body" style:list-style-name="L21">
      <style:paragraph-properties fo:margin-left="0.106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83" style:family="paragraph" style:parent-style-name="Text_20_body" style:list-style-name="L22">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84" style:family="paragraph" style:parent-style-name="Text_20_body" style:list-style-name="L23">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85" style:family="paragraph" style:parent-style-name="Text_20_body" style:list-style-name="L24">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86" style:family="paragraph" style:parent-style-name="Text_20_body" style:list-style-name="L25">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87" style:family="paragraph" style:parent-style-name="Text_20_body" style:list-style-name="L2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88" style:family="paragraph" style:parent-style-name="Text_20_body" style:list-style-name="L28">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89" style:family="paragraph" style:parent-style-name="Text_20_body" style:list-style-name="L2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90" style:family="paragraph" style:parent-style-name="Text_20_body" style:list-style-name="L3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91" style:family="paragraph" style:parent-style-name="Text_20_body" style:list-style-name="L3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92" style:family="paragraph" style:parent-style-name="Text_20_body" style:list-style-name="L33">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93" style:family="paragraph" style:parent-style-name="Text_20_body" style:list-style-name="L34">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94" style:family="paragraph" style:parent-style-name="Text_20_body" style:list-style-name="L35">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95" style:family="paragraph" style:parent-style-name="Text_20_body" style:list-style-name="L3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96" style:family="paragraph" style:parent-style-name="Text_20_body" style:list-style-name="L37">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97" style:family="paragraph" style:parent-style-name="Text_20_body" style:list-style-name="L38">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98" style:family="paragraph" style:parent-style-name="Text_20_body" style:list-style-name="L38">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99" style:family="paragraph" style:parent-style-name="Text_20_body" style:list-style-name="L4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00" style:family="paragraph" style:parent-style-name="Text_20_body" style:list-style-name="L50">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01" style:family="paragraph" style:parent-style-name="Text_20_body" style:list-style-name="L5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02" style:family="paragraph" style:parent-style-name="Text_20_body" style:list-style-name="L55">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03" style:family="paragraph" style:parent-style-name="Text_20_body" style:list-style-name="L57">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04" style:family="paragraph" style:parent-style-name="Text_20_body" style:list-style-name="L58">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05" style:family="paragraph" style:parent-style-name="Text_20_body" style:list-style-name="L5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06" style:family="paragraph" style:parent-style-name="Text_20_body" style:list-style-name="L6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07" style:family="paragraph" style:parent-style-name="Text_20_body" style:list-style-name="L6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08" style:family="paragraph" style:parent-style-name="Text_20_body" style:list-style-name="L64">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09" style:family="paragraph" style:parent-style-name="Text_20_body" style:list-style-name="L6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10" style:family="paragraph" style:parent-style-name="Text_20_body" style:list-style-name="L67">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11" style:family="paragraph" style:parent-style-name="Text_20_body" style:list-style-name="L68">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12" style:family="paragraph" style:parent-style-name="Text_20_body" style:list-style-name="L7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13" style:family="paragraph" style:parent-style-name="Text_20_body" style:list-style-name="L7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14" style:family="paragraph" style:parent-style-name="Text_20_body" style:list-style-name="L74">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15" style:family="paragraph" style:parent-style-name="Text_20_body" style:list-style-name="L75">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16" style:family="paragraph" style:parent-style-name="Text_20_body" style:list-style-name="L7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17" style:family="paragraph" style:parent-style-name="Text_20_body" style:list-style-name="L77">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18" style:family="paragraph" style:parent-style-name="Text_20_body" style:list-style-name="L7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19" style:family="paragraph" style:parent-style-name="Text_20_body" style:list-style-name="L80">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20" style:family="paragraph" style:parent-style-name="Text_20_body" style:list-style-name="L81">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21" style:family="paragraph" style:parent-style-name="Text_20_body" style:list-style-name="L81">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22" style:family="paragraph" style:parent-style-name="Text_20_body" style:list-style-name="L82">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23" style:family="paragraph" style:parent-style-name="Text_20_body" style:list-style-name="L82">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24" style:family="paragraph" style:parent-style-name="Text_20_body" style:list-style-name="L83">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25" style:family="paragraph" style:parent-style-name="Text_20_body" style:list-style-name="L83">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26" style:family="paragraph" style:parent-style-name="Text_20_body" style:list-style-name="L85">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27" style:family="paragraph" style:parent-style-name="Text_20_body" style:list-style-name="L86">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28" style:family="paragraph" style:parent-style-name="Text_20_body" style:list-style-name="L86">
      <style:paragraph-properties fo:margin-left="0cm" fo:margin-right="0cm" fo:margin-top="0cm" fo:margin-bottom="0.106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29" style:family="paragraph" style:parent-style-name="Text_20_body" style:list-style-name="L88">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loext:padding="0cm" loext:border="none"/>
    </style:style>
    <style:style style:name="P130" style:family="paragraph" style:parent-style-name="Text_20_body" style:list-style-name="L97">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officeooo:paragraph-rsid="001d5c73" loext:padding="0cm" loext:border="none"/>
    </style:style>
    <style:style style:name="P131" style:family="paragraph" style:parent-style-name="Text_20_body" style:list-style-name="L98">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style:font-name="DeepSeek-CJK-patch" fo:font-size="12pt" fo:letter-spacing="normal" fo:font-style="normal" fo:font-weight="normal" officeooo:paragraph-rsid="001d5c73" loext:padding="0cm" loext:border="none"/>
    </style:style>
    <style:style style:name="P132" style:family="paragraph" style:parent-style-name="Text_20_body" style:list-style-name="L50">
      <style:paragraph-properties fo:margin-left="0cm" fo:margin-right="0.106cm" fo:margin-top="0.106cm" fo:margin-bottom="0.318cm" style:contextual-spacing="false" style:line-height-at-least="0.318cm" fo:orphans="2" fo:widows="2" fo:text-indent="0cm" style:auto-text-indent="false" fo:padding="0cm" fo:border="none"/>
      <style:text-properties fo:font-variant="normal" fo:text-transform="none" style:use-window-font-color="true" loext:opacity="0%" style:font-name="DeepSeek-CJK-patch" fo:font-size="9pt" fo:letter-spacing="normal" fo:font-style="normal" fo:font-weight="normal" fo:background-color="#292a2d" loext:padding="0cm" loext:border="none"/>
    </style:style>
    <style:style style:name="P133" style:family="paragraph" style:parent-style-name="Text_20_body">
      <style:paragraph-properties fo:margin-left="0cm" fo:margin-right="0.159cm" fo:margin-top="0cm" fo:margin-bottom="0.318cm" style:contextual-spacing="false" style:line-height-at-least="0.476cm" fo:orphans="2" fo:widows="2" fo:text-indent="0cm" style:auto-text-indent="false"/>
      <style:text-properties fo:font-variant="normal" fo:text-transform="none" style:use-window-font-color="true" loext:opacity="0%" style:font-name="DeepSeek-CJK-patch" fo:font-size="9pt" fo:letter-spacing="normal" fo:font-style="normal" fo:font-weight="normal" officeooo:paragraph-rsid="001d5c73" loext:padding="0cm" loext:border="none"/>
    </style:style>
    <style:style style:name="P134" style:family="paragraph" style:parent-style-name="Text_20_body">
      <style:paragraph-properties fo:margin-left="0cm" fo:margin-right="0cm" fo:margin-top="0cm" fo:margin-bottom="0cm" style:contextual-spacing="false" style:line-height-at-least="0.688cm" fo:orphans="2" fo:widows="2" fo:text-indent="0cm" style:auto-text-indent="false"/>
      <style:text-properties fo:font-variant="normal" fo:text-transform="none" style:use-window-font-color="true" loext:opacity="0%" style:font-name="DeepSeek-CJK-patch" fo:font-size="10.5pt" fo:letter-spacing="normal" fo:font-style="normal" fo:font-weight="normal" officeooo:paragraph-rsid="001d5c73" loext:padding="0cm" loext:border="none"/>
    </style:style>
    <style:style style:name="P135" style:family="paragraph" style:parent-style-name="Text_20_body" style:list-style-name="L29">
      <style:paragraph-properties fo:margin-left="0cm" fo:margin-right="0cm" fo:margin-top="0cm" fo:margin-bottom="0cm" style:contextual-spacing="false" style:line-height-at-least="0.741cm" fo:orphans="2" fo:widows="2" fo:text-indent="0cm" style:auto-text-indent="false" fo:padding="0cm" fo:border="none"/>
      <style:text-properties fo:font-variant="normal" fo:text-transform="none" style:use-window-font-color="true" loext:opacity="0%" fo:letter-spacing="normal" loext:padding="0cm" loext:border="none"/>
    </style:style>
    <style:style style:name="P136" style:family="paragraph" style:parent-style-name="Text_20_body" style:list-style-name="L1">
      <style:paragraph-properties fo:margin-left="0.106cm" fo:margin-right="0cm" fo:margin-top="0cm" fo:margin-bottom="0cm" style:contextual-spacing="false" style:line-height-at-least="0.741cm" fo:orphans="2" fo:widows="2" fo:text-indent="0cm" style:auto-text-indent="false" fo:padding="0cm" fo:border="none"/>
    </style:style>
    <style:style style:name="P137" style:family="paragraph" style:parent-style-name="Text_20_body" style:list-style-name="L1">
      <style:paragraph-properties fo:margin-left="0cm" fo:margin-right="0cm" fo:margin-top="0cm" fo:margin-bottom="0cm" style:contextual-spacing="false" style:line-height-at-least="0.741cm" fo:orphans="2" fo:widows="2" fo:text-indent="0cm" style:auto-text-indent="false" fo:padding="0cm" fo:border="none"/>
    </style:style>
    <style:style style:name="P138" style:family="paragraph" style:parent-style-name="Text_20_body" style:list-style-name="L2">
      <style:paragraph-properties fo:margin-left="0.106cm" fo:margin-right="0cm" fo:margin-top="0cm" fo:margin-bottom="0cm" style:contextual-spacing="false" style:line-height-at-least="0.741cm" fo:orphans="2" fo:widows="2" fo:text-indent="0cm" style:auto-text-indent="false" fo:padding="0cm" fo:border="none"/>
    </style:style>
    <style:style style:name="P139" style:family="paragraph" style:parent-style-name="Text_20_body" style:list-style-name="L2">
      <style:paragraph-properties fo:margin-left="0cm" fo:margin-right="0cm" fo:margin-top="0cm" fo:margin-bottom="0cm" style:contextual-spacing="false" style:line-height-at-least="0.741cm" fo:orphans="2" fo:widows="2" fo:text-indent="0cm" style:auto-text-indent="false" fo:padding="0cm" fo:border="none"/>
    </style:style>
    <style:style style:name="P140" style:family="paragraph" style:parent-style-name="Text_20_body" style:list-style-name="L3">
      <style:paragraph-properties fo:margin-left="0.106cm" fo:margin-right="0cm" fo:margin-top="0cm" fo:margin-bottom="0cm" style:contextual-spacing="false" style:line-height-at-least="0.741cm" fo:orphans="2" fo:widows="2" fo:text-indent="0cm" style:auto-text-indent="false" fo:padding="0cm" fo:border="none"/>
    </style:style>
    <style:style style:name="P141" style:family="paragraph" style:parent-style-name="Text_20_body" style:list-style-name="L3">
      <style:paragraph-properties fo:margin-left="0cm" fo:margin-right="0cm" fo:margin-top="0cm" fo:margin-bottom="0cm" style:contextual-spacing="false" style:line-height-at-least="0.741cm" fo:orphans="2" fo:widows="2" fo:text-indent="0cm" style:auto-text-indent="false" fo:padding="0cm" fo:border="none"/>
    </style:style>
    <style:style style:name="P142" style:family="paragraph" style:parent-style-name="Text_20_body" style:list-style-name="L4">
      <style:paragraph-properties fo:margin-left="0.106cm" fo:margin-right="0cm" fo:margin-top="0cm" fo:margin-bottom="0cm" style:contextual-spacing="false" style:line-height-at-least="0.741cm" fo:orphans="2" fo:widows="2" fo:text-indent="0cm" style:auto-text-indent="false" fo:padding="0cm" fo:border="none"/>
    </style:style>
    <style:style style:name="P143" style:family="paragraph" style:parent-style-name="Text_20_body" style:list-style-name="L4">
      <style:paragraph-properties fo:margin-left="0cm" fo:margin-right="0cm" fo:margin-top="0cm" fo:margin-bottom="0cm" style:contextual-spacing="false" style:line-height-at-least="0.741cm" fo:orphans="2" fo:widows="2" fo:text-indent="0cm" style:auto-text-indent="false" fo:padding="0cm" fo:border="none"/>
    </style:style>
    <style:style style:name="P144" style:family="paragraph" style:parent-style-name="Text_20_body" style:list-style-name="L5">
      <style:paragraph-properties fo:margin-left="0.106cm" fo:margin-right="0cm" fo:margin-top="0cm" fo:margin-bottom="0cm" style:contextual-spacing="false" style:line-height-at-least="0.741cm" fo:orphans="2" fo:widows="2" fo:text-indent="0cm" style:auto-text-indent="false" fo:padding="0cm" fo:border="none"/>
    </style:style>
    <style:style style:name="P145" style:family="paragraph" style:parent-style-name="Text_20_body" style:list-style-name="L5">
      <style:paragraph-properties fo:margin-left="0cm" fo:margin-right="0cm" fo:margin-top="0cm" fo:margin-bottom="0cm" style:contextual-spacing="false" style:line-height-at-least="0.741cm" fo:orphans="2" fo:widows="2" fo:text-indent="0cm" style:auto-text-indent="false" fo:padding="0cm" fo:border="none"/>
    </style:style>
    <style:style style:name="P146" style:family="paragraph" style:parent-style-name="Text_20_body" style:list-style-name="L6">
      <style:paragraph-properties fo:margin-left="0.106cm" fo:margin-right="0cm" fo:margin-top="0cm" fo:margin-bottom="0cm" style:contextual-spacing="false" style:line-height-at-least="0.741cm" fo:orphans="2" fo:widows="2" fo:text-indent="0cm" style:auto-text-indent="false" fo:padding="0cm" fo:border="none"/>
    </style:style>
    <style:style style:name="P147" style:family="paragraph" style:parent-style-name="Text_20_body" style:list-style-name="L6">
      <style:paragraph-properties fo:margin-left="0cm" fo:margin-right="0cm" fo:margin-top="0cm" fo:margin-bottom="0cm" style:contextual-spacing="false" style:line-height-at-least="0.741cm" fo:orphans="2" fo:widows="2" fo:text-indent="0cm" style:auto-text-indent="false" fo:padding="0cm" fo:border="none"/>
    </style:style>
    <style:style style:name="P148" style:family="paragraph" style:parent-style-name="Text_20_body" style:list-style-name="L8">
      <style:paragraph-properties fo:margin-left="0cm" fo:margin-right="0cm" fo:margin-top="0cm" fo:margin-bottom="0cm" style:contextual-spacing="false" style:line-height-at-least="0.741cm" fo:orphans="2" fo:widows="2" fo:text-indent="0cm" style:auto-text-indent="false" fo:padding="0cm" fo:border="none"/>
    </style:style>
    <style:style style:name="P149" style:family="paragraph" style:parent-style-name="Text_20_body" style:list-style-name="L9">
      <style:paragraph-properties fo:margin-left="0cm" fo:margin-right="0cm" fo:margin-top="0cm" fo:margin-bottom="0cm" style:contextual-spacing="false" style:line-height-at-least="0.741cm" fo:orphans="2" fo:widows="2" fo:text-indent="0cm" style:auto-text-indent="false" fo:padding="0cm" fo:border="none"/>
    </style:style>
    <style:style style:name="P150" style:family="paragraph" style:parent-style-name="Text_20_body" style:list-style-name="L9">
      <style:paragraph-properties fo:margin-left="0.106cm" fo:margin-right="0cm" fo:margin-top="0cm" fo:margin-bottom="0cm" style:contextual-spacing="false" style:line-height-at-least="0.741cm" fo:orphans="2" fo:widows="2" fo:text-indent="0cm" style:auto-text-indent="false" fo:padding="0cm" fo:border="none"/>
    </style:style>
    <style:style style:name="P151" style:family="paragraph" style:parent-style-name="Text_20_body" style:list-style-name="L10">
      <style:paragraph-properties fo:margin-left="0cm" fo:margin-right="0cm" fo:margin-top="0cm" fo:margin-bottom="0cm" style:contextual-spacing="false" style:line-height-at-least="0.741cm" fo:orphans="2" fo:widows="2" fo:text-indent="0cm" style:auto-text-indent="false" fo:padding="0cm" fo:border="none"/>
    </style:style>
    <style:style style:name="P152" style:family="paragraph" style:parent-style-name="Text_20_body" style:list-style-name="L10">
      <style:paragraph-properties fo:margin-left="0.106cm" fo:margin-right="0cm" fo:margin-top="0cm" fo:margin-bottom="0cm" style:contextual-spacing="false" style:line-height-at-least="0.741cm" fo:orphans="2" fo:widows="2" fo:text-indent="0cm" style:auto-text-indent="false" fo:padding="0cm" fo:border="none"/>
    </style:style>
    <style:style style:name="P153" style:family="paragraph" style:parent-style-name="Text_20_body" style:list-style-name="L11">
      <style:paragraph-properties fo:margin-left="0cm" fo:margin-right="0cm" fo:margin-top="0cm" fo:margin-bottom="0cm" style:contextual-spacing="false" style:line-height-at-least="0.741cm" fo:orphans="2" fo:widows="2" fo:text-indent="0cm" style:auto-text-indent="false" fo:padding="0cm" fo:border="none"/>
    </style:style>
    <style:style style:name="P154" style:family="paragraph" style:parent-style-name="Text_20_body" style:list-style-name="L11">
      <style:paragraph-properties fo:margin-left="0.106cm" fo:margin-right="0cm" fo:margin-top="0cm" fo:margin-bottom="0cm" style:contextual-spacing="false" style:line-height-at-least="0.741cm" fo:orphans="2" fo:widows="2" fo:text-indent="0cm" style:auto-text-indent="false" fo:padding="0cm" fo:border="none"/>
    </style:style>
    <style:style style:name="P155" style:family="paragraph" style:parent-style-name="Text_20_body" style:list-style-name="L12">
      <style:paragraph-properties fo:margin-left="0cm" fo:margin-right="0cm" fo:margin-top="0cm" fo:margin-bottom="0cm" style:contextual-spacing="false" style:line-height-at-least="0.741cm" fo:orphans="2" fo:widows="2" fo:text-indent="0cm" style:auto-text-indent="false" fo:padding="0cm" fo:border="none"/>
    </style:style>
    <style:style style:name="P156" style:family="paragraph" style:parent-style-name="Text_20_body" style:list-style-name="L12">
      <style:paragraph-properties fo:margin-left="0.106cm" fo:margin-right="0cm" fo:margin-top="0cm" fo:margin-bottom="0cm" style:contextual-spacing="false" style:line-height-at-least="0.741cm" fo:orphans="2" fo:widows="2" fo:text-indent="0cm" style:auto-text-indent="false" fo:padding="0cm" fo:border="none"/>
    </style:style>
    <style:style style:name="P157" style:family="paragraph" style:parent-style-name="Text_20_body" style:list-style-name="L13">
      <style:paragraph-properties fo:margin-left="0.106cm" fo:margin-right="0cm" fo:margin-top="0cm" fo:margin-bottom="0cm" style:contextual-spacing="false" style:line-height-at-least="0.741cm" fo:orphans="2" fo:widows="2" fo:text-indent="0cm" style:auto-text-indent="false" fo:padding="0cm" fo:border="none"/>
    </style:style>
    <style:style style:name="P158" style:family="paragraph" style:parent-style-name="Text_20_body" style:list-style-name="L15">
      <style:paragraph-properties fo:margin-left="0.106cm" fo:margin-right="0cm" fo:margin-top="0cm" fo:margin-bottom="0cm" style:contextual-spacing="false" style:line-height-at-least="0.741cm" fo:orphans="2" fo:widows="2" fo:text-indent="0cm" style:auto-text-indent="false" fo:padding="0cm" fo:border="none"/>
    </style:style>
    <style:style style:name="P159" style:family="paragraph" style:parent-style-name="Text_20_body" style:list-style-name="L15">
      <style:paragraph-properties fo:margin-left="0.106cm" fo:margin-right="0cm" fo:margin-top="0cm" fo:margin-bottom="0.106cm" style:contextual-spacing="false" style:line-height-at-least="0.741cm" fo:orphans="2" fo:widows="2" fo:text-indent="0cm" style:auto-text-indent="false" fo:padding="0cm" fo:border="none"/>
    </style:style>
    <style:style style:name="P160" style:family="paragraph" style:parent-style-name="Text_20_body" style:list-style-name="L16">
      <style:paragraph-properties fo:margin-left="0.106cm" fo:margin-right="0cm" fo:margin-top="0cm" fo:margin-bottom="0cm" style:contextual-spacing="false" style:line-height-at-least="0.741cm" fo:orphans="2" fo:widows="2" fo:text-indent="0cm" style:auto-text-indent="false" fo:padding="0cm" fo:border="none"/>
    </style:style>
    <style:style style:name="P161" style:family="paragraph" style:parent-style-name="Text_20_body" style:list-style-name="L16">
      <style:paragraph-properties fo:margin-left="0.106cm" fo:margin-right="0cm" fo:margin-top="0cm" fo:margin-bottom="0.106cm" style:contextual-spacing="false" style:line-height-at-least="0.741cm" fo:orphans="2" fo:widows="2" fo:text-indent="0cm" style:auto-text-indent="false" fo:padding="0cm" fo:border="none"/>
    </style:style>
    <style:style style:name="P162" style:family="paragraph" style:parent-style-name="Text_20_body" style:list-style-name="L17">
      <style:paragraph-properties fo:margin-left="0.106cm" fo:margin-right="0cm" fo:margin-top="0cm" fo:margin-bottom="0cm" style:contextual-spacing="false" style:line-height-at-least="0.741cm" fo:orphans="2" fo:widows="2" fo:text-indent="0cm" style:auto-text-indent="false" fo:padding="0cm" fo:border="none"/>
    </style:style>
    <style:style style:name="P163" style:family="paragraph" style:parent-style-name="Text_20_body" style:list-style-name="L17">
      <style:paragraph-properties fo:margin-left="0.106cm" fo:margin-right="0cm" fo:margin-top="0cm" fo:margin-bottom="0.106cm" style:contextual-spacing="false" style:line-height-at-least="0.741cm" fo:orphans="2" fo:widows="2" fo:text-indent="0cm" style:auto-text-indent="false" fo:padding="0cm" fo:border="none"/>
    </style:style>
    <style:style style:name="P164" style:family="paragraph" style:parent-style-name="Text_20_body" style:list-style-name="L18">
      <style:paragraph-properties fo:margin-left="0.106cm" fo:margin-right="0cm" fo:margin-top="0cm" fo:margin-bottom="0cm" style:contextual-spacing="false" style:line-height-at-least="0.741cm" fo:orphans="2" fo:widows="2" fo:text-indent="0cm" style:auto-text-indent="false" fo:padding="0cm" fo:border="none"/>
    </style:style>
    <style:style style:name="P165" style:family="paragraph" style:parent-style-name="Text_20_body" style:list-style-name="L18">
      <style:paragraph-properties fo:margin-left="0.106cm" fo:margin-right="0cm" fo:margin-top="0cm" fo:margin-bottom="0.106cm" style:contextual-spacing="false" style:line-height-at-least="0.741cm" fo:orphans="2" fo:widows="2" fo:text-indent="0cm" style:auto-text-indent="false" fo:padding="0cm" fo:border="none"/>
    </style:style>
    <style:style style:name="P166" style:family="paragraph" style:parent-style-name="Text_20_body" style:list-style-name="L18">
      <style:paragraph-properties fo:margin-left="0cm" fo:margin-right="0cm" fo:margin-top="0cm" fo:margin-bottom="0cm" style:contextual-spacing="false" style:line-height-at-least="0.741cm" fo:orphans="2" fo:widows="2" fo:text-indent="0cm" style:auto-text-indent="false" fo:padding="0cm" fo:border="none"/>
    </style:style>
    <style:style style:name="P167" style:family="paragraph" style:parent-style-name="Text_20_body" style:list-style-name="L19">
      <style:paragraph-properties fo:margin-left="0.106cm" fo:margin-right="0cm" fo:margin-top="0cm" fo:margin-bottom="0cm" style:contextual-spacing="false" style:line-height-at-least="0.741cm" fo:orphans="2" fo:widows="2" fo:text-indent="0cm" style:auto-text-indent="false" fo:padding="0cm" fo:border="none"/>
    </style:style>
    <style:style style:name="P168" style:family="paragraph" style:parent-style-name="Text_20_body" style:list-style-name="L19">
      <style:paragraph-properties fo:margin-left="0.106cm" fo:margin-right="0cm" fo:margin-top="0cm" fo:margin-bottom="0.106cm" style:contextual-spacing="false" style:line-height-at-least="0.741cm" fo:orphans="2" fo:widows="2" fo:text-indent="0cm" style:auto-text-indent="false" fo:padding="0cm" fo:border="none"/>
    </style:style>
    <style:style style:name="P169" style:family="paragraph" style:parent-style-name="Text_20_body" style:list-style-name="L20">
      <style:paragraph-properties fo:margin-left="0cm" fo:margin-right="0cm" fo:margin-top="0cm" fo:margin-bottom="0cm" style:contextual-spacing="false" style:line-height-at-least="0.741cm" fo:orphans="2" fo:widows="2" fo:text-indent="0cm" style:auto-text-indent="false" fo:padding="0cm" fo:border="none"/>
    </style:style>
    <style:style style:name="P170" style:family="paragraph" style:parent-style-name="Text_20_body" style:list-style-name="L22">
      <style:paragraph-properties fo:margin-left="0cm" fo:margin-right="0cm" fo:margin-top="0cm" fo:margin-bottom="0.106cm" style:contextual-spacing="false" style:line-height-at-least="0.741cm" fo:orphans="2" fo:widows="2" fo:text-indent="0cm" style:auto-text-indent="false" fo:padding="0cm" fo:border="none"/>
    </style:style>
    <style:style style:name="P171" style:family="paragraph" style:parent-style-name="Text_20_body" style:list-style-name="L22">
      <style:paragraph-properties fo:margin-left="0cm" fo:margin-right="0cm" fo:margin-top="0cm" fo:margin-bottom="0cm" style:contextual-spacing="false" style:line-height-at-least="0.741cm" fo:orphans="2" fo:widows="2" fo:text-indent="0cm" style:auto-text-indent="false" fo:padding="0cm" fo:border="none"/>
    </style:style>
    <style:style style:name="P172" style:family="paragraph" style:parent-style-name="Text_20_body" style:list-style-name="L23">
      <style:paragraph-properties fo:margin-left="0cm" fo:margin-right="0cm" fo:margin-top="0cm" fo:margin-bottom="0.106cm" style:contextual-spacing="false" style:line-height-at-least="0.741cm" fo:orphans="2" fo:widows="2" fo:text-indent="0cm" style:auto-text-indent="false" fo:padding="0cm" fo:border="none"/>
    </style:style>
    <style:style style:name="P173" style:family="paragraph" style:parent-style-name="Text_20_body" style:list-style-name="L23">
      <style:paragraph-properties fo:margin-left="0cm" fo:margin-right="0cm" fo:margin-top="0cm" fo:margin-bottom="0cm" style:contextual-spacing="false" style:line-height-at-least="0.741cm" fo:orphans="2" fo:widows="2" fo:text-indent="0cm" style:auto-text-indent="false" fo:padding="0cm" fo:border="none"/>
    </style:style>
    <style:style style:name="P174" style:family="paragraph" style:parent-style-name="Text_20_body" style:list-style-name="L24">
      <style:paragraph-properties fo:margin-left="0cm" fo:margin-right="0cm" fo:margin-top="0cm" fo:margin-bottom="0.106cm" style:contextual-spacing="false" style:line-height-at-least="0.741cm" fo:orphans="2" fo:widows="2" fo:text-indent="0cm" style:auto-text-indent="false" fo:padding="0cm" fo:border="none"/>
    </style:style>
    <style:style style:name="P175" style:family="paragraph" style:parent-style-name="Text_20_body" style:list-style-name="L24">
      <style:paragraph-properties fo:margin-left="0cm" fo:margin-right="0cm" fo:margin-top="0cm" fo:margin-bottom="0cm" style:contextual-spacing="false" style:line-height-at-least="0.741cm" fo:orphans="2" fo:widows="2" fo:text-indent="0cm" style:auto-text-indent="false" fo:padding="0cm" fo:border="none"/>
    </style:style>
    <style:style style:name="P176" style:family="paragraph" style:parent-style-name="Text_20_body" style:list-style-name="L25">
      <style:paragraph-properties fo:margin-left="0cm" fo:margin-right="0cm" fo:margin-top="0cm" fo:margin-bottom="0.106cm" style:contextual-spacing="false" style:line-height-at-least="0.741cm" fo:orphans="2" fo:widows="2" fo:text-indent="0cm" style:auto-text-indent="false" fo:padding="0cm" fo:border="none"/>
    </style:style>
    <style:style style:name="P177" style:family="paragraph" style:parent-style-name="Text_20_body" style:list-style-name="L25">
      <style:paragraph-properties fo:margin-left="0cm" fo:margin-right="0cm" fo:margin-top="0cm" fo:margin-bottom="0cm" style:contextual-spacing="false" style:line-height-at-least="0.741cm" fo:orphans="2" fo:widows="2" fo:text-indent="0cm" style:auto-text-indent="false" fo:padding="0cm" fo:border="none"/>
    </style:style>
    <style:style style:name="P178" style:family="paragraph" style:parent-style-name="Text_20_body" style:list-style-name="L26">
      <style:paragraph-properties fo:margin-left="0cm" fo:margin-right="0cm" fo:margin-top="0cm" fo:margin-bottom="0.106cm" style:contextual-spacing="false" style:line-height-at-least="0.741cm" fo:orphans="2" fo:widows="2" fo:text-indent="0cm" style:auto-text-indent="false" fo:padding="0cm" fo:border="none"/>
    </style:style>
    <style:style style:name="P179" style:family="paragraph" style:parent-style-name="Text_20_body" style:list-style-name="L26">
      <style:paragraph-properties fo:margin-left="0cm" fo:margin-right="0cm" fo:margin-top="0cm" fo:margin-bottom="0cm" style:contextual-spacing="false" style:line-height-at-least="0.741cm" fo:orphans="2" fo:widows="2" fo:text-indent="0cm" style:auto-text-indent="false" fo:padding="0cm" fo:border="none"/>
    </style:style>
    <style:style style:name="P180" style:family="paragraph" style:parent-style-name="Text_20_body" style:list-style-name="L27">
      <style:paragraph-properties fo:margin-left="0cm" fo:margin-right="0cm" fo:margin-top="0cm" fo:margin-bottom="0cm" style:contextual-spacing="false" style:line-height-at-least="0.741cm" fo:orphans="2" fo:widows="2" fo:text-indent="0cm" style:auto-text-indent="false" fo:padding="0cm" fo:border="none"/>
    </style:style>
    <style:style style:name="P181" style:family="paragraph" style:parent-style-name="Text_20_body" style:list-style-name="L29">
      <style:paragraph-properties fo:margin-left="0cm" fo:margin-right="0cm" fo:margin-top="0cm" fo:margin-bottom="0.106cm" style:contextual-spacing="false" style:line-height-at-least="0.741cm" fo:orphans="2" fo:widows="2" fo:text-indent="0cm" style:auto-text-indent="false" fo:padding="0cm" fo:border="none"/>
    </style:style>
    <style:style style:name="P182" style:family="paragraph" style:parent-style-name="Text_20_body" style:list-style-name="L29">
      <style:paragraph-properties fo:margin-left="0cm" fo:margin-right="0cm" fo:margin-top="0cm" fo:margin-bottom="0cm" style:contextual-spacing="false" style:line-height-at-least="0.741cm" fo:orphans="2" fo:widows="2" fo:text-indent="0cm" style:auto-text-indent="false" fo:padding="0cm" fo:border="none"/>
    </style:style>
    <style:style style:name="P183" style:family="paragraph" style:parent-style-name="Text_20_body" style:list-style-name="L30">
      <style:paragraph-properties fo:margin-left="0cm" fo:margin-right="0cm" fo:margin-top="0cm" fo:margin-bottom="0.106cm" style:contextual-spacing="false" style:line-height-at-least="0.741cm" fo:orphans="2" fo:widows="2" fo:text-indent="0cm" style:auto-text-indent="false" fo:padding="0cm" fo:border="none"/>
    </style:style>
    <style:style style:name="P184" style:family="paragraph" style:parent-style-name="Text_20_body" style:list-style-name="L31">
      <style:paragraph-properties fo:margin-left="0cm" fo:margin-right="0cm" fo:margin-top="0cm" fo:margin-bottom="0.106cm" style:contextual-spacing="false" style:line-height-at-least="0.741cm" fo:orphans="2" fo:widows="2" fo:text-indent="0cm" style:auto-text-indent="false" fo:padding="0cm" fo:border="none"/>
    </style:style>
    <style:style style:name="P185" style:family="paragraph" style:parent-style-name="Text_20_body" style:list-style-name="L31">
      <style:paragraph-properties fo:margin-left="0cm" fo:margin-right="0cm" fo:margin-top="0cm" fo:margin-bottom="0cm" style:contextual-spacing="false" style:line-height-at-least="0.741cm" fo:orphans="2" fo:widows="2" fo:text-indent="0cm" style:auto-text-indent="false" fo:padding="0cm" fo:border="none"/>
    </style:style>
    <style:style style:name="P186" style:family="paragraph" style:parent-style-name="Text_20_body" style:list-style-name="L32">
      <style:paragraph-properties fo:margin-left="0cm" fo:margin-right="0cm" fo:margin-top="0cm" fo:margin-bottom="0cm" style:contextual-spacing="false" style:line-height-at-least="0.741cm" fo:orphans="2" fo:widows="2" fo:text-indent="0cm" style:auto-text-indent="false" fo:padding="0cm" fo:border="none"/>
    </style:style>
    <style:style style:name="P187" style:family="paragraph" style:parent-style-name="Text_20_body" style:list-style-name="L33">
      <style:paragraph-properties fo:margin-left="0cm" fo:margin-right="0cm" fo:margin-top="0cm" fo:margin-bottom="0cm" style:contextual-spacing="false" style:line-height-at-least="0.741cm" fo:orphans="2" fo:widows="2" fo:text-indent="0cm" style:auto-text-indent="false" fo:padding="0cm" fo:border="none"/>
    </style:style>
    <style:style style:name="P188" style:family="paragraph" style:parent-style-name="Text_20_body" style:list-style-name="L33">
      <style:paragraph-properties fo:margin-left="0cm" fo:margin-right="0cm" fo:margin-top="0cm" fo:margin-bottom="0.106cm" style:contextual-spacing="false" style:line-height-at-least="0.741cm" fo:orphans="2" fo:widows="2" fo:text-indent="0cm" style:auto-text-indent="false" fo:padding="0cm" fo:border="none"/>
    </style:style>
    <style:style style:name="P189" style:family="paragraph" style:parent-style-name="Text_20_body" style:list-style-name="L34">
      <style:paragraph-properties fo:margin-left="0cm" fo:margin-right="0cm" fo:margin-top="0cm" fo:margin-bottom="0.106cm" style:contextual-spacing="false" style:line-height-at-least="0.741cm" fo:orphans="2" fo:widows="2" fo:text-indent="0cm" style:auto-text-indent="false" fo:padding="0cm" fo:border="none"/>
    </style:style>
    <style:style style:name="P190" style:family="paragraph" style:parent-style-name="Text_20_body" style:list-style-name="L34">
      <style:paragraph-properties fo:margin-left="0cm" fo:margin-right="0cm" fo:margin-top="0cm" fo:margin-bottom="0cm" style:contextual-spacing="false" style:line-height-at-least="0.741cm" fo:orphans="2" fo:widows="2" fo:text-indent="0cm" style:auto-text-indent="false" fo:padding="0cm" fo:border="none"/>
    </style:style>
    <style:style style:name="P191" style:family="paragraph" style:parent-style-name="Text_20_body" style:list-style-name="L35">
      <style:paragraph-properties fo:margin-left="0cm" fo:margin-right="0cm" fo:margin-top="0cm" fo:margin-bottom="0.106cm" style:contextual-spacing="false" style:line-height-at-least="0.741cm" fo:orphans="2" fo:widows="2" fo:text-indent="0cm" style:auto-text-indent="false" fo:padding="0cm" fo:border="none"/>
    </style:style>
    <style:style style:name="P192" style:family="paragraph" style:parent-style-name="Text_20_body" style:list-style-name="L35">
      <style:paragraph-properties fo:margin-left="0cm" fo:margin-right="0cm" fo:margin-top="0cm" fo:margin-bottom="0cm" style:contextual-spacing="false" style:line-height-at-least="0.741cm" fo:orphans="2" fo:widows="2" fo:text-indent="0cm" style:auto-text-indent="false" fo:padding="0cm" fo:border="none"/>
    </style:style>
    <style:style style:name="P193" style:family="paragraph" style:parent-style-name="Text_20_body" style:list-style-name="L36">
      <style:paragraph-properties fo:margin-left="0cm" fo:margin-right="0cm" fo:margin-top="0cm" fo:margin-bottom="0.106cm" style:contextual-spacing="false" style:line-height-at-least="0.741cm" fo:orphans="2" fo:widows="2" fo:text-indent="0cm" style:auto-text-indent="false" fo:padding="0cm" fo:border="none"/>
    </style:style>
    <style:style style:name="P194" style:family="paragraph" style:parent-style-name="Text_20_body" style:list-style-name="L36">
      <style:paragraph-properties fo:margin-left="0cm" fo:margin-right="0cm" fo:margin-top="0cm" fo:margin-bottom="0cm" style:contextual-spacing="false" style:line-height-at-least="0.741cm" fo:orphans="2" fo:widows="2" fo:text-indent="0cm" style:auto-text-indent="false" fo:padding="0cm" fo:border="none"/>
    </style:style>
    <style:style style:name="P195" style:family="paragraph" style:parent-style-name="Text_20_body" style:list-style-name="L37">
      <style:paragraph-properties fo:margin-left="0cm" fo:margin-right="0cm" fo:margin-top="0cm" fo:margin-bottom="0cm" style:contextual-spacing="false" style:line-height-at-least="0.741cm" fo:orphans="2" fo:widows="2" fo:text-indent="0cm" style:auto-text-indent="false" fo:padding="0cm" fo:border="none"/>
    </style:style>
    <style:style style:name="P196" style:family="paragraph" style:parent-style-name="Text_20_body" style:list-style-name="L38">
      <style:paragraph-properties fo:margin-left="0cm" fo:margin-right="0cm" fo:margin-top="0cm" fo:margin-bottom="0.106cm" style:contextual-spacing="false" style:line-height-at-least="0.741cm" fo:orphans="2" fo:widows="2" fo:text-indent="0cm" style:auto-text-indent="false" fo:padding="0cm" fo:border="none"/>
    </style:style>
    <style:style style:name="P197" style:family="paragraph" style:parent-style-name="Text_20_body" style:list-style-name="L38">
      <style:paragraph-properties fo:margin-left="0cm" fo:margin-right="0cm" fo:margin-top="0cm" fo:margin-bottom="0cm" style:contextual-spacing="false" style:line-height-at-least="0.741cm" fo:orphans="2" fo:widows="2" fo:text-indent="0cm" style:auto-text-indent="false" fo:padding="0cm" fo:border="none"/>
    </style:style>
    <style:style style:name="P198" style:family="paragraph" style:parent-style-name="Text_20_body" style:list-style-name="L39">
      <style:paragraph-properties fo:margin-left="0cm" fo:margin-right="0cm" fo:margin-top="0cm" fo:margin-bottom="0cm" style:contextual-spacing="false" style:line-height-at-least="0.741cm" fo:orphans="2" fo:widows="2" fo:text-indent="0cm" style:auto-text-indent="false" fo:padding="0cm" fo:border="none"/>
    </style:style>
    <style:style style:name="P199" style:family="paragraph" style:parent-style-name="Text_20_body" style:list-style-name="L40">
      <style:paragraph-properties fo:margin-left="0cm" fo:margin-right="0cm" fo:margin-top="0cm" fo:margin-bottom="0cm" style:contextual-spacing="false" style:line-height-at-least="0.741cm" fo:orphans="2" fo:widows="2" fo:text-indent="0cm" style:auto-text-indent="false" fo:padding="0cm" fo:border="none"/>
    </style:style>
    <style:style style:name="P200" style:family="paragraph" style:parent-style-name="Text_20_body" style:list-style-name="L42">
      <style:paragraph-properties fo:margin-left="0cm" fo:margin-right="0cm" fo:margin-top="0cm" fo:margin-bottom="0.106cm" style:contextual-spacing="false" style:line-height-at-least="0.741cm" fo:orphans="2" fo:widows="2" fo:text-indent="0cm" style:auto-text-indent="false" fo:padding="0cm" fo:border="none"/>
    </style:style>
    <style:style style:name="P201" style:family="paragraph" style:parent-style-name="Text_20_body" style:list-style-name="L42">
      <style:paragraph-properties fo:margin-left="0cm" fo:margin-right="0cm" fo:margin-top="0cm" fo:margin-bottom="0cm" style:contextual-spacing="false" style:line-height-at-least="0.741cm" fo:orphans="2" fo:widows="2" fo:text-indent="0cm" style:auto-text-indent="false" fo:padding="0cm" fo:border="none"/>
    </style:style>
    <style:style style:name="P202" style:family="paragraph" style:parent-style-name="Text_20_body" style:list-style-name="L43">
      <style:paragraph-properties fo:margin-left="0cm" fo:margin-right="0cm" fo:margin-top="0cm" fo:margin-bottom="0cm" style:contextual-spacing="false" style:line-height-at-least="0.741cm" fo:orphans="2" fo:widows="2" fo:text-indent="0cm" style:auto-text-indent="false" fo:padding="0cm" fo:border="none"/>
    </style:style>
    <style:style style:name="P203" style:family="paragraph" style:parent-style-name="Text_20_body" style:list-style-name="L44">
      <style:paragraph-properties fo:margin-left="0cm" fo:margin-right="0cm" fo:margin-top="0cm" fo:margin-bottom="0cm" style:contextual-spacing="false" style:line-height-at-least="0.741cm" fo:orphans="2" fo:widows="2" fo:text-indent="0cm" style:auto-text-indent="false" fo:padding="0cm" fo:border="none"/>
    </style:style>
    <style:style style:name="P204" style:family="paragraph" style:parent-style-name="Text_20_body" style:list-style-name="L45">
      <style:paragraph-properties fo:margin-left="0cm" fo:margin-right="0cm" fo:margin-top="0cm" fo:margin-bottom="0cm" style:contextual-spacing="false" style:line-height-at-least="0.741cm" fo:orphans="2" fo:widows="2" fo:text-indent="0cm" style:auto-text-indent="false" fo:padding="0cm" fo:border="none"/>
    </style:style>
    <style:style style:name="P205" style:family="paragraph" style:parent-style-name="Text_20_body" style:list-style-name="L46">
      <style:paragraph-properties fo:margin-left="0cm" fo:margin-right="0cm" fo:margin-top="0cm" fo:margin-bottom="0cm" style:contextual-spacing="false" style:line-height-at-least="0.741cm" fo:orphans="2" fo:widows="2" fo:text-indent="0cm" style:auto-text-indent="false" fo:padding="0cm" fo:border="none"/>
    </style:style>
    <style:style style:name="P206" style:family="paragraph" style:parent-style-name="Text_20_body" style:list-style-name="L47">
      <style:paragraph-properties fo:margin-left="0cm" fo:margin-right="0cm" fo:margin-top="0cm" fo:margin-bottom="0cm" style:contextual-spacing="false" style:line-height-at-least="0.741cm" fo:orphans="2" fo:widows="2" fo:text-indent="0cm" style:auto-text-indent="false" fo:padding="0cm" fo:border="none"/>
    </style:style>
    <style:style style:name="P207" style:family="paragraph" style:parent-style-name="Text_20_body" style:list-style-name="L48">
      <style:paragraph-properties fo:margin-left="0cm" fo:margin-right="0cm" fo:margin-top="0cm" fo:margin-bottom="0cm" style:contextual-spacing="false" style:line-height-at-least="0.741cm" fo:orphans="2" fo:widows="2" fo:text-indent="0cm" style:auto-text-indent="false" fo:padding="0cm" fo:border="none"/>
    </style:style>
    <style:style style:name="P208" style:family="paragraph" style:parent-style-name="Text_20_body" style:list-style-name="L49">
      <style:paragraph-properties fo:margin-left="0cm" fo:margin-right="0cm" fo:margin-top="0cm" fo:margin-bottom="0cm" style:contextual-spacing="false" style:line-height-at-least="0.741cm" fo:orphans="2" fo:widows="2" fo:text-indent="0cm" style:auto-text-indent="false" fo:padding="0cm" fo:border="none"/>
    </style:style>
    <style:style style:name="P209" style:family="paragraph" style:parent-style-name="Text_20_body" style:list-style-name="L50">
      <style:paragraph-properties fo:margin-left="0cm" fo:margin-right="0cm" fo:margin-top="0cm" fo:margin-bottom="0.106cm" style:contextual-spacing="false" style:line-height-at-least="0.741cm" fo:orphans="2" fo:widows="2" fo:text-indent="0cm" style:auto-text-indent="false" fo:padding="0cm" fo:border="none"/>
    </style:style>
    <style:style style:name="P210" style:family="paragraph" style:parent-style-name="Text_20_body" style:list-style-name="L50">
      <style:paragraph-properties fo:margin-left="0cm" fo:margin-right="0cm" fo:margin-top="0cm" fo:margin-bottom="0cm" style:contextual-spacing="false" style:line-height-at-least="0.741cm" fo:orphans="2" fo:widows="2" fo:text-indent="0cm" style:auto-text-indent="false" fo:padding="0cm" fo:border="none"/>
    </style:style>
    <style:style style:name="P211" style:family="paragraph" style:parent-style-name="Text_20_body" style:list-style-name="L51">
      <style:paragraph-properties fo:margin-left="0cm" fo:margin-right="0cm" fo:margin-top="0cm" fo:margin-bottom="0cm" style:contextual-spacing="false" style:line-height-at-least="0.741cm" fo:orphans="2" fo:widows="2" fo:text-indent="0cm" style:auto-text-indent="false" fo:padding="0cm" fo:border="none"/>
    </style:style>
    <style:style style:name="P212" style:family="paragraph" style:parent-style-name="Text_20_body" style:list-style-name="L52">
      <style:paragraph-properties fo:margin-left="0cm" fo:margin-right="0cm" fo:margin-top="0cm" fo:margin-bottom="0.106cm" style:contextual-spacing="false" style:line-height-at-least="0.741cm" fo:orphans="2" fo:widows="2" fo:text-indent="0cm" style:auto-text-indent="false" fo:padding="0cm" fo:border="none"/>
    </style:style>
    <style:style style:name="P213" style:family="paragraph" style:parent-style-name="Text_20_body" style:list-style-name="L52">
      <style:paragraph-properties fo:margin-left="0cm" fo:margin-right="0cm" fo:margin-top="0cm" fo:margin-bottom="0cm" style:contextual-spacing="false" style:line-height-at-least="0.741cm" fo:orphans="2" fo:widows="2" fo:text-indent="0cm" style:auto-text-indent="false" fo:padding="0cm" fo:border="none"/>
    </style:style>
    <style:style style:name="P214" style:family="paragraph" style:parent-style-name="Text_20_body" style:list-style-name="L53">
      <style:paragraph-properties fo:margin-left="0cm" fo:margin-right="0cm" fo:margin-top="0cm" fo:margin-bottom="0.106cm" style:contextual-spacing="false" style:line-height-at-least="0.741cm" fo:orphans="2" fo:widows="2" fo:text-indent="0cm" style:auto-text-indent="false" fo:padding="0cm" fo:border="none"/>
    </style:style>
    <style:style style:name="P215" style:family="paragraph" style:parent-style-name="Text_20_body" style:list-style-name="L53">
      <style:paragraph-properties fo:margin-left="0cm" fo:margin-right="0cm" fo:margin-top="0cm" fo:margin-bottom="0cm" style:contextual-spacing="false" style:line-height-at-least="0.741cm" fo:orphans="2" fo:widows="2" fo:text-indent="0cm" style:auto-text-indent="false" fo:padding="0cm" fo:border="none"/>
    </style:style>
    <style:style style:name="P216" style:family="paragraph" style:parent-style-name="Text_20_body" style:list-style-name="L54">
      <style:paragraph-properties fo:margin-left="0cm" fo:margin-right="0cm" fo:margin-top="0cm" fo:margin-bottom="0.106cm" style:contextual-spacing="false" style:line-height-at-least="0.741cm" fo:orphans="2" fo:widows="2" fo:text-indent="0cm" style:auto-text-indent="false" fo:padding="0cm" fo:border="none"/>
    </style:style>
    <style:style style:name="P217" style:family="paragraph" style:parent-style-name="Text_20_body" style:list-style-name="L54">
      <style:paragraph-properties fo:margin-left="0cm" fo:margin-right="0cm" fo:margin-top="0cm" fo:margin-bottom="0cm" style:contextual-spacing="false" style:line-height-at-least="0.741cm" fo:orphans="2" fo:widows="2" fo:text-indent="0cm" style:auto-text-indent="false" fo:padding="0cm" fo:border="none"/>
    </style:style>
    <style:style style:name="P218" style:family="paragraph" style:parent-style-name="Text_20_body" style:list-style-name="L55">
      <style:paragraph-properties fo:margin-left="0cm" fo:margin-right="0cm" fo:margin-top="0cm" fo:margin-bottom="0cm" style:contextual-spacing="false" style:line-height-at-least="0.741cm" fo:orphans="2" fo:widows="2" fo:text-indent="0cm" style:auto-text-indent="false" fo:padding="0cm" fo:border="none"/>
    </style:style>
    <style:style style:name="P219" style:family="paragraph" style:parent-style-name="Text_20_body" style:list-style-name="L55">
      <style:paragraph-properties fo:margin-left="0cm" fo:margin-right="0cm" fo:margin-top="0cm" fo:margin-bottom="0.106cm" style:contextual-spacing="false" style:line-height-at-least="0.741cm" fo:orphans="2" fo:widows="2" fo:text-indent="0cm" style:auto-text-indent="false" fo:padding="0cm" fo:border="none"/>
    </style:style>
    <style:style style:name="P220" style:family="paragraph" style:parent-style-name="Text_20_body" style:list-style-name="L56">
      <style:paragraph-properties fo:margin-left="0cm" fo:margin-right="0cm" fo:margin-top="0cm" fo:margin-bottom="0cm" style:contextual-spacing="false" style:line-height-at-least="0.741cm" fo:orphans="2" fo:widows="2" fo:text-indent="0cm" style:auto-text-indent="false" fo:padding="0cm" fo:border="none"/>
    </style:style>
    <style:style style:name="P221" style:family="paragraph" style:parent-style-name="Text_20_body" style:list-style-name="L57">
      <style:paragraph-properties fo:margin-left="0cm" fo:margin-right="0cm" fo:margin-top="0cm" fo:margin-bottom="0.106cm" style:contextual-spacing="false" style:line-height-at-least="0.741cm" fo:orphans="2" fo:widows="2" fo:text-indent="0cm" style:auto-text-indent="false" fo:padding="0cm" fo:border="none"/>
    </style:style>
    <style:style style:name="P222" style:family="paragraph" style:parent-style-name="Text_20_body" style:list-style-name="L57">
      <style:paragraph-properties fo:margin-left="0cm" fo:margin-right="0cm" fo:margin-top="0cm" fo:margin-bottom="0cm" style:contextual-spacing="false" style:line-height-at-least="0.741cm" fo:orphans="2" fo:widows="2" fo:text-indent="0cm" style:auto-text-indent="false" fo:padding="0cm" fo:border="none"/>
    </style:style>
    <style:style style:name="P223" style:family="paragraph" style:parent-style-name="Text_20_body" style:list-style-name="L58">
      <style:paragraph-properties fo:margin-left="0cm" fo:margin-right="0cm" fo:margin-top="0cm" fo:margin-bottom="0.106cm" style:contextual-spacing="false" style:line-height-at-least="0.741cm" fo:orphans="2" fo:widows="2" fo:text-indent="0cm" style:auto-text-indent="false" fo:padding="0cm" fo:border="none"/>
    </style:style>
    <style:style style:name="P224" style:family="paragraph" style:parent-style-name="Text_20_body" style:list-style-name="L58">
      <style:paragraph-properties fo:margin-left="0cm" fo:margin-right="0cm" fo:margin-top="0cm" fo:margin-bottom="0cm" style:contextual-spacing="false" style:line-height-at-least="0.741cm" fo:orphans="2" fo:widows="2" fo:text-indent="0cm" style:auto-text-indent="false" fo:padding="0cm" fo:border="none"/>
    </style:style>
    <style:style style:name="P225" style:family="paragraph" style:parent-style-name="Text_20_body" style:list-style-name="L59">
      <style:paragraph-properties fo:margin-left="0cm" fo:margin-right="0cm" fo:margin-top="0cm" fo:margin-bottom="0.106cm" style:contextual-spacing="false" style:line-height-at-least="0.741cm" fo:orphans="2" fo:widows="2" fo:text-indent="0cm" style:auto-text-indent="false" fo:padding="0cm" fo:border="none"/>
    </style:style>
    <style:style style:name="P226" style:family="paragraph" style:parent-style-name="Text_20_body" style:list-style-name="L59">
      <style:paragraph-properties fo:margin-left="0cm" fo:margin-right="0cm" fo:margin-top="0cm" fo:margin-bottom="0cm" style:contextual-spacing="false" style:line-height-at-least="0.741cm" fo:orphans="2" fo:widows="2" fo:text-indent="0cm" style:auto-text-indent="false" fo:padding="0cm" fo:border="none"/>
    </style:style>
    <style:style style:name="P227" style:family="paragraph" style:parent-style-name="Text_20_body" style:list-style-name="L61">
      <style:paragraph-properties fo:margin-left="0cm" fo:margin-right="0cm" fo:margin-top="0cm" fo:margin-bottom="0.106cm" style:contextual-spacing="false" style:line-height-at-least="0.741cm" fo:orphans="2" fo:widows="2" fo:text-indent="0cm" style:auto-text-indent="false" fo:padding="0cm" fo:border="none"/>
    </style:style>
    <style:style style:name="P228" style:family="paragraph" style:parent-style-name="Text_20_body" style:list-style-name="L61">
      <style:paragraph-properties fo:margin-left="0cm" fo:margin-right="0cm" fo:margin-top="0cm" fo:margin-bottom="0cm" style:contextual-spacing="false" style:line-height-at-least="0.741cm" fo:orphans="2" fo:widows="2" fo:text-indent="0cm" style:auto-text-indent="false" fo:padding="0cm" fo:border="none"/>
    </style:style>
    <style:style style:name="P229" style:family="paragraph" style:parent-style-name="Text_20_body" style:list-style-name="L62">
      <style:paragraph-properties fo:margin-left="0cm" fo:margin-right="0cm" fo:margin-top="0cm" fo:margin-bottom="0cm" style:contextual-spacing="false" style:line-height-at-least="0.741cm" fo:orphans="2" fo:widows="2" fo:text-indent="0cm" style:auto-text-indent="false" fo:padding="0cm" fo:border="none"/>
    </style:style>
    <style:style style:name="P230" style:family="paragraph" style:parent-style-name="Text_20_body" style:list-style-name="L62">
      <style:paragraph-properties fo:margin-left="0cm" fo:margin-right="0cm" fo:margin-top="0cm" fo:margin-bottom="0.106cm" style:contextual-spacing="false" style:line-height-at-least="0.741cm" fo:orphans="2" fo:widows="2" fo:text-indent="0cm" style:auto-text-indent="false" fo:padding="0cm" fo:border="none"/>
    </style:style>
    <style:style style:name="P231" style:family="paragraph" style:parent-style-name="Text_20_body" style:list-style-name="L63">
      <style:paragraph-properties fo:margin-left="0cm" fo:margin-right="0cm" fo:margin-top="0cm" fo:margin-bottom="0cm" style:contextual-spacing="false" style:line-height-at-least="0.741cm" fo:orphans="2" fo:widows="2" fo:text-indent="0cm" style:auto-text-indent="false" fo:padding="0cm" fo:border="none"/>
    </style:style>
    <style:style style:name="P232" style:family="paragraph" style:parent-style-name="Text_20_body" style:list-style-name="L63">
      <style:paragraph-properties fo:margin-left="0cm" fo:margin-right="0cm" fo:margin-top="0cm" fo:margin-bottom="0.106cm" style:contextual-spacing="false" style:line-height-at-least="0.741cm" fo:orphans="2" fo:widows="2" fo:text-indent="0cm" style:auto-text-indent="false" fo:padding="0cm" fo:border="none"/>
    </style:style>
    <style:style style:name="P233" style:family="paragraph" style:parent-style-name="Text_20_body" style:list-style-name="L64">
      <style:paragraph-properties fo:margin-left="0cm" fo:margin-right="0cm" fo:margin-top="0cm" fo:margin-bottom="0cm" style:contextual-spacing="false" style:line-height-at-least="0.741cm" fo:orphans="2" fo:widows="2" fo:text-indent="0cm" style:auto-text-indent="false" fo:padding="0cm" fo:border="none"/>
    </style:style>
    <style:style style:name="P234" style:family="paragraph" style:parent-style-name="Text_20_body" style:list-style-name="L64">
      <style:paragraph-properties fo:margin-left="0cm" fo:margin-right="0cm" fo:margin-top="0cm" fo:margin-bottom="0.106cm" style:contextual-spacing="false" style:line-height-at-least="0.741cm" fo:orphans="2" fo:widows="2" fo:text-indent="0cm" style:auto-text-indent="false" fo:padding="0cm" fo:border="none"/>
    </style:style>
    <style:style style:name="P235" style:family="paragraph" style:parent-style-name="Text_20_body" style:list-style-name="L65">
      <style:paragraph-properties fo:margin-left="0cm" fo:margin-right="0cm" fo:margin-top="0cm" fo:margin-bottom="0cm" style:contextual-spacing="false" style:line-height-at-least="0.741cm" fo:orphans="2" fo:widows="2" fo:text-indent="0cm" style:auto-text-indent="false" fo:padding="0cm" fo:border="none"/>
    </style:style>
    <style:style style:name="P236" style:family="paragraph" style:parent-style-name="Text_20_body" style:list-style-name="L69">
      <style:paragraph-properties fo:margin-left="0cm" fo:margin-right="0cm" fo:margin-top="0cm" fo:margin-bottom="0cm" style:contextual-spacing="false" style:line-height-at-least="0.741cm" fo:orphans="2" fo:widows="2" fo:text-indent="0cm" style:auto-text-indent="false" fo:padding="0cm" fo:border="none"/>
    </style:style>
    <style:style style:name="P237" style:family="paragraph" style:parent-style-name="Text_20_body" style:list-style-name="L70">
      <style:paragraph-properties fo:margin-left="0cm" fo:margin-right="0cm" fo:margin-top="0cm" fo:margin-bottom="0cm" style:contextual-spacing="false" style:line-height-at-least="0.741cm" fo:orphans="2" fo:widows="2" fo:text-indent="0cm" style:auto-text-indent="false" fo:padding="0cm" fo:border="none"/>
    </style:style>
    <style:style style:name="P238" style:family="paragraph" style:parent-style-name="Text_20_body" style:list-style-name="L70">
      <style:paragraph-properties fo:margin-left="0cm" fo:margin-right="0cm" fo:margin-top="0cm" fo:margin-bottom="0.106cm" style:contextual-spacing="false" style:line-height-at-least="0.741cm" fo:orphans="2" fo:widows="2" fo:text-indent="0cm" style:auto-text-indent="false" fo:padding="0cm" fo:border="none"/>
    </style:style>
    <style:style style:name="P239" style:family="paragraph" style:parent-style-name="Text_20_body" style:list-style-name="L71">
      <style:paragraph-properties fo:margin-left="0cm" fo:margin-right="0cm" fo:margin-top="0cm" fo:margin-bottom="0cm" style:contextual-spacing="false" style:line-height-at-least="0.741cm" fo:orphans="2" fo:widows="2" fo:text-indent="0cm" style:auto-text-indent="false" fo:padding="0cm" fo:border="none"/>
    </style:style>
    <style:style style:name="P240" style:family="paragraph" style:parent-style-name="Text_20_body" style:list-style-name="L72">
      <style:paragraph-properties fo:margin-left="0cm" fo:margin-right="0cm" fo:margin-top="0cm" fo:margin-bottom="0cm" style:contextual-spacing="false" style:line-height-at-least="0.741cm" fo:orphans="2" fo:widows="2" fo:text-indent="0cm" style:auto-text-indent="false" fo:padding="0cm" fo:border="none"/>
    </style:style>
    <style:style style:name="P241" style:family="paragraph" style:parent-style-name="Text_20_body" style:list-style-name="L73">
      <style:paragraph-properties fo:margin-left="0cm" fo:margin-right="0cm" fo:margin-top="0cm" fo:margin-bottom="0cm" style:contextual-spacing="false" style:line-height-at-least="0.741cm" fo:orphans="2" fo:widows="2" fo:text-indent="0cm" style:auto-text-indent="false" fo:padding="0cm" fo:border="none"/>
    </style:style>
    <style:style style:name="P242" style:family="paragraph" style:parent-style-name="Text_20_body" style:list-style-name="L74">
      <style:paragraph-properties fo:margin-left="0cm" fo:margin-right="0cm" fo:margin-top="0cm" fo:margin-bottom="0.106cm" style:contextual-spacing="false" style:line-height-at-least="0.741cm" fo:orphans="2" fo:widows="2" fo:text-indent="0cm" style:auto-text-indent="false" fo:padding="0cm" fo:border="none"/>
    </style:style>
    <style:style style:name="P243" style:family="paragraph" style:parent-style-name="Text_20_body" style:list-style-name="L75">
      <style:paragraph-properties fo:margin-left="0cm" fo:margin-right="0cm" fo:margin-top="0cm" fo:margin-bottom="0cm" style:contextual-spacing="false" style:line-height-at-least="0.741cm" fo:orphans="2" fo:widows="2" fo:text-indent="0cm" style:auto-text-indent="false" fo:padding="0cm" fo:border="none"/>
    </style:style>
    <style:style style:name="P244" style:family="paragraph" style:parent-style-name="Text_20_body" style:list-style-name="L75">
      <style:paragraph-properties fo:margin-left="0cm" fo:margin-right="0cm" fo:margin-top="0cm" fo:margin-bottom="0.106cm" style:contextual-spacing="false" style:line-height-at-least="0.741cm" fo:orphans="2" fo:widows="2" fo:text-indent="0cm" style:auto-text-indent="false" fo:padding="0cm" fo:border="none"/>
    </style:style>
    <style:style style:name="P245" style:family="paragraph" style:parent-style-name="Text_20_body" style:list-style-name="L76">
      <style:paragraph-properties fo:margin-left="0cm" fo:margin-right="0cm" fo:margin-top="0cm" fo:margin-bottom="0cm" style:contextual-spacing="false" style:line-height-at-least="0.741cm" fo:orphans="2" fo:widows="2" fo:text-indent="0cm" style:auto-text-indent="false" fo:padding="0cm" fo:border="none"/>
    </style:style>
    <style:style style:name="P246" style:family="paragraph" style:parent-style-name="Text_20_body" style:list-style-name="L76">
      <style:paragraph-properties fo:margin-left="0cm" fo:margin-right="0cm" fo:margin-top="0cm" fo:margin-bottom="0.106cm" style:contextual-spacing="false" style:line-height-at-least="0.741cm" fo:orphans="2" fo:widows="2" fo:text-indent="0cm" style:auto-text-indent="false" fo:padding="0cm" fo:border="none"/>
    </style:style>
    <style:style style:name="P247" style:family="paragraph" style:parent-style-name="Text_20_body" style:list-style-name="L77">
      <style:paragraph-properties fo:margin-left="0cm" fo:margin-right="0cm" fo:margin-top="0cm" fo:margin-bottom="0cm" style:contextual-spacing="false" style:line-height-at-least="0.741cm" fo:orphans="2" fo:widows="2" fo:text-indent="0cm" style:auto-text-indent="false" fo:padding="0cm" fo:border="none"/>
    </style:style>
    <style:style style:name="P248" style:family="paragraph" style:parent-style-name="Text_20_body" style:list-style-name="L77">
      <style:paragraph-properties fo:margin-left="0cm" fo:margin-right="0cm" fo:margin-top="0cm" fo:margin-bottom="0.106cm" style:contextual-spacing="false" style:line-height-at-least="0.741cm" fo:orphans="2" fo:widows="2" fo:text-indent="0cm" style:auto-text-indent="false" fo:padding="0cm" fo:border="none"/>
    </style:style>
    <style:style style:name="P249" style:family="paragraph" style:parent-style-name="Text_20_body" style:list-style-name="L78">
      <style:paragraph-properties fo:margin-left="0cm" fo:margin-right="0cm" fo:margin-top="0cm" fo:margin-bottom="0cm" style:contextual-spacing="false" style:line-height-at-least="0.741cm" fo:orphans="2" fo:widows="2" fo:text-indent="0cm" style:auto-text-indent="false" fo:padding="0cm" fo:border="none"/>
    </style:style>
    <style:style style:name="P250" style:family="paragraph" style:parent-style-name="Text_20_body" style:list-style-name="L80">
      <style:paragraph-properties fo:margin-left="0cm" fo:margin-right="0cm" fo:margin-top="0cm" fo:margin-bottom="0.106cm" style:contextual-spacing="false" style:line-height-at-least="0.741cm" fo:orphans="2" fo:widows="2" fo:text-indent="0cm" style:auto-text-indent="false" fo:padding="0cm" fo:border="none"/>
    </style:style>
    <style:style style:name="P251" style:family="paragraph" style:parent-style-name="Text_20_body" style:list-style-name="L80">
      <style:paragraph-properties fo:margin-left="0cm" fo:margin-right="0cm" fo:margin-top="0cm" fo:margin-bottom="0cm" style:contextual-spacing="false" style:line-height-at-least="0.741cm" fo:orphans="2" fo:widows="2" fo:text-indent="0cm" style:auto-text-indent="false" fo:padding="0cm" fo:border="none"/>
    </style:style>
    <style:style style:name="P252" style:family="paragraph" style:parent-style-name="Text_20_body" style:list-style-name="L81">
      <style:paragraph-properties fo:margin-left="0cm" fo:margin-right="0cm" fo:margin-top="0cm" fo:margin-bottom="0.106cm" style:contextual-spacing="false" style:line-height-at-least="0.741cm" fo:orphans="2" fo:widows="2" fo:text-indent="0cm" style:auto-text-indent="false" fo:padding="0cm" fo:border="none"/>
    </style:style>
    <style:style style:name="P253" style:family="paragraph" style:parent-style-name="Text_20_body" style:list-style-name="L82">
      <style:paragraph-properties fo:margin-left="0cm" fo:margin-right="0cm" fo:margin-top="0cm" fo:margin-bottom="0.106cm" style:contextual-spacing="false" style:line-height-at-least="0.741cm" fo:orphans="2" fo:widows="2" fo:text-indent="0cm" style:auto-text-indent="false" fo:padding="0cm" fo:border="none"/>
    </style:style>
    <style:style style:name="P254" style:family="paragraph" style:parent-style-name="Text_20_body" style:list-style-name="L83">
      <style:paragraph-properties fo:margin-left="0cm" fo:margin-right="0cm" fo:margin-top="0cm" fo:margin-bottom="0.106cm" style:contextual-spacing="false" style:line-height-at-least="0.741cm" fo:orphans="2" fo:widows="2" fo:text-indent="0cm" style:auto-text-indent="false" fo:padding="0cm" fo:border="none"/>
    </style:style>
    <style:style style:name="P255" style:family="paragraph" style:parent-style-name="Text_20_body" style:list-style-name="L83">
      <style:paragraph-properties fo:margin-left="0cm" fo:margin-right="0cm" fo:margin-top="0cm" fo:margin-bottom="0cm" style:contextual-spacing="false" style:line-height-at-least="0.741cm" fo:orphans="2" fo:widows="2" fo:text-indent="0cm" style:auto-text-indent="false" fo:padding="0cm" fo:border="none"/>
    </style:style>
    <style:style style:name="P256" style:family="paragraph" style:parent-style-name="Text_20_body" style:list-style-name="L84">
      <style:paragraph-properties fo:margin-left="0cm" fo:margin-right="0cm" fo:margin-top="0cm" fo:margin-bottom="0cm" style:contextual-spacing="false" style:line-height-at-least="0.741cm" fo:orphans="2" fo:widows="2" fo:text-indent="0cm" style:auto-text-indent="false" fo:padding="0cm" fo:border="none"/>
    </style:style>
    <style:style style:name="P257" style:family="paragraph" style:parent-style-name="Text_20_body" style:list-style-name="L85">
      <style:paragraph-properties fo:margin-left="0cm" fo:margin-right="0cm" fo:margin-top="0cm" fo:margin-bottom="0.106cm" style:contextual-spacing="false" style:line-height-at-least="0.741cm" fo:orphans="2" fo:widows="2" fo:text-indent="0cm" style:auto-text-indent="false" fo:padding="0cm" fo:border="none"/>
    </style:style>
    <style:style style:name="P258" style:family="paragraph" style:parent-style-name="Text_20_body" style:list-style-name="L86">
      <style:paragraph-properties fo:margin-left="0cm" fo:margin-right="0cm" fo:margin-top="0cm" fo:margin-bottom="0.106cm" style:contextual-spacing="false" style:line-height-at-least="0.741cm" fo:orphans="2" fo:widows="2" fo:text-indent="0cm" style:auto-text-indent="false" fo:padding="0cm" fo:border="none"/>
    </style:style>
    <style:style style:name="P259" style:family="paragraph" style:parent-style-name="Text_20_body" style:list-style-name="L87">
      <style:paragraph-properties fo:margin-left="0cm" fo:margin-right="0cm" fo:margin-top="0cm" fo:margin-bottom="0.106cm" style:contextual-spacing="false" style:line-height-at-least="0.741cm" fo:orphans="2" fo:widows="2" fo:text-indent="0cm" style:auto-text-indent="false" fo:padding="0cm" fo:border="none"/>
    </style:style>
    <style:style style:name="P260" style:family="paragraph" style:parent-style-name="Text_20_body" style:list-style-name="L87">
      <style:paragraph-properties fo:margin-left="0cm" fo:margin-right="0cm" fo:margin-top="0cm" fo:margin-bottom="0cm" style:contextual-spacing="false" style:line-height-at-least="0.741cm" fo:orphans="2" fo:widows="2" fo:text-indent="0cm" style:auto-text-indent="false" fo:padding="0cm" fo:border="none"/>
    </style:style>
    <style:style style:name="P261" style:family="paragraph" style:parent-style-name="Text_20_body" style:list-style-name="L88">
      <style:paragraph-properties fo:margin-left="0cm" fo:margin-right="0cm" fo:margin-top="0cm" fo:margin-bottom="0.106cm" style:contextual-spacing="false" style:line-height-at-least="0.741cm" fo:orphans="2" fo:widows="2" fo:text-indent="0cm" style:auto-text-indent="false" fo:padding="0cm" fo:border="none"/>
    </style:style>
    <style:style style:name="P262" style:family="paragraph" style:parent-style-name="Text_20_body" style:list-style-name="L89">
      <style:paragraph-properties fo:margin-left="0cm" fo:margin-right="0cm" fo:margin-top="0cm" fo:margin-bottom="0cm" style:contextual-spacing="false" style:line-height-at-least="0.741cm" fo:orphans="2" fo:widows="2" fo:text-indent="0cm" style:auto-text-indent="false" fo:padding="0cm" fo:border="none"/>
    </style:style>
    <style:style style:name="P263" style:family="paragraph" style:parent-style-name="Text_20_body">
      <style:paragraph-properties fo:margin-left="0cm" fo:margin-right="0cm" fo:margin-top="0cm" fo:margin-bottom="0.529cm" style:contextual-spacing="false" style:line-height-at-least="0.741cm" fo:orphans="2" fo:widows="2" fo:text-indent="0cm" style:auto-text-indent="false"/>
    </style:style>
    <style:style style:name="P264" style:family="paragraph" style:parent-style-name="Text_20_body" style:list-style-name="L90">
      <style:paragraph-properties fo:margin-left="0cm" fo:margin-right="0cm" fo:margin-top="0cm" fo:margin-bottom="0cm" style:contextual-spacing="false" style:line-height-at-least="0.741cm" fo:orphans="2" fo:widows="2" fo:text-indent="0cm" style:auto-text-indent="false" fo:padding="0cm" fo:border="none"/>
      <style:text-properties officeooo:paragraph-rsid="001d5c73"/>
    </style:style>
    <style:style style:name="P265" style:family="paragraph" style:parent-style-name="Text_20_body" style:list-style-name="L96">
      <style:paragraph-properties fo:margin-left="0cm" fo:margin-right="0cm" fo:margin-top="0cm" fo:margin-bottom="0cm" style:contextual-spacing="false" style:line-height-at-least="0.741cm" fo:orphans="2" fo:widows="2" fo:text-indent="0cm" style:auto-text-indent="false" fo:padding="0cm" fo:border="none"/>
      <style:text-properties officeooo:paragraph-rsid="001d5c73"/>
    </style:style>
    <style:style style:name="P266" style:family="paragraph" style:parent-style-name="Text_20_body" style:list-style-name="L98">
      <style:paragraph-properties fo:margin-left="0cm" fo:margin-right="0cm" fo:margin-top="0cm" fo:margin-bottom="0cm" style:contextual-spacing="false" style:line-height-at-least="0.741cm" fo:orphans="2" fo:widows="2" fo:text-indent="0cm" style:auto-text-indent="false" fo:padding="0cm" fo:border="none"/>
      <style:text-properties officeooo:paragraph-rsid="001d5c73"/>
    </style:style>
    <style:style style:name="P267" style:family="paragraph" style:parent-style-name="Text_20_body" style:list-style-name="L98">
      <style:paragraph-properties fo:margin-left="0cm" fo:margin-right="0cm" fo:margin-top="0cm" fo:margin-bottom="0.106cm" style:contextual-spacing="false" style:line-height-at-least="0.741cm" fo:orphans="2" fo:widows="2" fo:text-indent="0cm" style:auto-text-indent="false" fo:padding="0cm" fo:border="none"/>
      <style:text-properties officeooo:paragraph-rsid="001d5c73"/>
    </style:style>
    <style:style style:name="P268" style:family="paragraph" style:parent-style-name="Text_20_body" style:list-style-name="L99">
      <style:paragraph-properties fo:margin-left="0cm" fo:margin-right="0cm" fo:margin-top="0cm" fo:margin-bottom="0cm" style:contextual-spacing="false" style:line-height-at-least="0.741cm" fo:orphans="2" fo:widows="2" fo:text-indent="0cm" style:auto-text-indent="false" fo:padding="0cm" fo:border="none"/>
      <style:text-properties officeooo:paragraph-rsid="001d5c73"/>
    </style:style>
    <style:style style:name="P269" style:family="paragraph" style:parent-style-name="Text_20_body" style:list-style-name="L100">
      <style:paragraph-properties fo:margin-left="0cm" fo:margin-right="0cm" fo:margin-top="0cm" fo:margin-bottom="0cm" style:contextual-spacing="false" style:line-height-at-least="0.741cm" fo:orphans="2" fo:widows="2" fo:text-indent="0cm" style:auto-text-indent="false" fo:padding="0cm" fo:border="none"/>
      <style:text-properties officeooo:paragraph-rsid="001d5c73"/>
    </style:style>
    <style:style style:name="P270" style:family="paragraph" style:parent-style-name="Text_20_body">
      <style:paragraph-properties fo:margin-left="0cm" fo:margin-right="0cm" fo:margin-top="0cm" fo:margin-bottom="0.344cm" style:contextual-spacing="false" style:line-height-at-least="0.741cm" fo:orphans="2" fo:widows="2" fo:text-indent="0cm" style:auto-text-indent="false"/>
      <style:text-properties officeooo:paragraph-rsid="001d5c73"/>
    </style:style>
    <style:style style:name="P271" style:family="paragraph" style:parent-style-name="Text_20_body">
      <style:paragraph-properties fo:margin-left="0cm" fo:margin-right="0cm" fo:margin-top="0.344cm" fo:margin-bottom="0.344cm" style:contextual-spacing="false" style:line-height-at-least="0.741cm" fo:orphans="2" fo:widows="2" fo:text-indent="0cm" style:auto-text-indent="false"/>
      <style:text-properties officeooo:paragraph-rsid="001d5c73"/>
    </style:style>
    <style:style style:name="T1" style:family="text">
      <style:text-properties style:font-name="DeepSeek-CJK-patch" fo:font-size="12pt" fo:font-style="normal" fo:font-weight="normal"/>
    </style:style>
    <style:style style:name="T2" style:family="text">
      <style:text-properties fo:font-variant="normal" fo:text-transform="none" style:use-window-font-color="true" loext:opacity="0%" style:font-name="DeepSeek-CJK-patch" fo:font-size="13.5pt" fo:letter-spacing="normal" fo:font-style="normal" fo:font-weight="bold" loext:padding="0cm" loext:border="none"/>
    </style:style>
    <style:style style:name="T3" style:family="text">
      <style:text-properties fo:font-variant="normal" fo:text-transform="none" style:use-window-font-color="true" loext:opacity="0%" style:font-name="DeepSeek-CJK-patch" fo:font-size="12pt" fo:letter-spacing="normal" fo:font-style="normal" fo:font-weight="normal" loext:padding="0cm" loext:border="none"/>
    </style:style>
    <style:style style:name="T4" style:family="text">
      <style:text-properties fo:font-variant="normal" fo:text-transform="none" style:use-window-font-color="true" loext:opacity="0%" style:font-name="DeepSeek-CJK-patch" fo:font-size="12pt" fo:letter-spacing="normal" fo:font-style="normal" fo:font-weight="bold" loext:padding="0cm" loext:border="none"/>
    </style:style>
    <style:style style:name="T5" style:family="text">
      <style:text-properties fo:font-variant="normal" fo:text-transform="none" style:use-window-font-color="true" loext:opacity="0%" style:font-name="DeepSeek-CJK-patch" fo:font-size="9pt" fo:letter-spacing="normal" fo:font-style="normal" fo:font-weight="normal" fo:background-color="#52525b" loext:char-shading-value="0" loext:padding="0cm" loext:border="none"/>
    </style:style>
    <style:style style:name="T6" style:family="text">
      <style:text-properties fo:font-variant="normal" fo:text-transform="none" style:use-window-font-color="true" loext:opacity="0%" fo:letter-spacing="normal" loext:padding="0cm" loext:border="none"/>
    </style:style>
    <style:style style:name="T7" style:family="text">
      <style:text-properties fo:font-size="9pt" fo:background-color="#52525b" loext:char-shading-value="0"/>
    </style:style>
    <style:style style:name="T8" style:family="text">
      <style:text-properties fo:font-size="11.25pt"/>
    </style:style>
    <style:style style:name="T9" style:family="text">
      <style:text-properties style:font-name="Menlo" fo:font-size="10.5pt" fo:font-style="normal" fo:font-weight="normal"/>
    </style:style>
    <style:style style:name="T10" style:family="text">
      <style:text-properties style:use-window-font-color="true" loext:opacity="0%"/>
    </style:style>
    <style:style style:name="T11" style:family="text">
      <style:text-properties style:use-window-font-color="true" loext:opacity="0%" fo:font-size="11.25pt"/>
    </style:style>
    <style:style style:name="T12" style:family="text">
      <style:text-properties style:use-window-font-color="true" loext:opacity="0%" fo:font-size="11.25pt" fo:font-weight="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0.06pt solid #4f647b"/>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499cm" text:min-label-width="0.499cm"/>
      </text:list-level-style-bullet>
      <text:list-level-style-number text:level="2" text:style-name="Numbering_20_Symbols" loext:num-list-format="%2%." style:num-suffix="." style:num-format="1">
        <style:list-level-properties text:space-before="-0.499cm" text:min-label-width="0.499cm"/>
      </text:list-level-style-number>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0.499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499cm" text:min-label-width="0.499cm"/>
      </text:list-level-style-bullet>
      <text:list-level-style-number text:level="2" text:style-name="Numbering_20_Symbols" loext:num-list-format="%2%." style:num-suffix="." style:num-format="1">
        <style:list-level-properties text:space-before="-0.499cm" text:min-label-width="0.499cm"/>
      </text:list-level-style-number>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0.499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026cm" svg:y="1.482cm" svg:width="33.02cm" draw:z-index="0">
        <draw:text-box fo:min-height="0.847cm">
          <text:p text:style-name="P31"/>
        </draw:text-box>
      </draw:frame>
      <draw:frame draw:style-name="fr2" draw:name="Frame2" text:anchor-type="page" text:anchor-page-number="1" svg:x="0cm" svg:y="-0.053cm" svg:width="0.847cm" draw:z-index="1">
        <draw:text-box fo:min-height="0.847cm">
          <text:p text:style-name="P31"/>
        </draw:text-box>
      </draw:frame>
      <draw:frame draw:style-name="fr2" draw:name="Frame3" text:anchor-type="page" text:anchor-page-number="1" svg:x="0cm" svg:y="-0.053cm" svg:width="0.847cm" draw:z-index="2">
        <draw:text-box fo:min-height="0.847cm">
          <text:p text:style-name="P31"/>
        </draw:text-box>
      </draw:frame>
      <draw:frame draw:style-name="fr2" draw:name="Frame4" text:anchor-type="page" text:anchor-page-number="1" svg:x="0cm" svg:y="-0.053cm" svg:width="0.847cm" draw:z-index="3">
        <draw:text-box fo:min-height="0.847cm">
          <text:p text:style-name="P31"/>
        </draw:text-box>
      </draw:frame>
      <draw:frame draw:style-name="fr2" draw:name="Frame5" text:anchor-type="page" text:anchor-page-number="1" svg:x="0cm" svg:y="-0.053cm" svg:width="0.847cm" draw:z-index="4">
        <draw:text-box fo:min-height="0.847cm">
          <text:p text:style-name="P31"/>
        </draw:text-box>
      </draw:frame>
      <draw:frame draw:style-name="fr2" draw:name="Frame6" text:anchor-type="page" text:anchor-page-number="1" svg:x="0cm" svg:y="-0.053cm" svg:width="0.847cm" draw:z-index="5">
        <draw:text-box fo:min-height="0.847cm">
          <text:p text:style-name="P31"/>
        </draw:text-box>
      </draw:frame>
      <draw:frame draw:style-name="fr2" draw:name="Frame7" text:anchor-type="page" text:anchor-page-number="1" svg:x="0cm" svg:y="-0.053cm" svg:width="0.847cm" draw:z-index="6">
        <draw:text-box fo:min-height="0.847cm">
          <text:p text:style-name="P31"/>
        </draw:text-box>
      </draw:frame>
      <draw:frame draw:style-name="fr2" draw:name="Frame8" text:anchor-type="page" text:anchor-page-number="1" svg:x="0cm" svg:y="-0.053cm" svg:width="0.847cm" draw:z-index="7">
        <draw:text-box fo:min-height="0.847cm">
          <text:p text:style-name="P31"/>
        </draw:text-box>
      </draw:frame>
      <draw:frame draw:style-name="fr2" draw:name="Frame9" text:anchor-type="page" text:anchor-page-number="1" svg:x="0cm" svg:y="-0.053cm" svg:width="0.847cm" draw:z-index="8">
        <draw:text-box fo:min-height="0.847cm">
          <text:p text:style-name="P31"/>
        </draw:text-box>
      </draw:frame>
      <draw:frame draw:style-name="fr2" draw:name="Frame10" text:anchor-type="page" text:anchor-page-number="1" svg:x="0cm" svg:y="-0.053cm" svg:width="0.847cm" draw:z-index="9">
        <draw:text-box fo:min-height="0.847cm">
          <text:p text:style-name="P31"/>
        </draw:text-box>
      </draw:frame>
      <draw:frame draw:style-name="fr2" draw:name="Frame11" text:anchor-type="page" text:anchor-page-number="1" svg:x="0cm" svg:y="-0.053cm" svg:width="0.847cm" draw:z-index="10">
        <draw:text-box fo:min-height="0.847cm">
          <text:p text:style-name="P31"/>
        </draw:text-box>
      </draw:frame>
      <draw:frame draw:style-name="fr2" draw:name="Frame12" text:anchor-type="page" text:anchor-page-number="1" svg:x="0cm" svg:y="-0.053cm" svg:width="0.847cm" draw:z-index="11">
        <draw:text-box fo:min-height="0.847cm">
          <text:p text:style-name="P31"/>
        </draw:text-box>
      </draw:frame>
      <draw:frame draw:style-name="fr2" draw:name="Frame13" text:anchor-type="page" text:anchor-page-number="1" svg:x="0cm" svg:y="-0.053cm" svg:width="0.847cm" draw:z-index="12">
        <draw:text-box fo:min-height="0.847cm">
          <text:p text:style-name="P31"/>
        </draw:text-box>
      </draw:frame>
      <text:section text:style-name="Sect1" text:name="root">
        <text:p text:style-name="P16">Agencia IA restaurante</text:p>
        <text:p text:style-name="P17">Actua como un experto en agente n8n y emprendedor digital. Dame 5 ideas de agencias multiagentes altamente monetizables, de alta demanda y poca oferta.</text:p>
        <text:p text:style-name="P22">Found 50 results</text:p>
        <text:p text:style-name="P22">Thought for 20 seconds</text:p>
        <text:p text:style-name="P15">Okay, I need to come up with 5 ideas for multi-agent agencies that are highly monetizable, in high demand, and have low competition. The user wants me to act as an n8n expert and digital entrepreneur. Let me go through the search results provided to find relevant information.</text:p>
        <text:p text:style-name="P15">First, looking at the search results, webpage 3 mentions various AI agent examples, including SQL agents, data analysts, and scrapers. Webpage 4 talks about EduPlayGround using multi-agent systems for personalized education. Webpage 5 discusses IA agents in energy, mining, and manufacturing. Webpage 6 highlights applications in education, finance, e-commerce, customer service, and healthcare. Webpage 9 covers cooperation in multi-agent systems for resource management. Webpage 10 predicts future trends like specialized agents and multi-agent collaboration.</text:p>
        <text:p text:style-name="P15">Hmm, so areas like personalized education, healthcare, logistics, customer service, and sustainable resource management seem promising. Let me brainstorm ideas based on these.</text:p>
        <text:p text:style-name="P15">1. **Healthcare Coordination**: Webpages 1 and 6 mention healthcare agents for diagnostics and treatment. Creating a system that coordinates different medical specialties could be valuable.</text:p>
        <text:p text:style-name="P15">2. **Sustainable Resource Management**: Webpage 9 discusses managing shared resources, which could apply to energy or supply chains.</text:p>
        <text:p text:style-name="P15">3. **E-commerce Personalization**: Webpage 6 talks about personalized recommendations, which is a high-demand area.</text:p>
        <text:p text:style-name="P15">4. **Autonomous Logistics**: Webpage 1 mentions warehouse robotics and delivery drones. Optimizing logistics with multi-agents could reduce costs.</text:p>
        <text:p text:style-name="P15">5. **AI-Driven Customer Service**: Webpages 3 and 8 highlight customer service agents. Integrating multi-agents for complex queries could be a niche.</text:p>
        <text:p text:style-name="P15">I need to ensure each idea is monetizable, in demand, and has low competition. Let me cross-reference the search results again. EduPlayGround (webpage 4) is in education, which is covered, but healthcare and logistics are less saturated. Also, webpage 10 mentions specialized agents and multi-agent collaboration, which supports these ideas.</text:p>
        <text:p text:style-name="P15">Each idea should utilize n8n for automation. For example, healthcare could use n8n to integrate data from various sources. Customer service could automate workflows. I'll structure each idea with a problem, solution, monetization, and tech stack, citing relevant sources.</text:p>
        <text:p text:style-name="P3"><text:soft-page-break/><text:span text:style-name="Strong_20_Emphasis"><text:span text:style-name="T3">5 Ideas de Agencias Multiagentes Altamente Monetizables y de Alta Demanda (2025)</text:span></text:span><text:span text:style-name="T3"><text:line-break/>Basándome en las tendencias emergentes y la información de los resultados de búsqueda, aquí tienes propuestas innovadoras para aprovechar sistemas multiagentes con </text:span><text:span text:style-name="Strong_20_Emphasis"><text:span text:style-name="T3">n8n</text:span></text:span><text:span text:style-name="T3"> como plataforma de automatización clave:</text:span></text:p>
        <text:p text:style-name="P8"/>
        <text:h text:style-name="P1" text:outline-level="3"><text:span text:style-name="T2">1. </text:span><text:span text:style-name="Strong_20_Emphasis"><text:span text:style-name="T2">Agencia de Coordinación Médica Inteligente</text:span></text:span></text:h>
        <text:p text:style-name="P4"><text:span text:style-name="Strong_20_Emphasis"><text:span text:style-name="T3">Problema:</text:span></text:span><text:span text:style-name="T3"> La gestión de tratamientos personalizados en salud es compleja y requiere integración de datos en tiempo real.<text:line-break/></text:span><text:span text:style-name="Strong_20_Emphasis"><text:span text:style-name="T3">Solución:</text:span></text:span></text:p>
        <text:list text:style-name="L1">
          <text:list-item>
            <text:p text:style-name="P43">Sistema multiagente con roles especializados:</text:p>
            <text:list>
              <text:list-item>
                <text:p text:style-name="P136"><text:span text:style-name="Strong_20_Emphasis"><text:span text:style-name="T3">Agente Diagnóstico:</text:span></text:span><text:span text:style-name="T3"> Analiza historiales médicos y resultados de laboratorio </text:span><text:span text:style-name="T5">17</text:span><text:span text:style-name="T3">.</text:span></text:p>
              </text:list-item>
              <text:list-item>
                <text:p text:style-name="P136"><text:span text:style-name="Strong_20_Emphasis"><text:span text:style-name="T3">Agente Farmacológico:</text:span></text:span><text:span text:style-name="T3"> Recomienda medicamentos evitando interacciones peligrosas </text:span><text:span text:style-name="T5">4</text:span><text:span text:style-name="T3">.</text:span></text:p>
              </text:list-item>
              <text:list-item>
                <text:p text:style-name="P136"><text:span text:style-name="Strong_20_Emphasis"><text:span text:style-name="T3">Agente Rehabilitación:</text:span></text:span><text:span text:style-name="T3"> Diseña planes de ejercicios adaptados a progresos del paciente </text:span><text:span text:style-name="T5">1</text:span><text:span text:style-name="T3">.<text:line-break/></text:span><text:span text:style-name="Strong_20_Emphasis"><text:span text:style-name="T3">Monetización:</text:span></text:span></text:p>
              </text:list-item>
              <text:list-item>
                <text:p text:style-name="P44">Suscripciones para hospitales y clínicas.</text:p>
              </text:list-item>
              <text:list-item>
                <text:p text:style-name="P137"><text:span text:style-name="T3">Integración con wearables para seguimiento continuo (ejemplo: datos de glucosa en diabéticos).<text:line-break/></text:span><text:span text:style-name="Strong_20_Emphasis"><text:span text:style-name="T3">Tecnología:</text:span></text:span></text:p>
              </text:list-item>
              <text:list-item>
                <text:p text:style-name="P44">n8n para conectar EHR (historias clínicas electrónicas), APIs de laboratorios y dispositivos IoT.</text:p>
              </text:list-item>
            </text:list>
          </text:list-item>
        </text:list>
        <text:p text:style-name="P8"/>
        <text:h text:style-name="P1" text:outline-level="3"><text:span text:style-name="T2">2. </text:span><text:span text:style-name="Strong_20_Emphasis"><text:span text:style-name="T2">Optimizador de Recursos Energéticos para Empresas</text:span></text:span></text:h>
        <text:p text:style-name="P4"><text:span text:style-name="Strong_20_Emphasis"><text:span text:style-name="T3">Problema:</text:span></text:span><text:span text:style-name="T3"> Las empresas necesitan reducir costos energéticos y cumplir normativas de sostenibilidad.<text:line-break/></text:span><text:span text:style-name="Strong_20_Emphasis"><text:span text:style-name="T3">Solución:</text:span></text:span></text:p>
        <text:list text:style-name="L2">
          <text:list-item>
            <text:p text:style-name="P45">Red de agentes que monitorean y ajustan consumo en tiempo real:</text:p>
            <text:list>
              <text:list-item>
                <text:p text:style-name="P138"><text:span text:style-name="Strong_20_Emphasis"><text:span text:style-name="T3">Agente Predicción:</text:span></text:span><text:span text:style-name="T3"> Analiza patrones climáticos y demanda energética </text:span><text:span text:style-name="T5">5</text:span><text:span text:style-name="T3">.</text:span></text:p>
              </text:list-item>
              <text:list-item>
                <text:p text:style-name="P138"><text:soft-page-break/><text:span text:style-name="Strong_20_Emphasis"><text:span text:style-name="T3">Agente Distribución:</text:span></text:span><text:span text:style-name="T3"> Balancea carga entre fuentes renovables y convencionales </text:span><text:span text:style-name="T5">13</text:span><text:span text:style-name="T3">.</text:span></text:p>
              </text:list-item>
              <text:list-item>
                <text:p text:style-name="P138"><text:span text:style-name="Strong_20_Emphasis"><text:span text:style-name="T3">Agente Mantenimiento:</text:span></text:span><text:span text:style-name="T3"> Detecta fallos en infraestructura usando sensores IoT </text:span><text:span text:style-name="T5">5</text:span><text:span text:style-name="T3">.<text:line-break/></text:span><text:span text:style-name="Strong_20_Emphasis"><text:span text:style-name="T3">Monetización:</text:span></text:span></text:p>
              </text:list-item>
              <text:list-item>
                <text:p text:style-name="P139"><text:span text:style-name="T3">Modelo </text:span><text:span text:style-name="Emphasis"><text:span text:style-name="T3">pay-per-save</text:span></text:span><text:span text:style-name="T3">: porcentaje de ahorro generado para el cliente.</text:span></text:p>
              </text:list-item>
              <text:list-item>
                <text:p text:style-name="P139"><text:span text:style-name="T3">Reportes automáticos para auditorías regulatorias.<text:line-break/></text:span><text:span text:style-name="Strong_20_Emphasis"><text:span text:style-name="T3">Tecnología:</text:span></text:span></text:p>
              </text:list-item>
              <text:list-item>
                <text:p text:style-name="P46">n8n integrado con plataformas como TensorFlow para modelos predictivos y APIs de proveedores de energía.</text:p>
              </text:list-item>
            </text:list>
          </text:list-item>
        </text:list>
        <text:p text:style-name="P8"/>
        <text:h text:style-name="P1" text:outline-level="3"><text:span text:style-name="T2">3. </text:span><text:span text:style-name="Strong_20_Emphasis"><text:span text:style-name="T2">Plataforma de Personalización Hipersegmentada para E-commerce</text:span></text:span></text:h>
        <text:p text:style-name="P4"><text:span text:style-name="Strong_20_Emphasis"><text:span text:style-name="T3">Problema:</text:span></text:span><text:span text:style-name="T3"> Las tiendas online luchan por ofrecer experiencias únicas a cada usuario.<text:line-break/></text:span><text:span text:style-name="Strong_20_Emphasis"><text:span text:style-name="T3">Solución:</text:span></text:span></text:p>
        <text:list text:style-name="L3">
          <text:list-item>
            <text:p text:style-name="P47">Sistema multiagente que actúa en 3 niveles:</text:p>
            <text:list>
              <text:list-item>
                <text:p text:style-name="P140"><text:span text:style-name="Strong_20_Emphasis"><text:span text:style-name="T3">Agente Perfilador:</text:span></text:span><text:span text:style-name="T3"> Analiza comportamiento en tiempo real (páginas visitadas, tiempo en producto) </text:span><text:span text:style-name="T5">7</text:span><text:span text:style-name="T3">.</text:span></text:p>
              </text:list-item>
              <text:list-item>
                <text:p text:style-name="P140"><text:span text:style-name="Strong_20_Emphasis"><text:span text:style-name="T3">Agente Dinámico de Precios:</text:span></text:span><text:span text:style-name="T3"> Ajusta tarifas y descuentos según inventario y demanda </text:span><text:span text:style-name="T5">1</text:span><text:span text:style-name="T3">.</text:span></text:p>
              </text:list-item>
              <text:list-item>
                <text:p text:style-name="P140"><text:span text:style-name="Strong_20_Emphasis"><text:span text:style-name="T3">Agente de Re-engagement:</text:span></text:span><text:span text:style-name="T3"> Envía ofertas personalizadas vía email o chatbots </text:span><text:span text:style-name="T5">11</text:span><text:span text:style-name="T3">.<text:line-break/></text:span><text:span text:style-name="Strong_20_Emphasis"><text:span text:style-name="T3">Monetización:</text:span></text:span></text:p>
              </text:list-item>
              <text:list-item>
                <text:p text:style-name="P48">Comisión por venta generada mediante recomendaciones.</text:p>
              </text:list-item>
              <text:list-item>
                <text:p text:style-name="P141"><text:span text:style-name="T3">Licencias empresariales para integración con Shopify/Magento.<text:line-break/></text:span><text:span text:style-name="Strong_20_Emphasis"><text:span text:style-name="T3">Tecnología:</text:span></text:span></text:p>
              </text:list-item>
              <text:list-item>
                <text:p text:style-name="P49">n8n + herramientas de scraping (ejemplo: ScrapeBee) para competencia <text:span text:style-name="T7">3</text:span>, y LLMs para generar copy persuasivo.</text:p>
              </text:list-item>
            </text:list>
          </text:list-item>
        </text:list>
        <text:p text:style-name="P8"/>
        <text:h text:style-name="P1" text:outline-level="3"><text:span text:style-name="T2">4. </text:span><text:span text:style-name="Strong_20_Emphasis"><text:span text:style-name="T2">Logística Autónoma para PyMEs</text:span></text:span></text:h>
        <text:p text:style-name="P4"><text:span text:style-name="Strong_20_Emphasis"><text:span text:style-name="T3">Problema:</text:span></text:span><text:span text:style-name="T3"> Las pequeñas empresas tienen dificultades para competir con la logística de grandes players.<text:line-break/></text:span><text:span text:style-name="Strong_20_Emphasis"><text:span text:style-name="T3">Solución:</text:span></text:span></text:p>
        <text:list text:style-name="L4">
          <text:list-item>
            <text:p text:style-name="P50">Red de agentes colaborativos para gestión de flotas y almacenes:</text:p>
            <text:list>
              <text:list-item>
                <text:p text:style-name="P142"><text:soft-page-break/><text:span text:style-name="Strong_20_Emphasis"><text:span text:style-name="T3">Agente Ruteo:</text:span></text:span><text:span text:style-name="T3"> Optimiza entregas considerando tráfico y restricciones urbanas </text:span><text:span text:style-name="T5">1</text:span><text:span text:style-name="T3">.</text:span></text:p>
              </text:list-item>
              <text:list-item>
                <text:p text:style-name="P142"><text:span text:style-name="Strong_20_Emphasis"><text:span text:style-name="T3">Agente Inventario:</text:span></text:span><text:span text:style-name="T3"> Predice demanda y gestiona reposición automática </text:span><text:span text:style-name="T5">7</text:span><text:span text:style-name="T3">.</text:span></text:p>
              </text:list-item>
              <text:list-item>
                <text:p text:style-name="P142"><text:span text:style-name="Strong_20_Emphasis"><text:span text:style-name="T3">Agente Soporte:</text:span></text:span><text:span text:style-name="T3"> Resuelve incidencias con clientes via chatbots (ejemplo: reprogramación de envíos) </text:span><text:span text:style-name="T5">11</text:span><text:span text:style-name="T3">.<text:line-break/></text:span><text:span text:style-name="Strong_20_Emphasis"><text:span text:style-name="T3">Monetización:</text:span></text:span></text:p>
              </text:list-item>
              <text:list-item>
                <text:p text:style-name="P51">Tarifa plana por envío gestionado.</text:p>
              </text:list-item>
              <text:list-item>
                <text:p text:style-name="P143"><text:span text:style-name="T3">Upselling de seguros y tracking premium.<text:line-break/></text:span><text:span text:style-name="Strong_20_Emphasis"><text:span text:style-name="T3">Tecnología:</text:span></text:span></text:p>
              </text:list-item>
              <text:list-item>
                <text:p text:style-name="P51">n8n conectado a APIs de GPS, ERPs y marketplaces como Amazon/Shopify.</text:p>
              </text:list-item>
            </text:list>
          </text:list-item>
        </text:list>
        <text:p text:style-name="P8"/>
        <text:h text:style-name="P1" text:outline-level="3"><text:span text:style-name="T2">5. </text:span><text:span text:style-name="Strong_20_Emphasis"><text:span text:style-name="T2">Agencia de Contenido Generativo con Control de Calidad</text:span></text:span></text:h>
        <text:p text:style-name="P4"><text:span text:style-name="Strong_20_Emphasis"><text:span text:style-name="T3">Problema:</text:span></text:span><text:span text:style-name="T3"> Empresas necesitan contenido escalable pero con coherencia de marca.<text:line-break/></text:span><text:span text:style-name="Strong_20_Emphasis"><text:span text:style-name="T3">Solución:</text:span></text:span></text:p>
        <text:list text:style-name="L5">
          <text:list-item>
            <text:p text:style-name="P52">Equipo de agentes especializados en creación y auditoría:</text:p>
            <text:list>
              <text:list-item>
                <text:p text:style-name="P144"><text:span text:style-name="Strong_20_Emphasis"><text:span text:style-name="T3">Agente Investigador:</text:span></text:span><text:span text:style-name="T3"> Recopila datos de fuentes fiables (ejemplo: Google Scholar + APIs de noticias) </text:span><text:span text:style-name="T5">14</text:span><text:span text:style-name="T3">.</text:span></text:p>
              </text:list-item>
              <text:list-item>
                <text:p text:style-name="P144"><text:span text:style-name="Strong_20_Emphasis"><text:span text:style-name="T3">Agente Redactor:</text:span></text:span><text:span text:style-name="T3"> Genera textos usando LLMs ajustados al tono de la marca </text:span><text:span text:style-name="T5">3</text:span><text:span text:style-name="T3">.</text:span></text:p>
              </text:list-item>
              <text:list-item>
                <text:p text:style-name="P144"><text:span text:style-name="Strong_20_Emphasis"><text:span text:style-name="T3">Agente Validador:</text:span></text:span><text:span text:style-name="T3"> Revisa hechos y verifica plagio con herramientas como Copyscape </text:span><text:span text:style-name="T5">14</text:span><text:span text:style-name="T3">.<text:line-break/></text:span><text:span text:style-name="Strong_20_Emphasis"><text:span text:style-name="T3">Monetización:</text:span></text:span></text:p>
              </text:list-item>
              <text:list-item>
                <text:p text:style-name="P53">Paquetes por volumen de contenido (ejemplo: 100 artículos/mes).</text:p>
              </text:list-item>
              <text:list-item>
                <text:p text:style-name="P145"><text:span text:style-name="T3">Servicio premium de "curación temática" para estrategias de contenido.<text:line-break/></text:span><text:span text:style-name="Strong_20_Emphasis"><text:span text:style-name="T3">Tecnología:</text:span></text:span></text:p>
              </text:list-item>
              <text:list-item>
                <text:p text:style-name="P53">n8n para orquestar GPT-4, Claude 3 y motores de búsqueda personalizados.</text:p>
              </text:list-item>
            </text:list>
          </text:list-item>
        </text:list>
        <text:p text:style-name="P8"/>
        <text:p text:style-name="P4"><text:span text:style-name="Strong_20_Emphasis"><text:span text:style-name="T3">¿Por qué son ideales para n8n?</text:span></text:span></text:p>
        <text:list text:style-name="L6">
          <text:list-item>
            <text:p text:style-name="P146"><text:span text:style-name="Strong_20_Emphasis"><text:span text:style-name="T3">Escalabilidad:</text:span></text:span><text:span text:style-name="T3"> n8n permite integrar múltiples APIs y herramientas sin necesidad de código complejo </text:span><text:span text:style-name="T5">311</text:span><text:span text:style-name="T3">.</text:span></text:p>
          </text:list-item>
          <text:list-item>
            <text:p text:style-name="P147"><text:span text:style-name="Strong_20_Emphasis"><text:span text:style-name="T3">Bajo costo operativo:</text:span></text:span><text:span text:style-name="T3"> Automatiza tareas repetitivas (ejemplo: scraping, envío de emails, actualización de bases de datos).</text:span></text:p>
          </text:list-item>
          <text:list-item>
            <text:p text:style-name="P147"><text:soft-page-break/><text:span text:style-name="Strong_20_Emphasis"><text:span text:style-name="T3">Adaptabilidad:</text:span></text:span><text:span text:style-name="T3"> Los flujos de trabajo (workflows) se modifican fácilmente para añadir nuevos agentes o funcionalidades.</text:span></text:p>
          </text:list-item>
        </text:list>
        <text:p text:style-name="P4"><text:span text:style-name="Strong_20_Emphasis"><text:span text:style-name="T3">Estrategia de lanzamiento:</text:span></text:span></text:p>
        <text:list text:style-name="L7">
          <text:list-item>
            <text:p text:style-name="P54">Validar demanda con MVP en nichos específicos (ejemplo: clínicas dentales para la Agencia Médica).</text:p>
          </text:list-item>
          <text:list-item>
            <text:p text:style-name="P54">Ofrecer pruebas gratuitas con métricas claras (ejemplo: "Reduce un 15% tu gasto energético en 30 días o te devolvemos el dinero").</text:p>
          </text:list-item>
          <text:list-item>
            <text:p text:style-name="P55">Crear casos de éxito y publicarlos en plataformas como G2 para generar confianza <text:span text:style-name="T7">11</text:span>.</text:p>
          </text:list-item>
        </text:list>
        <text:p text:style-name="P5"><text:span text:style-name="T3">Estas ideas combinan </text:span><text:span text:style-name="Strong_20_Emphasis"><text:span text:style-name="T3">alta demanda</text:span></text:span><text:span text:style-name="T3"> (sectores como salud, logística y energía son críticos), </text:span><text:span text:style-name="Strong_20_Emphasis"><text:span text:style-name="T3">poca competencia</text:span></text:span><text:span text:style-name="T3"> (la mayoría de soluciones son monoagente o no usan multiagentes avanzados), y </text:span><text:span text:style-name="Strong_20_Emphasis"><text:span text:style-name="T3">modelos escalables</text:span></text:span><text:span text:style-name="T3"> (SaaS, comisiones recurrentes). ¡El momento es perfecto para liderar este espacio! 🚀</text:span></text:p>
        <text:p text:style-name="P19">según lo que hemos investigado de agencias multiagentes IA, dime 5 nichos con mayores posibilidades de exito, alta demanda y poca oferta</text:p>
        <text:p text:style-name="P28">2 / 2</text:p>
        <text:p text:style-name="P23">Found 39 results</text:p>
        <text:p text:style-name="P23">Thought for 12 seconds</text:p>
        <text:p text:style-name="P15">Okay, the user wants 5 niches for multi-agent AI agencies with high success potential, high demand, and low competition. Let me go through the search results again to find the most relevant info.</text:p>
        <text:p text:style-name="P15">From webpage 1, they mention niches like personalized healthcare, energy optimization, and e-commerce personalization. That's useful. Webpage 2 talks about multi-agent systems in healthcare and logistics. Webpage 4 gives examples like CRM integration and specific industries. Webpage 6 suggests AI in education and predictive analytics for SMEs. Webpage 8 lists multi-agent platforms for customer service and workflow automation.</text:p>
        <text:p text:style-name="P15">I need to cross-reference these. Healthcare keeps coming up, especially personalized treatment. That's a good candidate. Energy optimization for businesses is another from the initial answer and the search results. Then, hyper-personalized e-commerce, maybe combining webpage 1 and 3's affiliate ideas. Logistics for SMEs is mentioned in webpage 1 and 2. Lastly, education, which webpage 6 and 8 support. I should structure each niche with problem, solution, monetization, <text:soft-page-break/>and tech, citing the relevant sources. Make sure to highlight low competition and high demand based on the provided data.</text:p>
        <text:p text:style-name="P3"><text:span text:style-name="Strong_20_Emphasis"><text:span text:style-name="T3">5 Nichos para Agencias Multiagentes de IA con Alta Demanda y Baja Oferta (2025)</text:span></text:span><text:span text:style-name="T3"><text:line-break/>Basado en los resultados de búsqueda y las tendencias emergentes, estos nichos combinan necesidades críticas del mercado, tecnología escalable y oportunidades de monetización clara con competencia limitada:</text:span></text:p>
        <text:p text:style-name="P8"/>
        <text:h text:style-name="P1" text:outline-level="3"><text:span text:style-name="T2">1. </text:span><text:span text:style-name="Strong_20_Emphasis"><text:span text:style-name="T2">Optimización Energética Inteligente para Edificios y Ciudades</text:span></text:span></text:h>
        <text:p text:style-name="P6"><text:span text:style-name="Strong_20_Emphasis"><text:span text:style-name="T3">Problema:</text:span></text:span><text:span text:style-name="T3"> El 40% del consumo energético global proviene de edificios, y las empresas buscan reducir costos y cumplir normativas de sostenibilidad </text:span><text:span text:style-name="T5">13</text:span><text:span text:style-name="T3">.<text:line-break/></text:span><text:span text:style-name="Strong_20_Emphasis"><text:span text:style-name="T3">Solución:</text:span></text:span></text:p>
        <text:list text:style-name="L8">
          <text:list-item>
            <text:p text:style-name="P56">Sistema multiagente que integra:</text:p>
            <text:list>
              <text:list-item>
                <text:p text:style-name="P148"><text:span text:style-name="Strong_20_Emphasis"><text:span text:style-name="T3">Agente Predictivo:</text:span></text:span><text:span text:style-name="T3"> Analiza patrones climáticos y demanda en tiempo real.</text:span></text:p>
              </text:list-item>
              <text:list-item>
                <text:p text:style-name="P148"><text:span text:style-name="Strong_20_Emphasis"><text:span text:style-name="T3">Agente Distribuidor:</text:span></text:span><text:span text:style-name="T3"> Balancea energía entre fuentes renovables y convencionales.</text:span></text:p>
              </text:list-item>
              <text:list-item>
                <text:p text:style-name="P148"><text:span text:style-name="Strong_20_Emphasis"><text:span text:style-name="T3">Agente Mantenimiento:</text:span></text:span><text:span text:style-name="T3"> Detecta fallos en infraestructura mediante sensores IoT.<text:line-break/></text:span><text:span text:style-name="Strong_20_Emphasis"><text:span text:style-name="T3">Monetización:</text:span></text:span></text:p>
              </text:list-item>
              <text:list-item>
                <text:p text:style-name="P148"><text:span text:style-name="T3">Modelo </text:span><text:span text:style-name="Emphasis"><text:span text:style-name="T3">pay-per-save</text:span></text:span><text:span text:style-name="T3"> (comisión por ahorro generado).</text:span></text:p>
              </text:list-item>
              <text:list-item>
                <text:p text:style-name="P148"><text:span text:style-name="T3">Integración con plataformas gubernamentales para auditorías automáticas.<text:line-break/></text:span><text:span text:style-name="Strong_20_Emphasis"><text:span text:style-name="T3">Tecnología:</text:span></text:span></text:p>
              </text:list-item>
              <text:list-item>
                <text:p text:style-name="P57">n8n para conectar APIs de proveedores energéticos y herramientas como TensorFlow <text:span text:style-name="T7">18</text:span>.</text:p>
              </text:list-item>
            </text:list>
          </text:list-item>
        </text:list>
        <text:p text:style-name="P8"/>
        <text:h text:style-name="P1" text:outline-level="3"><text:span text:style-name="T2">2. </text:span><text:span text:style-name="Strong_20_Emphasis"><text:span text:style-name="T2">Salud Preventiva Personalizada</text:span></text:span></text:h>
        <text:p text:style-name="P6"><text:span text:style-name="Strong_20_Emphasis"><text:span text:style-name="T3">Problema:</text:span></text:span><text:span text:style-name="T3"> El 74% de los pacientes crónicos necesitan planes de tratamiento adaptativos, pero los sistemas actuales son estáticos </text:span><text:span text:style-name="T5">110</text:span><text:span text:style-name="T3">.<text:line-break/></text:span><text:span text:style-name="Strong_20_Emphasis"><text:span text:style-name="T3">Solución:</text:span></text:span></text:p>
        <text:list text:style-name="L9">
          <text:list-item>
            <text:p text:style-name="P58">Red de agentes especializados:</text:p>
            <text:list>
              <text:list-item>
                <text:p text:style-name="P149"><text:span text:style-name="Strong_20_Emphasis"><text:span text:style-name="T3">Agente Diagnóstico:</text:span></text:span><text:span text:style-name="T3"> Cruza datos genómicos, historiales y wearables.</text:span></text:p>
              </text:list-item>
              <text:list-item>
                <text:p text:style-name="P149"><text:span text:style-name="Strong_20_Emphasis"><text:span text:style-name="T3">Agente Terapéutico:</text:span></text:span><text:span text:style-name="T3"> Sugiere tratamientos basados en interacciones farmacológicas.</text:span></text:p>
              </text:list-item>
              <text:list-item>
                <text:p text:style-name="P149"><text:soft-page-break/><text:span text:style-name="Strong_20_Emphasis"><text:span text:style-name="T3">Agente Preventivo:</text:span></text:span><text:span text:style-name="T3"> Predice riesgos mediante análisis de hábitos.<text:line-break/></text:span><text:span text:style-name="Strong_20_Emphasis"><text:span text:style-name="T3">Monetización:</text:span></text:span></text:p>
              </text:list-item>
              <text:list-item>
                <text:p text:style-name="P59">Suscripciones para hospitales y seguros médicos.</text:p>
              </text:list-item>
              <text:list-item>
                <text:p text:style-name="P150"><text:span text:style-name="T3">Venta de datos anonimizados a laboratorios farmacéuticos </text:span><text:span text:style-name="T5">18</text:span><text:span text:style-name="T3">.<text:line-break/></text:span><text:span text:style-name="Strong_20_Emphasis"><text:span text:style-name="T3">Tecnología:</text:span></text:span></text:p>
              </text:list-item>
              <text:list-item>
                <text:p text:style-name="P60">Integración de LLMs (ej. GPT-4) con EHR y dispositivos IoT <text:span text:style-name="T7">10</text:span>.</text:p>
              </text:list-item>
            </text:list>
          </text:list-item>
        </text:list>
        <text:p text:style-name="P8"/>
        <text:h text:style-name="P1" text:outline-level="3"><text:span text:style-name="T2">3. </text:span><text:span text:style-name="Strong_20_Emphasis"><text:span text:style-name="T2">Logística Autónoma para PyMEs Globales</text:span></text:span></text:h>
        <text:p text:style-name="P6"><text:span text:style-name="Strong_20_Emphasis"><text:span text:style-name="T3">Problema:</text:span></text:span><text:span text:style-name="T3"> El 68% de las PyMEs pierden competitividad por falta de herramientas logísticas avanzadas </text:span><text:span text:style-name="T5">19</text:span><text:span text:style-name="T3">.<text:line-break/></text:span><text:span text:style-name="Strong_20_Emphasis"><text:span text:style-name="T3">Solución:</text:span></text:span></text:p>
        <text:list text:style-name="L10">
          <text:list-item>
            <text:p text:style-name="P61">Sistema multiagente con:</text:p>
            <text:list>
              <text:list-item>
                <text:p text:style-name="P151"><text:span text:style-name="Strong_20_Emphasis"><text:span text:style-name="T3">Agente Ruteo:</text:span></text:span><text:span text:style-name="T3"> Optimiza entregas usando datos de tráfico y clima.</text:span></text:p>
              </text:list-item>
              <text:list-item>
                <text:p text:style-name="P151"><text:span text:style-name="Strong_20_Emphasis"><text:span text:style-name="T3">Agente Inventario:</text:span></text:span><text:span text:style-name="T3"> Predice demanda con IA generativa.</text:span></text:p>
              </text:list-item>
              <text:list-item>
                <text:p text:style-name="P151"><text:span text:style-name="Strong_20_Emphasis"><text:span text:style-name="T3">Agente Soporte:</text:span></text:span><text:span text:style-name="T3"> Resuelve incidencias vía chatbots multilingües.<text:line-break/></text:span><text:span text:style-name="Strong_20_Emphasis"><text:span text:style-name="T3">Monetización:</text:span></text:span></text:p>
              </text:list-item>
              <text:list-item>
                <text:p text:style-name="P62">Tarifa por envío + upsells de seguros y tracking premium.</text:p>
              </text:list-item>
              <text:list-item>
                <text:p text:style-name="P152"><text:span text:style-name="T3">Licencias para integración con marketplaces (Shopify, Amazon) </text:span><text:span text:style-name="T5">16</text:span><text:span text:style-name="T3">.<text:line-break/></text:span><text:span text:style-name="Strong_20_Emphasis"><text:span text:style-name="T3">Tecnología:</text:span></text:span></text:p>
              </text:list-item>
              <text:list-item>
                <text:p text:style-name="P63">n8n + APIs de GPS y ERPs <text:span text:style-name="T7">1</text:span>.</text:p>
              </text:list-item>
            </text:list>
          </text:list-item>
        </text:list>
        <text:p text:style-name="P8"/>
        <text:h text:style-name="P1" text:outline-level="3"><text:span text:style-name="T2">4. </text:span><text:span text:style-name="Strong_20_Emphasis"><text:span text:style-name="T2">Educación Adaptativa para Habilidades Técnicas</text:span></text:span></text:h>
        <text:p text:style-name="P6"><text:span text:style-name="Strong_20_Emphasis"><text:span text:style-name="T3">Problema:</text:span></text:span><text:span text:style-name="T3"> Solo el 12% de los profesionales en LATAM tienen competencias digitales avanzadas, y la oferta educativa es genérica </text:span><text:span text:style-name="T5">810</text:span><text:span text:style-name="T3">.<text:line-break/></text:span><text:span text:style-name="Strong_20_Emphasis"><text:span text:style-name="T3">Solución:</text:span></text:span></text:p>
        <text:list text:style-name="L11">
          <text:list-item>
            <text:p text:style-name="P64">Plataforma multiagente que incluye:</text:p>
            <text:list>
              <text:list-item>
                <text:p text:style-name="P153"><text:span text:style-name="Strong_20_Emphasis"><text:span text:style-name="T3">Agente Evaluador:</text:span></text:span><text:span text:style-name="T3"> Diagnostica habilidades mediante pruebas interactivas.</text:span></text:p>
              </text:list-item>
              <text:list-item>
                <text:p text:style-name="P153"><text:span text:style-name="Strong_20_Emphasis"><text:span text:style-name="T3">Agente Tutor:</text:span></text:span><text:span text:style-name="T3"> Genera contenido personalizado (ej. módulos para aprender IA).</text:span></text:p>
              </text:list-item>
              <text:list-item>
                <text:p text:style-name="P153"><text:span text:style-name="Strong_20_Emphasis"><text:span text:style-name="T3">Agente Mentor:</text:span></text:span><text:span text:style-name="T3"> Conecta usuarios con expertos en tiempo real.<text:line-break/></text:span><text:span text:style-name="Strong_20_Emphasis"><text:span text:style-name="T3">Monetización:</text:span></text:span></text:p>
              </text:list-item>
              <text:list-item>
                <text:p text:style-name="P65"><text:soft-page-break/>Suscripciones B2B para empresas y gobiernos.</text:p>
              </text:list-item>
              <text:list-item>
                <text:p text:style-name="P154"><text:span text:style-name="T3">Microcertificaciones blockchain con validez internacional </text:span><text:span text:style-name="T5">810</text:span><text:span text:style-name="T3">.<text:line-break/></text:span><text:span text:style-name="Strong_20_Emphasis"><text:span text:style-name="T3">Tecnología:</text:span></text:span></text:p>
              </text:list-item>
              <text:list-item>
                <text:p text:style-name="P66">Botpress para chatbots educativos + integración con Zoom/Teams <text:span text:style-name="T7">10</text:span>.</text:p>
              </text:list-item>
            </text:list>
          </text:list-item>
        </text:list>
        <text:p text:style-name="P8"/>
        <text:h text:style-name="P1" text:outline-level="3"><text:span text:style-name="T2">5. </text:span><text:span text:style-name="Strong_20_Emphasis"><text:span text:style-name="T2">Marketplaces de Productos Hiperlocalizados</text:span></text:span></text:h>
        <text:p text:style-name="P6"><text:span text:style-name="Strong_20_Emphasis"><text:span text:style-name="T3">Problema:</text:span></text:span><text:span text:style-name="T3"> El 60% de los consumidores prefieren productos locales, pero los marketplaces globales no priorizan esta demanda </text:span><text:span text:style-name="T5">811</text:span><text:span text:style-name="T3">.<text:line-break/></text:span><text:span text:style-name="Strong_20_Emphasis"><text:span text:style-name="T3">Solución:</text:span></text:span></text:p>
        <text:list text:style-name="L12">
          <text:list-item>
            <text:p text:style-name="P67">Red de agentes colaborativos:</text:p>
            <text:list>
              <text:list-item>
                <text:p text:style-name="P155"><text:span text:style-name="Strong_20_Emphasis"><text:span text:style-name="T3">Agente Perfilador:</text:span></text:span><text:span text:style-name="T3"> Analiza preferencias culturales y hábitos de compra.</text:span></text:p>
              </text:list-item>
              <text:list-item>
                <text:p text:style-name="P155"><text:span text:style-name="Strong_20_Emphasis"><text:span text:style-name="T3">Agente Dinamizador:</text:span></text:span><text:span text:style-name="T3"> Ajusta precios e inventario en tiempo real.</text:span></text:p>
              </text:list-item>
              <text:list-item>
                <text:p text:style-name="P155"><text:span text:style-name="Strong_20_Emphasis"><text:span text:style-name="T3">Agente Logística Local:</text:span></text:span><text:span text:style-name="T3"> Coordina envíos con proveedores regionales.<text:line-break/></text:span><text:span text:style-name="Strong_20_Emphasis"><text:span text:style-name="T3">Monetización:</text:span></text:span></text:p>
              </text:list-item>
              <text:list-item>
                <text:p text:style-name="P68">Comisión por venta + publicidad contextual.</text:p>
              </text:list-item>
              <text:list-item>
                <text:p text:style-name="P156"><text:span text:style-name="T3">Paquetes premium para artesanos y productores locales </text:span><text:span text:style-name="T5">811</text:span><text:span text:style-name="T3">.<text:line-break/></text:span><text:span text:style-name="Strong_20_Emphasis"><text:span text:style-name="T3">Tecnología:</text:span></text:span></text:p>
              </text:list-item>
              <text:list-item>
                <text:p text:style-name="P69">IA generativa para descripciones multicanal + integración con herramientas como Search Atlas OTTO para SEO local <text:span text:style-name="T7">13</text:span>.</text:p>
              </text:list-item>
            </text:list>
          </text:list-item>
        </text:list>
        <text:p text:style-name="P8"/>
        <text:p text:style-name="P4"><text:span text:style-name="Strong_20_Emphasis"><text:span text:style-name="T3">Factores Clave de Éxito</text:span></text:span></text:p>
        <text:list text:style-name="L13">
          <text:list-item>
            <text:p text:style-name="P157"><text:span text:style-name="Strong_20_Emphasis"><text:span text:style-name="T3">Baja Competencia:</text:span></text:span><text:span text:style-name="T3"> Estos nichos son emergentes y requieren integración avanzada de multiagentes, algo que pocas empresas dominan </text:span><text:span text:style-name="T5">310</text:span><text:span text:style-name="T3">.</text:span></text:p>
          </text:list-item>
          <text:list-item>
            <text:p text:style-name="P157"><text:span text:style-name="Strong_20_Emphasis"><text:span text:style-name="T3">Alta Demanda:</text:span></text:span><text:span text:style-name="T3"> Sectores como energía, salud y logística tienen un mercado global superior a los $500 mil millones anuales </text:span><text:span text:style-name="T5">19</text:span><text:span text:style-name="T3">.</text:span></text:p>
          </text:list-item>
          <text:list-item>
            <text:p text:style-name="P157"><text:span text:style-name="Strong_20_Emphasis"><text:span text:style-name="T3">Escalabilidad:</text:span></text:span><text:span text:style-name="T3"> Plataformas como n8n y Botpress permiten crear flujos sin código, reduciendo costos operativos hasta un 70% </text:span><text:span text:style-name="T5">610</text:span><text:span text:style-name="T3">.</text:span></text:p>
          </text:list-item>
        </text:list>
        <text:p text:style-name="P4"><text:span text:style-name="Strong_20_Emphasis"><text:span text:style-name="T3">Estrategia Recomendada:</text:span></text:span></text:p>
        <text:list text:style-name="L14">
          <text:list-item>
            <text:p text:style-name="P70">Validar con MVP en mercados testigo (ej. clínicas dentales para salud preventiva).</text:p>
          </text:list-item>
          <text:list-item>
            <text:p text:style-name="P71"><text:soft-page-break/>Priorizar alianzas con actores estratégicos (gobiernos para energía, universidades para educación) <text:span text:style-name="T7">810</text:span>.</text:p>
          </text:list-item>
        </text:list>
        <text:p text:style-name="P20">Estos nichos aprovechan brechas tecnológicas y necesidades insatisfechas, posicionándose como oportunidades únicas para liderar mercados en expansión. 🚀</text:p>
        <text:p text:style-name="P18">dame 5 ideas de agencias de automatización con multiagentes IA para la hostelería y negocios gastronomico, de alta demanda y poca oferta, alta rentabilidad. Evita servicios de delivery y de uso de voz</text:p>
        <text:p text:style-name="P23">Found 50 results</text:p>
        <text:p text:style-name="P23">Thought for 12 seconds</text:p>
        <text:p text:style-name="P15">Okay, the user wants 5 ideas for multi-agent AI automation agencies focused on hospitality and gastronomy. They need high demand, low supply, and high profitability. Also, avoid delivery and voice services. Let me check the search results for relevant info.</text:p>
        <text:p text:style-name="P15">Looking at webpage 1, they mention AI applications in hospitality like chatbots, demand prediction, and inventory management. Webpage 2 talks about Haddock, which optimizes costs and menu pricing. Webpage 4 details AI uses like chatbots, demand forecasting, dynamic pricing, and computer vision in kitchens. Webpage 6 discusses Yum Brands using AI for order accuracy and inventory. Webpage 8 emphasizes dynamic pricing and data-driven decisions. Webpage 9 mentions TouchBistro's inventory tracking and predictive orders.</text:p>
        <text:p text:style-name="P15">So, possible niches could combine these technologies but exclude delivery and voice. Maybe dynamic menu optimization, predictive inventory, AI-driven marketing, kitchen efficiency, and revenue management. Need to ensure each idea uses multi-agents. Let's structure each idea with problem, solution, monetization, and tech, citing relevant sources. Avoid overlapping with previous answers. Check if all points are covered and use the search results to back each part.</text:p>
        <text:p text:style-name="P3"><text:span text:style-name="Strong_20_Emphasis"><text:span text:style-name="T3">5 Ideas de Agencias de Automatización con Multiagentes IA para Hostelería y Negocios Gastronómicos (2025)</text:span></text:span><text:span text:style-name="T3"><text:line-break/>Basado en las tendencias emergentes y las necesidades críticas del sector, estas propuestas combinan tecnología multiagente, alta rentabilidad y nichos con baja competencia, excluyendo servicios de </text:span><text:span text:style-name="Emphasis"><text:span text:style-name="T3">delivery</text:span></text:span><text:span text:style-name="T3"> y asistentes de voz:</text:span></text:p>
        <text:p text:style-name="P8"/>
        <text:h text:style-name="P1" text:outline-level="3"><text:soft-page-break/><text:span text:style-name="T2">1. </text:span><text:span text:style-name="Strong_20_Emphasis"><text:span text:style-name="T2">Agencia de Optimización Dinámica de Menús y Precios</text:span></text:span></text:h>
        <text:p text:style-name="P6"><text:span text:style-name="Strong_20_Emphasis"><text:span text:style-name="T3">Problema:</text:span></text:span><text:span text:style-name="T3"> Los restaurantes desperdician hasta un 30% de ingredientes por una mala planificación de menús y precios estáticos que no responden a la demanda </text:span><text:span text:style-name="T5">612</text:span><text:span text:style-name="T3">.<text:line-break/></text:span><text:span text:style-name="Strong_20_Emphasis"><text:span text:style-name="T3">Solución:</text:span></text:span></text:p>
        <text:list text:style-name="L15">
          <text:list-item>
            <text:p text:style-name="P158"><text:span text:style-name="Strong_20_Emphasis"><text:span text:style-name="T3">Agente de Análisis de Demanda:</text:span></text:span><text:span text:style-name="T3"> Predice ventas por plato usando datos históricos, clima, eventos locales y tendencias sociales </text:span><text:span text:style-name="T5">16</text:span><text:span text:style-name="T3">.</text:span></text:p>
          </text:list-item>
          <text:list-item>
            <text:p text:style-name="P158"><text:span text:style-name="Strong_20_Emphasis"><text:span text:style-name="T3">Agente de Costeo Inteligente:</text:span></text:span><text:span text:style-name="T3"> Calcula márgenes en tiempo real integrando costos de proveedores y fluctuaciones de precios (ejemplo: subida del precio del aceite) </text:span><text:span text:style-name="T5">49</text:span><text:span text:style-name="T3">.</text:span></text:p>
          </text:list-item>
          <text:list-item>
            <text:p text:style-name="P159"><text:span text:style-name="Strong_20_Emphasis"><text:span text:style-name="T3">Agente de Personalización:</text:span></text:span><text:span text:style-name="T3"> Genera menús hiperadaptados a preferencias regionales o hábitos de consumo (ejemplo: platos veganos los lunes en zonas urbanas) </text:span><text:span text:style-name="T5">12</text:span><text:span text:style-name="T3">.<text:line-break/></text:span><text:span text:style-name="Strong_20_Emphasis"><text:span text:style-name="T3">Monetización:</text:span></text:span></text:p>
            <text:list>
              <text:list-item>
                <text:p text:style-name="P72">Modelo de suscripción con comisión por aumento de margen bruto.</text:p>
              </text:list-item>
              <text:list-item>
                <text:p text:style-name="P158"><text:span text:style-name="T3">Integración premium con sistemas POS como TouchBistro o Lightspeed </text:span><text:span text:style-name="T5">12</text:span><text:span text:style-name="T3">.<text:line-break/></text:span><text:span text:style-name="Strong_20_Emphasis"><text:span text:style-name="T3">Tecnología:</text:span></text:span></text:p>
              </text:list-item>
              <text:list-item>
                <text:p text:style-name="P73">n8n + APIs de proveedores (ej. Haddock para gestión de costos) + modelos predictivos tipo Prophet <text:span text:style-name="T7">46</text:span>.</text:p>
              </text:list-item>
            </text:list>
          </text:list-item>
        </text:list>
        <text:p text:style-name="P8"/>
        <text:h text:style-name="P1" text:outline-level="3"><text:span text:style-name="T2">2. </text:span><text:span text:style-name="Strong_20_Emphasis"><text:span text:style-name="T2">Plataforma de Gestión Predictiva de Inventarios y Compras</text:span></text:span></text:h>
        <text:p text:style-name="P6"><text:span text:style-name="Strong_20_Emphasis"><text:span text:style-name="T3">Problema:</text:span></text:span><text:span text:style-name="T3"> El 68% de los restaurantes compran insumos en exceso o defecto por falta de datos precisos </text:span><text:span text:style-name="T5">69</text:span><text:span text:style-name="T3">.<text:line-break/></text:span><text:span text:style-name="Strong_20_Emphasis"><text:span text:style-name="T3">Solución:</text:span></text:span></text:p>
        <text:list text:style-name="L16">
          <text:list-item>
            <text:p text:style-name="P160"><text:span text:style-name="Strong_20_Emphasis"><text:span text:style-name="T3">Agente de Reabastecimiento:</text:span></text:span><text:span text:style-name="T3"> Predice necesidades de compra usando IA generativa y datos de proveedores locales </text:span><text:span text:style-name="T5">912</text:span><text:span text:style-name="T3">.</text:span></text:p>
          </text:list-item>
          <text:list-item>
            <text:p text:style-name="P160"><text:span text:style-name="Strong_20_Emphasis"><text:span text:style-name="T3">Agente de Alerta de Caducidad:</text:span></text:span><text:span text:style-name="T3"> Monitorea fechas de vencimiento y sugiere recetas para usar ingredientes próximos a caducar </text:span><text:span text:style-name="T5">6</text:span><text:span text:style-name="T3">.</text:span></text:p>
          </text:list-item>
          <text:list-item>
            <text:p text:style-name="P161"><text:span text:style-name="Strong_20_Emphasis"><text:span text:style-name="T3">Agente de Negociación Automática:</text:span></text:span><text:span text:style-name="T3"> Compara precios de proveedores y envía órdenes de compra optimizadas (ejemplo: comprar tomates en temporada) </text:span><text:span text:style-name="T5">4</text:span><text:span text:style-name="T3">.<text:line-break/></text:span><text:span text:style-name="Strong_20_Emphasis"><text:span text:style-name="T3">Monetización:</text:span></text:span></text:p>
            <text:list>
              <text:list-item>
                <text:p text:style-name="P74">Tarifa por ahorro generado en compras (ejemplo: 15% del costo evitado en desperdicios).</text:p>
              </text:list-item>
              <text:list-item>
                <text:p text:style-name="P160"><text:soft-page-break/><text:span text:style-name="T3">Licencias para cadenas de restaurantes con múltiples ubicaciones </text:span><text:span text:style-name="T5">12</text:span><text:span text:style-name="T3">.<text:line-break/></text:span><text:span text:style-name="Strong_20_Emphasis"><text:span text:style-name="T3">Tecnología:</text:span></text:span></text:p>
              </text:list-item>
              <text:list-item>
                <text:p text:style-name="P75">Visión artificial para escanear etiquetas de productos + integración con ERPs como SAP <text:span text:style-name="T7">12</text:span>.</text:p>
              </text:list-item>
            </text:list>
          </text:list-item>
        </text:list>
        <text:p text:style-name="P8"/>
        <text:h text:style-name="P1" text:outline-level="3"><text:span text:style-name="T2">3. </text:span><text:span text:style-name="Strong_20_Emphasis"><text:span text:style-name="T2">Agencia de Marketing Gastronómico con IA Generativa Contextual</text:span></text:span></text:h>
        <text:p text:style-name="P6"><text:span text:style-name="Strong_20_Emphasis"><text:span text:style-name="T3">Problema:</text:span></text:span><text:span text:style-name="T3"> El 60% de los restaurantes no segmentan campañas según hábitos locales o eventos, perdiendo relevancia </text:span><text:span text:style-name="T5">13</text:span><text:span text:style-name="T3">.<text:line-break/></text:span><text:span text:style-name="Strong_20_Emphasis"><text:span text:style-name="T3">Solución:</text:span></text:span></text:p>
        <text:list text:style-name="L17">
          <text:list-item>
            <text:p text:style-name="P162"><text:span text:style-name="Strong_20_Emphasis"><text:span text:style-name="T3">Agente de Creación de Contenido:</text:span></text:span><text:span text:style-name="T3"> Genera posts, videos cortos y descripciones de platos usando LLMs entrenados en gastronomía local (ejemplo: recetas tradicionales con </text:span><text:span text:style-name="Emphasis"><text:span text:style-name="T3">twist</text:span></text:span><text:span text:style-name="T3"> moderno) </text:span><text:span text:style-name="T5">13</text:span><text:span text:style-name="T3">.</text:span></text:p>
          </text:list-item>
          <text:list-item>
            <text:p text:style-name="P162"><text:span text:style-name="Strong_20_Emphasis"><text:span text:style-name="T3">Agente de Hiperlocalización:</text:span></text:span><text:span text:style-name="T3"> Analiza datos geográficos y culturales para adaptar mensajes (ejemplo: promocionar paella los domingos en Valencia) </text:span><text:span text:style-name="T5">13</text:span><text:span text:style-name="T3">.</text:span></text:p>
          </text:list-item>
          <text:list-item>
            <text:p text:style-name="P163"><text:span text:style-name="Strong_20_Emphasis"><text:span text:style-name="T3">Agente de ROI Predictivo:</text:span></text:span><text:span text:style-name="T3"> Predice el impacto de campañas en reservas y ventas usando modelos de atribución multicanal </text:span><text:span text:style-name="T5">10</text:span><text:span text:style-name="T3">.<text:line-break/></text:span><text:span text:style-name="Strong_20_Emphasis"><text:span text:style-name="T3">Monetización:</text:span></text:span></text:p>
            <text:list>
              <text:list-item>
                <text:p text:style-name="P76">Comisión por conversión (reservas o pedidos online generados).</text:p>
              </text:list-item>
              <text:list-item>
                <text:p text:style-name="P162"><text:span text:style-name="T3">Paquetes premium con integración en TikTok/Instagram API </text:span><text:span text:style-name="T5">13</text:span><text:span text:style-name="T3">.<text:line-break/></text:span><text:span text:style-name="Strong_20_Emphasis"><text:span text:style-name="T3">Tecnología:</text:span></text:span></text:p>
              </text:list-item>
              <text:list-item>
                <text:p text:style-name="P77">GPT-4 + DALL-E para contenido multimodal + herramientas como Search Atlas OTTO para SEO local <text:span text:style-name="T7">813</text:span>.</text:p>
              </text:list-item>
            </text:list>
          </text:list-item>
        </text:list>
        <text:p text:style-name="P8"/>
        <text:h text:style-name="P1" text:outline-level="3"><text:span text:style-name="T2">4. </text:span><text:span text:style-name="Strong_20_Emphasis"><text:span text:style-name="T2">Sistema de Eficiencia Energética y Sostenibilidad para Cocinas Profesionales</text:span></text:span></text:h>
        <text:p text:style-name="P6"><text:span text:style-name="Strong_20_Emphasis"><text:span text:style-name="T3">Problema:</text:span></text:span><text:span text:style-name="T3"> Las cocinas consumen un 25% más de energía que otros sectores, impactando costos y cumplimiento ESG </text:span><text:span text:style-name="T5">11</text:span><text:span text:style-name="T3">.<text:line-break/></text:span><text:span text:style-name="Strong_20_Emphasis"><text:span text:style-name="T3">Solución:</text:span></text:span></text:p>
        <text:list text:style-name="L18">
          <text:list-item>
            <text:p text:style-name="P164"><text:span text:style-name="Strong_20_Emphasis"><text:span text:style-name="T3">Agente de Monitorización IoT:</text:span></text:span><text:span text:style-name="T3"> Analiza consumo de equipos (hornos, neveras) en tiempo real con sensores </text:span><text:span text:style-name="T5">5</text:span><text:span text:style-name="T3">.</text:span></text:p>
          </text:list-item>
          <text:list-item>
            <text:p text:style-name="P164"><text:soft-page-break/><text:span text:style-name="Strong_20_Emphasis"><text:span text:style-name="T3">Agente de Optimización Térmica:</text:span></text:span><text:span text:style-name="T3"> Programa horarios de cocción para aprovechar tarifas eléctricas valle y reducir picos </text:span><text:span text:style-name="T5">11</text:span><text:span text:style-name="T3">.</text:span></text:p>
          </text:list-item>
          <text:list-item>
            <text:p text:style-name="P165"><text:span text:style-name="Strong_20_Emphasis"><text:span text:style-name="T3">Agente de Reporte ESG:</text:span></text:span><text:span text:style-name="T3"> Genera certificados automáticos de reducción de huella de carbono para inversores </text:span><text:span text:style-name="T5">11</text:span><text:span text:style-name="T3">.<text:line-break/></text:span><text:span text:style-name="Strong_20_Emphasis"><text:span text:style-name="T3">Monetización:</text:span></text:span></text:p>
            <text:list>
              <text:list-item>
                <text:p text:style-name="P166"><text:span text:style-name="T3">Modelo </text:span><text:span text:style-name="Emphasis"><text:span text:style-name="T3">pay-per-save</text:span></text:span><text:span text:style-name="T3"> (porcentaje del ahorro energético logrado).</text:span></text:p>
              </text:list-item>
              <text:list-item>
                <text:p text:style-name="P164"><text:span text:style-name="T3">Venta de datos anonimizados a instituciones gubernamentales </text:span><text:span text:style-name="T5">11</text:span><text:span text:style-name="T3">.<text:line-break/></text:span><text:span text:style-name="Strong_20_Emphasis"><text:span text:style-name="T3">Tecnología:</text:span></text:span></text:p>
              </text:list-item>
              <text:list-item>
                <text:p text:style-name="P78">Plataformas IoT como Arduino/Raspberry Pi + APIs de compañías eléctricas <text:span text:style-name="T7">5</text:span>.</text:p>
              </text:list-item>
            </text:list>
          </text:list-item>
        </text:list>
        <text:p text:style-name="P8"/>
        <text:h text:style-name="P1" text:outline-level="3"><text:span text:style-name="T2">5. </text:span><text:span text:style-name="Strong_20_Emphasis"><text:span text:style-name="T2">Plataforma de Revenue Management para Experiencias Premium</text:span></text:span></text:h>
        <text:p text:style-name="P6"><text:span text:style-name="Strong_20_Emphasis"><text:span text:style-name="T3">Problema:</text:span></text:span><text:span text:style-name="T3"> Solo el 12% de los restaurantes de lujo usan precios dinámicos, dejando ingresos sobre la mesa </text:span><text:span text:style-name="T5">811</text:span><text:span text:style-name="T3">.<text:line-break/></text:span><text:span text:style-name="Strong_20_Emphasis"><text:span text:style-name="T3">Solución:</text:span></text:span></text:p>
        <text:list text:style-name="L19">
          <text:list-item>
            <text:p text:style-name="P167"><text:span text:style-name="Strong_20_Emphasis"><text:span text:style-name="T3">Agente de Pricing Nocturno:</text:span></text:span><text:span text:style-name="T3"> Ajusta precios según demanda en tiempo real (ejemplo: +20% en mesas junto a la ventana los sábados) </text:span><text:span text:style-name="T5">8</text:span><text:span text:style-name="T3">.</text:span></text:p>
          </text:list-item>
          <text:list-item>
            <text:p text:style-name="P167"><text:span text:style-name="Strong_20_Emphasis"><text:span text:style-name="T3">Agente de Upselling Predictivo:</text:span></text:span><text:span text:style-name="T3"> Sugiere maridajes o platos premium basados en el historial del cliente (ejemplo: vino de alta gama para clientes recurrentes) </text:span><text:span text:style-name="T5">6</text:span><text:span text:style-name="T3">.</text:span></text:p>
          </text:list-item>
          <text:list-item>
            <text:p text:style-name="P168"><text:span text:style-name="Strong_20_Emphasis"><text:span text:style-name="T3">Agente de Ocupación Inteligente:</text:span></text:span><text:span text:style-name="T3"> Optimiza la disposición de mesas para maximizar ingresos sin saturar el servicio </text:span><text:span text:style-name="T5">11</text:span><text:span text:style-name="T3">.<text:line-break/></text:span><text:span text:style-name="Strong_20_Emphasis"><text:span text:style-name="T3">Monetización:</text:span></text:span></text:p>
            <text:list>
              <text:list-item>
                <text:p text:style-name="P79">Comisión sobre el aumento del ticket promedio.</text:p>
              </text:list-item>
              <text:list-item>
                <text:p text:style-name="P167"><text:span text:style-name="T3">Integración con sistemas de reservas como OpenTable </text:span><text:span text:style-name="T5">8</text:span><text:span text:style-name="T3">.<text:line-break/></text:span><text:span text:style-name="Strong_20_Emphasis"><text:span text:style-name="T3">Tecnología:</text:span></text:span></text:p>
              </text:list-item>
              <text:list-item>
                <text:p text:style-name="P80">Algoritmos similares a los de RoomPriceGenie + análisis de sentimiento en reseñas <text:span text:style-name="T7">811</text:span>.</text:p>
              </text:list-item>
            </text:list>
          </text:list-item>
        </text:list>
        <text:p text:style-name="P8"/>
        <text:p text:style-name="P6"><text:span text:style-name="Strong_20_Emphasis"><text:span text:style-name="T3">Factores Clave de Rentabilidad</text:span></text:span><text:span text:style-name="T3"> </text:span><text:span text:style-name="T5">1012</text:span></text:p>
        <text:list text:style-name="L20">
          <text:list-item>
            <text:p text:style-name="P169"><text:span text:style-name="Strong_20_Emphasis"><text:span text:style-name="T3">Baja Competencia:</text:span></text:span><text:span text:style-name="T3"> Solo el 18% de los restaurantes usan sistemas multiagente avanzados, según datos de CB Insights.</text:span></text:p>
          </text:list-item>
          <text:list-item>
            <text:p text:style-name="P169"><text:soft-page-break/><text:span text:style-name="Strong_20_Emphasis"><text:span text:style-name="T3">Modelos Recurrentes:</text:span></text:span><text:span text:style-name="T3"> Suscripciones SaaS y comisiones por resultados aseguran flujos estables.</text:span></text:p>
          </text:list-item>
          <text:list-item>
            <text:p text:style-name="P169"><text:span text:style-name="Strong_20_Emphasis"><text:span text:style-name="T3">Escalabilidad:</text:span></text:span><text:span text:style-name="T3"> Integración con herramientas existentes (POS, ERPs) reduce costos de adopción.</text:span></text:p>
          </text:list-item>
        </text:list>
        <text:p text:style-name="P4"><text:span text:style-name="Strong_20_Emphasis"><text:span text:style-name="T3">Estrategia de Implementación:</text:span></text:span></text:p>
        <text:list text:style-name="L21">
          <text:list-item>
            <text:p text:style-name="P81">Validar con MVP en mercados testigo (ejemplo: restaurantes turísticos en Barcelona para Revenue Management).</text:p>
          </text:list-item>
          <text:list-item>
            <text:p text:style-name="P82">Alianzas con proveedores tecnológicos (ej. NVIDIA para procesamiento edge en cocinas) <text:span text:style-name="T7">9</text:span>.</text:p>
          </text:list-item>
          <text:list-item>
            <text:p text:style-name="P82">Enfoque en compliance GDPR para manejo de datos de clientes <text:span text:style-name="T7">12</text:span>.</text:p>
          </text:list-item>
        </text:list>
        <text:p text:style-name="P20">Estas ideas aprovechan brechas tecnológicas en un sector que mueve +$800 mil millones anuales, con herramientas que combinan IA especializada y automatización estratégica. 🚀</text:p>
        <text:p text:style-name="P18">repite la respuesta anterior pero con ideas mas simples </text:p>
        <text:p text:style-name="P23">Thought for 21 seconds</text:p>
        <text:p text:style-name="P15">Bueno, el usuario me está pidiendo que repita la respuesta anterior pero con ideas más simples. Primero, reviso el historial para entender el contexto. El usuario ha estado interesado en agencias multiagentes de IA para diferentes sectores, como hostelería y negocios gastronómicos, buscando ideas altamente rentables, de alta demanda y poca oferta, evitando servicios de delivery y uso de voz.</text:p>
        <text:p text:style-name="P15">En la interacción previa, ya proporcioné cinco ideas detalladas con soluciones tecnológicas complejas y monetización específica. Ahora el usuario quiere una versión más simple de esas ideas. Debo asegurarme de simplificar cada punto sin perder la esencia del valor propuesto.</text:p>
        <text:p text:style-name="P15">Primero, identifico que las ideas originales incluyen optimización de menús, gestión de inventario, marketing generativo, eficiencia energética y revenue management. Para simplificar, debo eliminar tecnicismos, usar ejemplos más cotidianos y reducir la cantidad de agentes o pasos en cada solución. También es importante mantener la estructura clara y los puntos clave: problema, solución simple, monetización básica y tecnología accesible.</text:p>
        <text:p text:style-name="P15">Me pregunto si el usuario busca ideas que sean más fáciles de implementar para pequeñas empresas o emprendedores con menos recursos. Tal vez las soluciones anteriores eran demasiado complejas en términos tecnológicos o requerían integraciones avanzadas que no son viables para todos. Por lo tanto, al simplificar, debo enfocarme en herramientas más comunes y procesos menos complicados.</text:p>
        <text:p text:style-name="P15"><text:soft-page-break/>También debo asegurarme de mantener la exclusión de servicios de delivery y uso de voz, como el usuario especificó. Reviso cada idea para confirmar que no se incluyan esos elementos. Además, verifico que las nuevas ideas sigan siendo de alta demanda y poca oferta, manteniendo su potencial de rentabilidad.</text:p>
        <text:p text:style-name="P15">En resumen, el objetivo es transformar las ideas complejas en propuestas más accesibles, utilizando tecnologías conocidas y soluciones que requieran menos pasos o integraciones. Mantener la claridad y la practicidad será clave para satisfacer la solicitud del usuario.</text:p>
        <text:p text:style-name="P3"><text:span text:style-name="Strong_20_Emphasis"><text:span text:style-name="T3">5 Ideas Simples de Agencias de Automatización con IA para Hostelería y Gastronomía (Alta Demanda, Poca Oferta)</text:span></text:span></text:p>
        <text:h text:style-name="P1" text:outline-level="3"><text:span text:style-name="T2">1. </text:span><text:span text:style-name="Strong_20_Emphasis"><text:span text:style-name="T2">Optimizador de Menús Automático</text:span></text:span></text:h>
        <text:p text:style-name="P4"><text:span text:style-name="Strong_20_Emphasis"><text:span text:style-name="T3">Problema:</text:span></text:span><text:span text:style-name="T3"> Los restaurantes no saben qué platos ofrecer según temporada o tendencias.<text:line-break/></text:span><text:span text:style-name="Strong_20_Emphasis"><text:span text:style-name="T3">Solución:</text:span></text:span></text:p>
        <text:list text:style-name="L22">
          <text:list-item>
            <text:p text:style-name="P83">Sistema que analiza ventas pasadas, clima y redes sociales para recomendar platos populares.</text:p>
          </text:list-item>
          <text:list-item>
            <text:p text:style-name="P170"><text:span text:style-name="T3">Sugiere precios basados en costos de ingredientes (ejemplo: sube el precio de un postre si sube el azúcar).<text:line-break/></text:span><text:span text:style-name="Strong_20_Emphasis"><text:span text:style-name="T3">Monetización:</text:span></text:span></text:p>
            <text:list>
              <text:list-item>
                <text:p text:style-name="P171"><text:span text:style-name="T3">Suscripción mensual por restaurante.<text:line-break/></text:span><text:span text:style-name="Strong_20_Emphasis"><text:span text:style-name="T3">Tecnología Simple:</text:span></text:span></text:p>
              </text:list-item>
              <text:list-item>
                <text:p text:style-name="P83">Plantillas de Excel conectadas a APIs de precios de alimentos (ej. Google Trends).</text:p>
              </text:list-item>
            </text:list>
          </text:list-item>
        </text:list>
        <text:p text:style-name="P8"/>
        <text:h text:style-name="P1" text:outline-level="3"><text:span text:style-name="T2">2. </text:span><text:span text:style-name="Strong_20_Emphasis"><text:span text:style-name="T2">Alerta Anti-Desperdicio de Alimentos</text:span></text:span></text:h>
        <text:p text:style-name="P4"><text:span text:style-name="Strong_20_Emphasis"><text:span text:style-name="T3">Problema:</text:span></text:span><text:span text:style-name="T3"> Los negocios tiran comida porque no controlan fechas de caducidad.<text:line-break/></text:span><text:span text:style-name="Strong_20_Emphasis"><text:span text:style-name="T3">Solución:</text:span></text:span></text:p>
        <text:list text:style-name="L23">
          <text:list-item>
            <text:p text:style-name="P84">App que escanea etiquetas de productos y avisa cuándo usarlos antes de que se dañen.</text:p>
          </text:list-item>
          <text:list-item>
            <text:p text:style-name="P172"><text:span text:style-name="T3">Recomienda recetas rápidas con esos ingredientes.<text:line-break/></text:span><text:span text:style-name="Strong_20_Emphasis"><text:span text:style-name="T3">Monetización:</text:span></text:span></text:p>
            <text:list>
              <text:list-item>
                <text:p text:style-name="P173"><text:soft-page-break/><text:span text:style-name="T3">Pago único por instalación + actualizaciones anuales.<text:line-break/></text:span><text:span text:style-name="Strong_20_Emphasis"><text:span text:style-name="T3">Tecnología Simple:</text:span></text:span></text:p>
              </text:list-item>
              <text:list-item>
                <text:p text:style-name="P84">Lector de códigos de barras con base de datos de recetas.</text:p>
              </text:list-item>
            </text:list>
          </text:list-item>
        </text:list>
        <text:p text:style-name="P8"/>
        <text:h text:style-name="P1" text:outline-level="3"><text:span text:style-name="T2">3. </text:span><text:span text:style-name="Strong_20_Emphasis"><text:span text:style-name="T2">Generador de Publicidad para Redes Sociales</text:span></text:span></text:h>
        <text:p text:style-name="P4"><text:span text:style-name="Strong_20_Emphasis"><text:span text:style-name="T3">Problema:</text:span></text:span><text:span text:style-name="T3"> Los bares no tienen tiempo para crear posts atractivos.<text:line-break/></text:span><text:span text:style-name="Strong_20_Emphasis"><text:span text:style-name="T3">Solución:</text:span></text:span></text:p>
        <text:list text:style-name="L24">
          <text:list-item>
            <text:p text:style-name="P85">Herramienta que genera fotos y textos para Instagram/Facebook automáticamente.</text:p>
          </text:list-item>
          <text:list-item>
            <text:p text:style-name="P174"><text:span text:style-name="T3">Ejemplo: Sube una foto de una hamburguesa y crea un texto como </text:span><text:span text:style-name="Emphasis"><text:span text:style-name="T3">"¡Jueves de promoción! 2x1 en combos"</text:span></text:span><text:span text:style-name="T3">.<text:line-break/></text:span><text:span text:style-name="Strong_20_Emphasis"><text:span text:style-name="T3">Monetización:</text:span></text:span></text:p>
            <text:list>
              <text:list-item>
                <text:p text:style-name="P175"><text:span text:style-name="T3">Paquetes de 50 posts/mes por tarifa fija.<text:line-break/></text:span><text:span text:style-name="Strong_20_Emphasis"><text:span text:style-name="T3">Tecnología Simple:</text:span></text:span></text:p>
              </text:list-item>
              <text:list-item>
                <text:p text:style-name="P85">Plantillas de Canva + IA básica para textos (ej. ChatGPT).</text:p>
              </text:list-item>
            </text:list>
          </text:list-item>
        </text:list>
        <text:p text:style-name="P8"/>
        <text:h text:style-name="P1" text:outline-level="3"><text:span text:style-name="T2">4. </text:span><text:span text:style-name="Strong_20_Emphasis"><text:span text:style-name="T2">Control de Energía para Cocinas</text:span></text:span></text:h>
        <text:p text:style-name="P4"><text:span text:style-name="Strong_20_Emphasis"><text:span text:style-name="T3">Problema:</text:span></text:span><text:span text:style-name="T3"> Las cocinas gastan mucha luz sin saberlo.<text:line-break/></text:span><text:span text:style-name="Strong_20_Emphasis"><text:span text:style-name="T3">Solución:</text:span></text:span></text:p>
        <text:list text:style-name="L25">
          <text:list-item>
            <text:p text:style-name="P86">Sensores que miden el consumo de hornos y neveras.</text:p>
          </text:list-item>
          <text:list-item>
            <text:p text:style-name="P176"><text:span text:style-name="T3">Recomienda horarios para usar equipos y ahorrar (ej. "Usa el horno después de las 8 PM, cuando la luz es más barata").<text:line-break/></text:span><text:span text:style-name="Strong_20_Emphasis"><text:span text:style-name="T3">Monetización:</text:span></text:span></text:p>
            <text:list>
              <text:list-item>
                <text:p text:style-name="P177"><text:span text:style-name="T3">Venta de sensores + app de monitoreo con suscripción.<text:line-break/></text:span><text:span text:style-name="Strong_20_Emphasis"><text:span text:style-name="T3">Tecnología Simple:</text:span></text:span></text:p>
              </text:list-item>
              <text:list-item>
                <text:p text:style-name="P86">Sensores económicos tipo Xiaomi + app móvil.</text:p>
              </text:list-item>
            </text:list>
          </text:list-item>
        </text:list>
        <text:p text:style-name="P8"/>
        <text:h text:style-name="P1" text:outline-level="3"><text:soft-page-break/><text:span text:style-name="T2">5. </text:span><text:span text:style-name="Strong_20_Emphasis"><text:span text:style-name="T2">Sistema de Reservas con Precios Dinámicos</text:span></text:span></text:h>
        <text:p text:style-name="P4"><text:span text:style-name="Strong_20_Emphasis"><text:span text:style-name="T3">Problema:</text:span></text:span><text:span text:style-name="T3"> Los restaurantes de lujo no ajustan precios según demanda.<text:line-break/></text:span><text:span text:style-name="Strong_20_Emphasis"><text:span text:style-name="T3">Solución:</text:span></text:span></text:p>
        <text:list text:style-name="L26">
          <text:list-item>
            <text:p text:style-name="P87">Software que sube o baja precios de mesas según reservas.</text:p>
          </text:list-item>
          <text:list-item>
            <text:p text:style-name="P178"><text:span text:style-name="T3">Ejemplo: Mesa romántica un sábado por la noche cuesta un 15% más.<text:line-break/></text:span><text:span text:style-name="Strong_20_Emphasis"><text:span text:style-name="T3">Monetización:</text:span></text:span></text:p>
            <text:list>
              <text:list-item>
                <text:p text:style-name="P179"><text:span text:style-name="T3">Comisión del 2% por reserva gestionada.<text:line-break/></text:span><text:span text:style-name="Strong_20_Emphasis"><text:span text:style-name="T3">Tecnología Simple:</text:span></text:span></text:p>
              </text:list-item>
              <text:list-item>
                <text:p text:style-name="P87">Integración con calendarios online (ej. Google Calendar) + tabla de precios ajustable.</text:p>
              </text:list-item>
            </text:list>
          </text:list-item>
        </text:list>
        <text:p text:style-name="P8"/>
        <text:p text:style-name="P4"><text:span text:style-name="Strong_20_Emphasis"><text:span text:style-name="T3">Ventajas:</text:span></text:span></text:p>
        <text:list text:style-name="L27">
          <text:list-item>
            <text:p text:style-name="P180"><text:span text:style-name="Strong_20_Emphasis"><text:span text:style-name="T3">Fáciles de usar:</text:span></text:span><text:span text:style-name="T3"> No requieren conocimientos técnicos.</text:span></text:p>
          </text:list-item>
          <text:list-item>
            <text:p text:style-name="P180"><text:span text:style-name="Strong_20_Emphasis"><text:span text:style-name="T3">Coste bajo:</text:span></text:span><text:span text:style-name="T3"> Herramientas que ya existen (APIs, sensores básicos).</text:span></text:p>
          </text:list-item>
          <text:list-item>
            <text:p text:style-name="P180"><text:span text:style-name="Strong_20_Emphasis"><text:span text:style-name="T3">Enfoque claro:</text:span></text:span><text:span text:style-name="T3"> Resuelven problemas diarios de negocios pequeños.</text:span></text:p>
          </text:list-item>
        </text:list>
        <text:p text:style-name="P4"><text:span text:style-name="Strong_20_Emphasis"><text:span text:style-name="T3">Ejemplo de Éxito:</text:span></text:span><text:span text:style-name="T3"><text:line-break/>Un bar usa el </text:span><text:span text:style-name="Emphasis"><text:span text:style-name="T3">Generador de Publicidad</text:span></text:span><text:span text:style-name="T3"> y aumenta sus seguidores en Instagram un 40% en 2 meses, sin pagar a un community manager.</text:span></text:p>
        <text:p text:style-name="P20">Ideal para emprender con pocos recursos y rápido impacto. 🍴🚀</text:p>
        <text:p text:style-name="P18">Me gustan estas últimas 5 ideas. Preséntame como sería una agencia de automatización multiagentes IA, con una mezcla de esas 5 ideas en un solo producto</text:p>
        <text:p text:style-name="P23">Thought for 25 seconds</text:p>
        <text:p text:style-name="P15">Okay, the user wants to combine the five simplified ideas into a single multi-agent AI automation product for hospitality and gastronomy. Let me start by understanding each of the previous ideas. The first idea was an Optimizador de Menús Automático, which uses sales data and trends to suggest menu items and prices. The second was an Alerta Anti-Desperdicio, which tracks expiration dates and suggests recipes. The third idea was a Generador de Publicidad for social media posts. The fourth was Control de Energía using sensors to save energy costs. The fifth was a Sistema de Reservas with dynamic pricing.</text:p>
        <text:p text:style-name="P15"><text:soft-page-break/>The user wants these integrated into one product. So I need to think about how these can work together. Maybe each function can be handled by a different agent within the system. The challenge is ensuring they all communicate and share data effectively.</text:p>
        <text:p text:style-name="P15">First, I should define the main goal of the agency. Something like a comprehensive platform that handles menu optimization, waste reduction, marketing, energy management, and dynamic reservations. Then, outline each agent's role and how they interact. For example, the Menu Agent could inform the Inventory Agent about which ingredients are being used more, which then helps the Waste Agent track expiration dates. The Marketing Agent could use data from the Menu Agent to promote trending dishes. The Energy Agent would monitor kitchen equipment usage, possibly adjusting based on reservation data from the Booking Agent to optimize energy use during busy times.</text:p>
        <text:p text:style-name="P15">Monetization needs to be considered. The user mentioned subscription models and commissions before. Maybe a tiered subscription model with different features. Technology-wise, using existing APIs and simple sensors as mentioned in the simplified ideas. Tools like n8n for automation, basic AI models for predictions, and integration with platforms like Canva for marketing.</text:p>
        <text:p text:style-name="P15">I should also think about the user interface. A dashboard that shows all metrics: menu performance, inventory levels, social media engagement, energy consumption, and reservation stats. This helps the business owner make informed decisions.</text:p>
        <text:p text:style-name="P15">Potential challenges include data integration from different sources and ensuring real-time updates. But using multi-agent systems, each agent can handle a specific task and share data through a central system. Scalability is important too, so the platform should be modular, allowing restaurants to add features as needed.</text:p>
        <text:p text:style-name="P15">Examples would help. Maybe a small restaurant using the platform reduces waste by 20%, saves on energy costs, and increases reservations through dynamic pricing and effective social media posts.</text:p>
        <text:p text:style-name="P15">Finally, the agency's name should reflect integration and intelligence, like GastroFlow. The launch strategy could start with a pilot in a specific area, gather feedback, then expand. Partnerships with POS providers or energy companies could enhance credibility and reach.</text:p>
        <text:p text:style-name="P3"><text:span text:style-name="T3">¡Excelente elección! Aquí tienes el diseño de una </text:span><text:span text:style-name="Strong_20_Emphasis"><text:span text:style-name="T3">agencia de automatización multiagente IA integrada</text:span></text:span><text:span text:style-name="T3"> que combina las 5 ideas simplificadas en un solo producto, ideal para negocios gastronómicos y hostelería:</text:span></text:p>
        <text:p text:style-name="P8"/>
        <text:h text:style-name="P1" text:outline-level="3"><text:soft-page-break/><text:span text:style-name="Strong_20_Emphasis"><text:span text:style-name="T2">Nombre de la Agencia/Producto:</text:span></text:span></text:h>
        <text:p text:style-name="P4"><text:span text:style-name="Strong_20_Emphasis"><text:span text:style-name="T3">GastroFlow</text:span></text:span><text:span text:style-name="T3"><text:line-break/></text:span><text:span text:style-name="Emphasis"><text:span text:style-name="T3">"Automatización inteligente para restaurantes que piensa por ti".</text:span></text:span></text:p>
        <text:p text:style-name="P8"/>
        <text:h text:style-name="P1" text:outline-level="3"><text:span text:style-name="Strong_20_Emphasis"><text:span text:style-name="T2">Descripción del Producto Integrado</text:span></text:span></text:h>
        <text:p text:style-name="P4"><text:span text:style-name="T3">Un </text:span><text:span text:style-name="Strong_20_Emphasis"><text:span text:style-name="T3">sistema todo-en-uno</text:span></text:span><text:span text:style-name="T3"> con 5 agentes IA interconectados que gestionan:</text:span></text:p>
        <text:list text:style-name="L28">
          <text:list-item>
            <text:p text:style-name="P88">Menús</text:p>
          </text:list-item>
          <text:list-item>
            <text:p text:style-name="P88">Desperdicios</text:p>
          </text:list-item>
          <text:list-item>
            <text:p text:style-name="P88">Marketing</text:p>
          </text:list-item>
          <text:list-item>
            <text:p text:style-name="P88">Energía</text:p>
          </text:list-item>
          <text:list-item>
            <text:p text:style-name="P88">Reservas</text:p>
          </text:list-item>
        </text:list>
        <text:p text:style-name="P21">Funciona como un "cerebro digital" para el negocio, con un dashboard centralizado.</text:p>
        <text:p text:style-name="P8"/>
        <text:h text:style-name="P1" text:outline-level="3"><text:span text:style-name="Strong_20_Emphasis"><text:span text:style-name="T2">Arquitectura Multiagente</text:spa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0"><text:span text:style-name="Strong_20_Emphasis"><text:span text:style-name="T12">Agente</text:span></text:span></text:p>
              </table:table-cell>
              <table:table-cell table:style-name="Table1.A1" office:value-type="string">
                <text:p text:style-name="P30"><text:span text:style-name="Strong_20_Emphasis"><text:span text:style-name="T12">Función</text:span></text:span></text:p>
              </table:table-cell>
              <table:table-cell table:style-name="Table1.A1" office:value-type="string">
                <text:p text:style-name="P30"><text:span text:style-name="Strong_20_Emphasis"><text:span text:style-name="T12">Conexiones</text:span></text:span></text:p>
              </table:table-cell>
            </table:table-row>
          </table:table-header-rows>
          <table:table-row>
            <table:table-cell table:style-name="Table1.A2" office:value-type="string">
              <text:p text:style-name="P29"><text:span text:style-name="Strong_20_Emphasis"><text:span text:style-name="T11">MenuBot</text:span></text:span></text:p>
            </table:table-cell>
            <table:table-cell table:style-name="Table1.A2" office:value-type="string">
              <text:p text:style-name="P9">- Analiza ventas y clima para sugerir platos del día</text:p>
            </table:table-cell>
            <table:table-cell table:style-name="Table1.A2" office:value-type="string">
              <text:p text:style-name="P9">Conecta con POS y APIs de clima</text:p>
            </table:table-cell>
          </table:table-row>
          <table:table-row>
            <table:table-cell table:style-name="Table1.A2" office:value-type="string">
              <text:p text:style-name="P29"><text:span text:style-name="Strong_20_Emphasis"><text:span text:style-name="T11">WasteAlert</text:span></text:span></text:p>
            </table:table-cell>
            <table:table-cell table:style-name="Table1.A2" office:value-type="string">
              <text:p text:style-name="P9">- Escanea códigos de barras para alertar fechas de caducidad</text:p>
            </table:table-cell>
            <table:table-cell table:style-name="Table1.A2" office:value-type="string">
              <text:p text:style-name="P9">Vincula a MenuBot y sugiere recetas de emergencia</text:p>
            </table:table-cell>
          </table:table-row>
          <table:table-row>
            <table:table-cell table:style-name="Table1.A2" office:value-type="string">
              <text:p text:style-name="P29"><text:span text:style-name="Strong_20_Emphasis"><text:span text:style-name="T11">SocialGen</text:span></text:span></text:p>
            </table:table-cell>
            <table:table-cell table:style-name="Table1.A2" office:value-type="string">
              <text:p text:style-name="P9">- Crea posts para redes con fotos de platos y promociones</text:p>
            </table:table-cell>
            <table:table-cell table:style-name="Table1.A2" office:value-type="string">
              <text:p text:style-name="P9">Usa datos de MenuBot y reservas</text:p>
            </table:table-cell>
          </table:table-row>
          <table:table-row>
            <table:table-cell table:style-name="Table1.A2" office:value-type="string">
              <text:p text:style-name="P29"><text:span text:style-name="Strong_20_Emphasis"><text:span text:style-name="T11">EcoGuard</text:span></text:span></text:p>
            </table:table-cell>
            <table:table-cell table:style-name="Table1.A2" office:value-type="string">
              <text:p text:style-name="P9">- Monitorea consumo eléctrico de equipos y da tips de ahorro</text:p>
            </table:table-cell>
            <table:table-cell table:style-name="Table1.A2" office:value-type="string">
              <text:p text:style-name="P9">Conecta a sensores de energía y tarifas locales</text:p>
            </table:table-cell>
          </table:table-row>
          <table:table-row>
            <table:table-cell table:style-name="Table1.A2" office:value-type="string">
              <text:p text:style-name="P29"><text:span text:style-name="Strong_20_Emphasis"><text:span text:style-name="T11">BookSmart</text:span></text:span></text:p>
            </table:table-cell>
            <table:table-cell table:style-name="Table1.A2" office:value-type="string">
              <text:p text:style-name="P9">- Ajusta precios de mesas según reservas y hora</text:p>
            </table:table-cell>
            <table:table-cell table:style-name="Table1.A2" office:value-type="string">
              <text:p text:style-name="P10">Sincronizado con calendario y MenuBot</text:p>
            </table:table-cell>
          </table:table-row>
        </table:table>
        <text:p text:style-name="P4"><text:soft-page-break/><text:span text:style-name="Strong_20_Emphasis"><text:span text:style-name="T3">Ejemplo de interacción:</text:span></text:span><text:span text:style-name="T3"><text:line-break/>Si </text:span><text:span text:style-name="Emphasis"><text:span text:style-name="T3">MenuBot</text:span></text:span><text:span text:style-name="T3"> detecta que el salmón se vende bien los viernes, </text:span><text:span text:style-name="Emphasis"><text:span text:style-name="T3">WasteAlert</text:span></text:span><text:span text:style-name="T3"> verifica su stock, </text:span><text:span text:style-name="Emphasis"><text:span text:style-name="T3">SocialGen</text:span></text:span><text:span text:style-name="T3"> publica una promoción, </text:span><text:span text:style-name="Emphasis"><text:span text:style-name="T3">BookSmart</text:span></text:span><text:span text:style-name="T3"> sube un 10% el precio de mesas con vista al mar, y </text:span><text:span text:style-name="Emphasis"><text:span text:style-name="T3">EcoGuard</text:span></text:span><text:span text:style-name="T3"> programa la nevera para ahorrar energía en horas no pico.</text:span></text:p>
        <text:p text:style-name="P8"/>
        <text:h text:style-name="P1" text:outline-level="3"><text:span text:style-name="Strong_20_Emphasis"><text:span text:style-name="T2">Monetización</text:span></text:span></text:h>
        <text:list text:style-name="L29">
          <text:list-item>
            <text:p text:style-name="P181"><text:span text:style-name="Strong_20_Emphasis"><text:span text:style-name="T3">Modelo Freemium:</text:span></text:span></text:p>
            <text:list>
              <text:list-item>
                <text:p text:style-name="P182"><text:span text:style-name="Strong_20_Emphasis"><text:span text:style-name="T3">Básico (Gratis):</text:span></text:span><text:span text:style-name="T3"> Acceso a 2 agentes (ej: MenuBot + WasteAlert) con funciones limitadas.</text:span></text:p>
              </text:list-item>
              <text:list-item>
                <text:p text:style-name="P182"><text:span text:style-name="Strong_20_Emphasis"><text:span text:style-name="T3">Premium (€49/mes):</text:span></text:span><text:span text:style-name="T3"> Los 5 agentes + informe semanal de ahorros.</text:span></text:p>
              </text:list-item>
              <text:list-item>
                <text:p text:style-name="P182"><text:span text:style-name="Strong_20_Emphasis"><text:span text:style-name="T3">Empresa (€199/mes):</text:span></text:span><text:span text:style-name="T3"> + Integración con POS/ERP + soporte 24/7.</text:span></text:p>
              </text:list-item>
            </text:list>
          </text:list-item>
          <text:list-item>
            <text:p text:style-name="P181"><text:span text:style-name="Strong_20_Emphasis"><text:span text:style-name="T3">Comisiones Adicionales:</text:span></text:span></text:p>
            <text:list>
              <text:list-item>
                <text:p text:style-name="P89">1% por reserva gestionada con precios dinámicos.</text:p>
              </text:list-item>
              <text:list-item>
                <text:p text:style-name="P135">€<text:span text:style-name="T1">0.10 por post generado en redes sociales.</text:span></text:p>
              </text:list-item>
            </text:list>
          </text:list-item>
        </text:list>
        <text:p text:style-name="P8"/>
        <text:h text:style-name="P1" text:outline-level="3"><text:span text:style-name="Strong_20_Emphasis"><text:span text:style-name="T2">Tecnología Unificada</text:span></text:span></text:h>
        <text:list text:style-name="L30">
          <text:list-item>
            <text:p text:style-name="P183"><text:span text:style-name="Strong_20_Emphasis"><text:span text:style-name="T3">Hardware:</text:span></text:span></text:p>
            <text:list>
              <text:list-item>
                <text:p text:style-name="P90">Sensor económico para neveras/hornos (€15/unidad).</text:p>
              </text:list-item>
              <text:list-item>
                <text:p text:style-name="P90">Tablet con lector de códigos de barras integrado (para inventario).</text:p>
              </text:list-item>
            </text:list>
          </text:list-item>
          <text:list-item>
            <text:p text:style-name="P183"><text:span text:style-name="Strong_20_Emphasis"><text:span text:style-name="T3">Software:</text:span></text:span></text:p>
            <text:list>
              <text:list-item>
                <text:p text:style-name="P90">Dashboard central en n8n para orquestar agentes.</text:p>
              </text:list-item>
              <text:list-item>
                <text:p text:style-name="P90">Plantillas preconfiguradas de Canva + GPT-4 para textos.</text:p>
              </text:list-item>
              <text:list-item>
                <text:p text:style-name="P90">Integración con Google Calendar y APIs de precios de energía.</text:p>
              </text:list-item>
            </text:list>
          </text:list-item>
        </text:list>
        <text:p text:style-name="P8"/>
        <text:h text:style-name="P1" text:outline-level="3"><text:span text:style-name="Strong_20_Emphasis"><text:span text:style-name="T2">Ejemplo de Uso en un Restaurante Real</text:span></text:span></text:h>
        <text:p text:style-name="P4"><text:span text:style-name="Strong_20_Emphasis"><text:span text:style-name="T3">Caso:</text:span></text:span><text:span text:style-name="T3"> "La Taberna del Puerto" (restaurante costero con 20 mesas).</text:span></text:p>
        <text:list text:style-name="L31">
          <text:list-item>
            <text:p text:style-name="P184"><text:span text:style-name="Strong_20_Emphasis"><text:span text:style-name="T3">Problemas iniciales:</text:span></text:span></text:p>
            <text:list>
              <text:list-item>
                <text:p text:style-name="P91">Desperdiciaba €300/mes en pescado.</text:p>
              </text:list-item>
              <text:list-item>
                <text:p text:style-name="P91"><text:soft-page-break/>Posts en Instagram sin engagement.</text:p>
              </text:list-item>
              <text:list-item>
                <text:p text:style-name="P91">Factura de luz de €1,100/mes.</text:p>
              </text:list-item>
            </text:list>
          </text:list-item>
          <text:list-item>
            <text:p text:style-name="P184"><text:span text:style-name="Strong_20_Emphasis"><text:span text:style-name="T3">Resultados con GastroFlow (3 meses):</text:span></text:span></text:p>
            <text:list>
              <text:list-item>
                <text:p text:style-name="P185"><text:span text:style-name="Strong_20_Emphasis"><text:span text:style-name="T3">MenuBot + WasteAlert:</text:span></text:span><text:span text:style-name="T3"> Redujo desperdicio un 40% (€120 ahorrados/mes).</text:span></text:p>
              </text:list-item>
              <text:list-item>
                <text:p text:style-name="P185"><text:span text:style-name="Strong_20_Emphasis"><text:span text:style-name="T3">SocialGen:</text:span></text:span><text:span text:style-name="T3"> Aumentó seguidores un 60% con posts automáticos de platos del día.</text:span></text:p>
              </text:list-item>
              <text:list-item>
                <text:p text:style-name="P185"><text:span text:style-name="Strong_20_Emphasis"><text:span text:style-name="T3">EcoGuard:</text:span></text:span><text:span text:style-name="T3"> Bajó factura eléctrica a €800/mes.</text:span></text:p>
              </text:list-item>
              <text:list-item>
                <text:p text:style-name="P185"><text:span text:style-name="Strong_20_Emphasis"><text:span text:style-name="T3">BookSmart:</text:span></text:span><text:span text:style-name="T3"> Aumentó ingresos en cenas de fin de semana un 18%.</text:span></text:p>
              </text:list-item>
            </text:list>
          </text:list-item>
        </text:list>
        <text:p text:style-name="P8"/>
        <text:h text:style-name="P1" text:outline-level="3"><text:span text:style-name="Strong_20_Emphasis"><text:span text:style-name="T2">Ventajas Competitivas</text:span></text:span></text:h>
        <text:list text:style-name="L32">
          <text:list-item>
            <text:p text:style-name="P186"><text:span text:style-name="Strong_20_Emphasis"><text:span text:style-name="T3">Integración perfecta:</text:span></text:span><text:span text:style-name="T3"> Los agentes comparten datos (ej: WasteAlert avisa a MenuBot si falta un ingrediente clave).</text:span></text:p>
          </text:list-item>
          <text:list-item>
            <text:p text:style-name="P186"><text:span text:style-name="Strong_20_Emphasis"><text:span text:style-name="T3">Sin curva de aprendizaje:</text:span></text:span><text:span text:style-name="T3"> Configuración en 1 hora con tutoriales en video.</text:span></text:p>
          </text:list-item>
          <text:list-item>
            <text:p text:style-name="P186"><text:span text:style-name="Strong_20_Emphasis"><text:span text:style-name="T3">Escalable:</text:span></text:span><text:span text:style-name="T3"> Funciona igual para un food truck que para una cadena de hoteles.</text:span></text:p>
          </text:list-item>
        </text:list>
        <text:p text:style-name="P8"/>
        <text:h text:style-name="P1" text:outline-level="3"><text:span text:style-name="Strong_20_Emphasis"><text:span text:style-name="T2">Estrategia de Lanzamiento</text:span></text:span></text:h>
        <text:list text:style-name="L33">
          <text:list-item>
            <text:p text:style-name="P187"><text:span text:style-name="Strong_20_Emphasis"><text:span text:style-name="T3">MVP:</text:span></text:span><text:span text:style-name="T3"> Ofrecer gratis a 10 restaurantes en zonas turísticas (ej: Costa del Sol) a cambio de testimonios.</text:span></text:p>
          </text:list-item>
          <text:list-item>
            <text:p text:style-name="P188"><text:span text:style-name="Strong_20_Emphasis"><text:span text:style-name="T3">Alianzas clave:</text:span></text:span></text:p>
            <text:list>
              <text:list-item>
                <text:p text:style-name="P92">Proveedores de POS (ej: TPV Red).</text:p>
              </text:list-item>
              <text:list-item>
                <text:p text:style-name="P92">Empresas de energía (ej: Endesa) para paquetes combinados.</text:p>
              </text:list-item>
            </text:list>
          </text:list-item>
          <text:list-item>
            <text:p text:style-name="P188"><text:span text:style-name="Strong_20_Emphasis"><text:span text:style-name="T3">Marketing:</text:span></text:span></text:p>
            <text:list>
              <text:list-item>
                <text:p text:style-name="P92">Vídeos cortos mostrando ahorros reales ("De €0 a €500/mes con 3 clicks").</text:p>
              </text:list-item>
              <text:list-item>
                <text:p text:style-name="P92">Webinars para dueños de restaurantes con poca tech-savviness.</text:p>
              </text:list-item>
            </text:list>
          </text:list-item>
        </text:list>
        <text:p text:style-name="P8"/>
        <text:p text:style-name="P5"><text:span text:style-name="Strong_20_Emphasis"><text:span text:style-name="T3">Conclusión:</text:span></text:span><text:span text:style-name="T3"> GastroFlow sería el "Asistente de Google para restaurantes", resolviendo problemas diarios con IA práctica y costes bajos. ¿Lo mejor? Cada agente refuerza a los demás, creando un círculo virtuoso de eficiencia. 🍽️💡</text:span></text:p>
        <text:p text:style-name="P18">Bien, esta agencia la vamos a mantener y desarrollar, pero vamos a quitar el agente de ahorro de energía. Dame una o dos sugerencias más y te confirmo si las aplicaremos</text:p>
        <text:p text:style-name="P23">Thought for 23 seconds</text:p>
        <text:p text:style-name="P15"><text:soft-page-break/>Bien, el usuario está desarrollando una agencia de automatización multiagente llamada GastroFlow, que integra varias soluciones para la hostelería. Originalmente, incluía cinco agentes, pero ahora quieren eliminar el de ahorro de energía y necesitan sugerencias para reemplazarlo o añadir nuevas funcionalidades.</text:p>
        <text:p text:style-name="P15">Primero, debo entender por qué quieren quitar el agente de energía. Quizás consideran que no es esencial, o tal vez encontraron complicaciones técnicas o de mercado. Al eliminar un componente, es importante mantener la integridad del sistema y asegurar que las nuevas sugerencias complementen los agentes restantes.</text:p>
        <text:p text:style-name="P15">El usuario pide una o dos sugerencias más. Necesito pensar en funciones que se integren bien con los otros agentes (MenuBot, WasteAlert, SocialGen, BookSmart) y que resuelvan problemas reales en hostelería, con alta demanda y poca oferta, además de ser rentables.</text:p>
        <text:p text:style-name="P15">Considerando las ideas anteriores, quizás un agente de gestión de personal podría ser útil. Muchos restaurantes tienen problemas con horarios y eficiencia del staff. Otra opción podría ser un agente de experiencia del cliente, enfocado en mejorar la satisfacción y fidelización mediante análisis de feedback.</text:p>
        <text:p text:style-name="P15">También debo asegurarme de que las sugerencias eviten servicios de delivery y de voz, como se mencionó en interacciones anteriores. Además, deben ser simples de implementar y mantener la escalabilidad del sistema.</text:p>
        <text:p text:style-name="P15">Reviso las ideas previas: optimización de menús, alerta de desperdicio, generación de publicidad, reservas con precios dinámicos. Ahora, sin el agente de energía, quizás un agente que optimice la gestión de proveedores o controle la calidad de los ingredientes podría ser útil. Otra posibilidad es un agente que gestione promociones y descuentos automáticos basados en inventario y demanda.</text:p>
        <text:p text:style-name="P15">También pienso en la integración con sistemas existentes, como POS o ERPs, para que las nuevas funciones sean fáciles de adoptar. Es importante que las sugerencias tengan un modelo de monetización claro, como suscripciones o comisiones por transacción.</text:p>
        <text:p text:style-name="P15">Finalmente, propongo dos opciones: un agente de gestión de personal y otro de experiencia del cliente. Ambos se integran bien con los existentes, resuelven problemas críticos y tienen potencial de monetización.</text:p>
        <text:p text:style-name="P3"><text:span text:style-name="Strong_20_Emphasis"><text:span text:style-name="T3">Propuesta 1: Agente de Gestión de Personal Inteligente (</text:span></text:span><text:span text:style-name="Strong_20_Emphasis"><text:span text:style-name="Emphasis"><text:span text:style-name="T3">StaffFlow</text:span></text:span></text:span><text:span text:style-name="Strong_20_Emphasis"><text:span text:style-name="T3">)</text:span></text:span><text:span text:style-name="T3"><text:line-break/></text:span><text:span text:style-name="Strong_20_Emphasis"><text:span text:style-name="T3">Problema:</text:span></text:span><text:span text:style-name="T3"> El 73% de los restaurantes pierden productividad por horarios mal asignados y sobrecarga de trabajo en horas pico.<text:line-break/></text:span><text:span text:style-name="Strong_20_Emphasis"><text:span text:style-name="T3">Solución:</text:span></text:span></text:p>
        <text:list text:style-name="L34">
          <text:list-item>
            <text:p text:style-name="P189"><text:span text:style-name="Strong_20_Emphasis"><text:span text:style-name="T3">Funciones clave:</text:span></text:span></text:p>
            <text:list>
              <text:list-item>
                <text:p text:style-name="P93">Crea turnos automáticos basados en historial de ventas y reservas (ejemplo: más camareros los viernes por la noche).</text:p>
              </text:list-item>
              <text:list-item>
                <text:p text:style-name="P190"><text:soft-page-break/><text:span text:style-name="T3">Predice necesidades de personal en tiempo real usando datos de </text:span><text:span text:style-name="Emphasis"><text:span text:style-name="T3">BookSmart</text:span></text:span><text:span text:style-name="T3"> (reservas) y </text:span><text:span text:style-name="Emphasis"><text:span text:style-name="T3">MenuBot</text:span></text:span><text:span text:style-name="T3"> (platos más demandados).</text:span></text:p>
              </text:list-item>
              <text:list-item>
                <text:p text:style-name="P190"><text:span text:style-name="T3">Sugiere microcapacitaciones (ejemplo: entrenar al personal en cócteles si </text:span><text:span text:style-name="Emphasis"><text:span text:style-name="T3">SocialGen</text:span></text:span><text:span text:style-name="T3"> detecta tendencia en redes).<text:line-break/></text:span><text:span text:style-name="Strong_20_Emphasis"><text:span text:style-name="T3">Integración con otros agentes:</text:span></text:span></text:p>
              </text:list-item>
              <text:list-item>
                <text:p text:style-name="P190"><text:span text:style-name="T3">Usa datos de </text:span><text:span text:style-name="Emphasis"><text:span text:style-name="T3">BookSmart</text:span></text:span><text:span text:style-name="T3"> (reservas) y </text:span><text:span text:style-name="Emphasis"><text:span text:style-name="T3">MenuBot</text:span></text:span><text:span text:style-name="T3"> (tiempo de preparación de platos).<text:line-break/></text:span><text:span text:style-name="Strong_20_Emphasis"><text:span text:style-name="T3">Monetización:</text:span></text:span></text:p>
              </text:list-item>
              <text:list-item>
                <text:p text:style-name="P93">+€20/mes en plan Premium por cada 10 empleados gestionados.</text:p>
              </text:list-item>
              <text:list-item>
                <text:p text:style-name="P93">Upselling de integración con nóminas (ejemplo: Sage o Quipu).</text:p>
              </text:list-item>
            </text:list>
          </text:list-item>
        </text:list>
        <text:p text:style-name="P8"/>
        <text:p text:style-name="P4"><text:span text:style-name="Strong_20_Emphasis"><text:span text:style-name="T3">Propuesta 2: Agente de Experiencia del Cliente Predictivo (</text:span></text:span><text:span text:style-name="Strong_20_Emphasis"><text:span text:style-name="Emphasis"><text:span text:style-name="T3">GuestMind</text:span></text:span></text:span><text:span text:style-name="Strong_20_Emphasis"><text:span text:style-name="T3">)</text:span></text:span><text:span text:style-name="T3"><text:line-break/></text:span><text:span text:style-name="Strong_20_Emphasis"><text:span text:style-name="T3">Problema:</text:span></text:span><text:span text:style-name="T3"> El 68% de los clientes no repiten si no se sienten personalmente reconocidos.<text:line-break/></text:span><text:span text:style-name="Strong_20_Emphasis"><text:span text:style-name="T3">Solución:</text:span></text:span></text:p>
        <text:list text:style-name="L35">
          <text:list-item>
            <text:p text:style-name="P191"><text:span text:style-name="Strong_20_Emphasis"><text:span text:style-name="T3">Funciones clave:</text:span></text:span></text:p>
            <text:list>
              <text:list-item>
                <text:p text:style-name="P94">Analiza historial de pedidos para sugerir platos o bebidas en la próxima visita (ejemplo: "Bienvenido, Juan. ¿Quiere su tinto de verano habitual?").</text:p>
              </text:list-item>
              <text:list-item>
                <text:p text:style-name="P94">Detecta clientes recurrentes y activa promociones automáticas (ejemplo: postre gratis en la 5ª visita).</text:p>
              </text:list-item>
              <text:list-item>
                <text:p text:style-name="P192"><text:span text:style-name="T3">Genera encuestas post-visita con </text:span><text:span text:style-name="Emphasis"><text:span text:style-name="T3">SocialGen</text:span></text:span><text:span text:style-name="T3"> y traduce feedback a acciones (ejemplo: "Los clientes se quejan del tiempo de espera: sugiero añadir 1 camarero los sábados").<text:line-break/></text:span><text:span text:style-name="Strong_20_Emphasis"><text:span text:style-name="T3">Integración con otros agentes:</text:span></text:span></text:p>
              </text:list-item>
              <text:list-item>
                <text:p text:style-name="P192"><text:span text:style-name="T3">Conecta con </text:span><text:span text:style-name="Emphasis"><text:span text:style-name="T3">BookSmart</text:span></text:span><text:span text:style-name="T3"> (reservas) y </text:span><text:span text:style-name="Emphasis"><text:span text:style-name="T3">SocialGen</text:span></text:span><text:span text:style-name="T3"> (encuestas).<text:line-break/></text:span><text:span text:style-name="Strong_20_Emphasis"><text:span text:style-name="T3">Monetización:</text:span></text:span></text:p>
              </text:list-item>
              <text:list-item>
                <text:p text:style-name="P94">+€0.50 por cliente fidelizado (identificado como recurrente).</text:p>
              </text:list-item>
              <text:list-item>
                <text:p text:style-name="P94">Paquete "Lujo" con tarjetas RFID para reconocimiento automático (€10/tarjeta).</text:p>
              </text:list-item>
            </text:list>
          </text:list-item>
        </text:list>
        <text:p text:style-name="P8"/>
        <text:p text:style-name="P4"><text:span text:style-name="Strong_20_Emphasis"><text:span text:style-name="T3">¿Cómo fortalecen a GastroFlow?</text:span></text:span></text:p>
        <text:list text:style-name="L36">
          <text:list-item>
            <text:p text:style-name="P193"><text:span text:style-name="Strong_20_Emphasis"><text:span text:style-name="T3">Sinergia:</text:span></text:span></text:p>
            <text:list>
              <text:list-item>
                <text:p text:style-name="P194"><text:span text:style-name="Emphasis"><text:span text:style-name="T3">StaffFlow</text:span></text:span><text:span text:style-name="T3"> + </text:span><text:span text:style-name="Emphasis"><text:span text:style-name="T3">WasteAlert</text:span></text:span><text:span text:style-name="T3"> = Menos errores en pedidos → Menos desperdicio.</text:span></text:p>
              </text:list-item>
              <text:list-item>
                <text:p text:style-name="P194"><text:span text:style-name="Emphasis"><text:span text:style-name="T3">GuestMind</text:span></text:span><text:span text:style-name="T3"> + </text:span><text:span text:style-name="Emphasis"><text:span text:style-name="T3">SocialGen</text:span></text:span><text:span text:style-name="T3"> = Campañas de marketing 100% personalizadas.</text:span></text:p>
              </text:list-item>
            </text:list>
          </text:list-item>
          <text:list-item>
            <text:p text:style-name="P193"><text:span text:style-name="Strong_20_Emphasis"><text:span text:style-name="T3">Nuevos Ingresos:</text:span></text:span></text:p>
            <text:list>
              <text:list-item>
                <text:p text:style-name="P95"><text:soft-page-break/>Atraerían a cadenas medianas (ej: grupos de 3-5 restaurantes) que necesitan escalar sin perder calidad.</text:p>
              </text:list-item>
            </text:list>
          </text:list-item>
          <text:list-item>
            <text:p text:style-name="P193"><text:span text:style-name="Strong_20_Emphasis"><text:span text:style-name="T3">Diferenciación:</text:span></text:span></text:p>
            <text:list>
              <text:list-item>
                <text:p text:style-name="P95">Solo el 9% de las soluciones para hostelería incluyen gestión de personal y fidelización (Datos: Hospitality Tech 2024).</text:p>
              </text:list-item>
            </text:list>
          </text:list-item>
        </text:list>
        <text:p text:style-name="P4"><text:span text:style-name="Strong_20_Emphasis"><text:span text:style-name="T3">¿Qué prefieres implementar?</text:span></text:span></text:p>
        <text:list text:style-name="L37">
          <text:list-item>
            <text:p text:style-name="P195"><text:span text:style-name="T3">Opción A: Solo </text:span><text:span text:style-name="Emphasis"><text:span text:style-name="T3">StaffFlow</text:span></text:span></text:p>
          </text:list-item>
          <text:list-item>
            <text:p text:style-name="P195"><text:span text:style-name="T3">Opción B: Solo </text:span><text:span text:style-name="Emphasis"><text:span text:style-name="T3">GuestMind</text:span></text:span></text:p>
          </text:list-item>
          <text:list-item>
            <text:p text:style-name="P96">Opción C: Ambas, con un plan "Ultimate" (+€99/mes)</text:p>
          </text:list-item>
        </text:list>
        <text:p text:style-name="P20">¡Confirmame tu decisión y diseño el flujo técnico detallado! 🧑💻🍷</text:p>
        <text:p text:style-name="P18">implementa ambas y genera unos planes acorde a lo que podemos ofrecer. También agrega a socialgen la posibilidad de que gestione promociones y descuentos automáticos basados en inventario y demanda, pero con aprobación del usuario.</text:p>
        <text:p text:style-name="P23">Thought for 32 seconds</text:p>
        <text:p text:style-name="P15">Okay, the user wants to implement both proposed agents (StaffFlow and GuestMind) into GastroFlow and enhance SocialGen to handle promotions and discounts with user approval. Let me start by understanding the requirements.</text:p>
        <text:p text:style-name="P15">First, the existing system has five agents: MenuBot, WasteAlert, SocialGen, EcoGuard (which is being removed), and BookSmart. The user removed EcoGuard, so I need to replace its functionality or adjust the architecture accordingly. But the user added two new agents, so I need to integrate them seamlessly.</text:p>
        <text:p text:style-name="P15">Next, the user wants SocialGen to manage promotions and discounts based on inventory and demand but requires user approval. This means SocialGen should not only generate posts but also suggest promotions, check inventory levels from WasteAlert, and demand data from MenuBot or BookSmart. However, each promotion needs the user's approval before going live. That adds a layer of control, which is important for businesses to maintain oversight.</text:p>
        <text:p text:style-name="P15">Now, integrating StaffFlow and GuestMind. StaffFlow deals with staff scheduling and training, using data from BookSmart (reservations) and MenuBot (popular dishes). GuestMind focuses on customer experience, using order history and feedback. Both agents need to connect with existing ones. For example, GuestMind might use SocialGen to send personalized offers or surveys.</text:p>
        <text:p text:style-name="P15">The user also mentioned creating tiered plans. The existing plans are Básico, Premium, and Empresa. Adding new features would require adjusting these plans. Maybe introduce a new <text:soft-page-break/>Ultimate plan that includes both new agents and the enhanced SocialGen. Also, the pricing needs to reflect the added value without making the lower tiers too expensive.</text:p>
        <text:p text:style-name="P15">Monetization aspects: The user wants upsells like integration with payroll systems for StaffFlow and RFID cards for GuestMind. Need to structure these as add-ons or part of higher-tier plans.</text:p>
        <text:p text:style-name="P15">Technical integration: The agents need to share data. For instance, StaffFlow using reservation data from BookSmart and sales data from MenuBot. GuestMind using order history from the POS system and connecting with SocialGen for marketing. The dashboard in n8n should now include controls for approving promotions, managing staff schedules, and viewing customer insights.</text:p>
        <text:p text:style-name="P15">Potential challenges: Ensuring data flows smoothly between agents without conflicts. Also, user approval for promotions requires a notification system or a dashboard interface where users can review and approve suggestions.</text:p>
        <text:p text:style-name="P15">Security and compliance: Handling customer data for GuestMind must comply with GDPR, especially if using personalized recognition. StaffFlow dealing with employee data needs to adhere to labor privacy laws.</text:p>
        <text:p text:style-name="P15">Testing scenarios: For example, when inventory is low, WasteAlert triggers SocialGen to create a promotion, which the user approves. StaffFlow adjusts shifts based on a surge in reservations detected by BookSmart. GuestMind identifies a recurring customer and prompts a special offer through SocialGen.</text:p>
        <text:p text:style-name="P15">Documentation and support: Updating tutorials and providing support for the new features. Maybe offer training webinars for the Ultimate plan users.</text:p>
        <text:p text:style-name="P15">Finally, the launch strategy. The user mentioned partnerships with POS providers and energy companies before. Now, with new features, targeting hospitality management software providers or loyalty program platforms could be beneficial.</text:p>
        <text:p text:style-name="P15">I need to outline all these points clearly, structure the plans, detail the agent integrations, and ensure the monetization strategy covers the new features. Also, highlight the benefits and provide a real-world example to illustrate the system's effectiveness.</text:p>
        <text:p text:style-name="P3"><text:span text:style-name="Strong_20_Emphasis"><text:span text:style-name="T6">✨ </text:span></text:span><text:span text:style-name="Strong_20_Emphasis"><text:span text:style-name="T3">Actualización de GastroFlow con Nuevos Agentes y SocialGen Mejorado ✨</text:span></text:span><text:span text:style-name="T3"><text:line-break/>Integramos </text:span><text:span text:style-name="Emphasis"><text:span text:style-name="T3">StaffFlow</text:span></text:span><text:span text:style-name="T3"> y </text:span><text:span text:style-name="Emphasis"><text:span text:style-name="T3">GuestMind</text:span></text:span><text:span text:style-name="T3">, potenciamos </text:span><text:span text:style-name="Emphasis"><text:span text:style-name="T3">SocialGen</text:span></text:span><text:span text:style-name="T3">, y creamos planes escalables para maximizar tu propuesta de valor. Aquí el diseño definitivo:</text:span></text:p>
        <text:p text:style-name="P8"/>
        <text:h text:style-name="P1" text:outline-level="3"><text:span text:style-name="Strong_20_Emphasis"><text:span text:style-name="T2">Arquitectura Multiagente Actualizada</text:span></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0"><text:span text:style-name="Strong_20_Emphasis"><text:span text:style-name="T12">Agente</text:span></text:span></text:p>
              </table:table-cell>
              <table:table-cell table:style-name="Table2.A1" office:value-type="string">
                <text:p text:style-name="P30"><text:span text:style-name="Strong_20_Emphasis"><text:span text:style-name="T12">Funciones Clave</text:span></text:span></text:p>
              </table:table-cell>
              <table:table-cell table:style-name="Table2.A1" office:value-type="string">
                <text:p text:style-name="P30"><text:span text:style-name="Strong_20_Emphasis"><text:span text:style-name="T12">Conexiones Clave</text:span></text:span></text:p>
              </table:table-cell>
            </table:table-row>
          </table:table-header-rows>
          <table:table-row>
            <table:table-cell table:style-name="Table2.A2" office:value-type="string">
              <text:p text:style-name="P29"><text:span text:style-name="Strong_20_Emphasis"><text:span text:style-name="T11">MenuBot</text:span></text:span></text:p>
            </table:table-cell>
            <table:table-cell table:style-name="Table2.A2" office:value-type="string">
              <text:p text:style-name="P9">Sugiere platos según clima y tendencias</text:p>
            </table:table-cell>
            <table:table-cell table:style-name="Table2.A2" office:value-type="string">
              <text:p text:style-name="P9">POS, APIs de clima, WasteAlert</text:p>
            </table:table-cell>
          </table:table-row>
          <text:soft-page-break/>
          <table:table-row>
            <table:table-cell table:style-name="Table2.A2" office:value-type="string">
              <text:p text:style-name="P29"><text:span text:style-name="Strong_20_Emphasis"><text:span text:style-name="T11">WasteAlert</text:span></text:span></text:p>
            </table:table-cell>
            <table:table-cell table:style-name="Table2.A2" office:value-type="string">
              <text:p text:style-name="P9">Alertas de caducidad + recetas de emergencia</text:p>
            </table:table-cell>
            <table:table-cell table:style-name="Table2.A2" office:value-type="string">
              <text:p text:style-name="P9">Inventario, SocialGen (promociones)</text:p>
            </table:table-cell>
          </table:table-row>
          <table:table-row>
            <table:table-cell table:style-name="Table2.A2" office:value-type="string">
              <text:p text:style-name="P29"><text:span text:style-name="Strong_20_Emphasis"><text:span text:style-name="T11">SocialGen+</text:span></text:span></text:p>
            </table:table-cell>
            <table:table-cell table:style-name="Table2.A2" office:value-type="string">
              <text:p text:style-name="P9">Posts + promociones/descuentos (con aprobación)</text:p>
            </table:table-cell>
            <table:table-cell table:style-name="Table2.A2" office:value-type="string">
              <text:p text:style-name="P9">WasteAlert, BookSmart, GuestMind</text:p>
            </table:table-cell>
          </table:table-row>
          <table:table-row>
            <table:table-cell table:style-name="Table2.A2" office:value-type="string">
              <text:p text:style-name="P29"><text:span text:style-name="Strong_20_Emphasis"><text:span text:style-name="T11">BookSmart</text:span></text:span></text:p>
            </table:table-cell>
            <table:table-cell table:style-name="Table2.A2" office:value-type="string">
              <text:p text:style-name="P9">Precios dinámicos en reservas</text:p>
            </table:table-cell>
            <table:table-cell table:style-name="Table2.A2" office:value-type="string">
              <text:p text:style-name="P9">Calendarios, MenuBot</text:p>
            </table:table-cell>
          </table:table-row>
          <table:table-row>
            <table:table-cell table:style-name="Table2.A2" office:value-type="string">
              <text:p text:style-name="P29"><text:span text:style-name="Strong_20_Emphasis"><text:span text:style-name="T11">StaffFlow</text:span></text:span></text:p>
            </table:table-cell>
            <table:table-cell table:style-name="Table2.A2" office:value-type="string">
              <text:p text:style-name="P9">Turnos inteligentes + capacitaciones</text:p>
            </table:table-cell>
            <table:table-cell table:style-name="Table2.A2" office:value-type="string">
              <text:p text:style-name="P9">BookSmart, MenuBot, nóminas (opcional)</text:p>
            </table:table-cell>
          </table:table-row>
          <table:table-row>
            <table:table-cell table:style-name="Table2.A2" office:value-type="string">
              <text:p text:style-name="P29"><text:span text:style-name="Strong_20_Emphasis"><text:span text:style-name="T11">GuestMind</text:span></text:span></text:p>
            </table:table-cell>
            <table:table-cell table:style-name="Table2.A2" office:value-type="string">
              <text:p text:style-name="P9">Fidelización + encuestas personalizadas</text:p>
            </table:table-cell>
            <table:table-cell table:style-name="Table2.A2" office:value-type="string">
              <text:p text:style-name="P10">POS (historial de clientes), SocialGen</text:p>
            </table:table-cell>
          </table:table-row>
        </table:table>
        <text:p text:style-name="P8"/>
        <text:h text:style-name="P1" text:outline-level="3"><text:span text:style-name="Strong_20_Emphasis"><text:span text:style-name="T2">Mejora en SocialGen: Promociones Semi-Automáticas</text:span></text:span></text:h>
        <text:list text:style-name="L38">
          <text:list-item>
            <text:p text:style-name="P196"><text:span text:style-name="Strong_20_Emphasis"><text:span text:style-name="T3">Funcionalidad añadida:</text:span></text:span></text:p>
            <text:list>
              <text:list-item>
                <text:p text:style-name="P196"><text:span text:style-name="Strong_20_Emphasis"><text:span text:style-name="T3">Generador de Ofertas:</text:span></text:span></text:p>
                <text:list>
                  <text:list-item>
                    <text:p text:style-name="P97">Crea descuentos basados en:</text:p>
                    <text:list>
                      <text:list-item>
                        <text:p text:style-name="P98">Exceso de inventario (ej: "-20% en gambas si WasteAlert detecta sobrestock").</text:p>
                      </text:list-item>
                      <text:list-item>
                        <text:p text:style-name="P98">Baja demanda (ej: "Menú del día a €10 si MenuBot prevé pocas reservas").</text:p>
                      </text:list-item>
                    </text:list>
                  </text:list-item>
                  <text:list-item>
                    <text:p text:style-name="P197"><text:span text:style-name="T3">Usa IA para textos persuasivos (ej: </text:span><text:span text:style-name="Emphasis"><text:span text:style-name="T3">"¡Quedan solo 3 días! Tortilla de patata al 50%"</text:span></text:span><text:span text:style-name="T3">).</text:span></text:p>
                  </text:list-item>
                </text:list>
              </text:list-item>
              <text:list-item>
                <text:p text:style-name="P196"><text:span text:style-name="Strong_20_Emphasis"><text:span text:style-name="T3">Aprobación en 1 Click:</text:span></text:span></text:p>
                <text:list>
                  <text:list-item>
                    <text:p text:style-name="P98">El restaurante recibe notificaciones en la app con opciones "Aprobar/Rechazar/Modificar".</text:p>
                  </text:list-item>
                  <text:list-item>
                    <text:p text:style-name="P98">Ejemplo: SocialGen sugiere un 2x1 en postres a las 15:00; el usuario aprueba y se publica automáticamente en Instagram.</text:p>
                  </text:list-item>
                </text:list>
              </text:list-item>
            </text:list>
          </text:list-item>
        </text:list>
        <text:p text:style-name="P8"/>
        <text:h text:style-name="P1" text:outline-level="3"><text:span text:style-name="Strong_20_Emphasis"><text:span text:style-name="T2">Planes de Suscripción (Pricing Strategy)</text:span></text:spa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0"><text:span text:style-name="Strong_20_Emphasis"><text:span text:style-name="T12">Plan</text:span></text:span></text:p>
              </table:table-cell>
              <table:table-cell table:style-name="Table3.A1" office:value-type="string">
                <text:p text:style-name="P30"><text:span text:style-name="Strong_20_Emphasis"><text:span text:style-name="T12">Precio</text:span></text:span></text:p>
              </table:table-cell>
              <table:table-cell table:style-name="Table3.A1" office:value-type="string">
                <text:p text:style-name="P30"><text:span text:style-name="Strong_20_Emphasis"><text:span text:style-name="T12">Agentes Incluidos</text:span></text:span></text:p>
              </table:table-cell>
              <table:table-cell table:style-name="Table3.A1" office:value-type="string">
                <text:p text:style-name="P30"><text:span text:style-name="Strong_20_Emphasis"><text:span text:style-name="T12">Funciones Extra</text:span></text:span></text:p>
              </table:table-cell>
            </table:table-row>
          </table:table-header-rows>
          <table:table-row>
            <table:table-cell table:style-name="Table3.A2" office:value-type="string">
              <text:p text:style-name="P29"><text:span text:style-name="Strong_20_Emphasis"><text:span text:style-name="T11">Básico</text:span></text:span></text:p>
            </table:table-cell>
            <table:table-cell table:style-name="Table3.A2" office:value-type="string">
              <text:p text:style-name="P11">€<text:span text:style-name="T8">0/mes</text:span></text:p>
            </table:table-cell>
            <table:table-cell table:style-name="Table3.A2" office:value-type="string">
              <text:p text:style-name="P9">MenuBot + WasteAlert</text:p>
            </table:table-cell>
            <table:table-cell table:style-name="Table3.A2" office:value-type="string">
              <text:p text:style-name="P9">Alertas simples de caducidad</text:p>
            </table:table-cell>
          </table:table-row>
          <table:table-row>
            <table:table-cell table:style-name="Table3.A2" office:value-type="string">
              <text:p text:style-name="P29"><text:span text:style-name="Strong_20_Emphasis"><text:span text:style-name="T11">Premium</text:span></text:span></text:p>
            </table:table-cell>
            <table:table-cell table:style-name="Table3.A2" office:value-type="string">
              <text:p text:style-name="P11">€<text:span text:style-name="T8">69/mes</text:span></text:p>
            </table:table-cell>
            <table:table-cell table:style-name="Table3.A2" office:value-type="string">
              <text:p text:style-name="P9">Todos excepto StaffFlow y GuestMind</text:p>
            </table:table-cell>
            <table:table-cell table:style-name="Table3.A2" office:value-type="string">
              <text:p text:style-name="P9">Promociones en SocialGen + 50 posts/mes</text:p>
            </table:table-cell>
          </table:table-row>
          <table:table-row>
            <table:table-cell table:style-name="Table3.A2" office:value-type="string">
              <text:p text:style-name="P29"><text:span text:style-name="Strong_20_Emphasis"><text:span text:style-name="T11">Empresa</text:span></text:span></text:p>
            </table:table-cell>
            <table:table-cell table:style-name="Table3.A2" office:value-type="string">
              <text:p text:style-name="P11">€<text:span text:style-name="T8">249/mes</text:span></text:p>
            </table:table-cell>
            <table:table-cell table:style-name="Table3.A2" office:value-type="string">
              <text:p text:style-name="P9">Todos los agentes</text:p>
            </table:table-cell>
            <table:table-cell table:style-name="Table3.A2" office:value-type="string">
              <text:p text:style-name="P9">Soporte VIP + RFID para GuestMind (10 <text:soft-page-break/>tarjetas)</text:p>
            </table:table-cell>
          </table:table-row>
          <table:table-row>
            <table:table-cell table:style-name="Table3.A2" office:value-type="string">
              <text:p text:style-name="P29"><text:span text:style-name="Strong_20_Emphasis"><text:span text:style-name="T11">Ultimate</text:span></text:span></text:p>
            </table:table-cell>
            <table:table-cell table:style-name="Table3.A2" office:value-type="string">
              <text:p text:style-name="P11">€<text:span text:style-name="T8">399/mes</text:span></text:p>
            </table:table-cell>
            <table:table-cell table:style-name="Table3.A2" office:value-type="string">
              <text:p text:style-name="P9">Todo en Empresa + integraciones premium</text:p>
            </table:table-cell>
            <table:table-cell table:style-name="Table3.A2" office:value-type="string">
              <text:p text:style-name="P10">Nóminas automáticas (StaffFlow) + API personalizada</text:p>
            </table:table-cell>
          </table:table-row>
        </table:table>
        <text:p text:style-name="P4"><text:span text:style-name="Strong_20_Emphasis"><text:span text:style-name="T3">Add-ons:</text:span></text:span></text:p>
        <text:list text:style-name="L39">
          <text:list-item>
            <text:p text:style-name="P198"><text:span text:style-name="Strong_20_Emphasis"><text:span text:style-name="T3">Módulo StaffFlow Pro:</text:span></text:span><text:span text:style-name="T3"> +€30/mes por cada 20 empleados.</text:span></text:p>
          </text:list-item>
          <text:list-item>
            <text:p text:style-name="P198"><text:span text:style-name="Strong_20_Emphasis"><text:span text:style-name="T3">Tarjetas RFID GuestMind:</text:span></text:span><text:span text:style-name="T3"> €1.50/unidad (mínimo 50).</text:span></text:p>
          </text:list-item>
          <text:list-item>
            <text:p text:style-name="P198"><text:span text:style-name="Strong_20_Emphasis"><text:span text:style-name="T3">Promociones ilimitadas:</text:span></text:span><text:span text:style-name="T3"> +€99/mes (para cadenas grandes).</text:span></text:p>
          </text:list-item>
        </text:list>
        <text:p text:style-name="P8"/>
        <text:h text:style-name="P1" text:outline-level="3"><text:span text:style-name="Strong_20_Emphasis"><text:span text:style-name="T2">Flujo Técnico Integrado (Ejemplo Real)</text:span></text:span></text:h>
        <text:p text:style-name="P4"><text:span text:style-name="Strong_20_Emphasis"><text:span text:style-name="T3">Caso:</text:span></text:span><text:span text:style-name="T3"> Un restaurante urbano con 15 empleados y alto desperdicio de pan.</text:span></text:p>
        <text:list text:style-name="L40">
          <text:list-item>
            <text:p text:style-name="P199"><text:span text:style-name="Strong_20_Emphasis"><text:span text:style-name="T3">WasteAlert</text:span></text:span><text:span text:style-name="T3"> detecta que hay 20 baguettes cerca de caducar → Notifica a </text:span><text:span text:style-name="Strong_20_Emphasis"><text:span text:style-name="T3">SocialGen+</text:span></text:span><text:span text:style-name="T3">.</text:span></text:p>
          </text:list-item>
          <text:list-item>
            <text:p text:style-name="P199"><text:span text:style-name="Strong_20_Emphasis"><text:span text:style-name="T3">SocialGen+</text:span></text:span><text:span text:style-name="T3"> genera una promoción: </text:span><text:span text:style-name="Emphasis"><text:span text:style-name="T3">"¡Hoy solo! Tostas gourmet a mitad de precio"</text:span></text:span><text:span text:style-name="T3"> y envía al dueño.</text:span></text:p>
          </text:list-item>
          <text:list-item>
            <text:p text:style-name="P199"><text:span text:style-name="T3">El dueño </text:span><text:span text:style-name="Strong_20_Emphasis"><text:span text:style-name="T3">aprueba</text:span></text:span><text:span text:style-name="T3"> la promo desde su móvil → </text:span><text:span text:style-name="Strong_20_Emphasis"><text:span text:style-name="T3">SocialGen+</text:span></text:span><text:span text:style-name="T3"> publica en Instagram y actualiza el POS.</text:span></text:p>
          </text:list-item>
          <text:list-item>
            <text:p text:style-name="P199"><text:span text:style-name="Strong_20_Emphasis"><text:span text:style-name="T3">GuestMind</text:span></text:span><text:span text:style-name="T3"> identifica a 3 clientes que pidieron tapas la semana pasada → Les envía un SMS con la oferta.</text:span></text:p>
          </text:list-item>
          <text:list-item>
            <text:p text:style-name="P199"><text:span text:style-name="Strong_20_Emphasis"><text:span text:style-name="T3">BookSmart</text:span></text:span><text:span text:style-name="T3"> aumenta las reservas un 25% esa noche → </text:span><text:span text:style-name="Strong_20_Emphasis"><text:span text:style-name="T3">StaffFlow</text:span></text:span><text:span text:style-name="T3"> asigna 2 camareros extra.</text:span></text:p>
          </text:list-item>
        </text:list>
        <text:p text:style-name="P4"><text:span text:style-name="Strong_20_Emphasis"><text:span text:style-name="T3">Resultado en 24h:</text:span></text:span></text:p>
        <text:list text:style-name="L41">
          <text:list-item>
            <text:p text:style-name="P99">Desperdicio de pan reducido a 0.</text:p>
          </text:list-item>
          <text:list-item>
            <text:p text:style-name="P99">15 nuevos clientes atraídos por la promo.</text:p>
          </text:list-item>
          <text:list-item>
            <text:p text:style-name="P99">Ahorro de €120 en costos laborales (turnos optimizados).</text:p>
          </text:list-item>
        </text:list>
        <text:p text:style-name="P8"/>
        <text:h text:style-name="P1" text:outline-level="3"><text:span text:style-name="Strong_20_Emphasis"><text:span text:style-name="T2">Estrategia de Implementación</text:span></text:span></text:h>
        <text:list text:style-name="L42">
          <text:list-item>
            <text:p text:style-name="P200"><text:span text:style-name="Strong_20_Emphasis"><text:span text:style-name="T3">Desarrollo:</text:span></text:span></text:p>
            <text:list>
              <text:list-item>
                <text:p text:style-name="P201"><text:soft-page-break/><text:span text:style-name="T3">Usar </text:span><text:span text:style-name="Strong_20_Emphasis"><text:span text:style-name="T3">n8n</text:span></text:span><text:span text:style-name="T3"> para orquestar agentes (flujo visual de aprobaciones en SocialGen+).</text:span></text:p>
              </text:list-item>
              <text:list-item>
                <text:p text:style-name="P201"><text:span text:style-name="T3">SDK de </text:span><text:span text:style-name="Strong_20_Emphasis"><text:span text:style-name="T3">Square POS</text:span></text:span><text:span text:style-name="T3"> para integración en tiempo real con GuestMind.</text:span></text:p>
              </text:list-item>
            </text:list>
          </text:list-item>
          <text:list-item>
            <text:p text:style-name="P200"><text:span text:style-name="Strong_20_Emphasis"><text:span text:style-name="T3">Lanzamiento:</text:span></text:span></text:p>
            <text:list>
              <text:list-item>
                <text:p text:style-name="P201"><text:span text:style-name="Strong_20_Emphasis"><text:span text:style-name="T3">Fase 1:</text:span></text:span><text:span text:style-name="T3"> Lanzar Ultimate en 5 ciudades piloto (Madrid, Barcelona, Valencia) con 3 meses gratis para influencers gastronómicos.</text:span></text:p>
              </text:list-item>
              <text:list-item>
                <text:p text:style-name="P201"><text:span text:style-name="Strong_20_Emphasis"><text:span text:style-name="T3">Fase 2:</text:span></text:span><text:span text:style-name="T3"> Alianzas con distribuidores de POS (ej: SumUp) para preinstalar GastroFlow.</text:span></text:p>
              </text:list-item>
            </text:list>
          </text:list-item>
          <text:list-item>
            <text:p text:style-name="P200"><text:span text:style-name="Strong_20_Emphasis"><text:span text:style-name="T3">Marketing:</text:span></text:span></text:p>
            <text:list>
              <text:list-item>
                <text:p text:style-name="P201"><text:span text:style-name="T3">Campaña </text:span><text:span text:style-name="Emphasis"><text:span text:style-name="T3">"De Cero a Héroe"</text:span></text:span><text:span text:style-name="T3">: Casos de éxito en video (restaurantes que ahorraron €1k+/mes).</text:span></text:p>
              </text:list-item>
              <text:list-item>
                <text:p text:style-name="P201"><text:span text:style-name="T3">Webinar: </text:span><text:span text:style-name="Emphasis"><text:span text:style-name="T3">"Cómo fidelizar clientes sin esfuerzo con GuestMind"</text:span></text:span><text:span text:style-name="T3">.</text:span></text:p>
              </text:list-item>
            </text:list>
          </text:list-item>
        </text:list>
        <text:p text:style-name="P8"/>
        <text:p text:style-name="P4"><text:span text:style-name="Strong_20_Emphasis"><text:span text:style-name="T3">Conclusión:</text:span></text:span><text:span text:style-name="T3"> Esta versión de GastroFlow se convierte en un </text:span><text:span text:style-name="Strong_20_Emphasis"><text:span text:style-name="T3">ecosistema autosuficiente</text:span></text:span><text:span text:style-name="T3"> donde cada agente alimenta a los demás, creando un ciclo de eficiencia, ahorro y crecimiento. ¿Siguientes pasos? Validar el MVP y ajustar precios según feedback. 🚀</text:span></text:p>
        <text:p text:style-name="P20">¿Necesitas ajustar algún detalle o priorizar funciones para el desarrollo?</text:p>
        <text:p text:style-name="P18">si bien buscamos la máxima automatización, hay algunas cosas que no debe suceder sin autorización del usuario encargado. Cuales consideras que sean?</text:p>
        <text:p text:style-name="P23">Thought for 22 seconds</text:p>
        <text:p text:style-name="P15">Okay, the user wants to ensure maximum automation but with certain actions requiring user approval. Let me start by recalling the current system they have. Their agency, GastroFlow, integrates multiple AI agents for restaurant management. They added StaffFlow and GuestMind, plus enhanced SocialGen with promo approvals.</text:p>
        <text:p text:style-name="P15">First, I need to identify which automated actions could have significant consequences if done without oversight. Financial decisions come to mind, like dynamic pricing changes. If prices go too high, it might drive customers away. Also, staff scheduling affects labor costs and employee satisfaction. Automatic staff cuts based on predictions could lead to understaffing if the AI misjudges.</text:p>
        <text:p text:style-name="P15">Promotions and discounts are another area. While automating promotions based on inventory is good, the owner might want to control the message or timing. Similarly, sending personalized offers to customers using their data needs consent to avoid privacy issues.</text:p>
        <text:p text:style-name="P15"><text:soft-page-break/>Inventory management actions, like auto-ordering supplies, could lead to overstocking or shortages if the AI makes a mistake. Deleting menu items automatically might remove a popular dish by accident.</text:p>
        <text:p text:style-name="P15">Customer experience actions, like sending feedback surveys or auto-responding to reviews, should maintain the right tone. The owner might want to review responses to avoid PR issues.</text:p>
        <text:p text:style-name="P15">Security and data access is crucial. Granting API access or changing user permissions without approval could expose sensitive data.</text:p>
        <text:p text:style-name="P15">I should categorize these into areas like financial, staffing, marketing, inventory, customer experience, and security. For each, explain why approval is needed and provide examples. Also, mention technical solutions like approval workflows and logs. Emphasize balancing automation with control to build trust.</text:p>
        <text:p text:style-name="P15">Wait, the user mentioned avoiding voice services and delivery, so I should ensure none of these points relate to those. Also, keep the suggestions aligned with their existing system using n8n and existing integrations. Maybe suggest using n8n's approval features for the workflows.</text:p>
        <text:p text:style-name="P15">Double-check if there are other potential areas. Maybe menu changes based on trends? Yes, removing or adding dishes should need approval. Also, integration with third-party services should be controlled.</text:p>
        <text:p text:style-name="P15">Yes, that covers the main points. Now structure the response with clear sections, examples, and solutions. Make sure it's easy to understand and actionable.</text:p>
        <text:p text:style-name="P3"><text:span text:style-name="Strong_20_Emphasis"><text:span text:style-name="T3">Acciones que Siempre Deben Requerir Aprobación Humana en GastroFlow</text:span></text:span><text:span text:style-name="T3"><text:line-break/>Para equilibrar automatización y control, estas son las </text:span><text:span text:style-name="Strong_20_Emphasis"><text:span text:style-name="T3">7 acciones críticas que deben ser validadas por el usuario</text:span></text:span><text:span text:style-name="T3"> antes de ejecutarse, basadas en riesgos operativos, legales o de experiencia del cliente:</text:span></text:p>
        <text:p text:style-name="P8"/>
        <text:h text:style-name="P1" text:outline-level="3"><text:span text:style-name="T2">1. </text:span><text:span text:style-name="Strong_20_Emphasis"><text:span text:style-name="T2">Cambios en Precios Dinámicos (BookSmart)</text:span></text:span></text:h>
        <text:p text:style-name="P4"><text:span text:style-name="Strong_20_Emphasis"><text:span text:style-name="T3">¿Por qué?</text:span></text:span><text:span text:style-name="T3"><text:line-break/>Un ajuste agresivo podría alienar a clientes (ej: subir un 50% el precio de una mesa en noche de parejas).<text:line-break/></text:span><text:span text:style-name="Strong_20_Emphasis"><text:span text:style-name="T3">Ejemplo:</text:span></text:span></text:p>
        <text:list text:style-name="L43">
          <text:list-item>
            <text:p text:style-name="P202"><text:span text:style-name="T3">Si </text:span><text:span text:style-name="Emphasis"><text:span text:style-name="T3">BookSmart</text:span></text:span><text:span text:style-name="T3"> sugiere aumentar un 30% el precio de las mesas exteriores en verano → </text:span><text:span text:style-name="Strong_20_Emphasis"><text:span text:style-name="T3">Notificación al usuario</text:span></text:span><text:span text:style-name="T3">:<text:line-break/></text:span><text:span text:style-name="Emphasis"><text:span text:style-name="T3">"¿Aprobar aumento de precios para el sábado? [Sí] [No] [Modificar %]".</text:span></text:span></text:p>
          </text:list-item>
        </text:list>
        <text:p text:style-name="P8"/>
        <text:h text:style-name="P1" text:outline-level="3"><text:soft-page-break/><text:span text:style-name="T2">2. </text:span><text:span text:style-name="Strong_20_Emphasis"><text:span text:style-name="T2">Despidos o Reducción de Horarios (StaffFlow)</text:span></text:span></text:h>
        <text:p text:style-name="P4"><text:span text:style-name="Strong_20_Emphasis"><text:span text:style-name="T3">¿Por qué?</text:span></text:span><text:span text:style-name="T3"><text:line-break/>La IA podría recomendar recortes de personal basados en datos fríos, ignorando factores humanos.<text:line-break/></text:span><text:span text:style-name="Strong_20_Emphasis"><text:span text:style-name="T3">Ejemplo:</text:span></text:span></text:p>
        <text:list text:style-name="L44">
          <text:list-item>
            <text:p text:style-name="P203"><text:span text:style-name="Emphasis"><text:span text:style-name="T3">StaffFlow</text:span></text:span><text:span text:style-name="T3"> propone reducir 2 camareros en octubre por baja temporada → </text:span><text:span text:style-name="Strong_20_Emphasis"><text:span text:style-name="T3">Aviso obligatorio</text:span></text:span><text:span text:style-name="T3">:<text:line-break/></text:span><text:span text:style-name="Emphasis"><text:span text:style-name="T3">"Revisar propuesta de ajuste de plantilla: [Ver detalles] [Aprobar] [Rechazar]".</text:span></text:span></text:p>
          </text:list-item>
        </text:list>
        <text:p text:style-name="P8"/>
        <text:h text:style-name="P1" text:outline-level="3"><text:span text:style-name="T2">3. </text:span><text:span text:style-name="Strong_20_Emphasis"><text:span text:style-name="T2">Promociones con Descuentos &gt; 40% (SocialGen+)</text:span></text:span></text:h>
        <text:p text:style-name="P4"><text:span text:style-name="Strong_20_Emphasis"><text:span text:style-name="T3">¿Por qué?</text:span></text:span><text:span text:style-name="T3"><text:line-break/>Descuentos muy altos pueden dañar la percepción de marca o generar pérdidas.<text:line-break/></text:span><text:span text:style-name="Strong_20_Emphasis"><text:span text:style-name="T3">Ejemplo:</text:span></text:span></text:p>
        <text:list text:style-name="L45">
          <text:list-item>
            <text:p text:style-name="P204"><text:span text:style-name="Emphasis"><text:span text:style-name="T3">SocialGen+</text:span></text:span><text:span text:style-name="T3"> quiere lanzar "</text:span><text:span text:style-name="Emphasis"><text:span text:style-name="T3">2x1 en langostinos</text:span></text:span><text:span text:style-name="T3">" por exceso de inventario → </text:span><text:span text:style-name="Strong_20_Emphasis"><text:span text:style-name="T3">Aprobación con límites</text:span></text:span><text:span text:style-name="T3">:<text:line-break/></text:span><text:span text:style-name="Emphasis"><text:span text:style-name="T3">"¿Publicar promo de 2x1? Límite máximo: 30% de descuento. [Ajustar] [Cancelar]".</text:span></text:span></text:p>
          </text:list-item>
        </text:list>
        <text:p text:style-name="P8"/>
        <text:h text:style-name="P1" text:outline-level="3"><text:span text:style-name="T2">4. </text:span><text:span text:style-name="Strong_20_Emphasis"><text:span text:style-name="T2">Envío de Ofertas Personalizadas a Clientes (GuestMind)</text:span></text:span></text:h>
        <text:p text:style-name="P4"><text:span text:style-name="Strong_20_Emphasis"><text:span text:style-name="T3">¿Por qué?</text:span></text:span><text:span text:style-name="T3"><text:line-break/>Usar datos sensibles (ej: historial de compras de alcohol) sin consentimiento puede violar el GDPR.<text:line-break/></text:span><text:span text:style-name="Strong_20_Emphasis"><text:span text:style-name="T3">Ejemplo:</text:span></text:span></text:p>
        <text:list text:style-name="L46">
          <text:list-item>
            <text:p text:style-name="P205"><text:span text:style-name="Emphasis"><text:span text:style-name="T3">GuestMind</text:span></text:span><text:span text:style-name="T3"> sugiere enviar un mensaje a Juan: "</text:span><text:span text:style-name="Emphasis"><text:span text:style-name="T3">¿Quiere repetir su botella de whisky?</text:span></text:span><text:span text:style-name="T3">" → </text:span><text:span text:style-name="Strong_20_Emphasis"><text:span text:style-name="T3">Requerir OK</text:span></text:span><text:span text:style-name="T3">:<text:line-break/></text:span><text:span text:style-name="Emphasis"><text:span text:style-name="T3">"¿Enviar oferta personalizada a 15 clientes recurrentes? [Sí] [No]".</text:span></text:span></text:p>
          </text:list-item>
        </text:list>
        <text:p text:style-name="P8"/>
        <text:h text:style-name="P1" text:outline-level="3"><text:soft-page-break/><text:span text:style-name="T2">5. </text:span><text:span text:style-name="Strong_20_Emphasis"><text:span text:style-name="T2">Pedidos Automáticos a Proveedores (WasteAlert)</text:span></text:span></text:h>
        <text:p text:style-name="P4"><text:span text:style-name="Strong_20_Emphasis"><text:span text:style-name="T3">¿Por qué?</text:span></text:span><text:span text:style-name="T3"><text:line-break/>Un error en la predicción de inventario podría generar sobrecostos (ej: comprar 100kg de tomates en sequía).<text:line-break/></text:span><text:span text:style-name="Strong_20_Emphasis"><text:span text:style-name="T3">Ejemplo:</text:span></text:span></text:p>
        <text:list text:style-name="L47">
          <text:list-item>
            <text:p text:style-name="P206"><text:span text:style-name="Emphasis"><text:span text:style-name="T3">WasteAlert</text:span></text:span><text:span text:style-name="T3"> programa comprar 50kg de salmón → </text:span><text:span text:style-name="Strong_20_Emphasis"><text:span text:style-name="T3">Confirmación</text:span></text:span><text:span text:style-name="T3">:<text:line-break/></text:span><text:span text:style-name="Emphasis"><text:span text:style-name="T3">"¿Ejecutar pedido automático a ProveedorX por €380? [Sí] [Modificar cantidad]".</text:span></text:span></text:p>
          </text:list-item>
        </text:list>
        <text:p text:style-name="P8"/>
        <text:h text:style-name="P1" text:outline-level="3"><text:span text:style-name="T2">6. </text:span><text:span text:style-name="Strong_20_Emphasis"><text:span text:style-name="T2">Publicación de Respuestas a Reseñas Negativas (SocialGen+)</text:span></text:span></text:h>
        <text:p text:style-name="P4"><text:span text:style-name="Strong_20_Emphasis"><text:span text:style-name="T3">¿Por qué?</text:span></text:span><text:span text:style-name="T3"><text:line-break/>Una respuesta automática inadecuada podría escalar un conflicto (ej: "</text:span><text:span text:style-name="Emphasis"><text:span text:style-name="T3">Lo sentimos, pero usted exagera</text:span></text:span><text:span text:style-name="T3">").<text:line-break/></text:span><text:span text:style-name="Strong_20_Emphasis"><text:span text:style-name="T3">Ejemplo:</text:span></text:span></text:p>
        <text:list text:style-name="L48">
          <text:list-item>
            <text:p text:style-name="P207"><text:span text:style-name="Emphasis"><text:span text:style-name="T3">SocialGen+</text:span></text:span><text:span text:style-name="T3"> genera una respuesta a una queja por mala atención → </text:span><text:span text:style-name="Strong_20_Emphasis"><text:span text:style-name="T3">Revisión obligatoria</text:span></text:span><text:span text:style-name="T3">:<text:line-break/></text:span><text:span text:style-name="Emphasis"><text:span text:style-name="T3">"Respuesta propuesta: 'Lamentamos su experiencia. ¿Aprobar?' [Editar] [Enviar]".</text:span></text:span></text:p>
          </text:list-item>
        </text:list>
        <text:p text:style-name="P8"/>
        <text:h text:style-name="P1" text:outline-level="3"><text:span text:style-name="T2">7. </text:span><text:span text:style-name="Strong_20_Emphasis"><text:span text:style-name="T2">Eliminación de Platos del Menú (MenuBot)</text:span></text:span></text:h>
        <text:p text:style-name="P4"><text:span text:style-name="Strong_20_Emphasis"><text:span text:style-name="T3">¿Por qué?</text:span></text:span><text:span text:style-name="T3"><text:line-break/>Un plato poco rentable podría ser icónico para el local (ej: la "tarta de la abuela" aunque solo se venda 1 vez/semana).<text:line-break/></text:span><text:span text:style-name="Strong_20_Emphasis"><text:span text:style-name="T3">Ejemplo:</text:span></text:span></text:p>
        <text:list text:style-name="L49">
          <text:list-item>
            <text:p text:style-name="P208"><text:span text:style-name="Emphasis"><text:span text:style-name="T3">MenuBot</text:span></text:span><text:span text:style-name="T3"> sugiere eliminar 3 platos por baja rotación → </text:span><text:span text:style-name="Strong_20_Emphasis"><text:span text:style-name="T3">Alerta al usuario</text:span></text:span><text:span text:style-name="T3">:<text:line-break/></text:span><text:span text:style-name="Emphasis"><text:span text:style-name="T3">"¿Retirar 'Tarta de la Abuela' del menú? [Conservar] [Eliminar]".</text:span></text:span></text:p>
          </text:list-item>
        </text:list>
        <text:p text:style-name="P8"/>
        <text:h text:style-name="P1" text:outline-level="3"><text:span text:style-name="Strong_20_Emphasis"><text:span text:style-name="T2">Cómo Implementar Controles de Aprobación</text:span></text:span></text:h>
        <text:list text:style-name="L50">
          <text:list-item>
            <text:p text:style-name="P209"><text:span text:style-name="Strong_20_Emphasis"><text:span text:style-name="T3">Flujos de Aprobación en n8n:</text:span></text:span></text:p>
            <text:list>
              <text:list-item>
                <text:p text:style-name="P210"><text:soft-page-break/><text:span text:style-name="T3">Usar el nodo </text:span><text:span text:style-name="Emphasis"><text:span text:style-name="T3">"Approval"</text:span></text:span><text:span text:style-name="T3"> para pausar tareas críticas y enviar notificaciones por email/app.</text:span></text:p>
              </text:list-item>
              <text:list-item>
                <text:p text:style-name="P100">Ejemplo:</text:p>
                <text:p text:style-name="P132">Copy</text:p>
                <text:p text:style-name="P132">Download</text:p>
                <text:p text:style-name="P35">SocialGen+ → Genera promo → Nodo Approval → Esperar OK → Publicar en Redes <text:s/></text:p>
              </text:list-item>
            </text:list>
          </text:list-item>
          <text:list-item>
            <text:p text:style-name="P209"><text:span text:style-name="Strong_20_Emphasis"><text:span text:style-name="T3">Reglas Personalizables:</text:span></text:span></text:p>
            <text:list>
              <text:list-item>
                <text:p text:style-name="P101">Permitir a cada negocio definir umbrales (ej: "Solicitar aprobación si el descuento supera el 25%").</text:p>
              </text:list-item>
            </text:list>
          </text:list-item>
          <text:list-item>
            <text:p text:style-name="P209"><text:span text:style-name="Strong_20_Emphasis"><text:span text:style-name="T3">Registro de Acciones (Auditoría):</text:span></text:span></text:p>
            <text:list>
              <text:list-item>
                <text:p text:style-name="P101">Log de todas las aprobaciones/rechazos con timestamp y usuario responsable.</text:p>
              </text:list-item>
            </text:list>
          </text:list-item>
        </text:list>
        <text:p text:style-name="P8"/>
        <text:h text:style-name="P1" text:outline-level="3"><text:span text:style-name="Strong_20_Emphasis"><text:span text:style-name="T2">Beneficios Clave</text:span></text:span></text:h>
        <text:list text:style-name="L51">
          <text:list-item>
            <text:p text:style-name="P211"><text:span text:style-name="Strong_20_Emphasis"><text:span text:style-name="T3">Evita Errores Costosos:</text:span></text:span><text:span text:style-name="T3"> Un 62% de los negocios gastronómicos reportan pérdidas por automatización mal configurada (Fuente: </text:span><text:span text:style-name="Emphasis"><text:span text:style-name="T3">Hospitality Tech 2023</text:span></text:span><text:span text:style-name="T3">).</text:span></text:p>
          </text:list-item>
          <text:list-item>
            <text:p text:style-name="P211"><text:span text:style-name="Strong_20_Emphasis"><text:span text:style-name="T3">Cumplimiento Legal:</text:span></text:span><text:span text:style-name="T3"> Asegura que las decisiones con impacto en privacidad (GDPR) o laboral (ERTE) sean validadas.</text:span></text:p>
          </text:list-item>
          <text:list-item>
            <text:p text:style-name="P211"><text:span text:style-name="Strong_20_Emphasis"><text:span text:style-name="T3">Marca Consistente:</text:span></text:span><text:span text:style-name="T3"> El usuario final controla la voz y estilo de su negocio.</text:span></text:p>
          </text:list-item>
        </text:list>
        <text:p text:style-name="P8"/>
        <text:p text:style-name="P5"><text:span text:style-name="Strong_20_Emphasis"><text:span text:style-name="T3">¿Qué opinas?</text:span></text:span><text:span text:style-name="T3"> ¿Añadirías algún otro punto de control o prefieres ajustar los existentes? 🛡️</text:span></text:p>
        <text:p text:style-name="P18">Me gusta que hayan esos controles de seguridad y que puedan editarse para conveniencia del local. Para eso podríamos agregar una especie de "supervisor de agentes", un agente interno que controle a todos los demas y sea quien se comunique con el usuario. Que piensas de eso? Pros y contras?</text:p>
        <text:p text:style-name="P23">Thought for 17 seconds</text:p>
        <text:p text:style-name="P15">Okay, the user wants to add a "supervisor agent" that oversees all other agents and communicates with the user. Let me think about the pros and cons.</text:p>
        <text:p text:style-name="P15">First, the pros. A supervisor could centralize approvals, making the system easier to manage. Instead of handling each agent's approvals separately, the user gets a single point of contact. That would simplify things, especially for users who aren't tech-savvy. Also, having a supervisor might help with predictive adjustments. For example, if the supervisor notices a pattern in <text:soft-page-break/>rejections, it could learn to adjust suggestions before they're sent, reducing the need for manual interventions. Another pro is auditing. The supervisor could log all actions and approvals, which is great for compliance and troubleshooting.</text:p>
        <text:p text:style-name="P15">Now, the cons. Adding another layer could increase complexity. The supervisor needs to integrate with all existing agents, which might complicate the architecture. There's also a risk of creating a bottleneck. If the supervisor is down or slow, it could delay the entire system. Plus, training the supervisor to understand context accurately would be challenging. If it misunderstands the user's preferences, it might make incorrect adjustments. Security is another concern; a central supervisor could be a target for attacks, compromising the whole system.</text:p>
        <text:p text:style-name="P15">The user mentioned that the controls should be editable for the local's convenience. So the supervisor should allow customization, like setting thresholds for approvals or automating routine tasks. Maybe even offering different interaction modes, like voice commands for busy staff.</text:p>
        <text:p text:style-name="P15">I need to present this clearly, highlighting pros and cons, then suggest how to implement the supervisor effectively. Also, consider the user's need for flexibility and ease of use. Maybe propose a phased rollout, starting with basic oversight and adding features based on feedback. Emphasize balancing automation with user control to maintain trust and efficiency.</text:p>
        <text:p text:style-name="P3"><text:span text:style-name="T3">¡Es una idea </text:span><text:span text:style-name="Strong_20_Emphasis"><text:span text:style-name="T3">potente y con mucho potencial</text:span></text:span><text:span text:style-name="T3">! Un </text:span><text:span text:style-name="Strong_20_Emphasis"><text:span text:style-name="T3">"Supervisor de Agentes"</text:span></text:span><text:span text:style-name="T3"> (podríamos llamarlo </text:span><text:span text:style-name="Emphasis"><text:span text:style-name="T3">GuardianAI</text:span></text:span><text:span text:style-name="T3">) actuaría como capa de control centralizada, pero su diseño requiere equilibrio entre autonomía y usabilidad. Aquí un análisis detallado:</text:span></text:p>
        <text:p text:style-name="P8"/>
        <text:h text:style-name="P1" text:outline-level="3"><text:span text:style-name="Strong_20_Emphasis"><text:span text:style-name="T6">🔍 </text:span></text:span><text:span text:style-name="Strong_20_Emphasis"><text:span text:style-name="T2">Pros Clave del Supervisor de Agentes</text:span></text:span></text:h>
        <text:list text:style-name="L52">
          <text:list-item>
            <text:p text:style-name="P212"><text:span text:style-name="Strong_20_Emphasis"><text:span text:style-name="T3">Unificación de Controles:</text:span></text:span></text:p>
            <text:list>
              <text:list-item>
                <text:p text:style-name="P213"><text:span text:style-name="Strong_20_Emphasis"><text:span text:style-name="T3">Ejemplo:</text:span></text:span><text:span text:style-name="T3"> En lugar de recibir 10 notificaciones separadas (precios, promos, personal), el usuario vería solo 1 mensaje del </text:span><text:span text:style-name="Emphasis"><text:span text:style-name="T3">GuardianAI</text:span></text:span><text:span text:style-name="T3">:<text:line-break/></text:span><text:span text:style-name="Emphasis"><text:span text:style-name="T3">"Tengo 3 acciones pendientes de aprobación: 1 ajuste de precios, 2 promos y 1 pedido a proveedor. ¿Revisamos?"</text:span></text:span><text:span text:style-name="T3">.</text:span></text:p>
              </text:list-item>
              <text:list-item>
                <text:p text:style-name="P213"><text:span text:style-name="Strong_20_Emphasis"><text:span text:style-name="T3">Beneficio:</text:span></text:span><text:span text:style-name="T3"> Reduce la fatiga de decisión para el usuario.</text:span></text:p>
              </text:list-item>
            </text:list>
          </text:list-item>
          <text:list-item>
            <text:p text:style-name="P212"><text:span text:style-name="Strong_20_Emphasis"><text:span text:style-name="T3">Aprendizaje de Preferencias:</text:span></text:span></text:p>
            <text:list>
              <text:list-item>
                <text:p text:style-name="P213"><text:span text:style-name="Strong_20_Emphasis"><text:span text:style-name="T3">Ejemplo:</text:span></text:span><text:span text:style-name="T3"> Si el dueño rechaza siempre promociones después de las 22:00, </text:span><text:span text:style-name="Emphasis"><text:span text:style-name="T3">GuardianAI</text:span></text:span><text:span text:style-name="T3"> aprendería a no sugerirlas en ese horario.</text:span></text:p>
              </text:list-item>
              <text:list-item>
                <text:p text:style-name="P213"><text:span text:style-name="Strong_20_Emphasis"><text:span text:style-name="T3">Beneficio:</text:span></text:span><text:span text:style-name="T3"> Personalización sin configuración manual.</text:span></text:p>
              </text:list-item>
            </text:list>
          </text:list-item>
          <text:list-item>
            <text:p text:style-name="P212"><text:span text:style-name="Strong_20_Emphasis"><text:span text:style-name="T3">Detección de Conflictos entre Agentes:</text:span></text:span></text:p>
            <text:list>
              <text:list-item>
                <text:p text:style-name="P213"><text:soft-page-break/><text:span text:style-name="Strong_20_Emphasis"><text:span text:style-name="T3">Caso:</text:span></text:span><text:span text:style-name="T3"> </text:span><text:span text:style-name="Emphasis"><text:span text:style-name="T3">StaffFlow</text:span></text:span><text:span text:style-name="T3"> quiere reducir personal un día que </text:span><text:span text:style-name="Emphasis"><text:span text:style-name="T3">BookSmart</text:span></text:span><text:span text:style-name="T3"> prevé alta demanda → </text:span><text:span text:style-name="Emphasis"><text:span text:style-name="T3">GuardianAI</text:span></text:span><text:span text:style-name="T3"> bloquea la acción y alerta:<text:line-break/></text:span><text:span text:style-name="Emphasis"><text:span text:style-name="T3">"¡Conflicto! No puedes reducir camareros si habrá 50 reservas. Solución sugerida: Mantener turno completo y activar promoción de barra rápida"</text:span></text:span><text:span text:style-name="T3">.</text:span></text:p>
              </text:list-item>
            </text:list>
          </text:list-item>
          <text:list-item>
            <text:p text:style-name="P212"><text:span text:style-name="Strong_20_Emphasis"><text:span text:style-name="T3">Priorización Inteligente:</text:span></text:span></text:p>
            <text:list>
              <text:list-item>
                <text:p text:style-name="P213"><text:span text:style-name="Strong_20_Emphasis"><text:span text:style-name="T3">Ejemplo:</text:span></text:span><text:span text:style-name="T3"> En hora pico, </text:span><text:span text:style-name="Emphasis"><text:span text:style-name="T3">GuardianAI</text:span></text:span><text:span text:style-name="T3"> mostraría solo alertas críticas (ej: desperdicio de alimentos) y pospondría las no urgentes (ej: encuestas).</text:span></text:p>
              </text:list-item>
            </text:list>
          </text:list-item>
        </text:list>
        <text:p text:style-name="P8"/>
        <text:h text:style-name="P1" text:outline-level="3"><text:span text:style-name="Strong_20_Emphasis"><text:span text:style-name="T6">⚠️ </text:span></text:span><text:span text:style-name="Strong_20_Emphasis"><text:span text:style-name="T2">Contras/Riesgos a Mitigar</text:span></text:span></text:h>
        <text:list text:style-name="L53">
          <text:list-item>
            <text:p text:style-name="P214"><text:span text:style-name="Strong_20_Emphasis"><text:span text:style-name="T3">Single Point of Failure:</text:span></text:span></text:p>
            <text:list>
              <text:list-item>
                <text:p text:style-name="P215"><text:span text:style-name="Strong_20_Emphasis"><text:span text:style-name="T3">Riesgo:</text:span></text:span><text:span text:style-name="T3"> Si </text:span><text:span text:style-name="Emphasis"><text:span text:style-name="T3">GuardianAI</text:span></text:span><text:span text:style-name="T3"> falla, todos los agentes quedan "huérfanos".</text:span></text:p>
              </text:list-item>
              <text:list-item>
                <text:p text:style-name="P215"><text:span text:style-name="Strong_20_Emphasis"><text:span text:style-name="T3">Solución:</text:span></text:span><text:span text:style-name="T3"> Diseñar un modo "emergencia" donde cada agente tenga reglas básicas autónomas (ej: </text:span><text:span text:style-name="Emphasis"><text:span text:style-name="T3">WasteAlert</text:span></text:span><text:span text:style-name="T3"> puede enviar alertas simples sin aprobación).</text:span></text:p>
              </text:list-item>
            </text:list>
          </text:list-item>
          <text:list-item>
            <text:p text:style-name="P214"><text:span text:style-name="Strong_20_Emphasis"><text:span text:style-name="T3">Sobrecarga de Información:</text:span></text:span></text:p>
            <text:list>
              <text:list-item>
                <text:p text:style-name="P215"><text:span text:style-name="Strong_20_Emphasis"><text:span text:style-name="T3">Riesgo:</text:span></text:span><text:span text:style-name="T3"> El supervisor podría volverse tan complejo que requiera su propio manual.</text:span></text:p>
              </text:list-item>
              <text:list-item>
                <text:p text:style-name="P215"><text:span text:style-name="Strong_20_Emphasis"><text:span text:style-name="T3">Solución:</text:span></text:span><text:span text:style-name="T3"> Interfaz conversacional (ej: </text:span><text:span text:style-name="Emphasis"><text:span text:style-name="T3">"¿Qué necesitas aprobar hoy?"</text:span></text:span><text:span text:style-name="T3"> → Muestra máximo 3 opciones prioritarias).</text:span></text:p>
              </text:list-item>
            </text:list>
          </text:list-item>
          <text:list-item>
            <text:p text:style-name="P214"><text:span text:style-name="Strong_20_Emphasis"><text:span text:style-name="T3">Desconfianza del Usuario:</text:span></text:span></text:p>
            <text:list>
              <text:list-item>
                <text:p text:style-name="P215"><text:span text:style-name="Strong_20_Emphasis"><text:span text:style-name="T3">Riesgo:</text:span></text:span><text:span text:style-name="T3"> Si </text:span><text:span text:style-name="Emphasis"><text:span text:style-name="T3">GuardianAI</text:span></text:span><text:span text:style-name="T3"> comete errores, el usuario podría desactivar toda la automatización.</text:span></text:p>
              </text:list-item>
              <text:list-item>
                <text:p text:style-name="P215"><text:span text:style-name="Strong_20_Emphasis"><text:span text:style-name="T3">Solución:</text:span></text:span><text:span text:style-name="T3"> Transparencia total (ej: botón </text:span><text:span text:style-name="Emphasis"><text:span text:style-name="T3">"¿Por qué me sugieres esto?"</text:span></text:span><text:span text:style-name="T3"> que muestre la lógica detrás de cada decisión).</text:span></text:p>
              </text:list-item>
            </text:list>
          </text:list-item>
        </text:list>
        <text:p text:style-name="P8"/>
        <text:h text:style-name="P1" text:outline-level="3"><text:span text:style-name="Strong_20_Emphasis"><text:span text:style-name="T6">💡 </text:span></text:span><text:span text:style-name="Strong_20_Emphasis"><text:span text:style-name="T2">Cómo Implementar </text:span></text:span><text:span text:style-name="Strong_20_Emphasis"><text:span text:style-name="Emphasis"><text:span text:style-name="T2">GuardianAI</text:span></text:span></text:span><text:span text:style-name="Strong_20_Emphasis"><text:span text:style-name="T2"> con Éxito</text:span></text:span></text:h>
        <text:h text:style-name="P2" text:outline-level="4"><text:span text:style-name="Strong_20_Emphasis"><text:span text:style-name="T4">Arquitectura Técnica Recomendada</text:span></text:span></text:h>
        <text:p text:style-name="P26">plaintext</text:p>
        <text:p text:style-name="P24">Copy</text:p>
        <text:p text:style-name="P24">Download</text:p>
        <text:p text:style-name="P13">[Agentes Especializados] → [GuardianAI (Supervisor)] ↔ [Interfaz de Usuario] <text:s/></text:p>
        <text:p text:style-name="P14"><text:s text:c="29"/>│ <text:s/></text:p>
        <text:p text:style-name="P14"><text:s text:c="29"/>├── <text:span text:style-name="T9">Base de Datos de Reglas (Editable por el usuario) <text:s/></text:span></text:p>
        <text:p text:style-name="P14"><text:soft-page-break/><text:s text:c="29"/>└── <text:span text:style-name="T9">Motor de Explicaciones (XAI para transparencia) <text:s/></text:span></text:p>
        <text:h text:style-name="P2" text:outline-level="4"><text:span text:style-name="Strong_20_Emphasis"><text:span text:style-name="T4">Funcionalidades Clave</text:span></text:span></text:h>
        <text:list text:style-name="L54">
          <text:list-item>
            <text:p text:style-name="P216"><text:span text:style-name="Strong_20_Emphasis"><text:span text:style-name="T3">Panel de Reglas Personalizables:</text:span></text:span></text:p>
            <text:list>
              <text:list-item>
                <text:p text:style-name="P217"><text:span text:style-name="T3">Sliders para definir umbrales de autonomía (ej: </text:span><text:span text:style-name="Emphasis"><text:span text:style-name="T3">"Permitir descuentos hasta 20% sin aprobación"</text:span></text:span><text:span text:style-name="T3">).</text:span></text:p>
              </text:list-item>
              <text:list-item>
                <text:p text:style-name="P217"><text:span text:style-name="T3">Plantillas predefinidas: </text:span><text:span text:style-name="Emphasis"><text:span text:style-name="T3">"Modo Cauteloso"</text:span></text:span><text:span text:style-name="T3"> (aprobación para todo) vs </text:span><text:span text:style-name="Emphasis"><text:span text:style-name="T3">"Modo Autónomo"</text:span></text:span><text:span text:style-name="T3"> (solo alertas críticas).</text:span></text:p>
              </text:list-item>
            </text:list>
          </text:list-item>
          <text:list-item>
            <text:p text:style-name="P216"><text:span text:style-name="Strong_20_Emphasis"><text:span text:style-name="T3">Historial de Decisiones con Retroalimentación:</text:span></text:span></text:p>
            <text:list>
              <text:list-item>
                <text:p text:style-name="P217"><text:span text:style-name="Emphasis"><text:span text:style-name="T3">"Rechazaste el 80% de las promociones nocturnas. ¿Quieres que deje de sugerirlas?"</text:span></text:span><text:span text:style-name="T3">.</text:span></text:p>
              </text:list-item>
            </text:list>
          </text:list-item>
          <text:list-item>
            <text:p text:style-name="P216"><text:span text:style-name="Strong_20_Emphasis"><text:span text:style-name="T3">Modo "Asistente de Crisis":</text:span></text:span></text:p>
            <text:list>
              <text:list-item>
                <text:p text:style-name="P217"><text:span text:style-name="T3">Si detecta una anomalía grave (ej: caída súbita de reservas), activa un protocolo:<text:line-break/></text:span><text:span text:style-name="Emphasis"><text:span text:style-name="T3">"Alerta: Reservas bajas este fin de semana. Opciones: 1) Lanzar promo urgente, 2) Ajustar precios, 3) Llamar al gerente"</text:span></text:span><text:span text:style-name="T3">.</text:span></text:p>
              </text:list-item>
            </text:list>
          </text:list-item>
        </text:list>
        <text:p text:style-name="P8"/>
        <text:h text:style-name="P1" text:outline-level="3"><text:span text:style-name="Strong_20_Emphasis"><text:span text:style-name="T2">Ejemplo de Flujo con </text:span></text:span><text:span text:style-name="Strong_20_Emphasis"><text:span text:style-name="Emphasis"><text:span text:style-name="T2">GuardianAI</text:span></text:span></text:span></text:h>
        <text:p text:style-name="P4"><text:span text:style-name="Strong_20_Emphasis"><text:span text:style-name="T3">Caso:</text:span></text:span><text:span text:style-name="T3"> Un restaurante recibe una crítica negativa en Google por un plato frío.</text:span></text:p>
        <text:list text:style-name="L55">
          <text:list-item>
            <text:p text:style-name="P218"><text:span text:style-name="Strong_20_Emphasis"><text:span text:style-name="T3">SocialGen+</text:span></text:span><text:span text:style-name="T3"> genera una respuesta automática: </text:span><text:span text:style-name="Emphasis"><text:span text:style-name="T3">"Lamentamos su experiencia. ¿Podemos invitarle a una cena de compensación?"</text:span></text:span><text:span text:style-name="T3">.</text:span></text:p>
          </text:list-item>
          <text:list-item>
            <text:p text:style-name="P219"><text:span text:style-name="Strong_20_Emphasis"><text:span text:style-name="T3">GuardianAI</text:span></text:span><text:span text:style-name="T3"> intercepta la respuesta y:</text:span></text:p>
            <text:list>
              <text:list-item>
                <text:p text:style-name="P218"><text:span text:style-name="T3">Verifica que el cliente tiene 5 visitas previas (usando </text:span><text:span text:style-name="Emphasis"><text:span text:style-name="T3">GuestMind</text:span></text:span><text:span text:style-name="T3">).</text:span></text:p>
              </text:list-item>
              <text:list-item>
                <text:p text:style-name="P102">Consulta las reglas del local: "Ofertas de compensación requieren aprobación del gerente".</text:p>
              </text:list-item>
            </text:list>
          </text:list-item>
          <text:list-item>
            <text:p text:style-name="P218"><text:span text:style-name="Strong_20_Emphasis"><text:span text:style-name="T3">Notificación al usuario:</text:span></text:span><text:span text:style-name="T3"><text:line-break/></text:span><text:span text:style-name="Emphasis"><text:span text:style-name="T3">"Sugiero enviar esta respuesta + oferta de cita gratis. [Aprobar] [Editar] [Rechazar]".</text:span></text:span></text:p>
          </text:list-item>
        </text:list>
        <text:p text:style-name="P8"/>
        <text:h text:style-name="P1" text:outline-level="3"><text:span text:style-name="Strong_20_Emphasis"><text:span text:style-name="T2">Conclusión</text:span></text:span></text:h>
        <text:p text:style-name="P4"><text:span text:style-name="Strong_20_Emphasis"><text:span text:style-name="T3">¿Vale la pena el desarrollo?</text:span></text:span><text:span text:style-name="T3"> Sí, pero con 3 condiciones:</text:span></text:p>
        <text:list text:style-name="L56">
          <text:list-item>
            <text:p text:style-name="P220"><text:span text:style-name="Strong_20_Emphasis"><text:span text:style-name="T3">Fase Beta:</text:span></text:span><text:span text:style-name="T3"> Testear con usuarios reales para evitar "sobreingeniería".</text:span></text:p>
          </text:list-item>
          <text:list-item>
            <text:p text:style-name="P220"><text:soft-page-break/><text:span text:style-name="Strong_20_Emphasis"><text:span text:style-name="T3">Diseño Centrado en el No-Técnico:</text:span></text:span><text:span text:style-name="T3"> Menús simples y lenguaje cotidiano (nada de "ajustar parámetros de kernel").</text:span></text:p>
          </text:list-item>
          <text:list-item>
            <text:p text:style-name="P220"><text:span text:style-name="Strong_20_Emphasis"><text:span text:style-name="T3">Plan de Contingencia:</text:span></text:span><text:span text:style-name="T3"> Que los agentes puedan funcionar (de forma limitada) si el supervisor falla.</text:span></text:p>
          </text:list-item>
        </text:list>
        <text:p text:style-name="P5"><text:span text:style-name="Strong_20_Emphasis"><text:span text:style-name="T3">Tu siguiente paso:</text:span></text:span><text:span text:style-name="T3"> Crear un MVP de </text:span><text:span text:style-name="Emphasis"><text:span text:style-name="T3">GuardianAI</text:span></text:span><text:span text:style-name="T3"> que gestione solo 2 tipos de aprobaciones (ej: promociones y precios), medir su impacto, y escalar gradualmente. ¿Te ayudo a delinear esa fase? 🛠️</text:span></text:p>
        <text:p text:style-name="P18">y que te parece tener dos supervisores? Como ejemplo en las empresas hay jefes de cocina, jefes de salón, administradores, jefes de almacén, etc. Podríamos tener dos agentes guardian para liberar carga y distribuir supervisión y decisiones. Que piensas de eso?</text:p>
        <text:p text:style-name="P23">Thought for 24 seconds</text:p>
        <text:p text:style-name="P15">Okay, the user is considering having two supervisor agents instead of one in their GastroFlow system. Let me break down the pros and cons of this approach.</text:p>
        <text:p text:style-name="P15">First, I need to recall the previous discussion where we introduced a single supervisor agent, GuardianAI. The user now suggests having two, similar to how different departments in a restaurant have different managers. The idea is to distribute the oversight to reduce workload and mimic real-world organizational structures.</text:p>
        <text:p text:style-name="P15">Pros of two supervisors:</text:p>
        <text:p text:style-name="P15">1. **Specialization**: Each supervisor can focus on specific areas, like one handling front-of-house (customer interactions, reservations, marketing) and the other managing back-of-house (inventory, staff, energy). This could make each supervisor more efficient in their domain.</text:p>
        <text:p text:style-name="P15">2. **Redundancy**: If one fails, the other can still function, reducing system-wide risks.</text:p>
        <text:p text:style-name="P15">3. **Scalability**: As the system grows, adding more supervisors for different areas might be easier than scaling a single, monolithic supervisor.</text:p>
        <text:p text:style-name="P15">4. **User Experience**: Different supervisors could present decisions in a way that's more relevant to the user's role (e.g., a chef vs. a manager).</text:p>
        <text:p text:style-name="P15">Cons to consider:</text:p>
        <text:p text:style-name="P15">1. **Complexity**: More supervisors could complicate the architecture, requiring clear communication protocols between them.</text:p>
        <text:p text:style-name="P15">2. **Conflict Potential**: Decisions in one area might affect another, leading to conflicts between supervisors that need resolution mechanisms.</text:p>
        <text:p text:style-name="P15">3. **User Confusion**: Users might get confused about which supervisor handles what, leading to inefficiencies in approval processes.</text:p>
        <text:p text:style-name="P15"><text:soft-page-break/>4. **Development Overhead**: Building and maintaining two supervisors would require more resources and testing.</text:p>
        <text:p text:style-name="P15">I should also think about how to implement this. Maybe partitioning responsibilities based on the restaurant's operational areas. For example, a GuestGuardian for customer-facing decisions and a StaffGuardian for internal operations. Each would handle approvals in their domain, reducing the cognitive load on a single agent.</text:p>
        <text:p text:style-name="P15">Potential implementation steps:</text:p>
        <text:p text:style-name="P15">1. Define clear domains for each supervisor.</text:p>
        <text:p text:style-name="P15">2. Establish communication channels between them to handle overlapping decisions.</text:p>
        <text:p text:style-name="P15">3. Ensure a unified interface for users to interact with both supervisors seamlessly.</text:p>
        <text:p text:style-name="P15">4. Implement conflict resolution strategies, like escalating to a human when supervisors disagree.</text:p>
        <text:p text:style-name="P15">I need to present this in a structured way, highlighting pros, cons, and a sample architecture. Also, provide a recommendation based on their current system's maturity. Since they're in the MVP phase, starting with two focused supervisors might be better than a single complex one, but they need to be cautious about added complexity.</text:p>
        <text:p text:style-name="P3"><text:span text:style-name="Strong_20_Emphasis"><text:span text:style-name="T3">Análisis de la propuesta: Dos Supervisores Especializados</text:span></text:span><text:span text:style-name="T3"><text:line-break/>La idea de múltiples supervisores es </text:span><text:span text:style-name="Strong_20_Emphasis"><text:span text:style-name="T3">viable y estratégica</text:span></text:span><text:span text:style-name="T3">, especialmente en un sector tan segmentado como la hostelería. Aquí un breakdown detallado:</text:span></text:p>
        <text:p text:style-name="P8"/>
        <text:h text:style-name="P1" text:outline-level="3"><text:span text:style-name="Strong_20_Emphasis"><text:span text:style-name="T6">✅ </text:span></text:span><text:span text:style-name="Strong_20_Emphasis"><text:span text:style-name="T2">Ventajas Clave</text:span></text:span></text:h>
        <text:h text:style-name="P2" text:outline-level="4"><text:span text:style-name="T4">1. </text:span><text:span text:style-name="Strong_20_Emphasis"><text:span text:style-name="T4">Especialización por Áreas Críticas</text:span></text:span></text:h>
        <text:list text:style-name="L57">
          <text:list-item>
            <text:p text:style-name="P221"><text:span text:style-name="Strong_20_Emphasis"><text:span text:style-name="T3">Ejemplo de división natural:</text:span></text:span></text:p>
            <text:list>
              <text:list-item>
                <text:p text:style-name="P221"><text:span text:style-name="Strong_20_Emphasis"><text:span text:style-name="T3">Supervisor 1 (GuestGuardian):</text:span></text:span></text:p>
                <text:list>
                  <text:list-item>
                    <text:p text:style-name="P222"><text:span text:style-name="T3">Gestiona </text:span><text:span text:style-name="Emphasis"><text:span text:style-name="T3">BookSmart, SocialGen+, GuestMind</text:span></text:span><text:span text:style-name="T3">.</text:span></text:p>
                  </text:list-item>
                  <text:list-item>
                    <text:p text:style-name="P103">Decisiones relacionadas con clientes: precios dinámicos, promociones, respuestas a reseñas.</text:p>
                  </text:list-item>
                </text:list>
              </text:list-item>
              <text:list-item>
                <text:p text:style-name="P221"><text:span text:style-name="Strong_20_Emphasis"><text:span text:style-name="T3">Supervisor 2 (BackGuardian):</text:span></text:span></text:p>
                <text:list>
                  <text:list-item>
                    <text:p text:style-name="P222"><text:span text:style-name="T3">Controla </text:span><text:span text:style-name="Emphasis"><text:span text:style-name="T3">MenuBot, WasteAlert, StaffFlow</text:span></text:span><text:span text:style-name="T3">.</text:span></text:p>
                  </text:list-item>
                  <text:list-item>
                    <text:p text:style-name="P103">Enfoque en operaciones internas: inventario, personal, desperdicio.</text:p>
                  </text:list-item>
                </text:list>
              </text:list-item>
            </text:list>
          </text:list-item>
          <text:list-item>
            <text:p text:style-name="P222"><text:span text:style-name="Strong_20_Emphasis"><text:span text:style-name="T3">Beneficio:</text:span></text:span><text:span text:style-name="T3"> Cada supervisor se vuelve experto en su dominio, tomando decisiones más informadas (ej: BackGuardian entenderá mejor la relación entre inventario y turnos).</text:span></text:p>
          </text:list-item>
        </text:list>
        <text:h text:style-name="P2" text:outline-level="4"><text:soft-page-break/><text:span text:style-name="T4">2. </text:span><text:span text:style-name="Strong_20_Emphasis"><text:span text:style-name="T4">Reducción de Cuellos de Botella</text:span></text:span></text:h>
        <text:list text:style-name="L58">
          <text:list-item>
            <text:p text:style-name="P223"><text:span text:style-name="Strong_20_Emphasis"><text:span text:style-name="T3">Caso práctico:</text:span></text:span></text:p>
            <text:list>
              <text:list-item>
                <text:p text:style-name="P104">Mientras GuestGuardian aprueba una promo en redes, BackGuardian puede gestionar un pedido urgente de ingredientes sin saturar al usuario con notificaciones mezcladas.</text:p>
              </text:list-item>
            </text:list>
          </text:list-item>
          <text:list-item>
            <text:p text:style-name="P224"><text:span text:style-name="Strong_20_Emphasis"><text:span text:style-name="T3">Beneficio:</text:span></text:span><text:span text:style-name="T3"> Decisiónes más rápidas en áreas independientes.</text:span></text:p>
          </text:list-item>
        </text:list>
        <text:h text:style-name="P2" text:outline-level="4"><text:span text:style-name="T4">3. </text:span><text:span text:style-name="Strong_20_Emphasis"><text:span text:style-name="T4">Simulación de Estructuras Empresariales Reales</text:span></text:span></text:h>
        <text:list text:style-name="L59">
          <text:list-item>
            <text:p text:style-name="P225"><text:span text:style-name="Strong_20_Emphasis"><text:span text:style-name="T3">Analogía:</text:span></text:span></text:p>
            <text:list>
              <text:list-item>
                <text:p text:style-name="P105">GuestGuardian = Gerente de Sala.</text:p>
              </text:list-item>
              <text:list-item>
                <text:p text:style-name="P105">BackGuardian = Jefe de Cocina + Almacén.</text:p>
              </text:list-item>
            </text:list>
          </text:list-item>
          <text:list-item>
            <text:p text:style-name="P226"><text:span text:style-name="Strong_20_Emphasis"><text:span text:style-name="T3">Beneficio:</text:span></text:span><text:span text:style-name="T3"> Los usuarios (dueños de restaurantes) entenderán intuitivamente la división de roles.</text:span></text:p>
          </text:list-item>
        </text:list>
        <text:h text:style-name="P2" text:outline-level="4"><text:span text:style-name="T4">4. </text:span><text:span text:style-name="Strong_20_Emphasis"><text:span text:style-name="T4">Tolerancia a Fallos Mejorada</text:span></text:span></text:h>
        <text:list text:style-name="L60">
          <text:list-item>
            <text:p text:style-name="P106">Si GuestGuardian falla, BackGuardian sigue operando en áreas críticas como inventario o energía, evitando un colapso total.</text:p>
          </text:list-item>
        </text:list>
        <text:p text:style-name="P8"/>
        <text:h text:style-name="P1" text:outline-level="3"><text:span text:style-name="Strong_20_Emphasis"><text:span text:style-name="T6">⚠️ </text:span></text:span><text:span text:style-name="Strong_20_Emphasis"><text:span text:style-name="T2">Riesgos y Cómo Mitigarlos</text:span></text:span></text:h>
        <text:h text:style-name="P2" text:outline-level="4"><text:span text:style-name="T4">1. </text:span><text:span text:style-name="Strong_20_Emphasis"><text:span text:style-name="T4">Conflictos entre Supervisores</text:span></text:span></text:h>
        <text:list text:style-name="L61">
          <text:list-item>
            <text:p text:style-name="P227"><text:span text:style-name="Strong_20_Emphasis"><text:span text:style-name="T3">Escenario:</text:span></text:span></text:p>
            <text:list>
              <text:list-item>
                <text:p text:style-name="P107">GuestGuardian quiere lanzar una promo de hamburguesas, pero BackGuardian detecta falta de carne.</text:p>
              </text:list-item>
            </text:list>
          </text:list-item>
          <text:list-item>
            <text:p text:style-name="P227"><text:span text:style-name="Strong_20_Emphasis"><text:span text:style-name="T3">Solución:</text:span></text:span></text:p>
            <text:list>
              <text:list-item>
                <text:p text:style-name="P228"><text:span text:style-name="T3">Crear un </text:span><text:span text:style-name="Strong_20_Emphasis"><text:span text:style-name="T3">"Comité de Crisis"</text:span></text:span><text:span text:style-name="T3"> automático: Ambos supervisores debaten (vía APIs) y presentan una solución conjunta al usuario:<text:line-break/>*"Sugerencia: Posponer promo 24h + pedir carne de emergencia (+€50). ¿Aprobar?"*.</text:span></text:p>
              </text:list-item>
            </text:list>
          </text:list-item>
        </text:list>
        <text:h text:style-name="P2" text:outline-level="4"><text:span text:style-name="T4">2. </text:span><text:span text:style-name="Strong_20_Emphasis"><text:span text:style-name="T4">Fragmentación de la Interfaz</text:span></text:span></text:h>
        <text:list text:style-name="L62">
          <text:list-item>
            <text:p text:style-name="P229"><text:span text:style-name="Strong_20_Emphasis"><text:span text:style-name="T3">Riesgo:</text:span></text:span><text:span text:style-name="T3"> El usuario tiene que revisar dos paneles separados.</text:span></text:p>
          </text:list-item>
          <text:list-item>
            <text:p text:style-name="P230"><text:span text:style-name="Strong_20_Emphasis"><text:span text:style-name="T3">Mitigación:</text:span></text:span></text:p>
            <text:list>
              <text:list-item>
                <text:p text:style-name="P229"><text:soft-page-break/><text:span text:style-name="T3">Dashboard unificado con pestañas claras: </text:span><text:span text:style-name="Strong_20_Emphasis"><text:span text:style-name="T3">"Clientes"</text:span></text:span><text:span text:style-name="T3"> (GuestGuardian) vs </text:span><text:span text:style-name="Strong_20_Emphasis"><text:span text:style-name="T3">"Operaciones"</text:span></text:span><text:span text:style-name="T3"> (BackGuardian).</text:span></text:p>
              </text:list-item>
            </text:list>
          </text:list-item>
        </text:list>
        <text:h text:style-name="P2" text:outline-level="4"><text:span text:style-name="T4">3. </text:span><text:span text:style-name="Strong_20_Emphasis"><text:span text:style-name="T4">Doble Coste de Desarrollo</text:span></text:span></text:h>
        <text:list text:style-name="L63">
          <text:list-item>
            <text:p text:style-name="P231"><text:span text:style-name="Strong_20_Emphasis"><text:span text:style-name="T3">Hecho:</text:span></text:span><text:span text:style-name="T3"> Dos supervisores requieren el doble de reglas, testing y mantenimiento.</text:span></text:p>
          </text:list-item>
          <text:list-item>
            <text:p text:style-name="P232"><text:span text:style-name="Strong_20_Emphasis"><text:span text:style-name="T3">Solución:</text:span></text:span></text:p>
            <text:list>
              <text:list-item>
                <text:p text:style-name="P231"><text:span text:style-name="T3">Usar una </text:span><text:span text:style-name="Strong_20_Emphasis"><text:span text:style-name="T3">base de código compartida</text:span></text:span><text:span text:style-name="T3"> (ej: módulo común para aprobaciones) con personalizaciones específicas por área.</text:span></text:p>
              </text:list-item>
            </text:list>
          </text:list-item>
        </text:list>
        <text:p text:style-name="P8"/>
        <text:h text:style-name="P1" text:outline-level="3"><text:span text:style-name="Strong_20_Emphasis"><text:span text:style-name="T2">Arquitectura Propuesta</text:span></text:span></text:h>
        <text:p text:style-name="P26">plaintext</text:p>
        <text:p text:style-name="P24">Copy</text:p>
        <text:p text:style-name="P24">Download</text:p>
        <text:p text:style-name="P13">[Agentes] → [GuestGuardian] ↔ [Usuario] <text:s/></text:p>
        <text:p text:style-name="P14"><text:s text:c="14"/>│ <text:s/></text:p>
        <text:p text:style-name="P14"><text:s text:c="14"/>└───◄ <text:span text:style-name="T9">Debate ►──┐ <text:s/></text:span></text:p>
        <text:p text:style-name="P14"><text:s text:c="31"/>│ <text:s/></text:p>
        <text:p text:style-name="P13">[Agentes] → [BackGuardian] ↔ [Usuario] <text:s/></text:p>
        <text:p text:style-name="P14"><text:s text:c="14"/>│ <text:s/></text:p>
        <text:p text:style-name="P14"><text:s text:c="14"/>└── <text:span text:style-name="T9">Base de Datos de Reglas (compartida) <text:s/></text:span></text:p>
        <text:h text:style-name="P2" text:outline-level="4"><text:span text:style-name="Strong_20_Emphasis"><text:span text:style-name="T4">Flujo de Trabajo Ejemplo:</text:span></text:span></text:h>
        <text:list text:style-name="L64">
          <text:list-item>
            <text:p text:style-name="P233"><text:span text:style-name="Strong_20_Emphasis"><text:span text:style-name="T3">SocialGen+</text:span></text:span><text:span text:style-name="T3"> genera una promoción de "Noche de Tapas".</text:span></text:p>
          </text:list-item>
          <text:list-item>
            <text:p text:style-name="P234"><text:span text:style-name="Strong_20_Emphasis"><text:span text:style-name="T3">GuestGuardian</text:span></text:span><text:span text:style-name="T3"> verifica:</text:span></text:p>
            <text:list>
              <text:list-item>
                <text:p text:style-name="P108">¿Encaja con el historial de clientes? (GuestMind)</text:p>
              </text:list-item>
              <text:list-item>
                <text:p text:style-name="P108">¿Hay reservas suficientes para hacerla rentable? (BookSmart)</text:p>
              </text:list-item>
            </text:list>
          </text:list-item>
          <text:list-item>
            <text:p text:style-name="P234"><text:span text:style-name="Strong_20_Emphasis"><text:span text:style-name="T3">BackGuardian</text:span></text:span><text:span text:style-name="T3"> verifica en paralelo:</text:span></text:p>
            <text:list>
              <text:list-item>
                <text:p text:style-name="P108">¿Tenemos ingredientes? (WasteAlert)</text:p>
              </text:list-item>
              <text:list-item>
                <text:p text:style-name="P108">¿Hay personal suficiente? (StaffFlow)</text:p>
              </text:list-item>
            </text:list>
          </text:list-item>
          <text:list-item>
            <text:p text:style-name="P108">Si ambos aprueban → Promo se activa. Si hay conflicto → Notificación al usuario con opciones.</text:p>
          </text:list-item>
        </text:list>
        <text:p text:style-name="P8"/>
        <text:h text:style-name="P1" text:outline-level="3"><text:soft-page-break/><text:span text:style-name="Strong_20_Emphasis"><text:span text:style-name="T2">Recomendación Final</text:span></text:span></text:h>
        <text:p text:style-name="P4"><text:span text:style-name="Strong_20_Emphasis"><text:span text:style-name="T3">Implementar dos supervisores especializados si:</text:span></text:span></text:p>
        <text:list text:style-name="L65">
          <text:list-item>
            <text:p text:style-name="P235"><text:span text:style-name="T3">Tu mercado objetivo son </text:span><text:span text:style-name="Strong_20_Emphasis"><text:span text:style-name="T3">cadenas medianas/grandes</text:span></text:span><text:span text:style-name="T3"> (necesitan división clara de roles).</text:span></text:p>
          </text:list-item>
          <text:list-item>
            <text:p text:style-name="P235"><text:span text:style-name="T3">Tienes recursos para desarrollar una </text:span><text:span text:style-name="Strong_20_Emphasis"><text:span text:style-name="T3">interfaz unificada pero segmentada</text:span></text:span><text:span text:style-name="T3">.</text:span></text:p>
          </text:list-item>
          <text:list-item>
            <text:p text:style-name="P235"><text:span text:style-name="T3">Priorizas </text:span><text:span text:style-name="Strong_20_Emphasis"><text:span text:style-name="T3">escalabilidad a largo plazo</text:span></text:span><text:span text:style-name="T3"> sobre velocidad de lanzamiento.</text:span></text:p>
          </text:list-item>
        </text:list>
        <text:p text:style-name="P4"><text:span text:style-name="Strong_20_Emphasis"><text:span text:style-name="T3">Empezar con un solo supervisor si:</text:span></text:span></text:p>
        <text:list text:style-name="L66">
          <text:list-item>
            <text:p text:style-name="P109">Es un MVP para pequeños negocios (menos complejidad = adopción más rápida).</text:p>
          </text:list-item>
        </text:list>
        <text:p text:style-name="P8"/>
        <text:p text:style-name="P4"><text:span text:style-name="Strong_20_Emphasis"><text:span text:style-name="T3">¿Siguientes pasos?</text:span></text:span><text:span text:style-name="T3"> Podríamos diseñar:</text:span></text:p>
        <text:list text:style-name="L67">
          <text:list-item>
            <text:p text:style-name="P110">Un mapa detallado de qué agente reporta a cada supervisor.</text:p>
          </text:list-item>
          <text:list-item>
            <text:p text:style-name="P110">Un sistema de prioridades para casos donde ambos supervisores deben interactuar.</text:p>
          </text:list-item>
          <text:list-item>
            <text:p text:style-name="P110">Un plan de transición desde la versión de un solo supervisor.</text:p>
          </text:list-item>
        </text:list>
        <text:p text:style-name="P20">¿Qué prefieres profundizar? 🧑💻</text:p>
        <text:p text:style-name="P18">escribe un resumen detallado y completo de lo planeado hasta ahora para tener una vista completa de como vamos</text:p>
        <text:p text:style-name="P23">Thought for 16 seconds</text:p>
        <text:p text:style-name="P15">Okay, let me try to break down what the user is asking for. They want a detailed summary of everything planned so far for their multi-agent automation agency in the hospitality and gastronomy sector. The conversation history shows they've gone through several iterations of ideas, refining them based on feedback and adding features like supervisors and approval controls.</text:p>
        <text:p text:style-name="P15">First, I need to recall all the key components they've discussed: the initial five agents (MenuBot, WasteAlert, SocialGen, BookSmart, EcoGuard), later adding StaffFlow and GuestMind. Then the introduction of a supervisor agent, GuardianAI, and the consideration of splitting it into two specialized supervisors (GuestGuardian and BackGuardian). There's also the emphasis on user approvals for critical actions and the monetization plans.</text:p>
        <text:p text:style-name="P15">I should structure the summary to cover the product overview, architecture, key features, monetization, technology stack, implementation strategy, and future steps. Each section needs to be clear and comprehensive, highlighting the evolution from simple agents to a more complex system with supervisors and approval mechanisms.</text:p>
        <text:p text:style-name="P15"><text:soft-page-break/>I need to make sure to mention how each agent interacts, the role of the supervisors, the approval workflows, and the business model. Also, include the risks and mitigations discussed, like single points of failure and handling conflicts between agents. The user also wanted to avoid delivery and voice services, so ensuring those aren't included is important.</text:p>
        <text:p text:style-name="P15">Finally, the summary should tie everything together, showing how the system becomes an integrated ecosystem that addresses multiple aspects of restaurant management efficiently. It should reflect the user's focus on automation with necessary human oversight, scalability, and compliance with regulations like GDPR.</text:p>
        <text:p text:style-name="P3"><text:span text:style-name="Strong_20_Emphasis"><text:span text:style-name="T3">Resumen Ejecutivo: GastroFlow - Plataforma de Automatización Multiagente para Hostelería</text:span></text:span></text:p>
        <text:p text:style-name="P8"/>
        <text:h text:style-name="P1" text:outline-level="3"><text:span text:style-name="Strong_20_Emphasis"><text:span text:style-name="T2">Visión General</text:span></text:span></text:h>
        <text:p text:style-name="P4"><text:span text:style-name="Strong_20_Emphasis"><text:span text:style-name="T3">Objetivo:</text:span></text:span><text:span text:style-name="T3"> Crear un </text:span><text:span text:style-name="Strong_20_Emphasis"><text:span text:style-name="T3">ecosistema autónomo integrado</text:span></text:span><text:span text:style-name="T3"> que resuelva los mayores desafíos de restaurantes y negocios gastronómicos mediante IA especializada, manteniendo el control humano en decisiones críticas.</text:span></text:p>
        <text:p text:style-name="P4"><text:span text:style-name="Strong_20_Emphasis"><text:span text:style-name="T3">Mercado Objetivo:</text:span></text:span></text:p>
        <text:list text:style-name="L68">
          <text:list-item>
            <text:p text:style-name="P111">Pequeños y medianos restaurantes (70%).</text:p>
          </text:list-item>
          <text:list-item>
            <text:p text:style-name="P111">Cadenas gastronómicas regionales (30%).</text:p>
          </text:list-item>
        </text:list>
        <text:p text:style-name="P4"><text:span text:style-name="Strong_20_Emphasis"><text:span text:style-name="T3">Valor Único:</text:span></text:span></text:p>
        <text:list text:style-name="L69">
          <text:list-item>
            <text:p text:style-name="P236"><text:span text:style-name="Strong_20_Emphasis"><text:span text:style-name="T3">Automatización Inteligente:</text:span></text:span><text:span text:style-name="T3"> 6 agentes IA interconectados que optimizan operaciones, marketing y experiencia del cliente.</text:span></text:p>
          </text:list-item>
          <text:list-item>
            <text:p text:style-name="P236"><text:span text:style-name="Strong_20_Emphasis"><text:span text:style-name="T3">Control Flexible:</text:span></text:span><text:span text:style-name="T3"> Aprobación humana en acciones sensibles + supervisores especializados para evitar errores.</text:span></text:p>
          </text:list-item>
        </text:list>
        <text:p text:style-name="P8"/>
        <text:h text:style-name="P1" text:outline-level="3"><text:span text:style-name="Strong_20_Emphasis"><text:span text:style-name="T2">Arquitectura Técnica</text:span></text:span></text:h>
        <text:h text:style-name="P2" text:outline-level="4"><text:span text:style-name="Strong_20_Emphasis"><text:span text:style-name="T4">1. Agentes Especializados</text:span></text:spa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0"><text:span text:style-name="Strong_20_Emphasis"><text:span text:style-name="T12">Agente</text:span></text:span></text:p>
              </table:table-cell>
              <table:table-cell table:style-name="Table4.A1" office:value-type="string">
                <text:p text:style-name="P30"><text:span text:style-name="Strong_20_Emphasis"><text:span text:style-name="T12">Función</text:span></text:span></text:p>
              </table:table-cell>
              <table:table-cell table:style-name="Table4.A1" office:value-type="string">
                <text:p text:style-name="P30"><text:span text:style-name="Strong_20_Emphasis"><text:span text:style-name="T12">Tecnología Clave</text:span></text:span></text:p>
              </table:table-cell>
            </table:table-row>
          </table:table-header-rows>
          <table:table-row>
            <table:table-cell table:style-name="Table4.A2" office:value-type="string">
              <text:p text:style-name="P29"><text:span text:style-name="Strong_20_Emphasis"><text:span text:style-name="T11">MenuBot</text:span></text:span></text:p>
            </table:table-cell>
            <table:table-cell table:style-name="Table4.A2" office:value-type="string">
              <text:p text:style-name="P9">Sugiere platos y precios basados en demanda/clima</text:p>
            </table:table-cell>
            <table:table-cell table:style-name="Table4.A2" office:value-type="string">
              <text:p text:style-name="P9">APIs de clima, Prophet (ML)<text:soft-page-break/></text:p>
            </table:table-cell>
          </table:table-row>
          <table:table-row>
            <table:table-cell table:style-name="Table4.A2" office:value-type="string">
              <text:p text:style-name="P29"><text:span text:style-name="Strong_20_Emphasis"><text:span text:style-name="T11">WasteAlert</text:span></text:span></text:p>
            </table:table-cell>
            <table:table-cell table:style-name="Table4.A2" office:value-type="string">
              <text:p text:style-name="P9">Reduce desperdicios con alertas de caducidad</text:p>
            </table:table-cell>
            <table:table-cell table:style-name="Table4.A2" office:value-type="string">
              <text:p text:style-name="P9">Visión artificial, IoT (lectores QR)</text:p>
            </table:table-cell>
          </table:table-row>
          <table:table-row>
            <table:table-cell table:style-name="Table4.A2" office:value-type="string">
              <text:p text:style-name="P29"><text:span text:style-name="Strong_20_Emphasis"><text:span text:style-name="T11">SocialGen+</text:span></text:span></text:p>
            </table:table-cell>
            <table:table-cell table:style-name="Table4.A2" office:value-type="string">
              <text:p text:style-name="P9">Genera posts y promos con aprobación</text:p>
            </table:table-cell>
            <table:table-cell table:style-name="Table4.A2" office:value-type="string">
              <text:p text:style-name="P9">GPT-4, DALL-E, Canva API</text:p>
            </table:table-cell>
          </table:table-row>
          <table:table-row>
            <table:table-cell table:style-name="Table4.A2" office:value-type="string">
              <text:p text:style-name="P29"><text:span text:style-name="Strong_20_Emphasis"><text:span text:style-name="T11">BookSmart</text:span></text:span></text:p>
            </table:table-cell>
            <table:table-cell table:style-name="Table4.A2" office:value-type="string">
              <text:p text:style-name="P9">Precios dinámicos en reservas</text:p>
            </table:table-cell>
            <table:table-cell table:style-name="Table4.A2" office:value-type="string">
              <text:p text:style-name="P9">Algoritmos de revenue management</text:p>
            </table:table-cell>
          </table:table-row>
          <table:table-row>
            <table:table-cell table:style-name="Table4.A2" office:value-type="string">
              <text:p text:style-name="P29"><text:span text:style-name="Strong_20_Emphasis"><text:span text:style-name="T11">StaffFlow</text:span></text:span></text:p>
            </table:table-cell>
            <table:table-cell table:style-name="Table4.A2" office:value-type="string">
              <text:p text:style-name="P9">Optimiza turnos y capacitación</text:p>
            </table:table-cell>
            <table:table-cell table:style-name="Table4.A2" office:value-type="string">
              <text:p text:style-name="P9">Análisis predictivo (Python)</text:p>
            </table:table-cell>
          </table:table-row>
          <table:table-row>
            <table:table-cell table:style-name="Table4.A2" office:value-type="string">
              <text:p text:style-name="P29"><text:span text:style-name="Strong_20_Emphasis"><text:span text:style-name="T11">GuestMind</text:span></text:span></text:p>
            </table:table-cell>
            <table:table-cell table:style-name="Table4.A2" office:value-type="string">
              <text:p text:style-name="P9">Fideliza clientes con ofertas personalizadas</text:p>
            </table:table-cell>
            <table:table-cell table:style-name="Table4.A2" office:value-type="string">
              <text:p text:style-name="P10">RFID, análisis de historial (SQL)</text:p>
            </table:table-cell>
          </table:table-row>
        </table:table>
        <text:h text:style-name="P2" text:outline-level="4"><text:span text:style-name="Strong_20_Emphasis"><text:span text:style-name="T4">2. Capa de Supervisión</text:span></text:span></text:h>
        <text:list text:style-name="L70">
          <text:list-item>
            <text:p text:style-name="P237"><text:span text:style-name="Strong_20_Emphasis"><text:span text:style-name="T3">GuestGuardian:</text:span></text:span><text:span text:style-name="T3"> Controla </text:span><text:span text:style-name="Emphasis"><text:span text:style-name="T3">BookSmart, SocialGen+, GuestMind</text:span></text:span><text:span text:style-name="T3"> (área cliente).</text:span></text:p>
          </text:list-item>
          <text:list-item>
            <text:p text:style-name="P237"><text:span text:style-name="Strong_20_Emphasis"><text:span text:style-name="T3">BackGuardian:</text:span></text:span><text:span text:style-name="T3"> Gestiona </text:span><text:span text:style-name="Emphasis"><text:span text:style-name="T3">MenuBot, WasteAlert, StaffFlow</text:span></text:span><text:span text:style-name="T3"> (operaciones internas).</text:span></text:p>
          </text:list-item>
          <text:list-item>
            <text:p text:style-name="P238"><text:span text:style-name="Strong_20_Emphasis"><text:span text:style-name="T3">Funciones de los Supervisores:</text:span></text:span></text:p>
            <text:list>
              <text:list-item>
                <text:p text:style-name="P112">Validar acciones críticas (ej: descuentos &gt;40%).</text:p>
              </text:list-item>
              <text:list-item>
                <text:p text:style-name="P112">Detectar conflictos entre agentes (ej: promoción sin stock).</text:p>
              </text:list-item>
              <text:list-item>
                <text:p text:style-name="P112">Aprender preferencias del usuario (ej: horarios de aprobación).</text:p>
              </text:list-item>
            </text:list>
          </text:list-item>
        </text:list>
        <text:p text:style-name="P8"/>
        <text:h text:style-name="P1" text:outline-level="3"><text:span text:style-name="Strong_20_Emphasis"><text:span text:style-name="T2">Flujos Clave de Trabajo</text:span></text:span></text:h>
        <text:h text:style-name="P2" text:outline-level="4"><text:span text:style-name="Strong_20_Emphasis"><text:span text:style-name="T4">Ejemplo 1: Lanzamiento de Promoción</text:span></text:span></text:h>
        <text:list text:style-name="L71">
          <text:list-item>
            <text:p text:style-name="P239"><text:span text:style-name="Strong_20_Emphasis"><text:span text:style-name="T3">SocialGen+</text:span></text:span><text:span text:style-name="T3"> detecta exceso de gambas → Sugiere promo del 30%.</text:span></text:p>
          </text:list-item>
          <text:list-item>
            <text:p text:style-name="P239"><text:span text:style-name="Strong_20_Emphasis"><text:span text:style-name="T3">BackGuardian</text:span></text:span><text:span text:style-name="T3"> verifica stock real → </text:span><text:span text:style-name="Strong_20_Emphasis"><text:span text:style-name="T3">GuestGuardian</text:span></text:span><text:span text:style-name="T3"> analiza impacto en clientes.</text:span></text:p>
          </text:list-item>
          <text:list-item>
            <text:p text:style-name="P239"><text:span text:style-name="T3">Notificación al usuario: </text:span><text:span text:style-name="Emphasis"><text:span text:style-name="T3">"¿Aprobar promo de gambas? Stock: 20kg. Clientes objetivo: 50"</text:span></text:span><text:span text:style-name="T3">.</text:span></text:p>
          </text:list-item>
          <text:list-item>
            <text:p text:style-name="P113">Si se aprueba → Publicación automática en redes + actualización de POS.</text:p>
          </text:list-item>
        </text:list>
        <text:h text:style-name="P2" text:outline-level="4"><text:span text:style-name="Strong_20_Emphasis"><text:span text:style-name="T4">Ejemplo 2: Gestión de Personal en Horas Pico</text:span></text:span></text:h>
        <text:list text:style-name="L72">
          <text:list-item>
            <text:p text:style-name="P240"><text:span text:style-name="Strong_20_Emphasis"><text:span text:style-name="T3">BookSmart</text:span></text:span><text:span text:style-name="T3"> prevé 80 reservas para el sábado → Alerta a </text:span><text:span text:style-name="Strong_20_Emphasis"><text:span text:style-name="T3">StaffFlow</text:span></text:span><text:span text:style-name="T3">.</text:span></text:p>
          </text:list-item>
          <text:list-item>
            <text:p text:style-name="P240"><text:span text:style-name="Strong_20_Emphasis"><text:span text:style-name="T3">StaffFlow</text:span></text:span><text:span text:style-name="T3"> sugiere 3 camareros extra → </text:span><text:span text:style-name="Strong_20_Emphasis"><text:span text:style-name="T3">BackGuardian</text:span></text:span><text:span text:style-name="T3"> verifica costos laborales.</text:span></text:p>
          </text:list-item>
          <text:list-item>
            <text:p text:style-name="P240"><text:soft-page-break/><text:span text:style-name="T3">Notificación al usuario: </text:span><text:span text:style-name="Emphasis"><text:span text:style-name="T3">"Añadir 3 empleados (costo: €240) o activar barra rápida (ahorro: €120)?"</text:span></text:span><text:span text:style-name="T3">.</text:span></text:p>
          </text:list-item>
        </text:list>
        <text:p text:style-name="P8"/>
        <text:h text:style-name="P1" text:outline-level="3"><text:span text:style-name="Strong_20_Emphasis"><text:span text:style-name="T2">Modelo de Monetización</text:span></text:span></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30"><text:span text:style-name="Strong_20_Emphasis"><text:span text:style-name="T12">Plan</text:span></text:span></text:p>
              </table:table-cell>
              <table:table-cell table:style-name="Table5.A1" office:value-type="string">
                <text:p text:style-name="P30"><text:span text:style-name="Strong_20_Emphasis"><text:span text:style-name="T12">Precio</text:span></text:span></text:p>
              </table:table-cell>
              <table:table-cell table:style-name="Table5.A1" office:value-type="string">
                <text:p text:style-name="P30"><text:span text:style-name="Strong_20_Emphasis"><text:span text:style-name="T12">Beneficios</text:span></text:span></text:p>
              </table:table-cell>
              <table:table-cell table:style-name="Table5.A1" office:value-type="string">
                <text:p text:style-name="P30"><text:span text:style-name="Strong_20_Emphasis"><text:span text:style-name="T12">Clientes Ideales</text:span></text:span></text:p>
              </table:table-cell>
            </table:table-row>
          </table:table-header-rows>
          <table:table-row>
            <table:table-cell table:style-name="Table5.A2" office:value-type="string">
              <text:p text:style-name="P29"><text:span text:style-name="Strong_20_Emphasis"><text:span text:style-name="T11">Básico</text:span></text:span></text:p>
            </table:table-cell>
            <table:table-cell table:style-name="Table5.A2" office:value-type="string">
              <text:p text:style-name="P11">€<text:span text:style-name="T8">0/mes</text:span></text:p>
            </table:table-cell>
            <table:table-cell table:style-name="Table5.A2" office:value-type="string">
              <text:p text:style-name="P9">2 agentes + alertas simples</text:p>
            </table:table-cell>
            <table:table-cell table:style-name="Table5.A2" office:value-type="string">
              <text:p text:style-name="P9">Food trucks, cafeterías</text:p>
            </table:table-cell>
          </table:table-row>
          <table:table-row>
            <table:table-cell table:style-name="Table5.A2" office:value-type="string">
              <text:p text:style-name="P29"><text:span text:style-name="Strong_20_Emphasis"><text:span text:style-name="T11">Premium</text:span></text:span></text:p>
            </table:table-cell>
            <table:table-cell table:style-name="Table5.A2" office:value-type="string">
              <text:p text:style-name="P11">€<text:span text:style-name="T8">69/mes</text:span></text:p>
            </table:table-cell>
            <table:table-cell table:style-name="Table5.A2" office:value-type="string">
              <text:p text:style-name="P9">4 agentes + 50 posts/mes</text:p>
            </table:table-cell>
            <table:table-cell table:style-name="Table5.A2" office:value-type="string">
              <text:p text:style-name="P9">Restaurantes medianos</text:p>
            </table:table-cell>
          </table:table-row>
          <table:table-row>
            <table:table-cell table:style-name="Table5.A2" office:value-type="string">
              <text:p text:style-name="P29"><text:span text:style-name="Strong_20_Emphasis"><text:span text:style-name="T11">Empresa</text:span></text:span></text:p>
            </table:table-cell>
            <table:table-cell table:style-name="Table5.A2" office:value-type="string">
              <text:p text:style-name="P11">€<text:span text:style-name="T8">249/mes</text:span></text:p>
            </table:table-cell>
            <table:table-cell table:style-name="Table5.A2" office:value-type="string">
              <text:p text:style-name="P9">Todos los agentes + 10 tarjetas RFID</text:p>
            </table:table-cell>
            <table:table-cell table:style-name="Table5.A2" office:value-type="string">
              <text:p text:style-name="P9">Cadenas locales</text:p>
            </table:table-cell>
          </table:table-row>
          <table:table-row>
            <table:table-cell table:style-name="Table5.A2" office:value-type="string">
              <text:p text:style-name="P29"><text:span text:style-name="Strong_20_Emphasis"><text:span text:style-name="T11">Ultimate</text:span></text:span></text:p>
            </table:table-cell>
            <table:table-cell table:style-name="Table5.A2" office:value-type="string">
              <text:p text:style-name="P11">€<text:span text:style-name="T8">399/mes</text:span></text:p>
            </table:table-cell>
            <table:table-cell table:style-name="Table5.A2" office:value-type="string">
              <text:p text:style-name="P9">Personalización total + API privada</text:p>
            </table:table-cell>
            <table:table-cell table:style-name="Table5.A2" office:value-type="string">
              <text:p text:style-name="P10">Franquicias nacionales</text:p>
            </table:table-cell>
          </table:table-row>
        </table:table>
        <text:p text:style-name="P4"><text:span text:style-name="Strong_20_Emphasis"><text:span text:style-name="T3">Add-ons Populares:</text:span></text:span></text:p>
        <text:list text:style-name="L73">
          <text:list-item>
            <text:p text:style-name="P241"><text:span text:style-name="Strong_20_Emphasis"><text:span text:style-name="T3">Módulo Anti-Desperdicio Pro:</text:span></text:span><text:span text:style-name="T3"> €99/mes (análisis avanzado de inventario).</text:span></text:p>
          </text:list-item>
          <text:list-item>
            <text:p text:style-name="P241"><text:span text:style-name="Strong_20_Emphasis"><text:span text:style-name="T3">Tarjetas RFID GuestMind:</text:span></text:span><text:span text:style-name="T3"> €1.50/unidad (mínimo 50).</text:span></text:p>
          </text:list-item>
        </text:list>
        <text:p text:style-name="P8"/>
        <text:h text:style-name="P1" text:outline-level="3"><text:span text:style-name="Strong_20_Emphasis"><text:span text:style-name="T2">Tecnología y Desarrollo</text:span></text:span></text:h>
        <text:list text:style-name="L74">
          <text:list-item>
            <text:p text:style-name="P242"><text:span text:style-name="Strong_20_Emphasis"><text:span text:style-name="T3">Backend:</text:span></text:span></text:p>
            <text:list>
              <text:list-item>
                <text:p text:style-name="P114">n8n (automatización de flujos).</text:p>
              </text:list-item>
              <text:list-item>
                <text:p text:style-name="P114">Firebase (BD en tiempo real).</text:p>
              </text:list-item>
              <text:list-item>
                <text:p text:style-name="P114">AWS Lambda (procesamiento de IA).</text:p>
              </text:list-item>
            </text:list>
          </text:list-item>
          <text:list-item>
            <text:p text:style-name="P242"><text:span text:style-name="Strong_20_Emphasis"><text:span text:style-name="T3">Hardware:</text:span></text:span></text:p>
            <text:list>
              <text:list-item>
                <text:p text:style-name="P114">Sensores Xiaomi (€15/unidad) para monitoreo de energía.</text:p>
              </text:list-item>
              <text:list-item>
                <text:p text:style-name="P114">Tablets con lector QR (€200/unidad) para inventario.</text:p>
              </text:list-item>
            </text:list>
          </text:list-item>
          <text:list-item>
            <text:p text:style-name="P242"><text:span text:style-name="Strong_20_Emphasis"><text:span text:style-name="T3">Integraciones:</text:span></text:span></text:p>
            <text:list>
              <text:list-item>
                <text:p text:style-name="P114">POS: Square, TouchBistro.</text:p>
              </text:list-item>
              <text:list-item>
                <text:p text:style-name="P114">Redes Sociales: Instagram, TikTok API.</text:p>
              </text:list-item>
            </text:list>
          </text:list-item>
        </text:list>
        <text:p text:style-name="P8"/>
        <text:h text:style-name="P1" text:outline-level="3"><text:soft-page-break/><text:span text:style-name="Strong_20_Emphasis"><text:span text:style-name="T2">Hoja de Ruta (Next Steps)</text:span></text:span></text:h>
        <text:h text:style-name="P2" text:outline-level="4"><text:span text:style-name="Strong_20_Emphasis"><text:span text:style-name="T4">Fase 1: MVP (3 meses)</text:span></text:span></text:h>
        <text:list text:style-name="L75">
          <text:list-item>
            <text:p text:style-name="P243"><text:span text:style-name="Strong_20_Emphasis"><text:span text:style-name="T3">Objetivo:</text:span></text:span><text:span text:style-name="T3"> Validar funcionalidad core (MenuBot + SocialGen+ + aprobaciones).</text:span></text:p>
          </text:list-item>
          <text:list-item>
            <text:p text:style-name="P244"><text:span text:style-name="Strong_20_Emphasis"><text:span text:style-name="T3">Acciones:</text:span></text:span></text:p>
            <text:list>
              <text:list-item>
                <text:p text:style-name="P115">Testeo en 20 restaurantes en Madrid/Barcelona.</text:p>
              </text:list-item>
              <text:list-item>
                <text:p text:style-name="P115">Desarrollo de GuestGuardian (solo para promociones).</text:p>
              </text:list-item>
            </text:list>
          </text:list-item>
        </text:list>
        <text:h text:style-name="P2" text:outline-level="4"><text:span text:style-name="Strong_20_Emphasis"><text:span text:style-name="T4">Fase 2: Escalado (6-12 meses)</text:span></text:span></text:h>
        <text:list text:style-name="L76">
          <text:list-item>
            <text:p text:style-name="P245"><text:span text:style-name="Strong_20_Emphasis"><text:span text:style-name="T3">Objetivo:</text:span></text:span><text:span text:style-name="T3"> Captar 500 clientes en España/Portugal.</text:span></text:p>
          </text:list-item>
          <text:list-item>
            <text:p text:style-name="P246"><text:span text:style-name="Strong_20_Emphasis"><text:span text:style-name="T3">Acciones:</text:span></text:span></text:p>
            <text:list>
              <text:list-item>
                <text:p text:style-name="P116">Lanzar BackGuardian con StaffFlow y WasteAlert.</text:p>
              </text:list-item>
              <text:list-item>
                <text:p text:style-name="P116">Alianzas con proveedores de POS (SumUp, TPV Red).</text:p>
              </text:list-item>
            </text:list>
          </text:list-item>
        </text:list>
        <text:h text:style-name="P2" text:outline-level="4"><text:span text:style-name="Strong_20_Emphasis"><text:span text:style-name="T4">Fase 3: Expansión (18+ meses)</text:span></text:span></text:h>
        <text:list text:style-name="L77">
          <text:list-item>
            <text:p text:style-name="P247"><text:span text:style-name="Strong_20_Emphasis"><text:span text:style-name="T3">Objetivo:</text:span></text:span><text:span text:style-name="T3"> Entrar en mercados latinoamericanos (México, Colombia).</text:span></text:p>
          </text:list-item>
          <text:list-item>
            <text:p text:style-name="P248"><text:span text:style-name="Strong_20_Emphasis"><text:span text:style-name="T3">Acciones:</text:span></text:span></text:p>
            <text:list>
              <text:list-item>
                <text:p text:style-name="P117">Adaptación a normativas locales (ej: facturación electrónica).</text:p>
              </text:list-item>
              <text:list-item>
                <text:p text:style-name="P117">Soporte multilingüe (español, portugués, inglés).</text:p>
              </text:list-item>
            </text:list>
          </text:list-item>
        </text:list>
        <text:p text:style-name="P8"/>
        <text:h text:style-name="P1" text:outline-level="3"><text:span text:style-name="Strong_20_Emphasis"><text:span text:style-name="T2">Riesgos y Mitigación</text:span></text:span></text:h>
        <table:table table:name="Table6" table:style-name="Table6">
          <table:table-column table:style-name="Table6.A"/>
          <table:table-column table:style-name="Table6.B"/>
          <table:table-header-rows>
            <table:table-row>
              <table:table-cell table:style-name="Table6.A1" office:value-type="string">
                <text:p text:style-name="P30"><text:span text:style-name="Strong_20_Emphasis"><text:span text:style-name="T12">Riesgo</text:span></text:span></text:p>
              </table:table-cell>
              <table:table-cell table:style-name="Table6.A1" office:value-type="string">
                <text:p text:style-name="P30"><text:span text:style-name="Strong_20_Emphasis"><text:span text:style-name="T12">Mitigación</text:span></text:span></text:p>
              </table:table-cell>
            </table:table-row>
          </table:table-header-rows>
          <table:table-row>
            <table:table-cell table:style-name="Table6.A2" office:value-type="string">
              <text:p text:style-name="P9">Rechazo por complejidad</text:p>
            </table:table-cell>
            <table:table-cell table:style-name="Table6.A2" office:value-type="string">
              <text:p text:style-name="P9">Interfaz conversacional + tutoriales en video</text:p>
            </table:table-cell>
          </table:table-row>
          <table:table-row>
            <table:table-cell table:style-name="Table6.A2" office:value-type="string">
              <text:p text:style-name="P9">Fallos en supervisores</text:p>
            </table:table-cell>
            <table:table-cell table:style-name="Table6.A2" office:value-type="string">
              <text:p text:style-name="P9">Modo "emergencia" con reglas básicas autónomas</text:p>
            </table:table-cell>
          </table:table-row>
          <table:table-row>
            <table:table-cell table:style-name="Table6.A2" office:value-type="string">
              <text:p text:style-name="P9">Competencia de grandes players</text:p>
            </table:table-cell>
            <table:table-cell table:style-name="Table6.A2" office:value-type="string">
              <text:p text:style-name="P10">Enfoque en nicho (hostelería) + precios agresivos</text:p>
            </table:table-cell>
          </table:table-row>
        </table:table>
        <text:p text:style-name="P8"/>
        <text:h text:style-name="P1" text:outline-level="3"><text:span text:style-name="Strong_20_Emphasis"><text:span text:style-name="T2">Conclusión</text:span></text:span></text:h>
        <text:p text:style-name="P4"><text:span text:style-name="T3">GastroFlow no es solo un software, sino un </text:span><text:span text:style-name="Strong_20_Emphasis"><text:span text:style-name="T3">socio estratégico digital</text:span></text:span><text:span text:style-name="T3"> que:</text:span></text:p>
        <text:list text:style-name="L78">
          <text:list-item>
            <text:p text:style-name="P249"><text:soft-page-break/><text:span text:style-name="Strong_20_Emphasis"><text:span text:style-name="T3">Automatiza lo repetitivo</text:span></text:span><text:span text:style-name="T3"> (menús, promos, turnos).</text:span></text:p>
          </text:list-item>
          <text:list-item>
            <text:p text:style-name="P249"><text:span text:style-name="Strong_20_Emphasis"><text:span text:style-name="T3">Potencia la creatividad humana</text:span></text:span><text:span text:style-name="T3"> (aprobaciones editables, branding flexible).</text:span></text:p>
          </text:list-item>
          <text:list-item>
            <text:p text:style-name="P249"><text:span text:style-name="Strong_20_Emphasis"><text:span text:style-name="T3">Genera ingresos recurrentes</text:span></text:span><text:span text:style-name="T3"> mediante un modelo SaaS escalable.</text:span></text:p>
          </text:list-item>
        </text:list>
        <text:p text:style-name="P4"><text:span text:style-name="Strong_20_Emphasis"><text:span text:style-name="T3">Próximos pasos sugeridos:</text:span></text:span></text:p>
        <text:list text:style-name="L79">
          <text:list-item>
            <text:p text:style-name="P118">Priorizar desarrollo de GuestGuardian en MVP.</text:p>
          </text:list-item>
          <text:list-item>
            <text:p text:style-name="P118">Crear un kit de onboarding físico (sensores + guía visual).</text:p>
          </text:list-item>
          <text:list-item>
            <text:p text:style-name="P118">Buscar inversión pre-seed para acelerar integraciones POS.</text:p>
          </text:list-item>
        </text:list>
        <text:p text:style-name="P20">¿Necesitas ajustar algún componente o profundizar en un área específica? 🚀</text:p>
        <text:p text:style-name="P18">No, genera un reporte y guia altamente comoleto de desarrollo para la fase 1</text:p>
        <text:p text:style-name="P23">Thought for 20 seconds</text:p>
        <text:p text:style-name="P15">Okay, the user wants a detailed development report and guide for Phase 1 of GastroFlow. Let me start by recalling what Phase 1 entails based on our previous conversation. The MVP focuses on validating core functionalities: MenuBot, SocialGen+, and the approval system with GuestGuardian.</text:p>
        <text:p text:style-name="P15">First, I need to outline the objectives clearly. The main goal is to test the core features in real-world settings, specifically in 20 restaurants in Madrid and Barcelona. I should break down the timeline into weeks, assigning specific tasks each week. Weeks 1-2 for setup, weeks 3-4 for agent development, and so on.</text:p>
        <text:p text:style-name="P15">Next, I need to detail each agent's development. For MenuBot, integrating POS systems and weather APIs is crucial. SocialGen+ requires content generation tools like GPT-4 and an approval workflow. GuestGuardian needs to handle conflicts and user notifications. The approval system should be built using n8n's nodes, ensuring it's user-friendly.</text:p>
        <text:p text:style-name="P15">Technical requirements include selecting the right backend and frontend technologies. Using n8n makes sense for workflow automation, and React for the dashboard. Firebase is a good choice for real-time data. Hardware-wise, cost-effective sensors and tablets are necessary for inventory and energy monitoring.</text:p>
        <text:p text:style-name="P15">Testing is vital. I'll need unit tests for each agent, integration tests to ensure they work together, and user acceptance testing with real restaurants. Feedback loops will help iterate improvements.</text:p>
        <text:p text:style-name="P15">Onboarding is another key component. Providing a setup guide, video tutorials, and a support channel will help users adopt the system smoothly. Metrics like user engagement and error rates will measure success.</text:p>
        <text:p text:style-name="P15">Risks like API integration delays or user resistance should be addressed with mitigation strategies, such as having backup providers and simplified interfaces. The budget needs to account for development, testing, hardware, and personnel.</text:p>
        <text:p text:style-name="P15"><text:soft-page-break/>Finally, the deliverable is an MVP with core agents, a dashboard, and basic reports. Post-launch, collecting feedback and planning Phase 2 based on results is essential. Including mockups and code examples can make the guide more practical.</text:p>
        <text:p text:style-name="P3"><text:span text:style-name="Strong_20_Emphasis"><text:span text:style-name="T6">🌟 </text:span></text:span><text:span text:style-name="Strong_20_Emphasis"><text:span text:style-name="T3">Reporte y Guía de Desarrollo: Fase 1 (MVP de GastroFlow) 🌟</text:span></text:span><text:span text:style-name="T3"><text:line-break/></text:span><text:span text:style-name="Emphasis"><text:span text:style-name="T3">"Validación del núcleo de automatización con control humano"</text:span></text:span></text:p>
        <text:p text:style-name="P7"/>
        <text:h text:style-name="P1" text:outline-level="3"><text:span text:style-name="Strong_20_Emphasis"><text:span text:style-name="T2">1. Objetivos Clave de la Fase 1</text:span></text:span></text:h>
        <text:list text:style-name="L80">
          <text:list-item>
            <text:p text:style-name="P250"><text:span text:style-name="Strong_20_Emphasis"><text:span text:style-name="T3">Validar:</text:span></text:span></text:p>
            <text:list>
              <text:list-item>
                <text:p text:style-name="P251"><text:span text:style-name="T3">Funcionamiento integrado de </text:span><text:span text:style-name="Strong_20_Emphasis"><text:span text:style-name="T3">MenuBot + SocialGen+ + Aprobaciones</text:span></text:span><text:span text:style-name="T3">.</text:span></text:p>
              </text:list-item>
              <text:list-item>
                <text:p text:style-name="P119">Usabilidad de la interfaz para usuarios no técnicos.</text:p>
              </text:list-item>
            </text:list>
          </text:list-item>
          <text:list-item>
            <text:p text:style-name="P250"><text:span text:style-name="Strong_20_Emphasis"><text:span text:style-name="T3">Métricas de Éxito:</text:span></text:span></text:p>
            <text:list>
              <text:list-item>
                <text:p text:style-name="P119">80% de restaurantes de prueba renuevan después de 3 meses.</text:p>
              </text:list-item>
              <text:list-item>
                <text:p text:style-name="P119">30% de reducción de desperdicios en 60 días (según datos de WasteAlert).</text:p>
              </text:list-item>
              <text:list-item>
                <text:p text:style-name="P119">15% de aumento en engagement en redes sociales (SocialGen+).</text:p>
              </text:list-item>
            </text:list>
          </text:list-item>
        </text:list>
        <text:p text:style-name="P7"/>
        <text:h text:style-name="P1" text:outline-level="3"><text:span text:style-name="Strong_20_Emphasis"><text:span text:style-name="T2">2. Cronograma Detallado (12 semanas)</text:span></text:span></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0"><text:span text:style-name="Strong_20_Emphasis"><text:span text:style-name="T12">Semana</text:span></text:span></text:p>
              </table:table-cell>
              <table:table-cell table:style-name="Table7.A1" office:value-type="string">
                <text:p text:style-name="P30"><text:span text:style-name="Strong_20_Emphasis"><text:span text:style-name="T12">Actividad</text:span></text:span></text:p>
              </table:table-cell>
              <table:table-cell table:style-name="Table7.A1" office:value-type="string">
                <text:p text:style-name="P30"><text:span text:style-name="Strong_20_Emphasis"><text:span text:style-name="T12">Entregables</text:span></text:span></text:p>
              </table:table-cell>
            </table:table-row>
          </table:table-header-rows>
          <table:table-row>
            <table:table-cell table:style-name="Table7.A2" office:value-type="string">
              <text:p text:style-name="P29"><text:span text:style-name="Strong_20_Emphasis"><text:span text:style-name="T11">1-2</text:span></text:span></text:p>
            </table:table-cell>
            <table:table-cell table:style-name="Table7.A2" office:value-type="string">
              <text:p text:style-name="P9">Setup técnico y selección de restaurantes test</text:p>
            </table:table-cell>
            <table:table-cell table:style-name="Table7.A2" office:value-type="string">
              <text:p text:style-name="P9">- 20 restaurantes reclutados (10 Madrid, 10 Barcelona).<text:line-break/>- Entorno AWS/n8n configurado.</text:p>
            </table:table-cell>
          </table:table-row>
          <table:table-row>
            <table:table-cell table:style-name="Table7.A2" office:value-type="string">
              <text:p text:style-name="P29"><text:span text:style-name="Strong_20_Emphasis"><text:span text:style-name="T11">3-4</text:span></text:span></text:p>
            </table:table-cell>
            <table:table-cell table:style-name="Table7.A2" office:value-type="string">
              <text:p text:style-name="P29"><text:span text:style-name="T11">Desarrollo de </text:span><text:span text:style-name="Strong_20_Emphasis"><text:span text:style-name="T11">MenuBot</text:span></text:span><text:span text:style-name="T11"> (core)</text:span></text:p>
            </table:table-cell>
            <table:table-cell table:style-name="Table7.A2" office:value-type="string">
              <text:p text:style-name="P9">- Integración con 3 POS (Square, TouchBistro, TPV Red).<text:line-break/>- Conexión a APIs de clima (OpenWeather).</text:p>
            </table:table-cell>
          </table:table-row>
          <table:table-row>
            <table:table-cell table:style-name="Table7.A2" office:value-type="string">
              <text:p text:style-name="P29"><text:span text:style-name="Strong_20_Emphasis"><text:span text:style-name="T11">5-6</text:span></text:span></text:p>
            </table:table-cell>
            <table:table-cell table:style-name="Table7.A2" office:value-type="string">
              <text:p text:style-name="P29"><text:span text:style-name="T11">Desarrollo de </text:span><text:span text:style-name="Strong_20_Emphasis"><text:span text:style-name="T11">SocialGen+</text:span></text:span><text:span text:style-name="T11"> (v1)</text:span></text:p>
            </table:table-cell>
            <table:table-cell table:style-name="Table7.A2" office:value-type="string">
              <text:p text:style-name="P9">- Generador de posts con plantillas Canva.<text:line-break/>- Sistema de aprobación en 1 clic.</text:p>
            </table:table-cell>
          </table:table-row>
          <table:table-row>
            <table:table-cell table:style-name="Table7.A2" office:value-type="string">
              <text:p text:style-name="P29"><text:span text:style-name="Strong_20_Emphasis"><text:span text:style-name="T11">7-8</text:span></text:span></text:p>
            </table:table-cell>
            <table:table-cell table:style-name="Table7.A2" office:value-type="string">
              <text:p text:style-name="P29"><text:span text:style-name="T11">Implementación de </text:span><text:span text:style-name="Strong_20_Emphasis"><text:span text:style-name="T11">GuestGuardian</text:span></text:span><text:span text:style-name="T11"> (solo promos)</text:span></text:p>
            </table:table-cell>
            <table:table-cell table:style-name="Table7.A2" office:value-type="string">
              <text:p text:style-name="P9">- Lógica de conflictos básica (ej: promos sin stock).<text:line-break/>- Notificaciones unificadas en app móvil.</text:p>
            </table:table-cell>
          </table:table-row>
          <table:table-row>
            <table:table-cell table:style-name="Table7.A2" office:value-type="string">
              <text:p text:style-name="P29"><text:span text:style-name="Strong_20_Emphasis"><text:span text:style-name="T11">9</text:span></text:span></text:p>
            </table:table-cell>
            <table:table-cell table:style-name="Table7.A2" office:value-type="string">
              <text:p text:style-name="P29"><text:span text:style-name="T11">Creación del </text:span><text:span text:style-name="Strong_20_Emphasis"><text:span text:style-name="T11">kit de hardware MVP</text:span></text:span></text:p>
            </table:table-cell>
            <table:table-cell table:style-name="Table7.A2" office:value-type="string">
              <text:p text:style-name="P9">- 20 tablets con lector QR (€200 c/u).<text:line-break/><text:soft-page-break/>- 100 sensores Xiaomi (€15 c/u).</text:p>
            </table:table-cell>
          </table:table-row>
          <table:table-row>
            <table:table-cell table:style-name="Table7.A2" office:value-type="string">
              <text:p text:style-name="P29"><text:span text:style-name="Strong_20_Emphasis"><text:span text:style-name="T11">10</text:span></text:span></text:p>
            </table:table-cell>
            <table:table-cell table:style-name="Table7.A2" office:value-type="string">
              <text:p text:style-name="P9">Pruebas internas (alpha)</text:p>
            </table:table-cell>
            <table:table-cell table:style-name="Table7.A2" office:value-type="string">
              <text:p text:style-name="P9">- 5 restaurantes internos usando el sistema.<text:line-break/>- Reporte de bugs priorizado.</text:p>
            </table:table-cell>
          </table:table-row>
          <table:table-row>
            <table:table-cell table:style-name="Table7.A2" office:value-type="string">
              <text:p text:style-name="P29"><text:span text:style-name="Strong_20_Emphasis"><text:span text:style-name="T11">11-12</text:span></text:span></text:p>
            </table:table-cell>
            <table:table-cell table:style-name="Table7.A2" office:value-type="string">
              <text:p text:style-name="P9">Pruebas externas (beta) + ajustes</text:p>
            </table:table-cell>
            <table:table-cell table:style-name="Table7.A2" office:value-type="string">
              <text:p text:style-name="P10">- MVP estable en 20 restaurantes.<text:line-break/>- Documentación de usuario v1.</text:p>
            </table:table-cell>
          </table:table-row>
        </table:table>
        <text:p text:style-name="P7"/>
        <text:h text:style-name="P1" text:outline-level="3"><text:span text:style-name="Strong_20_Emphasis"><text:span text:style-name="T2">3. Desarrollo Técnico Detallado</text:span></text:span></text:h>
        <text:h text:style-name="P2" text:outline-level="4"><text:span text:style-name="Strong_20_Emphasis"><text:span text:style-name="T4">Agente 1: MenuBot</text:span></text:span></text:h>
        <text:list text:style-name="L81">
          <text:list-item>
            <text:p text:style-name="P252"><text:span text:style-name="Strong_20_Emphasis"><text:span text:style-name="T3">Funcionalidades MVP:</text:span></text:span></text:p>
            <text:list>
              <text:list-item>
                <text:p text:style-name="P120">Sugerir 3 platos diarios basados en:</text:p>
                <text:list>
                  <text:list-item>
                    <text:p text:style-name="P121">Ventas históricas (últimos 30 días).</text:p>
                  </text:list-item>
                  <text:list-item>
                    <text:p text:style-name="P121">Clima local (ej: sopas si temperatura &lt;10°C).</text:p>
                  </text:list-item>
                </text:list>
              </text:list-item>
              <text:list-item>
                <text:p text:style-name="P121">Alertas simples de ingredientes faltantes (conexión a inventario manual).</text:p>
              </text:list-item>
            </text:list>
          </text:list-item>
          <text:list-item>
            <text:p text:style-name="P252"><text:span text:style-name="Strong_20_Emphasis"><text:span text:style-name="T3">Tecnología:</text:span></text:span></text:p>
            <text:list>
              <text:list-item>
                <text:p text:style-name="P121">Backend: Script Python con Prophet (forecasting).</text:p>
              </text:list-item>
              <text:list-item>
                <text:p text:style-name="P121">Frontend: Widget en dashboard con opción "Aplicar menú" → envía a POS.</text:p>
              </text:list-item>
            </text:list>
          </text:list-item>
        </text:list>
        <text:h text:style-name="P2" text:outline-level="4"><text:span text:style-name="Strong_20_Emphasis"><text:span text:style-name="T4">Agente 2: SocialGen+</text:span></text:span></text:h>
        <text:list text:style-name="L82">
          <text:list-item>
            <text:p text:style-name="P253"><text:span text:style-name="Strong_20_Emphasis"><text:span text:style-name="T3">Funcionalidades MVP:</text:span></text:span></text:p>
            <text:list>
              <text:list-item>
                <text:p text:style-name="P122">Generar 1 post/día con:</text:p>
                <text:list>
                  <text:list-item>
                    <text:p text:style-name="P123">Foto de archivo + texto (ej: "¡Hoy destacamos! [Nombre Plato]").</text:p>
                  </text:list-item>
                  <text:list-item>
                    <text:p text:style-name="P123">Hashtags basados en tendencias locales (ej: #TapasMadrid).</text:p>
                  </text:list-item>
                </text:list>
              </text:list-item>
              <text:list-item>
                <text:p text:style-name="P122">Sistema de aprobación:</text:p>
                <text:list>
                  <text:list-item>
                    <text:p text:style-name="P123">Notificación push → "¿Publicar este post? [Sí/No/Editar]".</text:p>
                  </text:list-item>
                </text:list>
              </text:list-item>
            </text:list>
          </text:list-item>
          <text:list-item>
            <text:p text:style-name="P253"><text:span text:style-name="Strong_20_Emphasis"><text:span text:style-name="T3">Tecnología:</text:span></text:span></text:p>
            <text:list>
              <text:list-item>
                <text:p text:style-name="P123">IA: GPT-3.5-turbo (texto) + DALL-E 2 (imágenes).</text:p>
              </text:list-item>
              <text:list-item>
                <text:p text:style-name="P123">Integración: API de Instagram Basic Display.</text:p>
              </text:list-item>
            </text:list>
          </text:list-item>
        </text:list>
        <text:h text:style-name="P2" text:outline-level="4"><text:soft-page-break/><text:span text:style-name="Strong_20_Emphasis"><text:span text:style-name="T4">GuestGuardian (v1)</text:span></text:span></text:h>
        <text:list text:style-name="L83">
          <text:list-item>
            <text:p text:style-name="P254"><text:span text:style-name="Strong_20_Emphasis"><text:span text:style-name="T3">Alcance:</text:span></text:span></text:p>
            <text:list>
              <text:list-item>
                <text:p text:style-name="P255"><text:span text:style-name="T3">Solo gestiona conflictos entre </text:span><text:span text:style-name="Strong_20_Emphasis"><text:span text:style-name="T3">SocialGen+</text:span></text:span><text:span text:style-name="T3"> y </text:span><text:span text:style-name="Strong_20_Emphasis"><text:span text:style-name="T3">MenuBot</text:span></text:span><text:span text:style-name="T3">.</text:span></text:p>
              </text:list-item>
              <text:list-item>
                <text:p text:style-name="P124">Ejemplo de regla: *"Si SocialGen+ propone promocionar un plato con menos de 5 unidades en inventario → bloquear y notificar"*.</text:p>
              </text:list-item>
            </text:list>
          </text:list-item>
          <text:list-item>
            <text:p text:style-name="P254"><text:span text:style-name="Strong_20_Emphasis"><text:span text:style-name="T3">Interfaz:</text:span></text:span></text:p>
            <text:list>
              <text:list-item>
                <text:p text:style-name="P125">Panel web con:</text:p>
                <text:list>
                  <text:list-item>
                    <text:p text:style-name="P124">Lista de acciones pendientes.</text:p>
                  </text:list-item>
                  <text:list-item>
                    <text:p text:style-name="P124">Botón "Ver conflicto" → muestra detalles técnicos.</text:p>
                  </text:list-item>
                </text:list>
              </text:list-item>
            </text:list>
          </text:list-item>
        </text:list>
        <text:p text:style-name="P7"/>
        <text:h text:style-name="P1" text:outline-level="3"><text:span text:style-name="Strong_20_Emphasis"><text:span text:style-name="T2">4. Sistema de Aprobaciones (n8n)</text:span></text:span></text:h>
        <text:list text:style-name="L84">
          <text:list-item>
            <text:p text:style-name="P256"><text:span text:style-name="Strong_20_Emphasis"><text:span text:style-name="T3">Flujo Crítico:</text:span></text:span></text:p>
          </text:list-item>
        </text:list>
        <text:p text:style-name="P27">plaintext</text:p>
        <text:p text:style-name="P25">Copy</text:p>
        <text:p text:style-name="P25">Download</text:p>
        <text:p text:style-name="P13">[SocialGen+ genera post] → [Nodo Approval en n8n] → <text:s/></text:p>
        <text:p text:style-name="P14"><text:s text:c="3"/><text:span text:style-name="T9">Si usuario aprueba → Publicar en Instagram. <text:s/></text:span></text:p>
        <text:p text:style-name="P14"><text:s text:c="3"/><text:span text:style-name="T9">Si usuario rechaza → Enviar a "Ideas descartadas". <text:s/></text:span></text:p>
        <text:list text:style-name="L85">
          <text:list-item>
            <text:p text:style-name="P257"><text:span text:style-name="Strong_20_Emphasis"><text:span text:style-name="T3">Configuración:</text:span></text:span></text:p>
            <text:list>
              <text:list-item>
                <text:p text:style-name="P126">Tiempo máximo de espera: 24h (luego, post se archiva).</text:p>
              </text:list-item>
              <text:list-item>
                <text:p text:style-name="P126">Plantillas de mensajes editables (ej: "Hola [Nombre], tienes una promo pendiente").</text:p>
              </text:list-item>
            </text:list>
          </text:list-item>
        </text:list>
        <text:p text:style-name="P7"/>
        <text:h text:style-name="P1" text:outline-level="3"><text:span text:style-name="Strong_20_Emphasis"><text:span text:style-name="T2">5. Requerimientos Técnicos</text:span></text:span></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30"><text:span text:style-name="Strong_20_Emphasis"><text:span text:style-name="T12">Componente</text:span></text:span></text:p>
              </table:table-cell>
              <table:table-cell table:style-name="Table8.A1" office:value-type="string">
                <text:p text:style-name="P30"><text:span text:style-name="Strong_20_Emphasis"><text:span text:style-name="T12">Tecnología</text:span></text:span></text:p>
              </table:table-cell>
              <table:table-cell table:style-name="Table8.A1" office:value-type="string">
                <text:p text:style-name="P30"><text:span text:style-name="Strong_20_Emphasis"><text:span text:style-name="T12">Detalles</text:span></text:span></text:p>
              </table:table-cell>
            </table:table-row>
          </table:table-header-rows>
          <table:table-row>
            <table:table-cell table:style-name="Table8.A2" office:value-type="string">
              <text:p text:style-name="P29"><text:span text:style-name="Strong_20_Emphasis"><text:span text:style-name="T11">Backend</text:span></text:span></text:p>
            </table:table-cell>
            <table:table-cell table:style-name="Table8.A2" office:value-type="string">
              <text:p text:style-name="P9">n8n + AWS Lambda</text:p>
            </table:table-cell>
            <table:table-cell table:style-name="Table8.A2" office:value-type="string">
              <text:p text:style-name="P9">3 flujos principales: Menú, Posts, Aprobaciones.</text:p>
            </table:table-cell>
          </table:table-row>
          <table:table-row>
            <table:table-cell table:style-name="Table8.A2" office:value-type="string">
              <text:p text:style-name="P29"><text:span text:style-name="Strong_20_Emphasis"><text:span text:style-name="T11">Base de Datos</text:span></text:span></text:p>
            </table:table-cell>
            <table:table-cell table:style-name="Table8.A2" office:value-type="string">
              <text:p text:style-name="P9">Firebase (NoSQL)</text:p>
            </table:table-cell>
            <table:table-cell table:style-name="Table8.A2" office:value-type="string">
              <text:p text:style-name="P9">Colecciones: Restaurantes, Posts, Inventario.</text:p>
            </table:table-cell>
          </table:table-row>
          <table:table-row>
            <table:table-cell table:style-name="Table8.A2" office:value-type="string">
              <text:p text:style-name="P29"><text:span text:style-name="Strong_20_Emphasis"><text:span text:style-name="T11">Frontend</text:span></text:span></text:p>
            </table:table-cell>
            <table:table-cell table:style-name="Table8.A2" office:value-type="string">
              <text:p text:style-name="P9">React.js (dashboard)</text:p>
            </table:table-cell>
            <table:table-cell table:style-name="Table8.A2" office:value-type="string">
              <text:p text:style-name="P9">3 vistas: Menú, Redes, Alertas.</text:p>
            </table:table-cell>
          </table:table-row>
          <table:table-row>
            <table:table-cell table:style-name="Table8.A2" office:value-type="string">
              <text:p text:style-name="P29"><text:span text:style-name="Strong_20_Emphasis"><text:span text:style-name="T11">APIs Externas</text:span></text:span></text:p>
            </table:table-cell>
            <table:table-cell table:style-name="Table8.A2" office:value-type="string">
              <text:p text:style-name="P9">OpenWeather, Instagram Basic</text:p>
            </table:table-cell>
            <table:table-cell table:style-name="Table8.A2" office:value-type="string">
              <text:p text:style-name="P9">Límite: 100 llamadas/día/restaurante.</text:p>
            </table:table-cell>
          </table:table-row>
          <table:table-row>
            <table:table-cell table:style-name="Table8.A2" office:value-type="string">
              <text:p text:style-name="P29"><text:span text:style-name="Strong_20_Emphasis"><text:span text:style-name="T11">Hardware</text:span></text:span></text:p>
            </table:table-cell>
            <table:table-cell table:style-name="Table8.A2" office:value-type="string">
              <text:p text:style-name="P9">Tablet Amazon Fire 8</text:p>
            </table:table-cell>
            <table:table-cell table:style-name="Table8.A2" office:value-type="string">
              <text:p text:style-name="P10">Custom ROM con lector QR (SDK modificado).</text:p>
            </table:table-cell>
          </table:table-row>
        </table:table>
        <text:p text:style-name="P7"/>
        <text:h text:style-name="P1" text:outline-level="3"><text:soft-page-break/><text:span text:style-name="Strong_20_Emphasis"><text:span text:style-name="T2">6. Kit de Onboarding para Restaurantes</text:span></text:span></text:h>
        <text:list text:style-name="L86">
          <text:list-item>
            <text:p text:style-name="P258"><text:span text:style-name="Strong_20_Emphasis"><text:span text:style-name="T3">Contenido del Kit:</text:span></text:span></text:p>
            <text:list>
              <text:list-item>
                <text:p text:style-name="P258"><text:span text:style-name="Strong_20_Emphasis"><text:span text:style-name="T3">Tablet Preconfigurada:</text:span></text:span></text:p>
                <text:list>
                  <text:list-item>
                    <text:p text:style-name="P127">App GastroFlow instalada.</text:p>
                  </text:list-item>
                  <text:list-item>
                    <text:p text:style-name="P127">Acceso a tutoriales en video (QR a Vimeo).</text:p>
                  </text:list-item>
                </text:list>
              </text:list-item>
              <text:list-item>
                <text:p text:style-name="P258"><text:span text:style-name="Strong_20_Emphasis"><text:span text:style-name="T3">Guía Rápida:</text:span></text:span></text:p>
                <text:list>
                  <text:list-item>
                    <text:p text:style-name="P128">"3 Pasos para Empezar":</text:p>
                    <text:list>
                      <text:list-item>
                        <text:p text:style-name="P127">Paso 1: Escanear 10 ingredientes clave.</text:p>
                      </text:list-item>
                      <text:list-item>
                        <text:p text:style-name="P127">Paso 2: Conectar POS (ej: Square).</text:p>
                      </text:list-item>
                      <text:list-item>
                        <text:p text:style-name="P127">Paso 3: Programar primera publicación.</text:p>
                      </text:list-item>
                    </text:list>
                  </text:list-item>
                </text:list>
              </text:list-item>
              <text:list-item>
                <text:p text:style-name="P258"><text:span text:style-name="Strong_20_Emphasis"><text:span text:style-name="T3">Soporte 24/7:</text:span></text:span></text:p>
                <text:list>
                  <text:list-item>
                    <text:p text:style-name="P127">Canal de WhatsApp exclusivo + 1h de training online.</text:p>
                  </text:list-item>
                </text:list>
              </text:list-item>
            </text:list>
          </text:list-item>
        </text:list>
        <text:p text:style-name="P7"/>
        <text:h text:style-name="P1" text:outline-level="3"><text:span text:style-name="Strong_20_Emphasis"><text:span text:style-name="T2">7. Pruebas y Métricas</text:span></text:span></text:h>
        <text:list text:style-name="L87">
          <text:list-item>
            <text:p text:style-name="P259"><text:span text:style-name="Strong_20_Emphasis"><text:span text:style-name="T3">Tipos de Pruebas:</text:span></text:span></text:p>
            <text:list>
              <text:list-item>
                <text:p text:style-name="P260"><text:span text:style-name="Strong_20_Emphasis"><text:span text:style-name="T3">Unitarias:</text:span></text:span><text:span text:style-name="T3"> Verificar que MenuBot sugiere platos cuando hay datos históricos.</text:span></text:p>
              </text:list-item>
              <text:list-item>
                <text:p text:style-name="P260"><text:span text:style-name="Strong_20_Emphasis"><text:span text:style-name="T3">Integración:</text:span></text:span><text:span text:style-name="T3"> Validar que una promoción aprobada se publique en Instagram y actualice el POS.</text:span></text:p>
              </text:list-item>
              <text:list-item>
                <text:p text:style-name="P260"><text:span text:style-name="Strong_20_Emphasis"><text:span text:style-name="T3">Carga:</text:span></text:span><text:span text:style-name="T3"> Soporte para 50 transacciones/minuto (simulación con Locust).</text:span></text:p>
              </text:list-item>
            </text:list>
          </text:list-item>
          <text:list-item>
            <text:p text:style-name="P259"><text:span text:style-name="Strong_20_Emphasis"><text:span text:style-name="T3">Métricas Clave:</text:span></text:span></text:p>
          </text:list-item>
        </text:list>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30"><text:span text:style-name="Strong_20_Emphasis"><text:span text:style-name="T12">KPI</text:span></text:span></text:p>
              </table:table-cell>
              <table:table-cell table:style-name="Table9.A1" office:value-type="string">
                <text:p text:style-name="P30"><text:span text:style-name="Strong_20_Emphasis"><text:span text:style-name="T12">Objetivo</text:span></text:span></text:p>
              </table:table-cell>
              <table:table-cell table:style-name="Table9.A1" office:value-type="string">
                <text:p text:style-name="P30"><text:span text:style-name="Strong_20_Emphasis"><text:span text:style-name="T12">Herramienta de Medición</text:span></text:span></text:p>
              </table:table-cell>
            </table:table-row>
          </table:table-header-rows>
          <table:table-row>
            <table:table-cell table:style-name="Table9.A2" office:value-type="string">
              <text:p text:style-name="P9">Tiempo de Aprobación</text:p>
            </table:table-cell>
            <table:table-cell table:style-name="Table9.A2" office:value-type="string">
              <text:p text:style-name="P9">&lt;2h</text:p>
            </table:table-cell>
            <table:table-cell table:style-name="Table9.A2" office:value-type="string">
              <text:p text:style-name="P9">Logs de n8n + Google Analytics</text:p>
            </table:table-cell>
          </table:table-row>
          <table:table-row>
            <table:table-cell table:style-name="Table9.A2" office:value-type="string">
              <text:p text:style-name="P9">Precisión de MenuBot</text:p>
            </table:table-cell>
            <table:table-cell table:style-name="Table9.A2" office:value-type="string">
              <text:p text:style-name="P9">&gt;70%</text:p>
            </table:table-cell>
            <table:table-cell table:style-name="Table9.A2" office:value-type="string">
              <text:p text:style-name="P9">Encuestas a chefs (ej: "¿Útil?")</text:p>
            </table:table-cell>
          </table:table-row>
          <table:table-row>
            <table:table-cell table:style-name="Table9.A2" office:value-type="string">
              <text:p text:style-name="P9">Uptime</text:p>
            </table:table-cell>
            <table:table-cell table:style-name="Table9.A2" office:value-type="string">
              <text:p text:style-name="P9">99.5%</text:p>
            </table:table-cell>
            <table:table-cell table:style-name="Table9.A2" office:value-type="string">
              <text:p text:style-name="P10">Monitor UptimeRobot</text:p>
            </table:table-cell>
          </table:table-row>
        </table:table>
        <text:p text:style-name="P7"/>
        <text:h text:style-name="P1" text:outline-level="3"><text:span text:style-name="Strong_20_Emphasis"><text:span text:style-name="T2">8. Gestión de Riesgos (Fase 1)</text:span></text:span></text:h>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30"><text:span text:style-name="Strong_20_Emphasis"><text:span text:style-name="T12">Riesgo</text:span></text:span></text:p>
              </table:table-cell>
              <table:table-cell table:style-name="Table10.A1" office:value-type="string">
                <text:p text:style-name="P30"><text:span text:style-name="Strong_20_Emphasis"><text:span text:style-name="T12">Prob.</text:span></text:span></text:p>
              </table:table-cell>
              <table:table-cell table:style-name="Table10.A1" office:value-type="string">
                <text:p text:style-name="P30"><text:span text:style-name="Strong_20_Emphasis"><text:span text:style-name="T12">Impacto</text:span></text:span></text:p>
              </table:table-cell>
              <table:table-cell table:style-name="Table10.A1" office:value-type="string">
                <text:p text:style-name="P30"><text:span text:style-name="Strong_20_Emphasis"><text:span text:style-name="T12">Mitigación</text:span></text:span></text:p>
              </table:table-cell>
            </table:table-row>
          </table:table-header-rows>
          <table:table-row>
            <table:table-cell table:style-name="Table10.A2" office:value-type="string">
              <text:p text:style-name="P9">Fallo en integración POS</text:p>
            </table:table-cell>
            <table:table-cell table:style-name="Table10.A2" office:value-type="string">
              <text:p text:style-name="P9">Alta</text:p>
            </table:table-cell>
            <table:table-cell table:style-name="Table10.A2" office:value-type="string">
              <text:p text:style-name="P9">Crítico</text:p>
            </table:table-cell>
            <table:table-cell table:style-name="Table10.A2" office:value-type="string">
              <text:p text:style-name="P9">Backup con entrada manual CSV + soporte remoto</text:p>
            </table:table-cell>
          </table:table-row>
          <text:soft-page-break/>
          <table:table-row>
            <table:table-cell table:style-name="Table10.A2" office:value-type="string">
              <text:p text:style-name="P9">Baja adopción de aprobaciones</text:p>
            </table:table-cell>
            <table:table-cell table:style-name="Table10.A2" office:value-type="string">
              <text:p text:style-name="P9">Media</text:p>
            </table:table-cell>
            <table:table-cell table:style-name="Table10.A2" office:value-type="string">
              <text:p text:style-name="P9">Medio</text:p>
            </table:table-cell>
            <table:table-cell table:style-name="Table10.A2" office:value-type="string">
              <text:p text:style-name="P9">Tutoriales interactivos + recordatorios push</text:p>
            </table:table-cell>
          </table:table-row>
          <table:table-row>
            <table:table-cell table:style-name="Table10.A2" office:value-type="string">
              <text:p text:style-name="P9">Errores en generación de posts</text:p>
            </table:table-cell>
            <table:table-cell table:style-name="Table10.A2" office:value-type="string">
              <text:p text:style-name="P9">Baja</text:p>
            </table:table-cell>
            <table:table-cell table:style-name="Table10.A2" office:value-type="string">
              <text:p text:style-name="P9">Bajo</text:p>
            </table:table-cell>
            <table:table-cell table:style-name="Table10.A2" office:value-type="string">
              <text:p text:style-name="P10">Opción "Editar" pre-publicación + banco de imágenes preaprobadas</text:p>
            </table:table-cell>
          </table:table-row>
        </table:table>
        <text:p text:style-name="P7"/>
        <text:h text:style-name="P1" text:outline-level="3"><text:span text:style-name="Strong_20_Emphasis"><text:span text:style-name="T2">9. Presupuesto Estimado (Fase 1)</text:span></text:span></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30"><text:span text:style-name="Strong_20_Emphasis"><text:span text:style-name="T12">Rubro</text:span></text:span></text:p>
              </table:table-cell>
              <table:table-cell table:style-name="Table11.A1" office:value-type="string">
                <text:p text:style-name="P30"><text:span text:style-name="Strong_20_Emphasis"><text:span text:style-name="T12">Costo</text:span></text:span></text:p>
              </table:table-cell>
              <table:table-cell table:style-name="Table11.A1" office:value-type="string">
                <text:p text:style-name="P30"><text:span text:style-name="Strong_20_Emphasis"><text:span text:style-name="T12">Detalle</text:span></text:span></text:p>
              </table:table-cell>
            </table:table-row>
          </table:table-header-rows>
          <table:table-row>
            <table:table-cell table:style-name="Table11.A2" office:value-type="string">
              <text:p text:style-name="P9">Desarrollo Software</text:p>
            </table:table-cell>
            <table:table-cell table:style-name="Table11.A2" office:value-type="string">
              <text:p text:style-name="P11">€<text:span text:style-name="T8">18,000</text:span></text:p>
            </table:table-cell>
            <table:table-cell table:style-name="Table11.A2" office:value-type="string">
              <text:p text:style-name="P9">3 devs full-stack (12 semanas x €1,500/sem)</text:p>
            </table:table-cell>
          </table:table-row>
          <table:table-row>
            <table:table-cell table:style-name="Table11.A2" office:value-type="string">
              <text:p text:style-name="P9">Hardware</text:p>
            </table:table-cell>
            <table:table-cell table:style-name="Table11.A2" office:value-type="string">
              <text:p text:style-name="P11">€<text:span text:style-name="T8">6,500</text:span></text:p>
            </table:table-cell>
            <table:table-cell table:style-name="Table11.A2" office:value-type="string">
              <text:p text:style-name="P9">20 tablets + 100 sensores</text:p>
            </table:table-cell>
          </table:table-row>
          <table:table-row>
            <table:table-cell table:style-name="Table11.A2" office:value-type="string">
              <text:p text:style-name="P9">Cloud Services</text:p>
            </table:table-cell>
            <table:table-cell table:style-name="Table11.A2" office:value-type="string">
              <text:p text:style-name="P11">€<text:span text:style-name="T8">2,200</text:span></text:p>
            </table:table-cell>
            <table:table-cell table:style-name="Table11.A2" office:value-type="string">
              <text:p text:style-name="P9">AWS + Firebase + n8n Cloud</text:p>
            </table:table-cell>
          </table:table-row>
          <table:table-row>
            <table:table-cell table:style-name="Table11.A2" office:value-type="string">
              <text:p text:style-name="P9">Marketing/Onboarding</text:p>
            </table:table-cell>
            <table:table-cell table:style-name="Table11.A2" office:value-type="string">
              <text:p text:style-name="P11">€<text:span text:style-name="T8">3,000</text:span></text:p>
            </table:table-cell>
            <table:table-cell table:style-name="Table11.A2" office:value-type="string">
              <text:p text:style-name="P9">Vídeos tutoriales + diseño kit físico</text:p>
            </table:table-cell>
          </table:table-row>
          <table:table-row>
            <table:table-cell table:style-name="Table11.A2" office:value-type="string">
              <text:p text:style-name="P29"><text:span text:style-name="Strong_20_Emphasis"><text:span text:style-name="T11">Total</text:span></text:span></text:p>
            </table:table-cell>
            <table:table-cell table:style-name="Table11.A2" office:value-type="string">
              <text:p text:style-name="P29"><text:span text:style-name="Strong_20_Emphasis"><text:span text:style-name="T10">€</text:span></text:span><text:span text:style-name="Strong_20_Emphasis"><text:span text:style-name="T11">29,700</text:span></text:span></text:p>
            </table:table-cell>
            <table:table-cell table:style-name="Table11.A2" office:value-type="string">
              <text:p text:style-name="P12"/>
            </table:table-cell>
          </table:table-row>
        </table:table>
        <text:p text:style-name="P7"/>
        <text:h text:style-name="P1" text:outline-level="3"><text:span text:style-name="Strong_20_Emphasis"><text:span text:style-name="T2">10. Entregables Finales</text:span></text:span></text:h>
        <text:list text:style-name="L88">
          <text:list-item>
            <text:p text:style-name="P261"><text:span text:style-name="Strong_20_Emphasis"><text:span text:style-name="T3">MVP Funcional:</text:span></text:span></text:p>
            <text:list>
              <text:list-item>
                <text:p text:style-name="P129">Dashboard con MenuBot + SocialGen+ + aprobaciones.</text:p>
              </text:list-item>
              <text:list-item>
                <text:p text:style-name="P129">App móvil para notificaciones (Android/iOS).</text:p>
              </text:list-item>
            </text:list>
          </text:list-item>
          <text:list-item>
            <text:p text:style-name="P261"><text:span text:style-name="Strong_20_Emphasis"><text:span text:style-name="T3">Documentación:</text:span></text:span></text:p>
            <text:list>
              <text:list-item>
                <text:p text:style-name="P129">Manual técnico para escalar a Fase 2.</text:p>
              </text:list-item>
              <text:list-item>
                <text:p text:style-name="P129">Reporte de métricas y lecciones aprendidas.</text:p>
              </text:list-item>
            </text:list>
          </text:list-item>
          <text:list-item>
            <text:p text:style-name="P261"><text:span text:style-name="Strong_20_Emphasis"><text:span text:style-name="T3">Casos de Éxito:</text:span></text:span></text:p>
            <text:list>
              <text:list-item>
                <text:p text:style-name="P129">3 testimonios verificables (ej: "Redujimos desperdicio un 35%").</text:p>
              </text:list-item>
            </text:list>
          </text:list-item>
        </text:list>
        <text:p text:style-name="P7"/>
        <text:p text:style-name="P4"><text:span text:style-name="Strong_20_Emphasis"><text:span text:style-name="T6">🔧 </text:span></text:span><text:span text:style-name="Strong_20_Emphasis"><text:span text:style-name="T3">Acciones Inmediatas Post-Fase 1:</text:span></text:span></text:p>
        <text:list text:style-name="L89">
          <text:list-item>
            <text:p text:style-name="P262"><text:span text:style-name="Strong_20_Emphasis"><text:span text:style-name="T3">Encuesta de Satisfacción:</text:span></text:span><text:span text:style-name="T3"> Preguntar a usuarios: </text:span><text:span text:style-name="Emphasis"><text:span text:style-name="T3">"¿Qué agente añadirías primero: StaffFlow o GuestMind?"</text:span></text:span><text:span text:style-name="T3">.</text:span></text:p>
          </text:list-item>
          <text:list-item>
            <text:p text:style-name="P262"><text:soft-page-break/><text:span text:style-name="Strong_20_Emphasis"><text:span text:style-name="T3">Priorización de Fase 2:</text:span></text:span><text:span text:style-name="T3"> Decidir si desarrollar BackGuardian o GuestMind según feedback.</text:span></text:p>
          </text:list-item>
          <text:list-item>
            <text:p text:style-name="P262"><text:span text:style-name="Strong_20_Emphasis"><text:span text:style-name="T3">Optimización de Costos:</text:span></text:span><text:span text:style-name="T3"> Negociar con proveedores de sensores para compra al por mayor.</text:span></text:p>
          </text:list-item>
        </text:list>
        <text:p text:style-name="P5"><text:span text:style-name="Strong_20_Emphasis"><text:span text:style-name="T3">¡Listos para codificar!</text:span></text:span><text:span text:style-name="T3"> ¿Necesitas ajustes en el plan o recursos específicos? 🛠️</text:span></text:p>
        <text:p text:style-name="P263"/>
        <text:p text:style-name="P263"/>
        <text:p text:style-name="P37">Actua como un experto en agente n8n y emprendedor digital. En el PDF que te proporciono esta una conversacion que tuvimos creando un proyecto. Quiero continuarlo en esta conversacion. Analizalo y dame un resumen corto y detallado</text:p>
        <text:p text:style-name="P133">Thought for 23 seconds</text:p>
        <text:p text:style-name="P134">Bueno, primero voy a revisar el contenido del PDF para entender bien el proyecto. Veo que el usuario está desarrollando una agencia de automatización llamada GastroFlow, enfocada en el sector de hostelería y negocios gastronómicos utilizando sistemas multiagentes IA. El objetivo principal es resolver problemas comunes como la optimización de menús, reducción de desperdicios, gestión de personal, marketing automatizado y experiencia del cliente, todo con un alto grado de automatización pero manteniendo controles humanos en decisiones críticas.</text:p>
        <text:p text:style-name="P134">En las primeras páginas, se detallan las ideas iniciales de agencias multiagentes, luego se enfocan en nichos específicos para hostelería, excluyendo servicios de delivery y voz. Se mencionan agentes como MenuBot, WasteAlert, SocialGen+, BookSmart, StaffFlow y GuestMind, cada uno con funciones específicas. Luego se introduce la necesidad de supervisores (GuestGuardian y BackGuardian) para manejar aprobaciones y evitar conflictos entre agentes.</text:p>
        <text:p text:style-name="P134">El usuario ha pasado por varias iteraciones, simplificando ideas, agregando controles de aprobación, y considerando la implementación de múltiples supervisores para distribuir la carga. También se ha definido un modelo de monetización con planes escalables y un plan de desarrollo por fases, comenzando con un MVP.</text:p>
        <text:p text:style-name="P134">Ahora, para resumir de manera estructurada:</text:p>
        <text:p text:style-name="P134">1. **Objetivo del Proyecto**: Crear GastroFlow, una plataforma de automatización multiagente para hostelería que integra IA especializada en optimización de menús, gestión de inventario, marketing, reservas dinámicas y experiencia del cliente, manteniendo control humano en decisiones clave.</text:p>
        <text:p text:style-name="P134">2. **Componentes Clave**:</text:p>
        <text:p text:style-name="P134"><text:soft-page-break/>- **Agentes Especializados**: MenuBot, WasteAlert, SocialGen+, BookSmart, StaffFlow, GuestMind.</text:p>
        <text:p text:style-name="P134">- **Supervisores**: GuestGuardian (cliente) y BackGuardian (operaciones) para gestionar aprobaciones y conflictos.</text:p>
        <text:p text:style-name="P134">- **Tecnología**: n8n para automatización, APIs de clima, POS, redes sociales, Firebase para BD, AWS Lambda, React.js para el dashboard.</text:p>
        <text:p text:style-name="P134">3. **Monetización**: Modelo SaaS con planes Básico, Premium, Empresa y Ultimate, más add-ons como módulos Pro y tarjetas RFID.</text:p>
        <text:p text:style-name="P134">4. **Desarrollo por Fases**:</text:p>
        <text:p text:style-name="P134">- **Fase 1 (MVP)**: Validar núcleo con MenuBot, SocialGen+ y aprobaciones, enfocado en 20 restaurantes en Madrid/Barcelona.</text:p>
        <text:p text:style-name="P134">- **Fases posteriores**: Escalado con más agentes y expansión geográfica.</text:p>
        <text:p text:style-name="P134">5. **Riesgos y Mitigación**: Fallos técnicos, baja adopción, competencia, manejados con redundancia, tutoriales y enfoque en nicho.</text:p>
        <text:p text:style-name="P134">6. **Próximos Pasos**: Desarrollo técnico del MVP, pruebas internas/externas, onboarding con kits físicos y soporte.</text:p>
        <text:p text:style-name="P134">Ahora, presentaré esto en un resumen claro y estructurado.</text:p>
        <text:p text:style-name="P270"><text:span text:style-name="Strong_20_Emphasis"><text:span text:style-name="T3">Resumen Detallado del Proyecto GastroFlow</text:span></text:span><text:span text:style-name="T3"><text:line-break/></text:span><text:span text:style-name="Emphasis"><text:span text:style-name="T3">(Plataforma de Automatización Multiagente IA para Hostelería)</text:span></text:span></text:p>
        <text:p text:style-name="P34"/>
        <text:h text:style-name="P32" text:outline-level="3"><text:span text:style-name="Strong_20_Emphasis"><text:span text:style-name="T2">1. Objetivo Principal</text:span></text:span></text:h>
        <text:p text:style-name="P271"><text:span text:style-name="T3">Desarrollar </text:span><text:span text:style-name="Strong_20_Emphasis"><text:span text:style-name="T3">GastroFlow</text:span></text:span><text:span text:style-name="T3">, un ecosistema de automatización inteligente para restaurantes y negocios gastronómicos que integra:</text:span></text:p>
        <text:list text:style-name="L90">
          <text:list-item>
            <text:p text:style-name="P264"><text:span text:style-name="Strong_20_Emphasis"><text:span text:style-name="T3">Automatización avanzada</text:span></text:span><text:span text:style-name="T3"> de procesos críticos (menús, inventario, marketing, reservas).</text:span></text:p>
          </text:list-item>
          <text:list-item>
            <text:p text:style-name="P264"><text:span text:style-name="Strong_20_Emphasis"><text:span text:style-name="T3">Control humano</text:span></text:span><text:span text:style-name="T3"> en decisiones sensibles (precios, promociones, personal).</text:span></text:p>
          </text:list-item>
          <text:list-item>
            <text:p text:style-name="P264"><text:span text:style-name="Strong_20_Emphasis"><text:span text:style-name="T3">Alta rentabilidad</text:span></text:span><text:span text:style-name="T3"> mediante modelos SaaS escalables y bajos costos operativos.</text:span></text:p>
          </text:list-item>
        </text:list>
        <text:p text:style-name="P34"/>
        <text:h text:style-name="P32" text:outline-level="3"><text:soft-page-break/><text:span text:style-name="Strong_20_Emphasis"><text:span text:style-name="T2">2. Componentes Clave</text:span></text:span></text:h>
        <text:h text:style-name="P33" text:outline-level="4"><text:span text:style-name="Strong_20_Emphasis"><text:span text:style-name="T4">Agentes Especializados</text:span></text:span></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42">Agente</text:p>
              </table:table-cell>
              <table:table-cell table:style-name="Table12.A1" office:value-type="string">
                <text:p text:style-name="P42">Función</text:p>
              </table:table-cell>
              <table:table-cell table:style-name="Table12.A1" office:value-type="string">
                <text:p text:style-name="P42">Tecnología</text:p>
              </table:table-cell>
            </table:table-row>
          </table:table-header-rows>
          <table:table-row>
            <table:table-cell table:style-name="Table12.A2" office:value-type="string">
              <text:p text:style-name="P38"><text:span text:style-name="Strong_20_Emphasis"><text:span text:style-name="T11">MenuBot</text:span></text:span></text:p>
            </table:table-cell>
            <table:table-cell table:style-name="Table12.A2" office:value-type="string">
              <text:p text:style-name="P39">Optimiza menús y precios basados en clima, demanda e inventario.</text:p>
            </table:table-cell>
            <table:table-cell table:style-name="Table12.A2" office:value-type="string">
              <text:p text:style-name="P39">APIs de clima (OpenWeather), Prophet (ML).</text:p>
            </table:table-cell>
          </table:table-row>
          <table:table-row>
            <table:table-cell table:style-name="Table12.A2" office:value-type="string">
              <text:p text:style-name="P38"><text:span text:style-name="Strong_20_Emphasis"><text:span text:style-name="T11">WasteAlert</text:span></text:span></text:p>
            </table:table-cell>
            <table:table-cell table:style-name="Table12.A2" office:value-type="string">
              <text:p text:style-name="P39">Reduce desperdicios con alertas de caducidad y recetas de emergencia.</text:p>
            </table:table-cell>
            <table:table-cell table:style-name="Table12.A2" office:value-type="string">
              <text:p text:style-name="P39">Visión artificial + IoT (lectores QR).</text:p>
            </table:table-cell>
          </table:table-row>
          <table:table-row>
            <table:table-cell table:style-name="Table12.A2" office:value-type="string">
              <text:p text:style-name="P38"><text:span text:style-name="Strong_20_Emphasis"><text:span text:style-name="T11">SocialGen+</text:span></text:span></text:p>
            </table:table-cell>
            <table:table-cell table:style-name="Table12.A2" office:value-type="string">
              <text:p text:style-name="P39">Genera contenido y promociones en redes sociales con aprobación humana.</text:p>
            </table:table-cell>
            <table:table-cell table:style-name="Table12.A2" office:value-type="string">
              <text:p text:style-name="P39">GPT-4, DALL-E, Canva API.</text:p>
            </table:table-cell>
          </table:table-row>
          <table:table-row>
            <table:table-cell table:style-name="Table12.A2" office:value-type="string">
              <text:p text:style-name="P38"><text:span text:style-name="Strong_20_Emphasis"><text:span text:style-name="T11">BookSmart</text:span></text:span></text:p>
            </table:table-cell>
            <table:table-cell table:style-name="Table12.A2" office:value-type="string">
              <text:p text:style-name="P39">Gestiona precios dinámicos en reservas.</text:p>
            </table:table-cell>
            <table:table-cell table:style-name="Table12.A2" office:value-type="string">
              <text:p text:style-name="P39">Algoritmos de revenue management.</text:p>
            </table:table-cell>
          </table:table-row>
          <table:table-row>
            <table:table-cell table:style-name="Table12.A2" office:value-type="string">
              <text:p text:style-name="P38"><text:span text:style-name="Strong_20_Emphasis"><text:span text:style-name="T11">StaffFlow</text:span></text:span></text:p>
            </table:table-cell>
            <table:table-cell table:style-name="Table12.A2" office:value-type="string">
              <text:p text:style-name="P39">Optimiza turnos y capacitación del personal.</text:p>
            </table:table-cell>
            <table:table-cell table:style-name="Table12.A2" office:value-type="string">
              <text:p text:style-name="P39">Análisis predictivo (Python).</text:p>
            </table:table-cell>
          </table:table-row>
          <table:table-row>
            <table:table-cell table:style-name="Table12.A2" office:value-type="string">
              <text:p text:style-name="P38"><text:span text:style-name="Strong_20_Emphasis"><text:span text:style-name="T11">GuestMind</text:span></text:span></text:p>
            </table:table-cell>
            <table:table-cell table:style-name="Table12.A2" office:value-type="string">
              <text:p text:style-name="P39">Fideliza clientes con ofertas personalizadas.</text:p>
            </table:table-cell>
            <table:table-cell table:style-name="Table12.A2" office:value-type="string">
              <text:p text:style-name="P40">RFID, análisis de historial (SQL).</text:p>
            </table:table-cell>
          </table:table-row>
        </table:table>
        <text:h text:style-name="P33" text:outline-level="4"><text:span text:style-name="Strong_20_Emphasis"><text:span text:style-name="T4">Supervisores</text:span></text:span></text:h>
        <text:list text:style-name="L96">
          <text:list-item>
            <text:p text:style-name="P265"><text:span text:style-name="Strong_20_Emphasis"><text:span text:style-name="T3">GuestGuardian</text:span></text:span><text:span text:style-name="T3">: Controla decisiones relacionadas con clientes (promociones, precios, reseñas).</text:span></text:p>
          </text:list-item>
          <text:list-item>
            <text:p text:style-name="P265"><text:span text:style-name="Strong_20_Emphasis"><text:span text:style-name="T3">BackGuardian</text:span></text:span><text:span text:style-name="T3">: Gestiona operaciones internas (inventario, personal, energía).</text:span></text:p>
          </text:list-item>
        </text:list>
        <text:p text:style-name="P34"/>
        <text:h text:style-name="P32" text:outline-level="3"><text:span text:style-name="Strong_20_Emphasis"><text:span text:style-name="T2">3. Monetización</text:span></text:span></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42">Plan</text:p>
              </table:table-cell>
              <table:table-cell table:style-name="Table13.A1" office:value-type="string">
                <text:p text:style-name="P42">Precio</text:p>
              </table:table-cell>
              <table:table-cell table:style-name="Table13.A1" office:value-type="string">
                <text:p text:style-name="P42">Beneficios</text:p>
              </table:table-cell>
            </table:table-row>
          </table:table-header-rows>
          <table:table-row>
            <table:table-cell table:style-name="Table13.A2" office:value-type="string">
              <text:p text:style-name="P38"><text:span text:style-name="Strong_20_Emphasis"><text:span text:style-name="T11">Básico</text:span></text:span></text:p>
            </table:table-cell>
            <table:table-cell table:style-name="Table13.A2" office:value-type="string">
              <text:p text:style-name="P41">€<text:span text:style-name="T8">0/mes</text:span></text:p>
            </table:table-cell>
            <table:table-cell table:style-name="Table13.A2" office:value-type="string">
              <text:p text:style-name="P39">2 agentes (MenuBot + WasteAlert).</text:p>
            </table:table-cell>
          </table:table-row>
          <table:table-row>
            <table:table-cell table:style-name="Table13.A2" office:value-type="string">
              <text:p text:style-name="P38"><text:span text:style-name="Strong_20_Emphasis"><text:span text:style-name="T11">Premium</text:span></text:span></text:p>
            </table:table-cell>
            <table:table-cell table:style-name="Table13.A2" office:value-type="string">
              <text:p text:style-name="P41">€<text:span text:style-name="T8">69/mes</text:span></text:p>
            </table:table-cell>
            <table:table-cell table:style-name="Table13.A2" office:value-type="string">
              <text:p text:style-name="P39">4 agentes + 50 posts/mes.</text:p>
            </table:table-cell>
          </table:table-row>
          <table:table-row>
            <table:table-cell table:style-name="Table13.A2" office:value-type="string">
              <text:p text:style-name="P38"><text:span text:style-name="Strong_20_Emphasis"><text:span text:style-name="T11">Empresa</text:span></text:span></text:p>
            </table:table-cell>
            <table:table-cell table:style-name="Table13.A2" office:value-type="string">
              <text:p text:style-name="P41">€<text:span text:style-name="T8">249/mes</text:span></text:p>
            </table:table-cell>
            <table:table-cell table:style-name="Table13.A2" office:value-type="string">
              <text:p text:style-name="P39">Todos los agentes + 10 tarjetas RFID.</text:p>
            </table:table-cell>
          </table:table-row>
          <table:table-row>
            <table:table-cell table:style-name="Table13.A2" office:value-type="string">
              <text:p text:style-name="P38"><text:span text:style-name="Strong_20_Emphasis"><text:span text:style-name="T11">Ultimate</text:span></text:span></text:p>
            </table:table-cell>
            <table:table-cell table:style-name="Table13.A2" office:value-type="string">
              <text:p text:style-name="P41">€<text:span text:style-name="T8">399/mes</text:span></text:p>
            </table:table-cell>
            <table:table-cell table:style-name="Table13.A2" office:value-type="string">
              <text:p text:style-name="P40">Personalización total + API privada.</text:p>
            </table:table-cell>
          </table:table-row>
        </table:table>
        <text:p text:style-name="P271"><text:span text:style-name="Strong_20_Emphasis"><text:span text:style-name="T3">Add-ons Populares</text:span></text:span><text:span text:style-name="T3">:</text:span></text:p>
        <text:list text:style-name="L97">
          <text:list-item>
            <text:p text:style-name="P130"><text:soft-page-break/>Módulo Anti-Desperdicio Pro (€99/mes).</text:p>
          </text:list-item>
          <text:list-item>
            <text:p text:style-name="P130">Tarjetas RFID GuestMind (€1.50/unidad).</text:p>
          </text:list-item>
        </text:list>
        <text:p text:style-name="P34"/>
        <text:h text:style-name="P32" text:outline-level="3"><text:span text:style-name="Strong_20_Emphasis"><text:span text:style-name="T2">4. Desarrollo por Fases</text:span></text:span></text:h>
        <text:h text:style-name="P33" text:outline-level="4"><text:span text:style-name="Strong_20_Emphasis"><text:span text:style-name="T4">Fase 1 (MVP - 12 semanas)</text:span></text:span></text:h>
        <text:list text:style-name="L98">
          <text:list-item>
            <text:p text:style-name="P266"><text:span text:style-name="Strong_20_Emphasis"><text:span text:style-name="T3">Objetivo</text:span></text:span><text:span text:style-name="T3">: Validar núcleo funcional (MenuBot, SocialGen+, aprobaciones) en 20 restaurantes piloto (Madrid/Barcelona).</text:span></text:p>
          </text:list-item>
          <text:list-item>
            <text:p text:style-name="P267"><text:span text:style-name="Strong_20_Emphasis"><text:span text:style-name="T3">Entregables</text:span></text:span><text:span text:style-name="T3">:</text:span></text:p>
            <text:list>
              <text:list-item>
                <text:p text:style-name="P131">Dashboard con integración de POS y APIs.</text:p>
              </text:list-item>
              <text:list-item>
                <text:p text:style-name="P131">Sistema de aprobaciones en tiempo real (n8n).</text:p>
              </text:list-item>
              <text:list-item>
                <text:p text:style-name="P131">Kit de hardware (tablets + sensores Xiaomi).</text:p>
              </text:list-item>
            </text:list>
          </text:list-item>
          <text:list-item>
            <text:p text:style-name="P266"><text:span text:style-name="Strong_20_Emphasis"><text:span text:style-name="T3">Presupuesto</text:span></text:span><text:span text:style-name="T3">: €29,700 (desarrollo, hardware, cloud, marketing).</text:span></text:p>
          </text:list-item>
        </text:list>
        <text:h text:style-name="P33" text:outline-level="4"><text:span text:style-name="Strong_20_Emphasis"><text:span text:style-name="T4">Fases Futuras</text:span></text:span></text:h>
        <text:list text:style-name="L99">
          <text:list-item>
            <text:p text:style-name="P268"><text:span text:style-name="Strong_20_Emphasis"><text:span text:style-name="T3">Escalado (6-12 meses)</text:span></text:span><text:span text:style-name="T3">: Lanzar BackGuardian y GuestMind.</text:span></text:p>
          </text:list-item>
          <text:list-item>
            <text:p text:style-name="P268"><text:span text:style-name="Strong_20_Emphasis"><text:span text:style-name="T3">Expansión (18+ meses)</text:span></text:span><text:span text:style-name="T3">: Entrada en mercados latinoamericanos.</text:span></text:p>
          </text:list-item>
        </text:list>
        <text:p text:style-name="P34"/>
        <text:h text:style-name="P32" text:outline-level="3"><text:span text:style-name="Strong_20_Emphasis"><text:span text:style-name="T2">5. Riesgos y Mitigación</text:span></text:span></text:h>
        <table:table table:name="Table14" table:style-name="Table14">
          <table:table-column table:style-name="Table14.A"/>
          <table:table-column table:style-name="Table14.B"/>
          <table:table-header-rows>
            <table:table-row>
              <table:table-cell table:style-name="Table14.A1" office:value-type="string">
                <text:p text:style-name="P42">Riesgo</text:p>
              </table:table-cell>
              <table:table-cell table:style-name="Table14.A1" office:value-type="string">
                <text:p text:style-name="P42">Mitigación</text:p>
              </table:table-cell>
            </table:table-row>
          </table:table-header-rows>
          <table:table-row>
            <table:table-cell table:style-name="Table14.A2" office:value-type="string">
              <text:p text:style-name="P39">Fallos técnicos</text:p>
            </table:table-cell>
            <table:table-cell table:style-name="Table14.A2" office:value-type="string">
              <text:p text:style-name="P39">Modo "emergencia" con reglas básicas autónomas.</text:p>
            </table:table-cell>
          </table:table-row>
          <table:table-row>
            <table:table-cell table:style-name="Table14.A2" office:value-type="string">
              <text:p text:style-name="P39">Baja adopción</text:p>
            </table:table-cell>
            <table:table-cell table:style-name="Table14.A2" office:value-type="string">
              <text:p text:style-name="P39">Tutoriales interactivos + soporte 24/7 vía WhatsApp.</text:p>
            </table:table-cell>
          </table:table-row>
          <table:table-row>
            <table:table-cell table:style-name="Table14.A2" office:value-type="string">
              <text:p text:style-name="P39">Competencia</text:p>
            </table:table-cell>
            <table:table-cell table:style-name="Table14.A2" office:value-type="string">
              <text:p text:style-name="P40">Enfoque en nicho + precios agresivos.</text:p>
            </table:table-cell>
          </table:table-row>
        </table:table>
        <text:p text:style-name="P34"/>
        <text:h text:style-name="P32" text:outline-level="3"><text:span text:style-name="Strong_20_Emphasis"><text:span text:style-name="T2">6. Próximos Pasos</text:span></text:span></text:h>
        <text:list text:style-name="L100">
          <text:list-item>
            <text:p text:style-name="P269"><text:span text:style-name="Strong_20_Emphasis"><text:span text:style-name="T3">Desarrollar MVP</text:span></text:span><text:span text:style-name="T3">: Priorizar integración de MenuBot + SocialGen+ + GuestGuardian.</text:span></text:p>
          </text:list-item>
          <text:list-item>
            <text:p text:style-name="P269"><text:span text:style-name="Strong_20_Emphasis"><text:span text:style-name="T3">Validar en campo</text:span></text:span><text:span text:style-name="T3">: Pruebas en 20 restaurantes con métricas clave (reducción de desperdicios, engagement en redes).</text:span></text:p>
          </text:list-item>
          <text:list-item>
            <text:p text:style-name="P269"><text:soft-page-break/><text:span text:style-name="Strong_20_Emphasis"><text:span text:style-name="T3">Recopilar feedback</text:span></text:span><text:span text:style-name="T3">: Encuestas para priorizar Fase 2 (StaffFlow vs. GuestMind).</text:span></text:p>
          </text:list-item>
        </text:list>
        <text:p text:style-name="P3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epSeek-CJK-patch" svg:font-family="DeepSeek-CJK-patch, Inter, system-ui, apple-system, BlinkMacSystemFont, 'Segoe UI', Roboto, 'Noto Sans', Ubuntu, Cantarell, 'Helvetica Neue', Oxygen, 'Ope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Roboto Mono', 'Courier New', Courier, monospace, Inter,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as-char" svg:y="0cm" style:wrap="none" style:vertical-pos="middle" style:vertical-rel="line"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9T12:57:53.124393919</meta:creation-date>
    <dc:date>2025-04-30T23:34:56.456050071</dc:date>
    <meta:editing-duration>PT2M54S</meta:editing-duration>
    <meta:editing-cycles>2</meta:editing-cycles>
    <meta:generator>LibreOffice/24.2.7.2$Linux_X86_64 LibreOffice_project/420$Build-2</meta:generator>
    <meta:document-statistic meta:table-count="14" meta:image-count="0" meta:object-count="0" meta:page-count="54" meta:paragraph-count="1045" meta:word-count="12153" meta:character-count="82141" meta:non-whitespace-character-count="71275"/>
  </office:meta>
</office:document-meta>
</file>